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penmp-resul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row table:style-name="ro1">
          <table:table-cell office:value-type="float" office:value="0.117703" calcext:value-type="float">
            <text:p>0.117703</text:p>
          </table:table-cell>
          <table:table-cell office:value-type="float" office:value="0.117697" calcext:value-type="float">
            <text:p>0.1176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otal col</text:p>
          </table:table-cell>
          <table:table-cell office:value-type="string" calcext:value-type="string">
            <text:p>Calc c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 total time</text:p>
          </table:table-cell>
          <table:table-cell office:value-type="string" calcext:value-type="string">
            <text:p>Average calc time</text:p>
          </table:table-cell>
        </table:table-row>
        <table:table-row table:style-name="ro1">
          <table:table-cell office:value-type="float" office:value="0.074891" calcext:value-type="float">
            <text:p>0.074891</text:p>
          </table:table-cell>
          <table:table-cell office:value-type="float" office:value="0.074888" calcext:value-type="float">
            <text:p>0.0748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]))" office:value-type="float" office:value="24000000" calcext:value-type="float">
            <text:p>24000000</text:p>
          </table:table-cell>
          <table:table-cell table:formula="of:=INDIRECT(COM.MICROSOFT.CONCAT(&quot;D&quot;; [.I2]))" office:value-type="float" office:value="1" calcext:value-type="float">
            <text:p>1</text:p>
          </table:table-cell>
          <table:table-cell table:formula="of:=AVERAGE(INDIRECT(COM.MICROSOFT.CONCAT([.K2];[.$I2])):INDIRECT(COM.MICROSOFT.CONCAT([.K2];[.$J2])))" office:value-type="float" office:value="0.0752439" calcext:value-type="float">
            <text:p>0.0752439</text:p>
          </table:table-cell>
          <table:table-cell table:formula="of:=AVERAGE(INDIRECT(COM.MICROSOFT.CONCAT([.L2];[.$I2])):INDIRECT(COM.MICROSOFT.CONCAT([.L2];[.$J2])))" office:value-type="float" office:value="0.07524122" calcext:value-type="float">
            <text:p>0.07524122</text:p>
          </table:table-cell>
        </table:table-row>
        <table:table-row table:style-name="ro1">
          <table:table-cell office:value-type="float" office:value="0.074852" calcext:value-type="float">
            <text:p>0.074852</text:p>
          </table:table-cell>
          <table:table-cell office:value-type="float" office:value="0.074849" calcext:value-type="float">
            <text:p>0.0748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]+1" office:value-type="float" office:value="101" calcext:value-type="float">
            <text:p>101</text:p>
          </table:table-cell>
          <table:table-cell table:formula="of:=[.I3]+99"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3]))" office:value-type="float" office:value="48000000" calcext:value-type="float">
            <text:p>48000000</text:p>
          </table:table-cell>
          <table:table-cell table:formula="of:=INDIRECT(COM.MICROSOFT.CONCAT(&quot;D&quot;; [.I3]))" office:value-type="float" office:value="1" calcext:value-type="float">
            <text:p>1</text:p>
          </table:table-cell>
          <table:table-cell table:formula="of:=AVERAGE(INDIRECT(COM.MICROSOFT.CONCAT([.K3];[.$I3])):INDIRECT(COM.MICROSOFT.CONCAT([.K3];[.$J3])))" office:value-type="float" office:value="0.15039096" calcext:value-type="float">
            <text:p>0.15039096</text:p>
          </table:table-cell>
          <table:table-cell table:formula="of:=AVERAGE(INDIRECT(COM.MICROSOFT.CONCAT([.L3];[.$I3])):INDIRECT(COM.MICROSOFT.CONCAT([.L3];[.$J3])))" office:value-type="float" office:value="0.15038825" calcext:value-type="float">
            <text:p>0.15038825</text:p>
          </table:table-cell>
        </table:table-row>
        <table:table-row table:style-name="ro1">
          <table:table-cell office:value-type="float" office:value="0.074819" calcext:value-type="float">
            <text:p>0.074819</text:p>
          </table:table-cell>
          <table:table-cell office:value-type="float" office:value="0.074817" calcext:value-type="float">
            <text:p>0.0748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3]+1" office:value-type="float" office:value="201" calcext:value-type="float">
            <text:p>201</text:p>
          </table:table-cell>
          <table:table-cell table:formula="of:=[.I4]+99"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4]))" office:value-type="float" office:value="96000000" calcext:value-type="float">
            <text:p>96000000</text:p>
          </table:table-cell>
          <table:table-cell table:formula="of:=INDIRECT(COM.MICROSOFT.CONCAT(&quot;D&quot;; [.I4]))" office:value-type="float" office:value="1" calcext:value-type="float">
            <text:p>1</text:p>
          </table:table-cell>
          <table:table-cell table:formula="of:=AVERAGE(INDIRECT(COM.MICROSOFT.CONCAT([.K4];[.$I4])):INDIRECT(COM.MICROSOFT.CONCAT([.K4];[.$J4])))" office:value-type="float" office:value="0.30203755" calcext:value-type="float">
            <text:p>0.30203755</text:p>
          </table:table-cell>
          <table:table-cell table:formula="of:=AVERAGE(INDIRECT(COM.MICROSOFT.CONCAT([.L4];[.$I4])):INDIRECT(COM.MICROSOFT.CONCAT([.L4];[.$J4])))" office:value-type="float" office:value="0.30203488" calcext:value-type="float">
            <text:p>0.30203488</text:p>
          </table:table-cell>
        </table:table-row>
        <table:table-row table:style-name="ro1">
          <table:table-cell office:value-type="float" office:value="0.074789" calcext:value-type="float">
            <text:p>0.074789</text:p>
          </table:table-cell>
          <table:table-cell office:value-type="float" office:value="0.074786" calcext:value-type="float">
            <text:p>0.0747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4]+1" office:value-type="float" office:value="301" calcext:value-type="float">
            <text:p>301</text:p>
          </table:table-cell>
          <table:table-cell table:formula="of:=[.I5]+99" office:value-type="float" office:value="400" calcext:value-type="float">
            <text:p>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5]))" office:value-type="float" office:value="24000000" calcext:value-type="float">
            <text:p>24000000</text:p>
          </table:table-cell>
          <table:table-cell table:formula="of:=INDIRECT(COM.MICROSOFT.CONCAT(&quot;D&quot;; [.I5]))" office:value-type="float" office:value="2" calcext:value-type="float">
            <text:p>2</text:p>
          </table:table-cell>
          <table:table-cell table:formula="of:=AVERAGE(INDIRECT(COM.MICROSOFT.CONCAT([.K5];[.$I5])):INDIRECT(COM.MICROSOFT.CONCAT([.K5];[.$J5])))" office:value-type="float" office:value="0.03949977" calcext:value-type="float">
            <text:p>0.03949977</text:p>
          </table:table-cell>
          <table:table-cell table:formula="of:=AVERAGE(INDIRECT(COM.MICROSOFT.CONCAT([.L5];[.$I5])):INDIRECT(COM.MICROSOFT.CONCAT([.L5];[.$J5])))" office:value-type="float" office:value="0.0394969" calcext:value-type="float">
            <text:p>0.0394969</text:p>
          </table:table-cell>
        </table:table-row>
        <table:table-row table:style-name="ro1">
          <table:table-cell office:value-type="float" office:value="0.074798" calcext:value-type="float">
            <text:p>0.074798</text:p>
          </table:table-cell>
          <table:table-cell office:value-type="float" office:value="0.074795" calcext:value-type="float">
            <text:p>0.0747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5]+1" office:value-type="float" office:value="401" calcext:value-type="float">
            <text:p>401</text:p>
          </table:table-cell>
          <table:table-cell table:formula="of:=[.I6]+99" office:value-type="float" office:value="500" calcext:value-type="float">
            <text:p>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6]))" office:value-type="float" office:value="48000000" calcext:value-type="float">
            <text:p>48000000</text:p>
          </table:table-cell>
          <table:table-cell table:formula="of:=INDIRECT(COM.MICROSOFT.CONCAT(&quot;D&quot;; [.I6]))" office:value-type="float" office:value="2" calcext:value-type="float">
            <text:p>2</text:p>
          </table:table-cell>
          <table:table-cell table:formula="of:=AVERAGE(INDIRECT(COM.MICROSOFT.CONCAT([.K6];[.$I6])):INDIRECT(COM.MICROSOFT.CONCAT([.K6];[.$J6])))" office:value-type="float" office:value="0.07512383" calcext:value-type="float">
            <text:p>0.07512383</text:p>
          </table:table-cell>
          <table:table-cell table:formula="of:=AVERAGE(INDIRECT(COM.MICROSOFT.CONCAT([.L6];[.$I6])):INDIRECT(COM.MICROSOFT.CONCAT([.L6];[.$J6])))" office:value-type="float" office:value="0.0751211" calcext:value-type="float">
            <text:p>0.0751211</text:p>
          </table:table-cell>
        </table:table-row>
        <table:table-row table:style-name="ro1">
          <table:table-cell office:value-type="float" office:value="0.074837" calcext:value-type="float">
            <text:p>0.074837</text:p>
          </table:table-cell>
          <table:table-cell office:value-type="float" office:value="0.074835" calcext:value-type="float">
            <text:p>0.0748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6]+1" office:value-type="float" office:value="501" calcext:value-type="float">
            <text:p>501</text:p>
          </table:table-cell>
          <table:table-cell table:formula="of:=[.I7]+99" office:value-type="float" office:value="600" calcext:value-type="float">
            <text:p>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7]))" office:value-type="float" office:value="96000000" calcext:value-type="float">
            <text:p>96000000</text:p>
          </table:table-cell>
          <table:table-cell table:formula="of:=INDIRECT(COM.MICROSOFT.CONCAT(&quot;D&quot;; [.I7]))" office:value-type="float" office:value="2" calcext:value-type="float">
            <text:p>2</text:p>
          </table:table-cell>
          <table:table-cell table:formula="of:=AVERAGE(INDIRECT(COM.MICROSOFT.CONCAT([.K7];[.$I7])):INDIRECT(COM.MICROSOFT.CONCAT([.K7];[.$J7])))" office:value-type="float" office:value="0.15208149" calcext:value-type="float">
            <text:p>0.15208149</text:p>
          </table:table-cell>
          <table:table-cell table:formula="of:=AVERAGE(INDIRECT(COM.MICROSOFT.CONCAT([.L7];[.$I7])):INDIRECT(COM.MICROSOFT.CONCAT([.L7];[.$J7])))" office:value-type="float" office:value="0.15207873" calcext:value-type="float">
            <text:p>0.15207873</text:p>
          </table:table-cell>
        </table:table-row>
        <table:table-row table:style-name="ro1">
          <table:table-cell office:value-type="float" office:value="0.074796" calcext:value-type="float">
            <text:p>0.074796</text:p>
          </table:table-cell>
          <table:table-cell office:value-type="float" office:value="0.074793" calcext:value-type="float">
            <text:p>0.0747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7]+1" office:value-type="float" office:value="601" calcext:value-type="float">
            <text:p>601</text:p>
          </table:table-cell>
          <table:table-cell table:formula="of:=[.I8]+99" office:value-type="float" office:value="700" calcext:value-type="float">
            <text:p>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8]))" office:value-type="float" office:value="24000000" calcext:value-type="float">
            <text:p>24000000</text:p>
          </table:table-cell>
          <table:table-cell table:formula="of:=INDIRECT(COM.MICROSOFT.CONCAT(&quot;D&quot;; [.I8]))" office:value-type="float" office:value="4" calcext:value-type="float">
            <text:p>4</text:p>
          </table:table-cell>
          <table:table-cell table:formula="of:=AVERAGE(INDIRECT(COM.MICROSOFT.CONCAT([.K8];[.$I8])):INDIRECT(COM.MICROSOFT.CONCAT([.K8];[.$J8])))" office:value-type="float" office:value="0.0198582" calcext:value-type="float">
            <text:p>0.0198582</text:p>
          </table:table-cell>
          <table:table-cell table:formula="of:=AVERAGE(INDIRECT(COM.MICROSOFT.CONCAT([.L8];[.$I8])):INDIRECT(COM.MICROSOFT.CONCAT([.L8];[.$J8])))" office:value-type="float" office:value="0.01985555" calcext:value-type="float">
            <text:p>0.01985555</text:p>
          </table:table-cell>
        </table:table-row>
        <table:table-row table:style-name="ro1">
          <table:table-cell office:value-type="float" office:value="0.074799" calcext:value-type="float">
            <text:p>0.074799</text:p>
          </table:table-cell>
          <table:table-cell office:value-type="float" office:value="0.074797" calcext:value-type="float">
            <text:p>0.0747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8]+1" office:value-type="float" office:value="701" calcext:value-type="float">
            <text:p>701</text:p>
          </table:table-cell>
          <table:table-cell table:formula="of:=[.I9]+99" office:value-type="float" office:value="800" calcext:value-type="float">
            <text:p>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9]))" office:value-type="float" office:value="48000000" calcext:value-type="float">
            <text:p>48000000</text:p>
          </table:table-cell>
          <table:table-cell table:formula="of:=INDIRECT(COM.MICROSOFT.CONCAT(&quot;D&quot;; [.I9]))" office:value-type="float" office:value="4" calcext:value-type="float">
            <text:p>4</text:p>
          </table:table-cell>
          <table:table-cell table:formula="of:=AVERAGE(INDIRECT(COM.MICROSOFT.CONCAT([.K9];[.$I9])):INDIRECT(COM.MICROSOFT.CONCAT([.K9];[.$J9])))" office:value-type="float" office:value="0.03804561" calcext:value-type="float">
            <text:p>0.03804561</text:p>
          </table:table-cell>
          <table:table-cell table:formula="of:=AVERAGE(INDIRECT(COM.MICROSOFT.CONCAT([.L9];[.$I9])):INDIRECT(COM.MICROSOFT.CONCAT([.L9];[.$J9])))" office:value-type="float" office:value="0.03804289" calcext:value-type="float">
            <text:p>0.03804289</text:p>
          </table:table-cell>
        </table:table-row>
        <table:table-row table:style-name="ro1">
          <table:table-cell office:value-type="float" office:value="0.074828" calcext:value-type="float">
            <text:p>0.074828</text:p>
          </table:table-cell>
          <table:table-cell office:value-type="float" office:value="0.074825" calcext:value-type="float">
            <text:p>0.074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9]+1" office:value-type="float" office:value="801" calcext:value-type="float">
            <text:p>801</text:p>
          </table:table-cell>
          <table:table-cell table:formula="of:=[.I10]+99" office:value-type="float" office:value="900" calcext:value-type="float">
            <text:p>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0]))" office:value-type="float" office:value="96000000" calcext:value-type="float">
            <text:p>96000000</text:p>
          </table:table-cell>
          <table:table-cell table:formula="of:=INDIRECT(COM.MICROSOFT.CONCAT(&quot;D&quot;; [.I10]))" office:value-type="float" office:value="4" calcext:value-type="float">
            <text:p>4</text:p>
          </table:table-cell>
          <table:table-cell table:formula="of:=AVERAGE(INDIRECT(COM.MICROSOFT.CONCAT([.K10];[.$I10])):INDIRECT(COM.MICROSOFT.CONCAT([.K10];[.$J10])))" office:value-type="float" office:value="0.07551755" calcext:value-type="float">
            <text:p>0.07551755</text:p>
          </table:table-cell>
          <table:table-cell table:formula="of:=AVERAGE(INDIRECT(COM.MICROSOFT.CONCAT([.L10];[.$I10])):INDIRECT(COM.MICROSOFT.CONCAT([.L10];[.$J10])))" office:value-type="float" office:value="0.07551482" calcext:value-type="float">
            <text:p>0.07551482</text:p>
          </table:table-cell>
        </table:table-row>
        <table:table-row table:style-name="ro1">
          <table:table-cell office:value-type="float" office:value="0.074755" calcext:value-type="float">
            <text:p>0.074755</text:p>
          </table:table-cell>
          <table:table-cell office:value-type="float" office:value="0.074753" calcext:value-type="float">
            <text:p>0.0747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0]+1" office:value-type="float" office:value="901" calcext:value-type="float">
            <text:p>901</text:p>
          </table:table-cell>
          <table:table-cell table:formula="of:=[.I11]+99"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1]))" office:value-type="float" office:value="24000000" calcext:value-type="float">
            <text:p>24000000</text:p>
          </table:table-cell>
          <table:table-cell table:formula="of:=INDIRECT(COM.MICROSOFT.CONCAT(&quot;D&quot;; [.I11]))" office:value-type="float" office:value="6" calcext:value-type="float">
            <text:p>6</text:p>
          </table:table-cell>
          <table:table-cell table:formula="of:=AVERAGE(INDIRECT(COM.MICROSOFT.CONCAT([.K11];[.$I11])):INDIRECT(COM.MICROSOFT.CONCAT([.K11];[.$J11])))" office:value-type="float" office:value="0.0149946" calcext:value-type="float">
            <text:p>0.0149946</text:p>
          </table:table-cell>
          <table:table-cell table:formula="of:=AVERAGE(INDIRECT(COM.MICROSOFT.CONCAT([.L11];[.$I11])):INDIRECT(COM.MICROSOFT.CONCAT([.L11];[.$J11])))" office:value-type="float" office:value="0.01499179" calcext:value-type="float">
            <text:p>0.01499179</text:p>
          </table:table-cell>
        </table:table-row>
        <table:table-row table:style-name="ro1">
          <table:table-cell office:value-type="float" office:value="0.074857" calcext:value-type="float">
            <text:p>0.074857</text:p>
          </table:table-cell>
          <table:table-cell office:value-type="float" office:value="0.074855" calcext:value-type="float">
            <text:p>0.0748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1]+1" office:value-type="float" office:value="1001" calcext:value-type="float">
            <text:p>1001</text:p>
          </table:table-cell>
          <table:table-cell table:formula="of:=[.I12]+99"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2]))" office:value-type="float" office:value="48000000" calcext:value-type="float">
            <text:p>48000000</text:p>
          </table:table-cell>
          <table:table-cell table:formula="of:=INDIRECT(COM.MICROSOFT.CONCAT(&quot;D&quot;; [.I12]))" office:value-type="float" office:value="6" calcext:value-type="float">
            <text:p>6</text:p>
          </table:table-cell>
          <table:table-cell table:formula="of:=AVERAGE(INDIRECT(COM.MICROSOFT.CONCAT([.K12];[.$I12])):INDIRECT(COM.MICROSOFT.CONCAT([.K12];[.$J12])))" office:value-type="float" office:value="0.02759885" calcext:value-type="float">
            <text:p>0.02759885</text:p>
          </table:table-cell>
          <table:table-cell table:formula="of:=AVERAGE(INDIRECT(COM.MICROSOFT.CONCAT([.L12];[.$I12])):INDIRECT(COM.MICROSOFT.CONCAT([.L12];[.$J12])))" office:value-type="float" office:value="0.02759613" calcext:value-type="float">
            <text:p>0.02759613</text:p>
          </table:table-cell>
        </table:table-row>
        <table:table-row table:style-name="ro1">
          <table:table-cell office:value-type="float" office:value="0.074766" calcext:value-type="float">
            <text:p>0.074766</text:p>
          </table:table-cell>
          <table:table-cell office:value-type="float" office:value="0.074763" calcext:value-type="float">
            <text:p>0.0747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2]+1" office:value-type="float" office:value="1101" calcext:value-type="float">
            <text:p>1101</text:p>
          </table:table-cell>
          <table:table-cell table:formula="of:=[.I13]+99" office:value-type="float" office:value="1200" calcext:value-type="float">
            <text:p>1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3]))" office:value-type="float" office:value="96000000" calcext:value-type="float">
            <text:p>96000000</text:p>
          </table:table-cell>
          <table:table-cell table:formula="of:=INDIRECT(COM.MICROSOFT.CONCAT(&quot;D&quot;; [.I13]))" office:value-type="float" office:value="6" calcext:value-type="float">
            <text:p>6</text:p>
          </table:table-cell>
          <table:table-cell table:formula="of:=AVERAGE(INDIRECT(COM.MICROSOFT.CONCAT([.K13];[.$I13])):INDIRECT(COM.MICROSOFT.CONCAT([.K13];[.$J13])))" office:value-type="float" office:value="0.05454069" calcext:value-type="float">
            <text:p>0.05454069</text:p>
          </table:table-cell>
          <table:table-cell table:formula="of:=AVERAGE(INDIRECT(COM.MICROSOFT.CONCAT([.L13];[.$I13])):INDIRECT(COM.MICROSOFT.CONCAT([.L13];[.$J13])))" office:value-type="float" office:value="0.05453789" calcext:value-type="float">
            <text:p>0.05453789</text:p>
          </table:table-cell>
        </table:table-row>
        <table:table-row table:style-name="ro1">
          <table:table-cell office:value-type="float" office:value="0.074799" calcext:value-type="float">
            <text:p>0.074799</text:p>
          </table:table-cell>
          <table:table-cell office:value-type="float" office:value="0.074796" calcext:value-type="float">
            <text:p>0.0747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3]+1" office:value-type="float" office:value="1201" calcext:value-type="float">
            <text:p>1201</text:p>
          </table:table-cell>
          <table:table-cell table:formula="of:=[.I14]+99" office:value-type="float" office:value="1300" calcext:value-type="float">
            <text:p>1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4]))" office:value-type="float" office:value="24000000" calcext:value-type="float">
            <text:p>24000000</text:p>
          </table:table-cell>
          <table:table-cell table:formula="of:=INDIRECT(COM.MICROSOFT.CONCAT(&quot;D&quot;; [.I14]))" office:value-type="float" office:value="12" calcext:value-type="float">
            <text:p>12</text:p>
          </table:table-cell>
          <table:table-cell table:formula="of:=AVERAGE(INDIRECT(COM.MICROSOFT.CONCAT([.K14];[.$I14])):INDIRECT(COM.MICROSOFT.CONCAT([.K14];[.$J14])))" office:value-type="float" office:value="0.00823194999999999" calcext:value-type="float">
            <text:p>0.00823195</text:p>
          </table:table-cell>
          <table:table-cell table:formula="of:=AVERAGE(INDIRECT(COM.MICROSOFT.CONCAT([.L14];[.$I14])):INDIRECT(COM.MICROSOFT.CONCAT([.L14];[.$J14])))" office:value-type="float" office:value="0.00822892" calcext:value-type="float">
            <text:p>0.00822892</text:p>
          </table:table-cell>
        </table:table-row>
        <table:table-row table:style-name="ro1">
          <table:table-cell office:value-type="float" office:value="0.074817" calcext:value-type="float">
            <text:p>0.074817</text:p>
          </table:table-cell>
          <table:table-cell office:value-type="float" office:value="0.074815" calcext:value-type="float">
            <text:p>0.0748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4]+1" office:value-type="float" office:value="1301" calcext:value-type="float">
            <text:p>1301</text:p>
          </table:table-cell>
          <table:table-cell table:formula="of:=[.I15]+99" office:value-type="float" office:value="1400" calcext:value-type="float">
            <text:p>1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5]))" office:value-type="float" office:value="48000000" calcext:value-type="float">
            <text:p>48000000</text:p>
          </table:table-cell>
          <table:table-cell table:formula="of:=INDIRECT(COM.MICROSOFT.CONCAT(&quot;D&quot;; [.I15]))" office:value-type="float" office:value="12" calcext:value-type="float">
            <text:p>12</text:p>
          </table:table-cell>
          <table:table-cell table:formula="of:=AVERAGE(INDIRECT(COM.MICROSOFT.CONCAT([.K15];[.$I15])):INDIRECT(COM.MICROSOFT.CONCAT([.K15];[.$J15])))" office:value-type="float" office:value="0.0149038" calcext:value-type="float">
            <text:p>0.0149038</text:p>
          </table:table-cell>
          <table:table-cell table:formula="of:=AVERAGE(INDIRECT(COM.MICROSOFT.CONCAT([.L15];[.$I15])):INDIRECT(COM.MICROSOFT.CONCAT([.L15];[.$J15])))" office:value-type="float" office:value="0.01490086" calcext:value-type="float">
            <text:p>0.01490086</text:p>
          </table:table-cell>
        </table:table-row>
        <table:table-row table:style-name="ro1">
          <table:table-cell office:value-type="float" office:value="0.074804" calcext:value-type="float">
            <text:p>0.074804</text:p>
          </table:table-cell>
          <table:table-cell office:value-type="float" office:value="0.074801" calcext:value-type="float">
            <text:p>0.0748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5]+1" office:value-type="float" office:value="1401" calcext:value-type="float">
            <text:p>1401</text:p>
          </table:table-cell>
          <table:table-cell table:formula="of:=[.I16]+99" office:value-type="float" office:value="1500" calcext:value-type="float">
            <text:p>1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6]))" office:value-type="float" office:value="96000000" calcext:value-type="float">
            <text:p>96000000</text:p>
          </table:table-cell>
          <table:table-cell table:formula="of:=INDIRECT(COM.MICROSOFT.CONCAT(&quot;D&quot;; [.I16]))" office:value-type="float" office:value="12" calcext:value-type="float">
            <text:p>12</text:p>
          </table:table-cell>
          <table:table-cell table:formula="of:=AVERAGE(INDIRECT(COM.MICROSOFT.CONCAT([.K16];[.$I16])):INDIRECT(COM.MICROSOFT.CONCAT([.K16];[.$J16])))" office:value-type="float" office:value="0.03153781" calcext:value-type="float">
            <text:p>0.03153781</text:p>
          </table:table-cell>
          <table:table-cell table:formula="of:=AVERAGE(INDIRECT(COM.MICROSOFT.CONCAT([.L16];[.$I16])):INDIRECT(COM.MICROSOFT.CONCAT([.L16];[.$J16])))" office:value-type="float" office:value="0.03153493" calcext:value-type="float">
            <text:p>0.03153493</text:p>
          </table:table-cell>
        </table:table-row>
        <table:table-row table:style-name="ro1">
          <table:table-cell office:value-type="float" office:value="0.074817" calcext:value-type="float">
            <text:p>0.074817</text:p>
          </table:table-cell>
          <table:table-cell office:value-type="float" office:value="0.074814" calcext:value-type="float">
            <text:p>0.0748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6]+1" office:value-type="float" office:value="1501" calcext:value-type="float">
            <text:p>1501</text:p>
          </table:table-cell>
          <table:table-cell table:formula="of:=[.I17]+99" office:value-type="float" office:value="1600" calcext:value-type="float">
            <text:p>1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7]))" office:value-type="float" office:value="24000000" calcext:value-type="float">
            <text:p>24000000</text:p>
          </table:table-cell>
          <table:table-cell table:formula="of:=INDIRECT(COM.MICROSOFT.CONCAT(&quot;D&quot;; [.I17]))" office:value-type="float" office:value="18" calcext:value-type="float">
            <text:p>18</text:p>
          </table:table-cell>
          <table:table-cell table:formula="of:=AVERAGE(INDIRECT(COM.MICROSOFT.CONCAT([.K17];[.$I17])):INDIRECT(COM.MICROSOFT.CONCAT([.K17];[.$J17])))" office:value-type="float" office:value="0.00601088" calcext:value-type="float">
            <text:p>0.00601088</text:p>
          </table:table-cell>
          <table:table-cell table:formula="of:=AVERAGE(INDIRECT(COM.MICROSOFT.CONCAT([.L17];[.$I17])):INDIRECT(COM.MICROSOFT.CONCAT([.L17];[.$J17])))" office:value-type="float" office:value="0.00600789" calcext:value-type="float">
            <text:p>0.00600789</text:p>
          </table:table-cell>
        </table:table-row>
        <table:table-row table:style-name="ro1">
          <table:table-cell office:value-type="float" office:value="0.074806" calcext:value-type="float">
            <text:p>0.074806</text:p>
          </table:table-cell>
          <table:table-cell office:value-type="float" office:value="0.074803" calcext:value-type="float">
            <text:p>0.0748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7]+1" office:value-type="float" office:value="1601" calcext:value-type="float">
            <text:p>1601</text:p>
          </table:table-cell>
          <table:table-cell table:formula="of:=[.I18]+99" office:value-type="float" office:value="1700" calcext:value-type="float">
            <text:p>1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8]))" office:value-type="float" office:value="48000000" calcext:value-type="float">
            <text:p>48000000</text:p>
          </table:table-cell>
          <table:table-cell table:formula="of:=INDIRECT(COM.MICROSOFT.CONCAT(&quot;D&quot;; [.I18]))" office:value-type="float" office:value="18" calcext:value-type="float">
            <text:p>18</text:p>
          </table:table-cell>
          <table:table-cell table:formula="of:=AVERAGE(INDIRECT(COM.MICROSOFT.CONCAT([.K18];[.$I18])):INDIRECT(COM.MICROSOFT.CONCAT([.K18];[.$J18])))" office:value-type="float" office:value="0.01047353" calcext:value-type="float">
            <text:p>0.01047353</text:p>
          </table:table-cell>
          <table:table-cell table:formula="of:=AVERAGE(INDIRECT(COM.MICROSOFT.CONCAT([.L18];[.$I18])):INDIRECT(COM.MICROSOFT.CONCAT([.L18];[.$J18])))" office:value-type="float" office:value="0.01047047" calcext:value-type="float">
            <text:p>0.01047047</text:p>
          </table:table-cell>
        </table:table-row>
        <table:table-row table:style-name="ro1">
          <table:table-cell office:value-type="float" office:value="0.074778" calcext:value-type="float">
            <text:p>0.074778</text:p>
          </table:table-cell>
          <table:table-cell office:value-type="float" office:value="0.074775" calcext:value-type="float">
            <text:p>0.0747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8]+1" office:value-type="float" office:value="1701" calcext:value-type="float">
            <text:p>1701</text:p>
          </table:table-cell>
          <table:table-cell table:formula="of:=[.I19]+99" office:value-type="float" office:value="1800" calcext:value-type="float">
            <text:p>1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9]))" office:value-type="float" office:value="96000000" calcext:value-type="float">
            <text:p>96000000</text:p>
          </table:table-cell>
          <table:table-cell table:formula="of:=INDIRECT(COM.MICROSOFT.CONCAT(&quot;D&quot;; [.I19]))" office:value-type="float" office:value="18" calcext:value-type="float">
            <text:p>18</text:p>
          </table:table-cell>
          <table:table-cell table:formula="of:=AVERAGE(INDIRECT(COM.MICROSOFT.CONCAT([.K19];[.$I19])):INDIRECT(COM.MICROSOFT.CONCAT([.K19];[.$J19])))" office:value-type="float" office:value="0.02100147" calcext:value-type="float">
            <text:p>0.02100147</text:p>
          </table:table-cell>
          <table:table-cell table:formula="of:=AVERAGE(INDIRECT(COM.MICROSOFT.CONCAT([.L19];[.$I19])):INDIRECT(COM.MICROSOFT.CONCAT([.L19];[.$J19])))" office:value-type="float" office:value="0.02099869" calcext:value-type="float">
            <text:p>0.02099869</text:p>
          </table:table-cell>
        </table:table-row>
        <table:table-row table:style-name="ro1">
          <table:table-cell office:value-type="float" office:value="0.074786" calcext:value-type="float">
            <text:p>0.074786</text:p>
          </table:table-cell>
          <table:table-cell office:value-type="float" office:value="0.074783" calcext:value-type="float">
            <text:p>0.0747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9]+1" office:value-type="float" office:value="1801" calcext:value-type="float">
            <text:p>1801</text:p>
          </table:table-cell>
          <table:table-cell table:formula="of:=[.I20]+99" office:value-type="float" office:value="1900" calcext:value-type="float">
            <text:p>1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0]))" office:value-type="float" office:value="24000000" calcext:value-type="float">
            <text:p>24000000</text:p>
          </table:table-cell>
          <table:table-cell table:formula="of:=INDIRECT(COM.MICROSOFT.CONCAT(&quot;D&quot;; [.I20]))" office:value-type="float" office:value="24" calcext:value-type="float">
            <text:p>24</text:p>
          </table:table-cell>
          <table:table-cell table:formula="of:=AVERAGE(INDIRECT(COM.MICROSOFT.CONCAT([.K20];[.$I20])):INDIRECT(COM.MICROSOFT.CONCAT([.K20];[.$J20])))" office:value-type="float" office:value="0.0071735" calcext:value-type="float">
            <text:p>0.0071735</text:p>
          </table:table-cell>
          <table:table-cell table:formula="of:=AVERAGE(INDIRECT(COM.MICROSOFT.CONCAT([.L20];[.$I20])):INDIRECT(COM.MICROSOFT.CONCAT([.L20];[.$J20])))" office:value-type="float" office:value="0.00717054" calcext:value-type="float">
            <text:p>0.00717054</text:p>
          </table:table-cell>
        </table:table-row>
        <table:table-row table:style-name="ro1">
          <table:table-cell office:value-type="float" office:value="0.074807" calcext:value-type="float">
            <text:p>0.074807</text:p>
          </table:table-cell>
          <table:table-cell office:value-type="float" office:value="0.074805" calcext:value-type="float">
            <text:p>0.07480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0]+1" office:value-type="float" office:value="1901" calcext:value-type="float">
            <text:p>1901</text:p>
          </table:table-cell>
          <table:table-cell table:formula="of:=[.I21]+99"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1]))" office:value-type="float" office:value="48000000" calcext:value-type="float">
            <text:p>48000000</text:p>
          </table:table-cell>
          <table:table-cell table:formula="of:=INDIRECT(COM.MICROSOFT.CONCAT(&quot;D&quot;; [.I21]))" office:value-type="float" office:value="24" calcext:value-type="float">
            <text:p>24</text:p>
          </table:table-cell>
          <table:table-cell table:formula="of:=AVERAGE(INDIRECT(COM.MICROSOFT.CONCAT([.K21];[.$I21])):INDIRECT(COM.MICROSOFT.CONCAT([.K21];[.$J21])))" office:value-type="float" office:value="0.01370117" calcext:value-type="float">
            <text:p>0.01370117</text:p>
          </table:table-cell>
          <table:table-cell table:formula="of:=AVERAGE(INDIRECT(COM.MICROSOFT.CONCAT([.L21];[.$I21])):INDIRECT(COM.MICROSOFT.CONCAT([.L21];[.$J21])))" office:value-type="float" office:value="0.01369835" calcext:value-type="float">
            <text:p>0.01369835</text:p>
          </table:table-cell>
        </table:table-row>
        <table:table-row table:style-name="ro1">
          <table:table-cell office:value-type="float" office:value="0.074768" calcext:value-type="float">
            <text:p>0.074768</text:p>
          </table:table-cell>
          <table:table-cell office:value-type="float" office:value="0.074765" calcext:value-type="float">
            <text:p>0.0747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1]+1" office:value-type="float" office:value="2001" calcext:value-type="float">
            <text:p>2001</text:p>
          </table:table-cell>
          <table:table-cell table:formula="of:=[.I22]+99" office:value-type="float" office:value="2100" calcext:value-type="float">
            <text:p>2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2]))" office:value-type="float" office:value="96000000" calcext:value-type="float">
            <text:p>96000000</text:p>
          </table:table-cell>
          <table:table-cell table:formula="of:=INDIRECT(COM.MICROSOFT.CONCAT(&quot;D&quot;; [.I22]))" office:value-type="float" office:value="24" calcext:value-type="float">
            <text:p>24</text:p>
          </table:table-cell>
          <table:table-cell table:formula="of:=AVERAGE(INDIRECT(COM.MICROSOFT.CONCAT([.K22];[.$I22])):INDIRECT(COM.MICROSOFT.CONCAT([.K22];[.$J22])))" office:value-type="float" office:value="0.02657611" calcext:value-type="float">
            <text:p>0.02657611</text:p>
          </table:table-cell>
          <table:table-cell table:formula="of:=AVERAGE(INDIRECT(COM.MICROSOFT.CONCAT([.L22];[.$I22])):INDIRECT(COM.MICROSOFT.CONCAT([.L22];[.$J22])))" office:value-type="float" office:value="0.0265734" calcext:value-type="float">
            <text:p>0.0265734</text:p>
          </table:table-cell>
        </table:table-row>
        <table:table-row table:style-name="ro1">
          <table:table-cell office:value-type="float" office:value="0.074771" calcext:value-type="float">
            <text:p>0.074771</text:p>
          </table:table-cell>
          <table:table-cell office:value-type="float" office:value="0.074769" calcext:value-type="float">
            <text:p>0.0747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2]+1" office:value-type="float" office:value="2101" calcext:value-type="float">
            <text:p>2101</text:p>
          </table:table-cell>
          <table:table-cell table:formula="of:=[.I23]+99" office:value-type="float" office:value="2200" calcext:value-type="float">
            <text:p>2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3]))" office:value-type="float" office:value="24000000" calcext:value-type="float">
            <text:p>24000000</text:p>
          </table:table-cell>
          <table:table-cell table:formula="of:=INDIRECT(COM.MICROSOFT.CONCAT(&quot;D&quot;; [.I23]))" office:value-type="float" office:value="48" calcext:value-type="float">
            <text:p>48</text:p>
          </table:table-cell>
          <table:table-cell table:formula="of:=AVERAGE(INDIRECT(COM.MICROSOFT.CONCAT([.K23];[.$I23])):INDIRECT(COM.MICROSOFT.CONCAT([.K23];[.$J23])))" office:value-type="float" office:value="0.00914571" calcext:value-type="float">
            <text:p>0.00914571</text:p>
          </table:table-cell>
          <table:table-cell table:formula="of:=AVERAGE(INDIRECT(COM.MICROSOFT.CONCAT([.L23];[.$I23])):INDIRECT(COM.MICROSOFT.CONCAT([.L23];[.$J23])))" office:value-type="float" office:value="0.00914269" calcext:value-type="float">
            <text:p>0.00914269</text:p>
          </table:table-cell>
        </table:table-row>
        <table:table-row table:style-name="ro1">
          <table:table-cell office:value-type="float" office:value="0.074776" calcext:value-type="float">
            <text:p>0.074776</text:p>
          </table:table-cell>
          <table:table-cell office:value-type="float" office:value="0.074774" calcext:value-type="float">
            <text:p>0.0747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3]+1" office:value-type="float" office:value="2201" calcext:value-type="float">
            <text:p>2201</text:p>
          </table:table-cell>
          <table:table-cell table:formula="of:=[.I24]+99" office:value-type="float" office:value="2300" calcext:value-type="float">
            <text:p>2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4]))" office:value-type="float" office:value="48000000" calcext:value-type="float">
            <text:p>48000000</text:p>
          </table:table-cell>
          <table:table-cell table:formula="of:=INDIRECT(COM.MICROSOFT.CONCAT(&quot;D&quot;; [.I24]))" office:value-type="float" office:value="48" calcext:value-type="float">
            <text:p>48</text:p>
          </table:table-cell>
          <table:table-cell table:formula="of:=AVERAGE(INDIRECT(COM.MICROSOFT.CONCAT([.K24];[.$I24])):INDIRECT(COM.MICROSOFT.CONCAT([.K24];[.$J24])))" office:value-type="float" office:value="0.01395047" calcext:value-type="float">
            <text:p>0.01395047</text:p>
          </table:table-cell>
          <table:table-cell table:formula="of:=AVERAGE(INDIRECT(COM.MICROSOFT.CONCAT([.L24];[.$I24])):INDIRECT(COM.MICROSOFT.CONCAT([.L24];[.$J24])))" office:value-type="float" office:value="0.01394747" calcext:value-type="float">
            <text:p>0.01394747</text:p>
          </table:table-cell>
        </table:table-row>
        <table:table-row table:style-name="ro1">
          <table:table-cell office:value-type="float" office:value="0.074886" calcext:value-type="float">
            <text:p>0.074886</text:p>
          </table:table-cell>
          <table:table-cell office:value-type="float" office:value="0.074883" calcext:value-type="float">
            <text:p>0.0748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4]+1" office:value-type="float" office:value="2301" calcext:value-type="float">
            <text:p>2301</text:p>
          </table:table-cell>
          <table:table-cell table:formula="of:=[.I25]+99"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5]))" office:value-type="float" office:value="96000000" calcext:value-type="float">
            <text:p>96000000</text:p>
          </table:table-cell>
          <table:table-cell table:formula="of:=INDIRECT(COM.MICROSOFT.CONCAT(&quot;D&quot;; [.I25]))" office:value-type="float" office:value="48" calcext:value-type="float">
            <text:p>48</text:p>
          </table:table-cell>
          <table:table-cell table:formula="of:=AVERAGE(INDIRECT(COM.MICROSOFT.CONCAT([.K25];[.$I25])):INDIRECT(COM.MICROSOFT.CONCAT([.K25];[.$J25])))" office:value-type="float" office:value="0.02301004" calcext:value-type="float">
            <text:p>0.02301004</text:p>
          </table:table-cell>
          <table:table-cell table:formula="of:=AVERAGE(INDIRECT(COM.MICROSOFT.CONCAT([.L25];[.$I25])):INDIRECT(COM.MICROSOFT.CONCAT([.L25];[.$J25])))" office:value-type="float" office:value="0.02300684" calcext:value-type="float">
            <text:p>0.02300684</text:p>
          </table:table-cell>
        </table:table-row>
        <table:table-row table:style-name="ro1">
          <table:table-cell office:value-type="float" office:value="0.0748" calcext:value-type="float">
            <text:p>0.0748</text:p>
          </table:table-cell>
          <table:table-cell office:value-type="float" office:value="0.074798" calcext:value-type="float">
            <text:p>0.0747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5]+1" office:value-type="float" office:value="2401" calcext:value-type="float">
            <text:p>2401</text:p>
          </table:table-cell>
          <table:table-cell table:formula="of:=[.I26]+99"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6]))" office:value-type="float" office:value="24000000" calcext:value-type="float">
            <text:p>24000000</text:p>
          </table:table-cell>
          <table:table-cell table:formula="of:=INDIRECT(COM.MICROSOFT.CONCAT(&quot;D&quot;; [.I26]))" office:value-type="float" office:value="96" calcext:value-type="float">
            <text:p>96</text:p>
          </table:table-cell>
          <table:table-cell table:formula="of:=AVERAGE(INDIRECT(COM.MICROSOFT.CONCAT([.K26];[.$I26])):INDIRECT(COM.MICROSOFT.CONCAT([.K26];[.$J26])))" office:value-type="float" office:value="0.0073938" calcext:value-type="float">
            <text:p>0.0073938</text:p>
          </table:table-cell>
          <table:table-cell table:formula="of:=AVERAGE(INDIRECT(COM.MICROSOFT.CONCAT([.L26];[.$I26])):INDIRECT(COM.MICROSOFT.CONCAT([.L26];[.$J26])))" office:value-type="float" office:value="0.00739061" calcext:value-type="float">
            <text:p>0.00739061</text:p>
          </table:table-cell>
        </table:table-row>
        <table:table-row table:style-name="ro1">
          <table:table-cell office:value-type="float" office:value="0.074827" calcext:value-type="float">
            <text:p>0.074827</text:p>
          </table:table-cell>
          <table:table-cell office:value-type="float" office:value="0.074825" calcext:value-type="float">
            <text:p>0.074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6]+1" office:value-type="float" office:value="2501" calcext:value-type="float">
            <text:p>2501</text:p>
          </table:table-cell>
          <table:table-cell table:formula="of:=[.I27]+99" office:value-type="float" office:value="2600" calcext:value-type="float">
            <text:p>2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7]))" office:value-type="float" office:value="48000000" calcext:value-type="float">
            <text:p>48000000</text:p>
          </table:table-cell>
          <table:table-cell table:formula="of:=INDIRECT(COM.MICROSOFT.CONCAT(&quot;D&quot;; [.I27]))" office:value-type="float" office:value="96" calcext:value-type="float">
            <text:p>96</text:p>
          </table:table-cell>
          <table:table-cell table:formula="of:=AVERAGE(INDIRECT(COM.MICROSOFT.CONCAT([.K27];[.$I27])):INDIRECT(COM.MICROSOFT.CONCAT([.K27];[.$J27])))" office:value-type="float" office:value="0.01273081" calcext:value-type="float">
            <text:p>0.01273081</text:p>
          </table:table-cell>
          <table:table-cell table:formula="of:=AVERAGE(INDIRECT(COM.MICROSOFT.CONCAT([.L27];[.$I27])):INDIRECT(COM.MICROSOFT.CONCAT([.L27];[.$J27])))" office:value-type="float" office:value="0.01272781" calcext:value-type="float">
            <text:p>0.01272781</text:p>
          </table:table-cell>
        </table:table-row>
        <table:table-row table:style-name="ro1">
          <table:table-cell office:value-type="float" office:value="0.074831" calcext:value-type="float">
            <text:p>0.074831</text:p>
          </table:table-cell>
          <table:table-cell office:value-type="float" office:value="0.074828" calcext:value-type="float">
            <text:p>0.0748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7]+1" office:value-type="float" office:value="2601" calcext:value-type="float">
            <text:p>2601</text:p>
          </table:table-cell>
          <table:table-cell table:formula="of:=[.I28]+99" office:value-type="float" office:value="2700" calcext:value-type="float">
            <text:p>2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8]))" office:value-type="float" office:value="96000000" calcext:value-type="float">
            <text:p>96000000</text:p>
          </table:table-cell>
          <table:table-cell table:formula="of:=INDIRECT(COM.MICROSOFT.CONCAT(&quot;D&quot;; [.I28]))" office:value-type="float" office:value="96" calcext:value-type="float">
            <text:p>96</text:p>
          </table:table-cell>
          <table:table-cell table:formula="of:=AVERAGE(INDIRECT(COM.MICROSOFT.CONCAT([.K28];[.$I28])):INDIRECT(COM.MICROSOFT.CONCAT([.K28];[.$J28])))" office:value-type="float" office:value="0.02302858" calcext:value-type="float">
            <text:p>0.02302858</text:p>
          </table:table-cell>
          <table:table-cell table:formula="of:=AVERAGE(INDIRECT(COM.MICROSOFT.CONCAT([.L28];[.$I28])):INDIRECT(COM.MICROSOFT.CONCAT([.L28];[.$J28])))" office:value-type="float" office:value="0.02302546" calcext:value-type="float">
            <text:p>0.02302546</text:p>
          </table:table-cell>
        </table:table-row>
        <table:table-row table:style-name="ro1">
          <table:table-cell office:value-type="float" office:value="0.074812" calcext:value-type="float">
            <text:p>0.074812</text:p>
          </table:table-cell>
          <table:table-cell office:value-type="float" office:value="0.07481" calcext:value-type="float">
            <text:p>0.074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23" calcext:value-type="float">
            <text:p>0.074823</text:p>
          </table:table-cell>
          <table:table-cell office:value-type="float" office:value="0.07482" calcext:value-type="float">
            <text:p>0.074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07" calcext:value-type="float">
            <text:p>0.074807</text:p>
          </table:table-cell>
          <table:table-cell office:value-type="float" office:value="0.074804" calcext:value-type="float">
            <text:p>0.0748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74" calcext:value-type="float">
            <text:p>0.074774</text:p>
          </table:table-cell>
          <table:table-cell office:value-type="float" office:value="0.074772" calcext:value-type="float">
            <text:p>0.0747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85" calcext:value-type="float">
            <text:p>0.074785</text:p>
          </table:table-cell>
          <table:table-cell office:value-type="float" office:value="0.074782" calcext:value-type="float">
            <text:p>0.0747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09" calcext:value-type="float">
            <text:p>0.074809</text:p>
          </table:table-cell>
          <table:table-cell office:value-type="float" office:value="0.074807" calcext:value-type="float">
            <text:p>0.0748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6" calcext:value-type="float">
            <text:p>0.07476</text:p>
          </table:table-cell>
          <table:table-cell office:value-type="float" office:value="0.074758" calcext:value-type="float">
            <text:p>0.0747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86" calcext:value-type="float">
            <text:p>0.074886</text:p>
          </table:table-cell>
          <table:table-cell office:value-type="float" office:value="0.074883" calcext:value-type="float">
            <text:p>0.0748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7" calcext:value-type="float">
            <text:p>0.07477</text:p>
          </table:table-cell>
          <table:table-cell office:value-type="float" office:value="0.074768" calcext:value-type="float">
            <text:p>0.0747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82" calcext:value-type="float">
            <text:p>0.074782</text:p>
          </table:table-cell>
          <table:table-cell office:value-type="float" office:value="0.07478" calcext:value-type="float">
            <text:p>0.074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87" calcext:value-type="float">
            <text:p>0.074887</text:p>
          </table:table-cell>
          <table:table-cell office:value-type="float" office:value="0.074884" calcext:value-type="float">
            <text:p>0.0748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96" calcext:value-type="float">
            <text:p>0.074796</text:p>
          </table:table-cell>
          <table:table-cell office:value-type="float" office:value="0.074793" calcext:value-type="float">
            <text:p>0.0747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49" calcext:value-type="float">
            <text:p>0.074849</text:p>
          </table:table-cell>
          <table:table-cell office:value-type="float" office:value="0.074846" calcext:value-type="float">
            <text:p>0.0748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2" calcext:value-type="float">
            <text:p>0.07482</text:p>
          </table:table-cell>
          <table:table-cell office:value-type="float" office:value="0.074818" calcext:value-type="float">
            <text:p>0.0748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84" calcext:value-type="float">
            <text:p>0.074784</text:p>
          </table:table-cell>
          <table:table-cell office:value-type="float" office:value="0.074781" calcext:value-type="float">
            <text:p>0.0747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34" calcext:value-type="float">
            <text:p>0.074834</text:p>
          </table:table-cell>
          <table:table-cell office:value-type="float" office:value="0.074831" calcext:value-type="float">
            <text:p>0.0748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7" calcext:value-type="float">
            <text:p>0.07477</text:p>
          </table:table-cell>
          <table:table-cell office:value-type="float" office:value="0.074767" calcext:value-type="float">
            <text:p>0.0747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86" calcext:value-type="float">
            <text:p>0.074786</text:p>
          </table:table-cell>
          <table:table-cell office:value-type="float" office:value="0.074784" calcext:value-type="float">
            <text:p>0.0747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98" calcext:value-type="float">
            <text:p>0.074798</text:p>
          </table:table-cell>
          <table:table-cell office:value-type="float" office:value="0.074796" calcext:value-type="float">
            <text:p>0.0747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31" calcext:value-type="float">
            <text:p>0.074831</text:p>
          </table:table-cell>
          <table:table-cell office:value-type="float" office:value="0.074828" calcext:value-type="float">
            <text:p>0.0748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57" calcext:value-type="float">
            <text:p>0.074857</text:p>
          </table:table-cell>
          <table:table-cell office:value-type="float" office:value="0.074854" calcext:value-type="float">
            <text:p>0.074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86" calcext:value-type="float">
            <text:p>0.074786</text:p>
          </table:table-cell>
          <table:table-cell office:value-type="float" office:value="0.074783" calcext:value-type="float">
            <text:p>0.0747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25" calcext:value-type="float">
            <text:p>0.074825</text:p>
          </table:table-cell>
          <table:table-cell office:value-type="float" office:value="0.074823" calcext:value-type="float">
            <text:p>0.074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9" calcext:value-type="float">
            <text:p>0.074819</text:p>
          </table:table-cell>
          <table:table-cell office:value-type="float" office:value="0.074817" calcext:value-type="float">
            <text:p>0.0748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57" calcext:value-type="float">
            <text:p>0.074757</text:p>
          </table:table-cell>
          <table:table-cell office:value-type="float" office:value="0.074754" calcext:value-type="float">
            <text:p>0.0747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9" calcext:value-type="float">
            <text:p>0.074819</text:p>
          </table:table-cell>
          <table:table-cell office:value-type="float" office:value="0.074816" calcext:value-type="float">
            <text:p>0.0748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911" calcext:value-type="float">
            <text:p>0.074911</text:p>
          </table:table-cell>
          <table:table-cell office:value-type="float" office:value="0.074908" calcext:value-type="float">
            <text:p>0.0749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916" calcext:value-type="float">
            <text:p>0.074916</text:p>
          </table:table-cell>
          <table:table-cell office:value-type="float" office:value="0.074914" calcext:value-type="float">
            <text:p>0.0749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5" calcext:value-type="float">
            <text:p>0.074815</text:p>
          </table:table-cell>
          <table:table-cell office:value-type="float" office:value="0.074813" calcext:value-type="float">
            <text:p>0.074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69" calcext:value-type="float">
            <text:p>0.074769</text:p>
          </table:table-cell>
          <table:table-cell office:value-type="float" office:value="0.074766" calcext:value-type="float">
            <text:p>0.0747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44" calcext:value-type="float">
            <text:p>0.074744</text:p>
          </table:table-cell>
          <table:table-cell office:value-type="float" office:value="0.074741" calcext:value-type="float">
            <text:p>0.0747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35" calcext:value-type="float">
            <text:p>0.074835</text:p>
          </table:table-cell>
          <table:table-cell office:value-type="float" office:value="0.074833" calcext:value-type="float">
            <text:p>0.0748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91" calcext:value-type="float">
            <text:p>0.074791</text:p>
          </table:table-cell>
          <table:table-cell office:value-type="float" office:value="0.074789" calcext:value-type="float">
            <text:p>0.0747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26" calcext:value-type="float">
            <text:p>0.074826</text:p>
          </table:table-cell>
          <table:table-cell office:value-type="float" office:value="0.074823" calcext:value-type="float">
            <text:p>0.074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5" calcext:value-type="float">
            <text:p>0.074815</text:p>
          </table:table-cell>
          <table:table-cell office:value-type="float" office:value="0.074812" calcext:value-type="float">
            <text:p>0.0748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63" calcext:value-type="float">
            <text:p>0.074863</text:p>
          </table:table-cell>
          <table:table-cell office:value-type="float" office:value="0.07486" calcext:value-type="float">
            <text:p>0.074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73" calcext:value-type="float">
            <text:p>0.074773</text:p>
          </table:table-cell>
          <table:table-cell office:value-type="float" office:value="0.074771" calcext:value-type="float">
            <text:p>0.0747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63" calcext:value-type="float">
            <text:p>0.074763</text:p>
          </table:table-cell>
          <table:table-cell office:value-type="float" office:value="0.07476" calcext:value-type="float">
            <text:p>0.074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06" calcext:value-type="float">
            <text:p>0.074806</text:p>
          </table:table-cell>
          <table:table-cell office:value-type="float" office:value="0.074803" calcext:value-type="float">
            <text:p>0.0748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1" calcext:value-type="float">
            <text:p>0.074811</text:p>
          </table:table-cell>
          <table:table-cell office:value-type="float" office:value="0.074809" calcext:value-type="float">
            <text:p>0.0748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9" calcext:value-type="float">
            <text:p>0.074819</text:p>
          </table:table-cell>
          <table:table-cell office:value-type="float" office:value="0.074816" calcext:value-type="float">
            <text:p>0.0748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61" calcext:value-type="float">
            <text:p>0.074861</text:p>
          </table:table-cell>
          <table:table-cell office:value-type="float" office:value="0.074859" calcext:value-type="float">
            <text:p>0.0748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988" calcext:value-type="float">
            <text:p>0.074988</text:p>
          </table:table-cell>
          <table:table-cell office:value-type="float" office:value="0.074986" calcext:value-type="float">
            <text:p>0.0749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62" calcext:value-type="float">
            <text:p>0.074762</text:p>
          </table:table-cell>
          <table:table-cell office:value-type="float" office:value="0.074759" calcext:value-type="float">
            <text:p>0.0747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04" calcext:value-type="float">
            <text:p>0.074804</text:p>
          </table:table-cell>
          <table:table-cell office:value-type="float" office:value="0.074801" calcext:value-type="float">
            <text:p>0.0748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09" calcext:value-type="float">
            <text:p>0.074809</text:p>
          </table:table-cell>
          <table:table-cell office:value-type="float" office:value="0.074806" calcext:value-type="float">
            <text:p>0.0748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73" calcext:value-type="float">
            <text:p>0.074773</text:p>
          </table:table-cell>
          <table:table-cell office:value-type="float" office:value="0.07477" calcext:value-type="float">
            <text:p>0.074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45" calcext:value-type="float">
            <text:p>0.074845</text:p>
          </table:table-cell>
          <table:table-cell office:value-type="float" office:value="0.074843" calcext:value-type="float">
            <text:p>0.0748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73" calcext:value-type="float">
            <text:p>0.074773</text:p>
          </table:table-cell>
          <table:table-cell office:value-type="float" office:value="0.07477" calcext:value-type="float">
            <text:p>0.074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02" calcext:value-type="float">
            <text:p>0.074802</text:p>
          </table:table-cell>
          <table:table-cell office:value-type="float" office:value="0.0748" calcext:value-type="float">
            <text:p>0.07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5" calcext:value-type="float">
            <text:p>0.074815</text:p>
          </table:table-cell>
          <table:table-cell office:value-type="float" office:value="0.074813" calcext:value-type="float">
            <text:p>0.074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02" calcext:value-type="float">
            <text:p>0.074802</text:p>
          </table:table-cell>
          <table:table-cell office:value-type="float" office:value="0.074799" calcext:value-type="float">
            <text:p>0.0747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57" calcext:value-type="float">
            <text:p>0.074857</text:p>
          </table:table-cell>
          <table:table-cell office:value-type="float" office:value="0.074854" calcext:value-type="float">
            <text:p>0.074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3" calcext:value-type="float">
            <text:p>0.074813</text:p>
          </table:table-cell>
          <table:table-cell office:value-type="float" office:value="0.07481" calcext:value-type="float">
            <text:p>0.074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93" calcext:value-type="float">
            <text:p>0.074793</text:p>
          </table:table-cell>
          <table:table-cell office:value-type="float" office:value="0.07479" calcext:value-type="float">
            <text:p>0.074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46" calcext:value-type="float">
            <text:p>0.074846</text:p>
          </table:table-cell>
          <table:table-cell office:value-type="float" office:value="0.074843" calcext:value-type="float">
            <text:p>0.0748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91" calcext:value-type="float">
            <text:p>0.074791</text:p>
          </table:table-cell>
          <table:table-cell office:value-type="float" office:value="0.074788" calcext:value-type="float">
            <text:p>0.0747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88" calcext:value-type="float">
            <text:p>0.074788</text:p>
          </table:table-cell>
          <table:table-cell office:value-type="float" office:value="0.074785" calcext:value-type="float">
            <text:p>0.0747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22" calcext:value-type="float">
            <text:p>0.074822</text:p>
          </table:table-cell>
          <table:table-cell office:value-type="float" office:value="0.074819" calcext:value-type="float">
            <text:p>0.0748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88" calcext:value-type="float">
            <text:p>0.074788</text:p>
          </table:table-cell>
          <table:table-cell office:value-type="float" office:value="0.074785" calcext:value-type="float">
            <text:p>0.0747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78" calcext:value-type="float">
            <text:p>0.074878</text:p>
          </table:table-cell>
          <table:table-cell office:value-type="float" office:value="0.074875" calcext:value-type="float">
            <text:p>0.0748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77" calcext:value-type="float">
            <text:p>0.074777</text:p>
          </table:table-cell>
          <table:table-cell office:value-type="float" office:value="0.074774" calcext:value-type="float">
            <text:p>0.0747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69" calcext:value-type="float">
            <text:p>0.074869</text:p>
          </table:table-cell>
          <table:table-cell office:value-type="float" office:value="0.074866" calcext:value-type="float">
            <text:p>0.0748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6" calcext:value-type="float">
            <text:p>0.07476</text:p>
          </table:table-cell>
          <table:table-cell office:value-type="float" office:value="0.074757" calcext:value-type="float">
            <text:p>0.0747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28" calcext:value-type="float">
            <text:p>0.074828</text:p>
          </table:table-cell>
          <table:table-cell office:value-type="float" office:value="0.074825" calcext:value-type="float">
            <text:p>0.074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6" calcext:value-type="float">
            <text:p>0.074816</text:p>
          </table:table-cell>
          <table:table-cell office:value-type="float" office:value="0.074813" calcext:value-type="float">
            <text:p>0.074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53" calcext:value-type="float">
            <text:p>0.074853</text:p>
          </table:table-cell>
          <table:table-cell office:value-type="float" office:value="0.07485" calcext:value-type="float">
            <text:p>0.074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79" calcext:value-type="float">
            <text:p>0.074879</text:p>
          </table:table-cell>
          <table:table-cell office:value-type="float" office:value="0.074876" calcext:value-type="float">
            <text:p>0.0748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8" calcext:value-type="float">
            <text:p>0.07488</text:p>
          </table:table-cell>
          <table:table-cell office:value-type="float" office:value="0.074877" calcext:value-type="float">
            <text:p>0.0748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47" calcext:value-type="float">
            <text:p>0.074847</text:p>
          </table:table-cell>
          <table:table-cell office:value-type="float" office:value="0.074845" calcext:value-type="float">
            <text:p>0.0748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69" calcext:value-type="float">
            <text:p>0.074869</text:p>
          </table:table-cell>
          <table:table-cell office:value-type="float" office:value="0.074867" calcext:value-type="float">
            <text:p>0.0748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56" calcext:value-type="float">
            <text:p>0.074756</text:p>
          </table:table-cell>
          <table:table-cell office:value-type="float" office:value="0.074753" calcext:value-type="float">
            <text:p>0.0747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149603" calcext:value-type="float">
            <text:p>0.149603</text:p>
          </table:table-cell>
          <table:table-cell office:value-type="float" office:value="0.149601" calcext:value-type="float">
            <text:p>0.149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67" calcext:value-type="float">
            <text:p>0.149667</text:p>
          </table:table-cell>
          <table:table-cell office:value-type="float" office:value="0.149664" calcext:value-type="float">
            <text:p>0.1496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5" calcext:value-type="float">
            <text:p>0.149605</text:p>
          </table:table-cell>
          <table:table-cell office:value-type="float" office:value="0.149602" calcext:value-type="float">
            <text:p>0.1496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9" calcext:value-type="float">
            <text:p>0.149609</text:p>
          </table:table-cell>
          <table:table-cell office:value-type="float" office:value="0.149606" calcext:value-type="float">
            <text:p>0.1496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5" calcext:value-type="float">
            <text:p>0.149575</text:p>
          </table:table-cell>
          <table:table-cell office:value-type="float" office:value="0.149573" calcext:value-type="float">
            <text:p>0.1495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48" calcext:value-type="float">
            <text:p>0.149648</text:p>
          </table:table-cell>
          <table:table-cell office:value-type="float" office:value="0.149646" calcext:value-type="float">
            <text:p>0.1496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2" calcext:value-type="float">
            <text:p>0.149602</text:p>
          </table:table-cell>
          <table:table-cell office:value-type="float" office:value="0.1496" calcext:value-type="float">
            <text:p>0.14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7" calcext:value-type="float">
            <text:p>0.149537</text:p>
          </table:table-cell>
          <table:table-cell office:value-type="float" office:value="0.149534" calcext:value-type="float">
            <text:p>0.1495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54" calcext:value-type="float">
            <text:p>0.149454</text:p>
          </table:table-cell>
          <table:table-cell office:value-type="float" office:value="0.149451" calcext:value-type="float">
            <text:p>0.1494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2" calcext:value-type="float">
            <text:p>0.149572</text:p>
          </table:table-cell>
          <table:table-cell office:value-type="float" office:value="0.149569" calcext:value-type="float">
            <text:p>0.1495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43" calcext:value-type="float">
            <text:p>0.149543</text:p>
          </table:table-cell>
          <table:table-cell office:value-type="float" office:value="0.149541" calcext:value-type="float">
            <text:p>0.1495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5" calcext:value-type="float">
            <text:p>0.149575</text:p>
          </table:table-cell>
          <table:table-cell office:value-type="float" office:value="0.149566" calcext:value-type="float">
            <text:p>0.149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58" calcext:value-type="float">
            <text:p>0.149558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93" calcext:value-type="float">
            <text:p>0.149593</text:p>
          </table:table-cell>
          <table:table-cell office:value-type="float" office:value="0.14959" calcext:value-type="float">
            <text:p>0.149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49" calcext:value-type="float">
            <text:p>0.149549</text:p>
          </table:table-cell>
          <table:table-cell office:value-type="float" office:value="0.149546" calcext:value-type="float">
            <text:p>0.1495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6" calcext:value-type="float">
            <text:p>0.149476</text:p>
          </table:table-cell>
          <table:table-cell office:value-type="float" office:value="0.149474" calcext:value-type="float">
            <text:p>0.149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66" calcext:value-type="float">
            <text:p>0.149666</text:p>
          </table:table-cell>
          <table:table-cell office:value-type="float" office:value="0.149663" calcext:value-type="float">
            <text:p>0.1496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5" calcext:value-type="float">
            <text:p>0.149515</text:p>
          </table:table-cell>
          <table:table-cell office:value-type="float" office:value="0.149513" calcext:value-type="float">
            <text:p>0.1495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62" calcext:value-type="float">
            <text:p>0.149462</text:p>
          </table:table-cell>
          <table:table-cell office:value-type="float" office:value="0.149459" calcext:value-type="float">
            <text:p>0.1494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" calcext:value-type="float">
            <text:p>0.14953</text:p>
          </table:table-cell>
          <table:table-cell office:value-type="float" office:value="0.149527" calcext:value-type="float">
            <text:p>0.1495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62" calcext:value-type="float">
            <text:p>0.149562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98" calcext:value-type="float">
            <text:p>0.149498</text:p>
          </table:table-cell>
          <table:table-cell office:value-type="float" office:value="0.149495" calcext:value-type="float">
            <text:p>0.1494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67" calcext:value-type="float">
            <text:p>0.149567</text:p>
          </table:table-cell>
          <table:table-cell office:value-type="float" office:value="0.149564" calcext:value-type="float">
            <text:p>0.1495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86" calcext:value-type="float">
            <text:p>0.149686</text:p>
          </table:table-cell>
          <table:table-cell office:value-type="float" office:value="0.149683" calcext:value-type="float">
            <text:p>0.1496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" calcext:value-type="float">
            <text:p>0.14951</text:p>
          </table:table-cell>
          <table:table-cell office:value-type="float" office:value="0.149508" calcext:value-type="float">
            <text:p>0.1495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" calcext:value-type="float">
            <text:p>0.1495</text:p>
          </table:table-cell>
          <table:table-cell office:value-type="float" office:value="0.149498" calcext:value-type="float">
            <text:p>0.1494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02" calcext:value-type="float">
            <text:p>0.149502</text:p>
          </table:table-cell>
          <table:table-cell office:value-type="float" office:value="0.149499" calcext:value-type="float">
            <text:p>0.1494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7" calcext:value-type="float">
            <text:p>0.149577</text:p>
          </table:table-cell>
          <table:table-cell office:value-type="float" office:value="0.149575" calcext:value-type="float">
            <text:p>0.1495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61658" calcext:value-type="float">
            <text:p>0.161658</text:p>
          </table:table-cell>
          <table:table-cell office:value-type="float" office:value="0.161655" calcext:value-type="float">
            <text:p>0.1616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86" calcext:value-type="float">
            <text:p>0.149586</text:p>
          </table:table-cell>
          <table:table-cell office:value-type="float" office:value="0.149583" calcext:value-type="float">
            <text:p>0.1495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49" calcext:value-type="float">
            <text:p>0.149649</text:p>
          </table:table-cell>
          <table:table-cell office:value-type="float" office:value="0.149647" calcext:value-type="float">
            <text:p>0.1496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43" calcext:value-type="float">
            <text:p>0.149543</text:p>
          </table:table-cell>
          <table:table-cell office:value-type="float" office:value="0.14954" calcext:value-type="float">
            <text:p>0.149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05" calcext:value-type="float">
            <text:p>0.149505</text:p>
          </table:table-cell>
          <table:table-cell office:value-type="float" office:value="0.149503" calcext:value-type="float">
            <text:p>0.1495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63" calcext:value-type="float">
            <text:p>0.149563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81" calcext:value-type="float">
            <text:p>0.149481</text:p>
          </table:table-cell>
          <table:table-cell office:value-type="float" office:value="0.149479" calcext:value-type="float">
            <text:p>0.1494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82" calcext:value-type="float">
            <text:p>0.149482</text:p>
          </table:table-cell>
          <table:table-cell office:value-type="float" office:value="0.149479" calcext:value-type="float">
            <text:p>0.1494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7" calcext:value-type="float">
            <text:p>0.149577</text:p>
          </table:table-cell>
          <table:table-cell office:value-type="float" office:value="0.149574" calcext:value-type="float">
            <text:p>0.1495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83" calcext:value-type="float">
            <text:p>0.149583</text:p>
          </table:table-cell>
          <table:table-cell office:value-type="float" office:value="0.149581" calcext:value-type="float">
            <text:p>0.1495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02" calcext:value-type="float">
            <text:p>0.149502</text:p>
          </table:table-cell>
          <table:table-cell office:value-type="float" office:value="0.149499" calcext:value-type="float">
            <text:p>0.1494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08" calcext:value-type="float">
            <text:p>0.149508</text:p>
          </table:table-cell>
          <table:table-cell office:value-type="float" office:value="0.149505" calcext:value-type="float">
            <text:p>0.1495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32" calcext:value-type="float">
            <text:p>0.149632</text:p>
          </table:table-cell>
          <table:table-cell office:value-type="float" office:value="0.14963" calcext:value-type="float">
            <text:p>0.149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44" calcext:value-type="float">
            <text:p>0.149444</text:p>
          </table:table-cell>
          <table:table-cell office:value-type="float" office:value="0.149441" calcext:value-type="float">
            <text:p>0.1494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3" calcext:value-type="float">
            <text:p>0.149533</text:p>
          </table:table-cell>
          <table:table-cell office:value-type="float" office:value="0.149531" calcext:value-type="float">
            <text:p>0.1495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220648" calcext:value-type="float">
            <text:p>0.220648</text:p>
          </table:table-cell>
          <table:table-cell office:value-type="float" office:value="0.220645" calcext:value-type="float">
            <text:p>0.2206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63" calcext:value-type="float">
            <text:p>0.149463</text:p>
          </table:table-cell>
          <table:table-cell office:value-type="float" office:value="0.14946" calcext:value-type="float">
            <text:p>0.149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66" calcext:value-type="float">
            <text:p>0.149466</text:p>
          </table:table-cell>
          <table:table-cell office:value-type="float" office:value="0.149463" calcext:value-type="float">
            <text:p>0.1494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1" calcext:value-type="float">
            <text:p>0.149601</text:p>
          </table:table-cell>
          <table:table-cell office:value-type="float" office:value="0.149598" calcext:value-type="float">
            <text:p>0.1495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3" calcext:value-type="float">
            <text:p>0.149533</text:p>
          </table:table-cell>
          <table:table-cell office:value-type="float" office:value="0.149531" calcext:value-type="float">
            <text:p>0.1495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4" calcext:value-type="float">
            <text:p>0.14954</text:p>
          </table:table-cell>
          <table:table-cell office:value-type="float" office:value="0.149538" calcext:value-type="float">
            <text:p>0.1495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54" calcext:value-type="float">
            <text:p>0.149454</text:p>
          </table:table-cell>
          <table:table-cell office:value-type="float" office:value="0.149451" calcext:value-type="float">
            <text:p>0.1494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41" calcext:value-type="float">
            <text:p>0.149641</text:p>
          </table:table-cell>
          <table:table-cell office:value-type="float" office:value="0.149638" calcext:value-type="float">
            <text:p>0.1496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46" calcext:value-type="float">
            <text:p>0.149546</text:p>
          </table:table-cell>
          <table:table-cell office:value-type="float" office:value="0.149543" calcext:value-type="float">
            <text:p>0.1495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68" calcext:value-type="float">
            <text:p>0.149568</text:p>
          </table:table-cell>
          <table:table-cell office:value-type="float" office:value="0.149566" calcext:value-type="float">
            <text:p>0.149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2" calcext:value-type="float">
            <text:p>0.149532</text:p>
          </table:table-cell>
          <table:table-cell office:value-type="float" office:value="0.149529" calcext:value-type="float">
            <text:p>0.1495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67" calcext:value-type="float">
            <text:p>0.149667</text:p>
          </table:table-cell>
          <table:table-cell office:value-type="float" office:value="0.149664" calcext:value-type="float">
            <text:p>0.1496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15" calcext:value-type="float">
            <text:p>0.149615</text:p>
          </table:table-cell>
          <table:table-cell office:value-type="float" office:value="0.149612" calcext:value-type="float">
            <text:p>0.1496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2" calcext:value-type="float">
            <text:p>0.149572</text:p>
          </table:table-cell>
          <table:table-cell office:value-type="float" office:value="0.14957" calcext:value-type="float">
            <text:p>0.149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5" calcext:value-type="float">
            <text:p>0.149605</text:p>
          </table:table-cell>
          <table:table-cell office:value-type="float" office:value="0.149603" calcext:value-type="float">
            <text:p>0.1496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728" calcext:value-type="float">
            <text:p>0.149728</text:p>
          </table:table-cell>
          <table:table-cell office:value-type="float" office:value="0.149725" calcext:value-type="float">
            <text:p>0.1497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7" calcext:value-type="float">
            <text:p>0.149517</text:p>
          </table:table-cell>
          <table:table-cell office:value-type="float" office:value="0.149515" calcext:value-type="float">
            <text:p>0.1495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9" calcext:value-type="float">
            <text:p>0.149579</text:p>
          </table:table-cell>
          <table:table-cell office:value-type="float" office:value="0.149576" calcext:value-type="float">
            <text:p>0.1495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19" calcext:value-type="float">
            <text:p>0.149619</text:p>
          </table:table-cell>
          <table:table-cell office:value-type="float" office:value="0.149616" calcext:value-type="float">
            <text:p>0.1496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57" calcext:value-type="float">
            <text:p>0.149657</text:p>
          </table:table-cell>
          <table:table-cell office:value-type="float" office:value="0.149654" calcext:value-type="float">
            <text:p>0.1496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93" calcext:value-type="float">
            <text:p>0.149593</text:p>
          </table:table-cell>
          <table:table-cell office:value-type="float" office:value="0.149591" calcext:value-type="float">
            <text:p>0.1495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1" calcext:value-type="float">
            <text:p>0.149511</text:p>
          </table:table-cell>
          <table:table-cell office:value-type="float" office:value="0.149508" calcext:value-type="float">
            <text:p>0.1495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" calcext:value-type="float">
            <text:p>0.14947</text:p>
          </table:table-cell>
          <table:table-cell office:value-type="float" office:value="0.149468" calcext:value-type="float">
            <text:p>0.1494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778" calcext:value-type="float">
            <text:p>0.149778</text:p>
          </table:table-cell>
          <table:table-cell office:value-type="float" office:value="0.149775" calcext:value-type="float">
            <text:p>0.1497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93" calcext:value-type="float">
            <text:p>0.149493</text:p>
          </table:table-cell>
          <table:table-cell office:value-type="float" office:value="0.149491" calcext:value-type="float">
            <text:p>0.149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5" calcext:value-type="float">
            <text:p>0.149535</text:p>
          </table:table-cell>
          <table:table-cell office:value-type="float" office:value="0.149532" calcext:value-type="float">
            <text:p>0.1495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69" calcext:value-type="float">
            <text:p>0.149669</text:p>
          </table:table-cell>
          <table:table-cell office:value-type="float" office:value="0.149666" calcext:value-type="float">
            <text:p>0.1496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2" calcext:value-type="float">
            <text:p>0.149532</text:p>
          </table:table-cell>
          <table:table-cell office:value-type="float" office:value="0.14953" calcext:value-type="float">
            <text:p>0.149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62" calcext:value-type="float">
            <text:p>0.149462</text:p>
          </table:table-cell>
          <table:table-cell office:value-type="float" office:value="0.149459" calcext:value-type="float">
            <text:p>0.1494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9" calcext:value-type="float">
            <text:p>0.149479</text:p>
          </table:table-cell>
          <table:table-cell office:value-type="float" office:value="0.149476" calcext:value-type="float">
            <text:p>0.1494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4" calcext:value-type="float">
            <text:p>0.149514</text:p>
          </table:table-cell>
          <table:table-cell office:value-type="float" office:value="0.149511" calcext:value-type="float">
            <text:p>0.1495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41" calcext:value-type="float">
            <text:p>0.149441</text:p>
          </table:table-cell>
          <table:table-cell office:value-type="float" office:value="0.149439" calcext:value-type="float">
            <text:p>0.1494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81" calcext:value-type="float">
            <text:p>0.149581</text:p>
          </table:table-cell>
          <table:table-cell office:value-type="float" office:value="0.149578" calcext:value-type="float">
            <text:p>0.1495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78" calcext:value-type="float">
            <text:p>0.149678</text:p>
          </table:table-cell>
          <table:table-cell office:value-type="float" office:value="0.149675" calcext:value-type="float">
            <text:p>0.1496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726" calcext:value-type="float">
            <text:p>0.149726</text:p>
          </table:table-cell>
          <table:table-cell office:value-type="float" office:value="0.149723" calcext:value-type="float">
            <text:p>0.1497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" calcext:value-type="float">
            <text:p>0.14947</text:p>
          </table:table-cell>
          <table:table-cell office:value-type="float" office:value="0.149467" calcext:value-type="float">
            <text:p>0.1494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97" calcext:value-type="float">
            <text:p>0.149697</text:p>
          </table:table-cell>
          <table:table-cell office:value-type="float" office:value="0.149694" calcext:value-type="float">
            <text:p>0.1496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89" calcext:value-type="float">
            <text:p>0.149489</text:p>
          </table:table-cell>
          <table:table-cell office:value-type="float" office:value="0.149486" calcext:value-type="float">
            <text:p>0.1494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1" calcext:value-type="float">
            <text:p>0.149511</text:p>
          </table:table-cell>
          <table:table-cell office:value-type="float" office:value="0.149509" calcext:value-type="float">
            <text:p>0.149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" calcext:value-type="float">
            <text:p>0.1495</text:p>
          </table:table-cell>
          <table:table-cell office:value-type="float" office:value="0.149497" calcext:value-type="float">
            <text:p>0.1494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2" calcext:value-type="float">
            <text:p>0.14962</text:p>
          </table:table-cell>
          <table:table-cell office:value-type="float" office:value="0.149617" calcext:value-type="float">
            <text:p>0.1496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59" calcext:value-type="float">
            <text:p>0.149459</text:p>
          </table:table-cell>
          <table:table-cell office:value-type="float" office:value="0.149456" calcext:value-type="float">
            <text:p>0.1494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91" calcext:value-type="float">
            <text:p>0.149491</text:p>
          </table:table-cell>
          <table:table-cell office:value-type="float" office:value="0.149489" calcext:value-type="float">
            <text:p>0.1494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97" calcext:value-type="float">
            <text:p>0.149597</text:p>
          </table:table-cell>
          <table:table-cell office:value-type="float" office:value="0.149594" calcext:value-type="float">
            <text:p>0.1495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7" calcext:value-type="float">
            <text:p>0.149477</text:p>
          </table:table-cell>
          <table:table-cell office:value-type="float" office:value="0.149475" calcext:value-type="float">
            <text:p>0.1494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25" calcext:value-type="float">
            <text:p>0.149625</text:p>
          </table:table-cell>
          <table:table-cell office:value-type="float" office:value="0.149622" calcext:value-type="float">
            <text:p>0.1496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3" calcext:value-type="float">
            <text:p>0.14963</text:p>
          </table:table-cell>
          <table:table-cell office:value-type="float" office:value="0.149627" calcext:value-type="float">
            <text:p>0.1496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29" calcext:value-type="float">
            <text:p>0.149529</text:p>
          </table:table-cell>
          <table:table-cell office:value-type="float" office:value="0.149526" calcext:value-type="float">
            <text:p>0.1495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94" calcext:value-type="float">
            <text:p>0.149494</text:p>
          </table:table-cell>
          <table:table-cell office:value-type="float" office:value="0.149491" calcext:value-type="float">
            <text:p>0.149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4" calcext:value-type="float">
            <text:p>0.149514</text:p>
          </table:table-cell>
          <table:table-cell office:value-type="float" office:value="0.149512" calcext:value-type="float">
            <text:p>0.1495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98" calcext:value-type="float">
            <text:p>0.149598</text:p>
          </table:table-cell>
          <table:table-cell office:value-type="float" office:value="0.149596" calcext:value-type="float">
            <text:p>0.1495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758" calcext:value-type="float">
            <text:p>0.149758</text:p>
          </table:table-cell>
          <table:table-cell office:value-type="float" office:value="0.149755" calcext:value-type="float">
            <text:p>0.1497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4" calcext:value-type="float">
            <text:p>0.149604</text:p>
          </table:table-cell>
          <table:table-cell office:value-type="float" office:value="0.149601" calcext:value-type="float">
            <text:p>0.149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22" calcext:value-type="float">
            <text:p>0.149622</text:p>
          </table:table-cell>
          <table:table-cell office:value-type="float" office:value="0.14962" calcext:value-type="float">
            <text:p>0.149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45" calcext:value-type="float">
            <text:p>0.149445</text:p>
          </table:table-cell>
          <table:table-cell office:value-type="float" office:value="0.149442" calcext:value-type="float">
            <text:p>0.1494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3" calcext:value-type="float">
            <text:p>0.14943</text:p>
          </table:table-cell>
          <table:table-cell office:value-type="float" office:value="0.149427" calcext:value-type="float">
            <text:p>0.1494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6" calcext:value-type="float">
            <text:p>0.149536</text:p>
          </table:table-cell>
          <table:table-cell office:value-type="float" office:value="0.149533" calcext:value-type="float">
            <text:p>0.1495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29897" calcext:value-type="float">
            <text:p>0.29897</text:p>
          </table:table-cell>
          <table:table-cell office:value-type="float" office:value="0.298967" calcext:value-type="float">
            <text:p>0.298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298998" calcext:value-type="float">
            <text:p>0.2989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7" calcext:value-type="float">
            <text:p>0.298907</text:p>
          </table:table-cell>
          <table:table-cell office:value-type="float" office:value="0.298905" calcext:value-type="float">
            <text:p>0.2989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51" calcext:value-type="float">
            <text:p>0.299051</text:p>
          </table:table-cell>
          <table:table-cell office:value-type="float" office:value="0.299048" calcext:value-type="float">
            <text:p>0.2990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81" calcext:value-type="float">
            <text:p>0.298981</text:p>
          </table:table-cell>
          <table:table-cell office:value-type="float" office:value="0.298978" calcext:value-type="float">
            <text:p>0.2989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48" calcext:value-type="float">
            <text:p>0.299148</text:p>
          </table:table-cell>
          <table:table-cell office:value-type="float" office:value="0.299145" calcext:value-type="float">
            <text:p>0.2991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" calcext:value-type="float">
            <text:p>0.29899</text:p>
          </table:table-cell>
          <table:table-cell office:value-type="float" office:value="0.298987" calcext:value-type="float">
            <text:p>0.2989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69" calcext:value-type="float">
            <text:p>0.298969</text:p>
          </table:table-cell>
          <table:table-cell office:value-type="float" office:value="0.298967" calcext:value-type="float">
            <text:p>0.298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1" calcext:value-type="float">
            <text:p>0.299041</text:p>
          </table:table-cell>
          <table:table-cell office:value-type="float" office:value="0.299038" calcext:value-type="float">
            <text:p>0.2990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71" calcext:value-type="float">
            <text:p>0.298971</text:p>
          </table:table-cell>
          <table:table-cell office:value-type="float" office:value="0.298968" calcext:value-type="float">
            <text:p>0.2989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8" calcext:value-type="float">
            <text:p>0.299018</text:p>
          </table:table-cell>
          <table:table-cell office:value-type="float" office:value="0.299015" calcext:value-type="float">
            <text:p>0.2990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13" calcext:value-type="float">
            <text:p>0.299213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94" calcext:value-type="float">
            <text:p>0.298894</text:p>
          </table:table-cell>
          <table:table-cell office:value-type="float" office:value="0.298892" calcext:value-type="float">
            <text:p>0.2988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75" calcext:value-type="float">
            <text:p>0.298975</text:p>
          </table:table-cell>
          <table:table-cell office:value-type="float" office:value="0.298972" calcext:value-type="float">
            <text:p>0.2989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3" calcext:value-type="float">
            <text:p>0.29913</text:p>
          </table:table-cell>
          <table:table-cell office:value-type="float" office:value="0.299128" calcext:value-type="float">
            <text:p>0.2991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6" calcext:value-type="float">
            <text:p>0.299016</text:p>
          </table:table-cell>
          <table:table-cell office:value-type="float" office:value="0.299013" calcext:value-type="float">
            <text:p>0.2990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8" calcext:value-type="float">
            <text:p>0.298998</text:p>
          </table:table-cell>
          <table:table-cell office:value-type="float" office:value="0.298995" calcext:value-type="float">
            <text:p>0.2989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05" calcext:value-type="float">
            <text:p>0.299105</text:p>
          </table:table-cell>
          <table:table-cell office:value-type="float" office:value="0.299103" calcext:value-type="float">
            <text:p>0.2991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71" calcext:value-type="float">
            <text:p>0.299071</text:p>
          </table:table-cell>
          <table:table-cell office:value-type="float" office:value="0.299069" calcext:value-type="float">
            <text:p>0.2990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6" calcext:value-type="float">
            <text:p>0.299096</text:p>
          </table:table-cell>
          <table:table-cell office:value-type="float" office:value="0.299094" calcext:value-type="float">
            <text:p>0.2990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96" calcext:value-type="float">
            <text:p>0.298896</text:p>
          </table:table-cell>
          <table:table-cell office:value-type="float" office:value="0.298894" calcext:value-type="float">
            <text:p>0.2988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2" calcext:value-type="float">
            <text:p>0.29902</text:p>
          </table:table-cell>
          <table:table-cell office:value-type="float" office:value="0.299018" calcext:value-type="float">
            <text:p>0.2990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76" calcext:value-type="float">
            <text:p>0.298876</text:p>
          </table:table-cell>
          <table:table-cell office:value-type="float" office:value="0.298873" calcext:value-type="float">
            <text:p>0.2988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6" calcext:value-type="float">
            <text:p>0.299046</text:p>
          </table:table-cell>
          <table:table-cell office:value-type="float" office:value="0.299043" calcext:value-type="float">
            <text:p>0.2990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62" calcext:value-type="float">
            <text:p>0.299162</text:p>
          </table:table-cell>
          <table:table-cell office:value-type="float" office:value="0.299159" calcext:value-type="float">
            <text:p>0.2991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8" calcext:value-type="float">
            <text:p>0.298928</text:p>
          </table:table-cell>
          <table:table-cell office:value-type="float" office:value="0.298926" calcext:value-type="float">
            <text:p>0.2989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365" calcext:value-type="float">
            <text:p>0.299365</text:p>
          </table:table-cell>
          <table:table-cell office:value-type="float" office:value="0.299362" calcext:value-type="float">
            <text:p>0.299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13" calcext:value-type="float">
            <text:p>0.299113</text:p>
          </table:table-cell>
          <table:table-cell office:value-type="float" office:value="0.29911" calcext:value-type="float">
            <text:p>0.299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3" calcext:value-type="float">
            <text:p>0.299013</text:p>
          </table:table-cell>
          <table:table-cell office:value-type="float" office:value="0.29901" calcext:value-type="float">
            <text:p>0.299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5" calcext:value-type="float">
            <text:p>0.298995</text:p>
          </table:table-cell>
          <table:table-cell office:value-type="float" office:value="0.298993" calcext:value-type="float">
            <text:p>0.2989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4" calcext:value-type="float">
            <text:p>0.298994</text:p>
          </table:table-cell>
          <table:table-cell office:value-type="float" office:value="0.298992" calcext:value-type="float">
            <text:p>0.2989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441237" calcext:value-type="float">
            <text:p>0.441237</text:p>
          </table:table-cell>
          <table:table-cell office:value-type="float" office:value="0.441235" calcext:value-type="float">
            <text:p>0.4412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9" calcext:value-type="float">
            <text:p>0.299019</text:p>
          </table:table-cell>
          <table:table-cell office:value-type="float" office:value="0.299016" calcext:value-type="float">
            <text:p>0.2990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61" calcext:value-type="float">
            <text:p>0.298961</text:p>
          </table:table-cell>
          <table:table-cell office:value-type="float" office:value="0.298958" calcext:value-type="float">
            <text:p>0.2989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9" calcext:value-type="float">
            <text:p>0.299099</text:p>
          </table:table-cell>
          <table:table-cell office:value-type="float" office:value="0.299097" calcext:value-type="float">
            <text:p>0.2990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98" calcext:value-type="float">
            <text:p>0.298898</text:p>
          </table:table-cell>
          <table:table-cell office:value-type="float" office:value="0.298895" calcext:value-type="float">
            <text:p>0.2988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6" calcext:value-type="float">
            <text:p>0.298996</text:p>
          </table:table-cell>
          <table:table-cell office:value-type="float" office:value="0.298994" calcext:value-type="float">
            <text:p>0.2989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7" calcext:value-type="float">
            <text:p>0.298907</text:p>
          </table:table-cell>
          <table:table-cell office:value-type="float" office:value="0.298905" calcext:value-type="float">
            <text:p>0.2989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19" calcext:value-type="float">
            <text:p>0.298919</text:p>
          </table:table-cell>
          <table:table-cell office:value-type="float" office:value="0.298916" calcext:value-type="float">
            <text:p>0.2989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52" calcext:value-type="float">
            <text:p>0.298952</text:p>
          </table:table-cell>
          <table:table-cell office:value-type="float" office:value="0.298949" calcext:value-type="float">
            <text:p>0.2989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5" calcext:value-type="float">
            <text:p>0.299045</text:p>
          </table:table-cell>
          <table:table-cell office:value-type="float" office:value="0.299042" calcext:value-type="float">
            <text:p>0.2990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" calcext:value-type="float">
            <text:p>0.2991</text:p>
          </table:table-cell>
          <table:table-cell office:value-type="float" office:value="0.299098" calcext:value-type="float">
            <text:p>0.2990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298997" calcext:value-type="float">
            <text:p>0.2989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66" calcext:value-type="float">
            <text:p>0.298966</text:p>
          </table:table-cell>
          <table:table-cell office:value-type="float" office:value="0.298964" calcext:value-type="float">
            <text:p>0.2989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28" calcext:value-type="float">
            <text:p>0.299128</text:p>
          </table:table-cell>
          <table:table-cell office:value-type="float" office:value="0.299125" calcext:value-type="float">
            <text:p>0.2991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6" calcext:value-type="float">
            <text:p>0.298926</text:p>
          </table:table-cell>
          <table:table-cell office:value-type="float" office:value="0.298923" calcext:value-type="float">
            <text:p>0.2989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298998" calcext:value-type="float">
            <text:p>0.2989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67" calcext:value-type="float">
            <text:p>0.299167</text:p>
          </table:table-cell>
          <table:table-cell office:value-type="float" office:value="0.299164" calcext:value-type="float">
            <text:p>0.2991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323242" calcext:value-type="float">
            <text:p>0.323242</text:p>
          </table:table-cell>
          <table:table-cell office:value-type="float" office:value="0.323239" calcext:value-type="float">
            <text:p>0.3232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32" calcext:value-type="float">
            <text:p>0.299032</text:p>
          </table:table-cell>
          <table:table-cell office:value-type="float" office:value="0.299029" calcext:value-type="float">
            <text:p>0.2990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58" calcext:value-type="float">
            <text:p>0.299058</text:p>
          </table:table-cell>
          <table:table-cell office:value-type="float" office:value="0.299056" calcext:value-type="float">
            <text:p>0.2990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74" calcext:value-type="float">
            <text:p>0.298874</text:p>
          </table:table-cell>
          <table:table-cell office:value-type="float" office:value="0.298872" calcext:value-type="float">
            <text:p>0.2988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6" calcext:value-type="float">
            <text:p>0.299016</text:p>
          </table:table-cell>
          <table:table-cell office:value-type="float" office:value="0.299013" calcext:value-type="float">
            <text:p>0.2990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39" calcext:value-type="float">
            <text:p>0.299239</text:p>
          </table:table-cell>
          <table:table-cell office:value-type="float" office:value="0.299236" calcext:value-type="float">
            <text:p>0.299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6" calcext:value-type="float">
            <text:p>0.298926</text:p>
          </table:table-cell>
          <table:table-cell office:value-type="float" office:value="0.298924" calcext:value-type="float">
            <text:p>0.2989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3" calcext:value-type="float">
            <text:p>0.298993</text:p>
          </table:table-cell>
          <table:table-cell office:value-type="float" office:value="0.29899" calcext:value-type="float">
            <text:p>0.298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2" calcext:value-type="float">
            <text:p>0.298902</text:p>
          </table:table-cell>
          <table:table-cell office:value-type="float" office:value="0.298899" calcext:value-type="float">
            <text:p>0.2988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31" calcext:value-type="float">
            <text:p>0.299231</text:p>
          </table:table-cell>
          <table:table-cell office:value-type="float" office:value="0.299228" calcext:value-type="float">
            <text:p>0.2992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73" calcext:value-type="float">
            <text:p>0.298973</text:p>
          </table:table-cell>
          <table:table-cell office:value-type="float" office:value="0.29897" calcext:value-type="float">
            <text:p>0.298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1" calcext:value-type="float">
            <text:p>0.29881</text:p>
          </table:table-cell>
          <table:table-cell office:value-type="float" office:value="0.298808" calcext:value-type="float">
            <text:p>0.2988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67" calcext:value-type="float">
            <text:p>0.299067</text:p>
          </table:table-cell>
          <table:table-cell office:value-type="float" office:value="0.299064" calcext:value-type="float">
            <text:p>0.2990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7" calcext:value-type="float">
            <text:p>0.299097</text:p>
          </table:table-cell>
          <table:table-cell office:value-type="float" office:value="0.299095" calcext:value-type="float">
            <text:p>0.2990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1" calcext:value-type="float">
            <text:p>0.299041</text:p>
          </table:table-cell>
          <table:table-cell office:value-type="float" office:value="0.299038" calcext:value-type="float">
            <text:p>0.2990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4" calcext:value-type="float">
            <text:p>0.298994</text:p>
          </table:table-cell>
          <table:table-cell office:value-type="float" office:value="0.298992" calcext:value-type="float">
            <text:p>0.2989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3" calcext:value-type="float">
            <text:p>0.299093</text:p>
          </table:table-cell>
          <table:table-cell office:value-type="float" office:value="0.299091" calcext:value-type="float">
            <text:p>0.2990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7" calcext:value-type="float">
            <text:p>0.298907</text:p>
          </table:table-cell>
          <table:table-cell office:value-type="float" office:value="0.298905" calcext:value-type="float">
            <text:p>0.2989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7" calcext:value-type="float">
            <text:p>0.298927</text:p>
          </table:table-cell>
          <table:table-cell office:value-type="float" office:value="0.298925" calcext:value-type="float">
            <text:p>0.2989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47" calcext:value-type="float">
            <text:p>0.299147</text:p>
          </table:table-cell>
          <table:table-cell office:value-type="float" office:value="0.299144" calcext:value-type="float">
            <text:p>0.2991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34442" calcext:value-type="float">
            <text:p>0.34442</text:p>
          </table:table-cell>
          <table:table-cell office:value-type="float" office:value="0.344414" calcext:value-type="float">
            <text:p>0.344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95" calcext:value-type="float">
            <text:p>0.299295</text:p>
          </table:table-cell>
          <table:table-cell office:value-type="float" office:value="0.299292" calcext:value-type="float">
            <text:p>0.299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52" calcext:value-type="float">
            <text:p>0.299252</text:p>
          </table:table-cell>
          <table:table-cell office:value-type="float" office:value="0.299249" calcext:value-type="float">
            <text:p>0.299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344411" calcext:value-type="float">
            <text:p>0.344411</text:p>
          </table:table-cell>
          <table:table-cell office:value-type="float" office:value="0.344405" calcext:value-type="float">
            <text:p>0.3444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344151" calcext:value-type="float">
            <text:p>0.344151</text:p>
          </table:table-cell>
          <table:table-cell office:value-type="float" office:value="0.344145" calcext:value-type="float">
            <text:p>0.3441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3" calcext:value-type="float">
            <text:p>0.299043</text:p>
          </table:table-cell>
          <table:table-cell office:value-type="float" office:value="0.29904" calcext:value-type="float">
            <text:p>0.299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2" calcext:value-type="float">
            <text:p>0.29902</text:p>
          </table:table-cell>
          <table:table-cell office:value-type="float" office:value="0.299017" calcext:value-type="float">
            <text:p>0.2990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89" calcext:value-type="float">
            <text:p>0.298989</text:p>
          </table:table-cell>
          <table:table-cell office:value-type="float" office:value="0.298986" calcext:value-type="float">
            <text:p>0.2989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" calcext:value-type="float">
            <text:p>0.29901</text:p>
          </table:table-cell>
          <table:table-cell office:value-type="float" office:value="0.299007" calcext:value-type="float">
            <text:p>0.2990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03" calcext:value-type="float">
            <text:p>0.299003</text:p>
          </table:table-cell>
          <table:table-cell office:value-type="float" office:value="0.299" calcext:value-type="float">
            <text:p>0.2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62" calcext:value-type="float">
            <text:p>0.298862</text:p>
          </table:table-cell>
          <table:table-cell office:value-type="float" office:value="0.298859" calcext:value-type="float">
            <text:p>0.2988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45" calcext:value-type="float">
            <text:p>0.298845</text:p>
          </table:table-cell>
          <table:table-cell office:value-type="float" office:value="0.298843" calcext:value-type="float">
            <text:p>0.2988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4" calcext:value-type="float">
            <text:p>0.299094</text:p>
          </table:table-cell>
          <table:table-cell office:value-type="float" office:value="0.299091" calcext:value-type="float">
            <text:p>0.2990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86" calcext:value-type="float">
            <text:p>0.298886</text:p>
          </table:table-cell>
          <table:table-cell office:value-type="float" office:value="0.298884" calcext:value-type="float">
            <text:p>0.2988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4" calcext:value-type="float">
            <text:p>0.298924</text:p>
          </table:table-cell>
          <table:table-cell office:value-type="float" office:value="0.298922" calcext:value-type="float">
            <text:p>0.2989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01" calcext:value-type="float">
            <text:p>0.299101</text:p>
          </table:table-cell>
          <table:table-cell office:value-type="float" office:value="0.299098" calcext:value-type="float">
            <text:p>0.2990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24" calcext:value-type="float">
            <text:p>0.298824</text:p>
          </table:table-cell>
          <table:table-cell office:value-type="float" office:value="0.298822" calcext:value-type="float">
            <text:p>0.2988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2" calcext:value-type="float">
            <text:p>0.298902</text:p>
          </table:table-cell>
          <table:table-cell office:value-type="float" office:value="0.298899" calcext:value-type="float">
            <text:p>0.2988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79" calcext:value-type="float">
            <text:p>0.298879</text:p>
          </table:table-cell>
          <table:table-cell office:value-type="float" office:value="0.298876" calcext:value-type="float">
            <text:p>0.2988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57" calcext:value-type="float">
            <text:p>0.298957</text:p>
          </table:table-cell>
          <table:table-cell office:value-type="float" office:value="0.298955" calcext:value-type="float">
            <text:p>0.2989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22" calcext:value-type="float">
            <text:p>0.299222</text:p>
          </table:table-cell>
          <table:table-cell office:value-type="float" office:value="0.29922" calcext:value-type="float">
            <text:p>0.299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67" calcext:value-type="float">
            <text:p>0.298867</text:p>
          </table:table-cell>
          <table:table-cell office:value-type="float" office:value="0.298865" calcext:value-type="float">
            <text:p>0.2988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52" calcext:value-type="float">
            <text:p>0.299152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72" calcext:value-type="float">
            <text:p>0.298872</text:p>
          </table:table-cell>
          <table:table-cell office:value-type="float" office:value="0.298869" calcext:value-type="float">
            <text:p>0.2988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3" calcext:value-type="float">
            <text:p>0.298923</text:p>
          </table:table-cell>
          <table:table-cell office:value-type="float" office:value="0.29892" calcext:value-type="float">
            <text:p>0.298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3" calcext:value-type="float">
            <text:p>0.29903</text:p>
          </table:table-cell>
          <table:table-cell office:value-type="float" office:value="0.299028" calcext:value-type="float">
            <text:p>0.2990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18" calcext:value-type="float">
            <text:p>0.299218</text:p>
          </table:table-cell>
          <table:table-cell office:value-type="float" office:value="0.299216" calcext:value-type="float">
            <text:p>0.2992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3" calcext:value-type="float">
            <text:p>0.298903</text:p>
          </table:table-cell>
          <table:table-cell office:value-type="float" office:value="0.298901" calcext:value-type="float">
            <text:p>0.2989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61" calcext:value-type="float">
            <text:p>0.298961</text:p>
          </table:table-cell>
          <table:table-cell office:value-type="float" office:value="0.298958" calcext:value-type="float">
            <text:p>0.2989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74" calcext:value-type="float">
            <text:p>0.298974</text:p>
          </table:table-cell>
          <table:table-cell office:value-type="float" office:value="0.298971" calcext:value-type="float">
            <text:p>0.2989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9" calcext:value-type="float">
            <text:p>0.29889</text:p>
          </table:table-cell>
          <table:table-cell office:value-type="float" office:value="0.298887" calcext:value-type="float">
            <text:p>0.2988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34" calcext:value-type="float">
            <text:p>0.299034</text:p>
          </table:table-cell>
          <table:table-cell office:value-type="float" office:value="0.299032" calcext:value-type="float">
            <text:p>0.2990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071886" calcext:value-type="float">
            <text:p>0.071886</text:p>
          </table:table-cell>
          <table:table-cell office:value-type="float" office:value="0.071883" calcext:value-type="float">
            <text:p>0.0718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64903" calcext:value-type="float">
            <text:p>0.064903</text:p>
          </table:table-cell>
          <table:table-cell office:value-type="float" office:value="0.064901" calcext:value-type="float">
            <text:p>0.0649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4404" calcext:value-type="float">
            <text:p>0.04404</text:p>
          </table:table-cell>
          <table:table-cell office:value-type="float" office:value="0.044036" calcext:value-type="float">
            <text:p>0.0440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1" calcext:value-type="float">
            <text:p>0.037651</text:p>
          </table:table-cell>
          <table:table-cell office:value-type="float" office:value="0.037648" calcext:value-type="float">
            <text:p>0.0376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08" calcext:value-type="float">
            <text:p>0.037908</text:p>
          </table:table-cell>
          <table:table-cell office:value-type="float" office:value="0.037906" calcext:value-type="float">
            <text:p>0.0379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63" calcext:value-type="float">
            <text:p>0.037763</text:p>
          </table:table-cell>
          <table:table-cell office:value-type="float" office:value="0.03776" calcext:value-type="float">
            <text:p>0.037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3" calcext:value-type="float">
            <text:p>0.037683</text:p>
          </table:table-cell>
          <table:table-cell office:value-type="float" office:value="0.03768" calcext:value-type="float">
            <text:p>0.037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32" calcext:value-type="float">
            <text:p>0.037832</text:p>
          </table:table-cell>
          <table:table-cell office:value-type="float" office:value="0.037829" calcext:value-type="float">
            <text:p>0.0378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4" calcext:value-type="float">
            <text:p>0.037684</text:p>
          </table:table-cell>
          <table:table-cell office:value-type="float" office:value="0.037681" calcext:value-type="float">
            <text:p>0.0376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" calcext:value-type="float">
            <text:p>0.03768</text:p>
          </table:table-cell>
          <table:table-cell office:value-type="float" office:value="0.037677" calcext:value-type="float">
            <text:p>0.0376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7" calcext:value-type="float">
            <text:p>0.037667</text:p>
          </table:table-cell>
          <table:table-cell office:value-type="float" office:value="0.037664" calcext:value-type="float">
            <text:p>0.0376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41" calcext:value-type="float">
            <text:p>0.037841</text:p>
          </table:table-cell>
          <table:table-cell office:value-type="float" office:value="0.037838" calcext:value-type="float">
            <text:p>0.0378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53" calcext:value-type="float">
            <text:p>0.037953</text:p>
          </table:table-cell>
          <table:table-cell office:value-type="float" office:value="0.03795" calcext:value-type="float">
            <text:p>0.037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88" calcext:value-type="float">
            <text:p>0.037788</text:p>
          </table:table-cell>
          <table:table-cell office:value-type="float" office:value="0.037786" calcext:value-type="float">
            <text:p>0.0377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95" calcext:value-type="float">
            <text:p>0.037795</text:p>
          </table:table-cell>
          <table:table-cell office:value-type="float" office:value="0.037792" calcext:value-type="float">
            <text:p>0.0377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06" calcext:value-type="float">
            <text:p>0.037806</text:p>
          </table:table-cell>
          <table:table-cell office:value-type="float" office:value="0.037803" calcext:value-type="float">
            <text:p>0.0378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5" calcext:value-type="float">
            <text:p>0.037775</text:p>
          </table:table-cell>
          <table:table-cell office:value-type="float" office:value="0.037772" calcext:value-type="float">
            <text:p>0.0377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" calcext:value-type="float">
            <text:p>0.03766</text:p>
          </table:table-cell>
          <table:table-cell office:value-type="float" office:value="0.037657" calcext:value-type="float">
            <text:p>0.0376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33" calcext:value-type="float">
            <text:p>0.037933</text:p>
          </table:table-cell>
          <table:table-cell office:value-type="float" office:value="0.037931" calcext:value-type="float">
            <text:p>0.0379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9" calcext:value-type="float">
            <text:p>0.037669</text:p>
          </table:table-cell>
          <table:table-cell office:value-type="float" office:value="0.037666" calcext:value-type="float">
            <text:p>0.03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49" calcext:value-type="float">
            <text:p>0.037749</text:p>
          </table:table-cell>
          <table:table-cell office:value-type="float" office:value="0.037746" calcext:value-type="float">
            <text:p>0.0377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9" calcext:value-type="float">
            <text:p>0.037669</text:p>
          </table:table-cell>
          <table:table-cell office:value-type="float" office:value="0.037666" calcext:value-type="float">
            <text:p>0.03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15" calcext:value-type="float">
            <text:p>0.037915</text:p>
          </table:table-cell>
          <table:table-cell office:value-type="float" office:value="0.037912" calcext:value-type="float">
            <text:p>0.0379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3" calcext:value-type="float">
            <text:p>0.037773</text:p>
          </table:table-cell>
          <table:table-cell office:value-type="float" office:value="0.03777" calcext:value-type="float">
            <text:p>0.037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2" calcext:value-type="float">
            <text:p>0.037772</text:p>
          </table:table-cell>
          <table:table-cell office:value-type="float" office:value="0.03777" calcext:value-type="float">
            <text:p>0.037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25" calcext:value-type="float">
            <text:p>0.037825</text:p>
          </table:table-cell>
          <table:table-cell office:value-type="float" office:value="0.037822" calcext:value-type="float">
            <text:p>0.0378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58" calcext:value-type="float">
            <text:p>0.037958</text:p>
          </table:table-cell>
          <table:table-cell office:value-type="float" office:value="0.037955" calcext:value-type="float">
            <text:p>0.0379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40548" calcext:value-type="float">
            <text:p>0.040548</text:p>
          </table:table-cell>
          <table:table-cell office:value-type="float" office:value="0.040545" calcext:value-type="float">
            <text:p>0.0405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5" calcext:value-type="float">
            <text:p>0.037655</text:p>
          </table:table-cell>
          <table:table-cell office:value-type="float" office:value="0.037652" calcext:value-type="float">
            <text:p>0.0376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1" calcext:value-type="float">
            <text:p>0.037631</text:p>
          </table:table-cell>
          <table:table-cell office:value-type="float" office:value="0.037628" calcext:value-type="float">
            <text:p>0.0376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2" calcext:value-type="float">
            <text:p>0.037622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3" calcext:value-type="float">
            <text:p>0.037653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02" calcext:value-type="float">
            <text:p>0.037502</text:p>
          </table:table-cell>
          <table:table-cell office:value-type="float" office:value="0.0375" calcext:value-type="float">
            <text:p>0.03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5" calcext:value-type="float">
            <text:p>0.037555</text:p>
          </table:table-cell>
          <table:table-cell office:value-type="float" office:value="0.037553" calcext:value-type="float">
            <text:p>0.0375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7" calcext:value-type="float">
            <text:p>0.037657</text:p>
          </table:table-cell>
          <table:table-cell office:value-type="float" office:value="0.037654" calcext:value-type="float">
            <text:p>0.0376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6" calcext:value-type="float">
            <text:p>0.037686</text:p>
          </table:table-cell>
          <table:table-cell office:value-type="float" office:value="0.037683" calcext:value-type="float">
            <text:p>0.0376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45" calcext:value-type="float">
            <text:p>0.037545</text:p>
          </table:table-cell>
          <table:table-cell office:value-type="float" office:value="0.037543" calcext:value-type="float">
            <text:p>0.0375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67" calcext:value-type="float">
            <text:p>0.037767</text:p>
          </table:table-cell>
          <table:table-cell office:value-type="float" office:value="0.037764" calcext:value-type="float">
            <text:p>0.0377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40571" calcext:value-type="float">
            <text:p>0.040571</text:p>
          </table:table-cell>
          <table:table-cell office:value-type="float" office:value="0.040568" calcext:value-type="float">
            <text:p>0.0405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8" calcext:value-type="float">
            <text:p>0.037668</text:p>
          </table:table-cell>
          <table:table-cell office:value-type="float" office:value="0.037666" calcext:value-type="float">
            <text:p>0.03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3" calcext:value-type="float">
            <text:p>0.037663</text:p>
          </table:table-cell>
          <table:table-cell office:value-type="float" office:value="0.037661" calcext:value-type="float">
            <text:p>0.0376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74" calcext:value-type="float">
            <text:p>0.037674</text:p>
          </table:table-cell>
          <table:table-cell office:value-type="float" office:value="0.037671" calcext:value-type="float">
            <text:p>0.0376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94" calcext:value-type="float">
            <text:p>0.037794</text:p>
          </table:table-cell>
          <table:table-cell office:value-type="float" office:value="0.037791" calcext:value-type="float">
            <text:p>0.0377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43" calcext:value-type="float">
            <text:p>0.037643</text:p>
          </table:table-cell>
          <table:table-cell office:value-type="float" office:value="0.037641" calcext:value-type="float">
            <text:p>0.0376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06" calcext:value-type="float">
            <text:p>0.037606</text:p>
          </table:table-cell>
          <table:table-cell office:value-type="float" office:value="0.037603" calcext:value-type="float">
            <text:p>0.0376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7" calcext:value-type="float">
            <text:p>0.037637</text:p>
          </table:table-cell>
          <table:table-cell office:value-type="float" office:value="0.037634" calcext:value-type="float">
            <text:p>0.0376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4" calcext:value-type="float">
            <text:p>0.037554</text:p>
          </table:table-cell>
          <table:table-cell office:value-type="float" office:value="0.037551" calcext:value-type="float">
            <text:p>0.0375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6" calcext:value-type="float">
            <text:p>0.037556</text:p>
          </table:table-cell>
          <table:table-cell office:value-type="float" office:value="0.037554" calcext:value-type="float">
            <text:p>0.0375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6" calcext:value-type="float">
            <text:p>0.037626</text:p>
          </table:table-cell>
          <table:table-cell office:value-type="float" office:value="0.037624" calcext:value-type="float">
            <text:p>0.0376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62" calcext:value-type="float">
            <text:p>0.037762</text:p>
          </table:table-cell>
          <table:table-cell office:value-type="float" office:value="0.037759" calcext:value-type="float">
            <text:p>0.0377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46" calcext:value-type="float">
            <text:p>0.037646</text:p>
          </table:table-cell>
          <table:table-cell office:value-type="float" office:value="0.037644" calcext:value-type="float">
            <text:p>0.0376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81" calcext:value-type="float">
            <text:p>0.037581</text:p>
          </table:table-cell>
          <table:table-cell office:value-type="float" office:value="0.037578" calcext:value-type="float">
            <text:p>0.0375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38" calcext:value-type="float">
            <text:p>0.037538</text:p>
          </table:table-cell>
          <table:table-cell office:value-type="float" office:value="0.037535" calcext:value-type="float">
            <text:p>0.0375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48" calcext:value-type="float">
            <text:p>0.037848</text:p>
          </table:table-cell>
          <table:table-cell office:value-type="float" office:value="0.037845" calcext:value-type="float">
            <text:p>0.0378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49" calcext:value-type="float">
            <text:p>0.037649</text:p>
          </table:table-cell>
          <table:table-cell office:value-type="float" office:value="0.037646" calcext:value-type="float">
            <text:p>0.0376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39" calcext:value-type="float">
            <text:p>0.037539</text:p>
          </table:table-cell>
          <table:table-cell office:value-type="float" office:value="0.037536" calcext:value-type="float">
            <text:p>0.0375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85" calcext:value-type="float">
            <text:p>0.037885</text:p>
          </table:table-cell>
          <table:table-cell office:value-type="float" office:value="0.037882" calcext:value-type="float">
            <text:p>0.0378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52818" calcext:value-type="float">
            <text:p>0.052818</text:p>
          </table:table-cell>
          <table:table-cell office:value-type="float" office:value="0.052815" calcext:value-type="float">
            <text:p>0.0528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3" calcext:value-type="float">
            <text:p>0.037623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1" calcext:value-type="float">
            <text:p>0.037661</text:p>
          </table:table-cell>
          <table:table-cell office:value-type="float" office:value="0.037658" calcext:value-type="float">
            <text:p>0.0376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3" calcext:value-type="float">
            <text:p>0.037653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6" calcext:value-type="float">
            <text:p>0.037556</text:p>
          </table:table-cell>
          <table:table-cell office:value-type="float" office:value="0.037553" calcext:value-type="float">
            <text:p>0.0375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4" calcext:value-type="float">
            <text:p>0.037684</text:p>
          </table:table-cell>
          <table:table-cell office:value-type="float" office:value="0.037681" calcext:value-type="float">
            <text:p>0.0376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52893" calcext:value-type="float">
            <text:p>0.052893</text:p>
          </table:table-cell>
          <table:table-cell office:value-type="float" office:value="0.05289" calcext:value-type="float">
            <text:p>0.052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64" calcext:value-type="float">
            <text:p>0.037564</text:p>
          </table:table-cell>
          <table:table-cell office:value-type="float" office:value="0.037561" calcext:value-type="float">
            <text:p>0.0375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43" calcext:value-type="float">
            <text:p>0.037943</text:p>
          </table:table-cell>
          <table:table-cell office:value-type="float" office:value="0.037941" calcext:value-type="float">
            <text:p>0.0379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9" calcext:value-type="float">
            <text:p>0.037669</text:p>
          </table:table-cell>
          <table:table-cell office:value-type="float" office:value="0.037666" calcext:value-type="float">
            <text:p>0.03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88" calcext:value-type="float">
            <text:p>0.037588</text:p>
          </table:table-cell>
          <table:table-cell office:value-type="float" office:value="0.037586" calcext:value-type="float">
            <text:p>0.0375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32" calcext:value-type="float">
            <text:p>0.037532</text:p>
          </table:table-cell>
          <table:table-cell office:value-type="float" office:value="0.037529" calcext:value-type="float">
            <text:p>0.0375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5" calcext:value-type="float">
            <text:p>0.037635</text:p>
          </table:table-cell>
          <table:table-cell office:value-type="float" office:value="0.037633" calcext:value-type="float">
            <text:p>0.0376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8" calcext:value-type="float">
            <text:p>0.037558</text:p>
          </table:table-cell>
          <table:table-cell office:value-type="float" office:value="0.037555" calcext:value-type="float">
            <text:p>0.0375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48" calcext:value-type="float">
            <text:p>0.037548</text:p>
          </table:table-cell>
          <table:table-cell office:value-type="float" office:value="0.03754" calcext:value-type="float">
            <text:p>0.037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4" calcext:value-type="float">
            <text:p>0.03754</text:p>
          </table:table-cell>
          <table:table-cell office:value-type="float" office:value="0.037537" calcext:value-type="float">
            <text:p>0.0375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43" calcext:value-type="float">
            <text:p>0.037743</text:p>
          </table:table-cell>
          <table:table-cell office:value-type="float" office:value="0.037741" calcext:value-type="float">
            <text:p>0.0377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77" calcext:value-type="float">
            <text:p>0.037577</text:p>
          </table:table-cell>
          <table:table-cell office:value-type="float" office:value="0.037574" calcext:value-type="float">
            <text:p>0.0375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71" calcext:value-type="float">
            <text:p>0.037571</text:p>
          </table:table-cell>
          <table:table-cell office:value-type="float" office:value="0.037568" calcext:value-type="float">
            <text:p>0.0375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78" calcext:value-type="float">
            <text:p>0.037578</text:p>
          </table:table-cell>
          <table:table-cell office:value-type="float" office:value="0.037575" calcext:value-type="float">
            <text:p>0.0375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9" calcext:value-type="float">
            <text:p>0.037629</text:p>
          </table:table-cell>
          <table:table-cell office:value-type="float" office:value="0.037627" calcext:value-type="float">
            <text:p>0.0376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8" calcext:value-type="float">
            <text:p>0.037628</text:p>
          </table:table-cell>
          <table:table-cell office:value-type="float" office:value="0.037625" calcext:value-type="float">
            <text:p>0.0376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42" calcext:value-type="float">
            <text:p>0.037542</text:p>
          </table:table-cell>
          <table:table-cell office:value-type="float" office:value="0.037539" calcext:value-type="float">
            <text:p>0.0375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3" calcext:value-type="float">
            <text:p>0.037623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6" calcext:value-type="float">
            <text:p>0.037636</text:p>
          </table:table-cell>
          <table:table-cell office:value-type="float" office:value="0.037633" calcext:value-type="float">
            <text:p>0.0376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71729" calcext:value-type="float">
            <text:p>0.071729</text:p>
          </table:table-cell>
          <table:table-cell office:value-type="float" office:value="0.071722" calcext:value-type="float">
            <text:p>0.0717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69126" calcext:value-type="float">
            <text:p>0.069126</text:p>
          </table:table-cell>
          <table:table-cell office:value-type="float" office:value="0.069123" calcext:value-type="float">
            <text:p>0.0691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49218" calcext:value-type="float">
            <text:p>0.049218</text:p>
          </table:table-cell>
          <table:table-cell office:value-type="float" office:value="0.049214" calcext:value-type="float">
            <text:p>0.0492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" calcext:value-type="float">
            <text:p>0.03777</text:p>
          </table:table-cell>
          <table:table-cell office:value-type="float" office:value="0.037767" calcext:value-type="float">
            <text:p>0.0377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73" calcext:value-type="float">
            <text:p>0.037873</text:p>
          </table:table-cell>
          <table:table-cell office:value-type="float" office:value="0.037871" calcext:value-type="float">
            <text:p>0.0378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6" calcext:value-type="float">
            <text:p>0.037776</text:p>
          </table:table-cell>
          <table:table-cell office:value-type="float" office:value="0.037773" calcext:value-type="float">
            <text:p>0.0377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25" calcext:value-type="float">
            <text:p>0.037725</text:p>
          </table:table-cell>
          <table:table-cell office:value-type="float" office:value="0.037722" calcext:value-type="float">
            <text:p>0.0377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8" calcext:value-type="float">
            <text:p>0.037638</text:p>
          </table:table-cell>
          <table:table-cell office:value-type="float" office:value="0.037636" calcext:value-type="float">
            <text:p>0.0376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15" calcext:value-type="float">
            <text:p>0.037715</text:p>
          </table:table-cell>
          <table:table-cell office:value-type="float" office:value="0.037713" calcext:value-type="float">
            <text:p>0.0377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8" calcext:value-type="float">
            <text:p>0.03798</text:p>
          </table:table-cell>
          <table:table-cell office:value-type="float" office:value="0.037978" calcext:value-type="float">
            <text:p>0.037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16" calcext:value-type="float">
            <text:p>0.037816</text:p>
          </table:table-cell>
          <table:table-cell office:value-type="float" office:value="0.037813" calcext:value-type="float">
            <text:p>0.037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07" calcext:value-type="float">
            <text:p>0.037707</text:p>
          </table:table-cell>
          <table:table-cell office:value-type="float" office:value="0.037704" calcext:value-type="float">
            <text:p>0.0377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9" calcext:value-type="float">
            <text:p>0.037639</text:p>
          </table:table-cell>
          <table:table-cell office:value-type="float" office:value="0.037636" calcext:value-type="float">
            <text:p>0.0376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24" calcext:value-type="float">
            <text:p>0.037824</text:p>
          </table:table-cell>
          <table:table-cell office:value-type="float" office:value="0.037821" calcext:value-type="float">
            <text:p>0.0378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97" calcext:value-type="float">
            <text:p>0.037697</text:p>
          </table:table-cell>
          <table:table-cell office:value-type="float" office:value="0.037694" calcext:value-type="float">
            <text:p>0.0376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" calcext:value-type="float">
            <text:p>0.0376</text:p>
          </table:table-cell>
          <table:table-cell office:value-type="float" office:value="0.037597" calcext:value-type="float">
            <text:p>0.0375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43" calcext:value-type="float">
            <text:p>0.037643</text:p>
          </table:table-cell>
          <table:table-cell office:value-type="float" office:value="0.03764" calcext:value-type="float">
            <text:p>0.037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7" calcext:value-type="float">
            <text:p>0.03767</text:p>
          </table:table-cell>
          <table:table-cell office:value-type="float" office:value="0.037667" calcext:value-type="float">
            <text:p>0.0376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75033" calcext:value-type="float">
            <text:p>0.075033</text:p>
          </table:table-cell>
          <table:table-cell office:value-type="float" office:value="0.07503" calcext:value-type="float">
            <text:p>0.075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57" calcext:value-type="float">
            <text:p>0.075157</text:p>
          </table:table-cell>
          <table:table-cell office:value-type="float" office:value="0.075155" calcext:value-type="float">
            <text:p>0.075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55" calcext:value-type="float">
            <text:p>0.075355</text:p>
          </table:table-cell>
          <table:table-cell office:value-type="float" office:value="0.075353" calcext:value-type="float">
            <text:p>0.0753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84" calcext:value-type="float">
            <text:p>0.075084</text:p>
          </table:table-cell>
          <table:table-cell office:value-type="float" office:value="0.075081" calcext:value-type="float">
            <text:p>0.0750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7" calcext:value-type="float">
            <text:p>0.075027</text:p>
          </table:table-cell>
          <table:table-cell office:value-type="float" office:value="0.075024" calcext:value-type="float">
            <text:p>0.0750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71" calcext:value-type="float">
            <text:p>0.075171</text:p>
          </table:table-cell>
          <table:table-cell office:value-type="float" office:value="0.075168" calcext:value-type="float">
            <text:p>0.0751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2" calcext:value-type="float">
            <text:p>0.075062</text:p>
          </table:table-cell>
          <table:table-cell office:value-type="float" office:value="0.075059" calcext:value-type="float">
            <text:p>0.0750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98" calcext:value-type="float">
            <text:p>0.075098</text:p>
          </table:table-cell>
          <table:table-cell office:value-type="float" office:value="0.075095" calcext:value-type="float">
            <text:p>0.0750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24" calcext:value-type="float">
            <text:p>0.075124</text:p>
          </table:table-cell>
          <table:table-cell office:value-type="float" office:value="0.075122" calcext:value-type="float">
            <text:p>0.0751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68" calcext:value-type="float">
            <text:p>0.075168</text:p>
          </table:table-cell>
          <table:table-cell office:value-type="float" office:value="0.075166" calcext:value-type="float">
            <text:p>0.0751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82" calcext:value-type="float">
            <text:p>0.075182</text:p>
          </table:table-cell>
          <table:table-cell office:value-type="float" office:value="0.07518" calcext:value-type="float">
            <text:p>0.075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52" calcext:value-type="float">
            <text:p>0.074952</text:p>
          </table:table-cell>
          <table:table-cell office:value-type="float" office:value="0.074949" calcext:value-type="float">
            <text:p>0.0749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4" calcext:value-type="float">
            <text:p>0.075134</text:p>
          </table:table-cell>
          <table:table-cell office:value-type="float" office:value="0.075131" calcext:value-type="float">
            <text:p>0.0751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51" calcext:value-type="float">
            <text:p>0.075251</text:p>
          </table:table-cell>
          <table:table-cell office:value-type="float" office:value="0.075249" calcext:value-type="float">
            <text:p>0.0752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47" calcext:value-type="float">
            <text:p>0.074947</text:p>
          </table:table-cell>
          <table:table-cell office:value-type="float" office:value="0.074945" calcext:value-type="float">
            <text:p>0.0749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719" calcext:value-type="float">
            <text:p>0.075719</text:p>
          </table:table-cell>
          <table:table-cell office:value-type="float" office:value="0.075716" calcext:value-type="float">
            <text:p>0.0757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61" calcext:value-type="float">
            <text:p>0.074961</text:p>
          </table:table-cell>
          <table:table-cell office:value-type="float" office:value="0.074958" calcext:value-type="float">
            <text:p>0.0749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6" calcext:value-type="float">
            <text:p>0.075026</text:p>
          </table:table-cell>
          <table:table-cell office:value-type="float" office:value="0.075024" calcext:value-type="float">
            <text:p>0.0750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98" calcext:value-type="float">
            <text:p>0.074998</text:p>
          </table:table-cell>
          <table:table-cell office:value-type="float" office:value="0.074995" calcext:value-type="float">
            <text:p>0.0749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6" calcext:value-type="float">
            <text:p>0.075136</text:p>
          </table:table-cell>
          <table:table-cell office:value-type="float" office:value="0.075134" calcext:value-type="float">
            <text:p>0.0751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86" calcext:value-type="float">
            <text:p>0.075186</text:p>
          </table:table-cell>
          <table:table-cell office:value-type="float" office:value="0.075183" calcext:value-type="float">
            <text:p>0.0751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59" calcext:value-type="float">
            <text:p>0.075159</text:p>
          </table:table-cell>
          <table:table-cell office:value-type="float" office:value="0.075157" calcext:value-type="float">
            <text:p>0.0751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9" calcext:value-type="float">
            <text:p>0.07539</text:p>
          </table:table-cell>
          <table:table-cell office:value-type="float" office:value="0.075387" calcext:value-type="float">
            <text:p>0.0753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2" calcext:value-type="float">
            <text:p>0.075032</text:p>
          </table:table-cell>
          <table:table-cell office:value-type="float" office:value="0.075029" calcext:value-type="float">
            <text:p>0.0750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08" calcext:value-type="float">
            <text:p>0.075208</text:p>
          </table:table-cell>
          <table:table-cell office:value-type="float" office:value="0.075205" calcext:value-type="float">
            <text:p>0.0752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47" calcext:value-type="float">
            <text:p>0.075047</text:p>
          </table:table-cell>
          <table:table-cell office:value-type="float" office:value="0.075044" calcext:value-type="float">
            <text:p>0.0750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28" calcext:value-type="float">
            <text:p>0.075328</text:p>
          </table:table-cell>
          <table:table-cell office:value-type="float" office:value="0.075325" calcext:value-type="float">
            <text:p>0.0753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3" calcext:value-type="float">
            <text:p>0.075133</text:p>
          </table:table-cell>
          <table:table-cell office:value-type="float" office:value="0.07513" calcext:value-type="float">
            <text:p>0.075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16" calcext:value-type="float">
            <text:p>0.075016</text:p>
          </table:table-cell>
          <table:table-cell office:value-type="float" office:value="0.075014" calcext:value-type="float">
            <text:p>0.0750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3" calcext:value-type="float">
            <text:p>0.07523</text:p>
          </table:table-cell>
          <table:table-cell office:value-type="float" office:value="0.075227" calcext:value-type="float">
            <text:p>0.0752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45" calcext:value-type="float">
            <text:p>0.075245</text:p>
          </table:table-cell>
          <table:table-cell office:value-type="float" office:value="0.075242" calcext:value-type="float">
            <text:p>0.0752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42" calcext:value-type="float">
            <text:p>0.075042</text:p>
          </table:table-cell>
          <table:table-cell office:value-type="float" office:value="0.07504" calcext:value-type="float">
            <text:p>0.075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84" calcext:value-type="float">
            <text:p>0.074984</text:p>
          </table:table-cell>
          <table:table-cell office:value-type="float" office:value="0.074981" calcext:value-type="float">
            <text:p>0.0749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11" calcext:value-type="float">
            <text:p>0.075111</text:p>
          </table:table-cell>
          <table:table-cell office:value-type="float" office:value="0.075108" calcext:value-type="float">
            <text:p>0.0751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47" calcext:value-type="float">
            <text:p>0.075347</text:p>
          </table:table-cell>
          <table:table-cell office:value-type="float" office:value="0.075344" calcext:value-type="float">
            <text:p>0.0753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9" calcext:value-type="float">
            <text:p>0.075069</text:p>
          </table:table-cell>
          <table:table-cell office:value-type="float" office:value="0.075066" calcext:value-type="float">
            <text:p>0.0750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59" calcext:value-type="float">
            <text:p>0.075159</text:p>
          </table:table-cell>
          <table:table-cell office:value-type="float" office:value="0.075156" calcext:value-type="float">
            <text:p>0.0751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8" calcext:value-type="float">
            <text:p>0.075068</text:p>
          </table:table-cell>
          <table:table-cell office:value-type="float" office:value="0.075065" calcext:value-type="float">
            <text:p>0.0750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28" calcext:value-type="float">
            <text:p>0.075228</text:p>
          </table:table-cell>
          <table:table-cell office:value-type="float" office:value="0.075225" calcext:value-type="float">
            <text:p>0.0752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87" calcext:value-type="float">
            <text:p>0.075087</text:p>
          </table:table-cell>
          <table:table-cell office:value-type="float" office:value="0.075084" calcext:value-type="float">
            <text:p>0.0750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05" calcext:value-type="float">
            <text:p>0.075305</text:p>
          </table:table-cell>
          <table:table-cell office:value-type="float" office:value="0.075302" calcext:value-type="float">
            <text:p>0.0753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2" calcext:value-type="float">
            <text:p>0.07492</text:p>
          </table:table-cell>
          <table:table-cell office:value-type="float" office:value="0.074917" calcext:value-type="float">
            <text:p>0.0749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77" calcext:value-type="float">
            <text:p>0.075077</text:p>
          </table:table-cell>
          <table:table-cell office:value-type="float" office:value="0.075075" calcext:value-type="float">
            <text:p>0.0750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26" calcext:value-type="float">
            <text:p>0.075226</text:p>
          </table:table-cell>
          <table:table-cell office:value-type="float" office:value="0.075223" calcext:value-type="float">
            <text:p>0.0752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" calcext:value-type="float">
            <text:p>0.07513</text:p>
          </table:table-cell>
          <table:table-cell office:value-type="float" office:value="0.075128" calcext:value-type="float">
            <text:p>0.0751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43" calcext:value-type="float">
            <text:p>0.074943</text:p>
          </table:table-cell>
          <table:table-cell office:value-type="float" office:value="0.074941" calcext:value-type="float">
            <text:p>0.0749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31" calcext:value-type="float">
            <text:p>0.075231</text:p>
          </table:table-cell>
          <table:table-cell office:value-type="float" office:value="0.075228" calcext:value-type="float">
            <text:p>0.0752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" calcext:value-type="float">
            <text:p>0.07502</text:p>
          </table:table-cell>
          <table:table-cell office:value-type="float" office:value="0.075017" calcext:value-type="float">
            <text:p>0.0750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42" calcext:value-type="float">
            <text:p>0.075142</text:p>
          </table:table-cell>
          <table:table-cell office:value-type="float" office:value="0.07514" calcext:value-type="float">
            <text:p>0.07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8" calcext:value-type="float">
            <text:p>0.07508</text:p>
          </table:table-cell>
          <table:table-cell office:value-type="float" office:value="0.075077" calcext:value-type="float">
            <text:p>0.0750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56" calcext:value-type="float">
            <text:p>0.075056</text:p>
          </table:table-cell>
          <table:table-cell office:value-type="float" office:value="0.075053" calcext:value-type="float">
            <text:p>0.0750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6" calcext:value-type="float">
            <text:p>0.075026</text:p>
          </table:table-cell>
          <table:table-cell office:value-type="float" office:value="0.075023" calcext:value-type="float">
            <text:p>0.0750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89" calcext:value-type="float">
            <text:p>0.075289</text:p>
          </table:table-cell>
          <table:table-cell office:value-type="float" office:value="0.075287" calcext:value-type="float">
            <text:p>0.0752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1" calcext:value-type="float">
            <text:p>0.075061</text:p>
          </table:table-cell>
          <table:table-cell office:value-type="float" office:value="0.075058" calcext:value-type="float">
            <text:p>0.0750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52" calcext:value-type="float">
            <text:p>0.075052</text:p>
          </table:table-cell>
          <table:table-cell office:value-type="float" office:value="0.075049" calcext:value-type="float">
            <text:p>0.0750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" calcext:value-type="float">
            <text:p>0.07503</text:p>
          </table:table-cell>
          <table:table-cell office:value-type="float" office:value="0.075027" calcext:value-type="float">
            <text:p>0.0750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76" calcext:value-type="float">
            <text:p>0.075176</text:p>
          </table:table-cell>
          <table:table-cell office:value-type="float" office:value="0.075173" calcext:value-type="float">
            <text:p>0.0751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4" calcext:value-type="float">
            <text:p>0.075024</text:p>
          </table:table-cell>
          <table:table-cell office:value-type="float" office:value="0.075021" calcext:value-type="float">
            <text:p>0.0750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42" calcext:value-type="float">
            <text:p>0.075042</text:p>
          </table:table-cell>
          <table:table-cell office:value-type="float" office:value="0.075039" calcext:value-type="float">
            <text:p>0.0750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91" calcext:value-type="float">
            <text:p>0.075091</text:p>
          </table:table-cell>
          <table:table-cell office:value-type="float" office:value="0.075088" calcext:value-type="float">
            <text:p>0.0750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409" calcext:value-type="float">
            <text:p>0.075409</text:p>
          </table:table-cell>
          <table:table-cell office:value-type="float" office:value="0.075406" calcext:value-type="float">
            <text:p>0.0754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41" calcext:value-type="float">
            <text:p>0.075241</text:p>
          </table:table-cell>
          <table:table-cell office:value-type="float" office:value="0.075238" calcext:value-type="float">
            <text:p>0.0752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4" calcext:value-type="float">
            <text:p>0.075064</text:p>
          </table:table-cell>
          <table:table-cell office:value-type="float" office:value="0.075061" calcext:value-type="float">
            <text:p>0.0750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13" calcext:value-type="float">
            <text:p>0.075013</text:p>
          </table:table-cell>
          <table:table-cell office:value-type="float" office:value="0.07501" calcext:value-type="float">
            <text:p>0.075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81" calcext:value-type="float">
            <text:p>0.075281</text:p>
          </table:table-cell>
          <table:table-cell office:value-type="float" office:value="0.075278" calcext:value-type="float">
            <text:p>0.0752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1" calcext:value-type="float">
            <text:p>0.075021</text:p>
          </table:table-cell>
          <table:table-cell office:value-type="float" office:value="0.075018" calcext:value-type="float">
            <text:p>0.0750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36" calcext:value-type="float">
            <text:p>0.075236</text:p>
          </table:table-cell>
          <table:table-cell office:value-type="float" office:value="0.075233" calcext:value-type="float">
            <text:p>0.0752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69" calcext:value-type="float">
            <text:p>0.075269</text:p>
          </table:table-cell>
          <table:table-cell office:value-type="float" office:value="0.075266" calcext:value-type="float">
            <text:p>0.0752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22" calcext:value-type="float">
            <text:p>0.075122</text:p>
          </table:table-cell>
          <table:table-cell office:value-type="float" office:value="0.075119" calcext:value-type="float">
            <text:p>0.0751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63" calcext:value-type="float">
            <text:p>0.074963</text:p>
          </table:table-cell>
          <table:table-cell office:value-type="float" office:value="0.074961" calcext:value-type="float">
            <text:p>0.0749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13" calcext:value-type="float">
            <text:p>0.074913</text:p>
          </table:table-cell>
          <table:table-cell office:value-type="float" office:value="0.074911" calcext:value-type="float">
            <text:p>0.0749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21" calcext:value-type="float">
            <text:p>0.074921</text:p>
          </table:table-cell>
          <table:table-cell office:value-type="float" office:value="0.074919" calcext:value-type="float">
            <text:p>0.0749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8" calcext:value-type="float">
            <text:p>0.07518</text:p>
          </table:table-cell>
          <table:table-cell office:value-type="float" office:value="0.075177" calcext:value-type="float">
            <text:p>0.0751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25" calcext:value-type="float">
            <text:p>0.075125</text:p>
          </table:table-cell>
          <table:table-cell office:value-type="float" office:value="0.075122" calcext:value-type="float">
            <text:p>0.0751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96" calcext:value-type="float">
            <text:p>0.075196</text:p>
          </table:table-cell>
          <table:table-cell office:value-type="float" office:value="0.075193" calcext:value-type="float">
            <text:p>0.0751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95" calcext:value-type="float">
            <text:p>0.075195</text:p>
          </table:table-cell>
          <table:table-cell office:value-type="float" office:value="0.075192" calcext:value-type="float">
            <text:p>0.0751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27" calcext:value-type="float">
            <text:p>0.075127</text:p>
          </table:table-cell>
          <table:table-cell office:value-type="float" office:value="0.075124" calcext:value-type="float">
            <text:p>0.0751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55" calcext:value-type="float">
            <text:p>0.075255</text:p>
          </table:table-cell>
          <table:table-cell office:value-type="float" office:value="0.075252" calcext:value-type="float">
            <text:p>0.07525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5" calcext:value-type="float">
            <text:p>0.075035</text:p>
          </table:table-cell>
          <table:table-cell office:value-type="float" office:value="0.075033" calcext:value-type="float">
            <text:p>0.0750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93" calcext:value-type="float">
            <text:p>0.075093</text:p>
          </table:table-cell>
          <table:table-cell office:value-type="float" office:value="0.07509" calcext:value-type="float">
            <text:p>0.07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5" calcext:value-type="float">
            <text:p>0.075035</text:p>
          </table:table-cell>
          <table:table-cell office:value-type="float" office:value="0.075033" calcext:value-type="float">
            <text:p>0.0750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42" calcext:value-type="float">
            <text:p>0.075142</text:p>
          </table:table-cell>
          <table:table-cell office:value-type="float" office:value="0.075139" calcext:value-type="float">
            <text:p>0.0751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96" calcext:value-type="float">
            <text:p>0.074996</text:p>
          </table:table-cell>
          <table:table-cell office:value-type="float" office:value="0.074993" calcext:value-type="float">
            <text:p>0.0749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6" calcext:value-type="float">
            <text:p>0.075036</text:p>
          </table:table-cell>
          <table:table-cell office:value-type="float" office:value="0.075034" calcext:value-type="float">
            <text:p>0.0750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75" calcext:value-type="float">
            <text:p>0.075075</text:p>
          </table:table-cell>
          <table:table-cell office:value-type="float" office:value="0.075073" calcext:value-type="float">
            <text:p>0.0750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89" calcext:value-type="float">
            <text:p>0.075089</text:p>
          </table:table-cell>
          <table:table-cell office:value-type="float" office:value="0.075086" calcext:value-type="float">
            <text:p>0.0750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79" calcext:value-type="float">
            <text:p>0.075279</text:p>
          </table:table-cell>
          <table:table-cell office:value-type="float" office:value="0.075276" calcext:value-type="float">
            <text:p>0.0752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23" calcext:value-type="float">
            <text:p>0.075223</text:p>
          </table:table-cell>
          <table:table-cell office:value-type="float" office:value="0.07522" calcext:value-type="float">
            <text:p>0.075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06" calcext:value-type="float">
            <text:p>0.075206</text:p>
          </table:table-cell>
          <table:table-cell office:value-type="float" office:value="0.075204" calcext:value-type="float">
            <text:p>0.0752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75" calcext:value-type="float">
            <text:p>0.075175</text:p>
          </table:table-cell>
          <table:table-cell office:value-type="float" office:value="0.075172" calcext:value-type="float">
            <text:p>0.0751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63" calcext:value-type="float">
            <text:p>0.074963</text:p>
          </table:table-cell>
          <table:table-cell office:value-type="float" office:value="0.07496" calcext:value-type="float">
            <text:p>0.074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074997" calcext:value-type="float">
            <text:p>0.0749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5" calcext:value-type="float">
            <text:p>0.075025</text:p>
          </table:table-cell>
          <table:table-cell office:value-type="float" office:value="0.075022" calcext:value-type="float">
            <text:p>0.0750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12" calcext:value-type="float">
            <text:p>0.075212</text:p>
          </table:table-cell>
          <table:table-cell office:value-type="float" office:value="0.075209" calcext:value-type="float">
            <text:p>0.0752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82" calcext:value-type="float">
            <text:p>0.075182</text:p>
          </table:table-cell>
          <table:table-cell office:value-type="float" office:value="0.075179" calcext:value-type="float">
            <text:p>0.0751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7" calcext:value-type="float">
            <text:p>0.075027</text:p>
          </table:table-cell>
          <table:table-cell office:value-type="float" office:value="0.075025" calcext:value-type="float">
            <text:p>0.0750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" calcext:value-type="float">
            <text:p>0.07506</text:p>
          </table:table-cell>
          <table:table-cell office:value-type="float" office:value="0.075057" calcext:value-type="float">
            <text:p>0.0750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16" calcext:value-type="float">
            <text:p>0.075016</text:p>
          </table:table-cell>
          <table:table-cell office:value-type="float" office:value="0.075013" calcext:value-type="float">
            <text:p>0.0750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72" calcext:value-type="float">
            <text:p>0.075272</text:p>
          </table:table-cell>
          <table:table-cell office:value-type="float" office:value="0.075269" calcext:value-type="float">
            <text:p>0.0752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6" calcext:value-type="float">
            <text:p>0.075136</text:p>
          </table:table-cell>
          <table:table-cell office:value-type="float" office:value="0.075134" calcext:value-type="float">
            <text:p>0.0751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150167" calcext:value-type="float">
            <text:p>0.150167</text:p>
          </table:table-cell>
          <table:table-cell office:value-type="float" office:value="0.150164" calcext:value-type="float">
            <text:p>0.1501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35" calcext:value-type="float">
            <text:p>0.149835</text:p>
          </table:table-cell>
          <table:table-cell office:value-type="float" office:value="0.149832" calcext:value-type="float">
            <text:p>0.1498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7" calcext:value-type="float">
            <text:p>0.14987</text:p>
          </table:table-cell>
          <table:table-cell office:value-type="float" office:value="0.149867" calcext:value-type="float">
            <text:p>0.1498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96" calcext:value-type="float">
            <text:p>0.149896</text:p>
          </table:table-cell>
          <table:table-cell office:value-type="float" office:value="0.149894" calcext:value-type="float">
            <text:p>0.1498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96" calcext:value-type="float">
            <text:p>0.149796</text:p>
          </table:table-cell>
          <table:table-cell office:value-type="float" office:value="0.149793" calcext:value-type="float">
            <text:p>0.1497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19" calcext:value-type="float">
            <text:p>0.149819</text:p>
          </table:table-cell>
          <table:table-cell office:value-type="float" office:value="0.149816" calcext:value-type="float">
            <text:p>0.1498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87" calcext:value-type="float">
            <text:p>0.149987</text:p>
          </table:table-cell>
          <table:table-cell office:value-type="float" office:value="0.149984" calcext:value-type="float">
            <text:p>0.1499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48" calcext:value-type="float">
            <text:p>0.149848</text:p>
          </table:table-cell>
          <table:table-cell office:value-type="float" office:value="0.149845" calcext:value-type="float">
            <text:p>0.1498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79" calcext:value-type="float">
            <text:p>0.149879</text:p>
          </table:table-cell>
          <table:table-cell office:value-type="float" office:value="0.149876" calcext:value-type="float">
            <text:p>0.1498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8" calcext:value-type="float">
            <text:p>0.15008</text:p>
          </table:table-cell>
          <table:table-cell office:value-type="float" office:value="0.150077" calcext:value-type="float">
            <text:p>0.1500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7" calcext:value-type="float">
            <text:p>0.149957</text:p>
          </table:table-cell>
          <table:table-cell office:value-type="float" office:value="0.149955" calcext:value-type="float">
            <text:p>0.1499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2" calcext:value-type="float">
            <text:p>0.150022</text:p>
          </table:table-cell>
          <table:table-cell office:value-type="float" office:value="0.15002" calcext:value-type="float">
            <text:p>0.150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8" calcext:value-type="float">
            <text:p>0.149868</text:p>
          </table:table-cell>
          <table:table-cell office:value-type="float" office:value="0.149865" calcext:value-type="float">
            <text:p>0.1498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47" calcext:value-type="float">
            <text:p>0.149847</text:p>
          </table:table-cell>
          <table:table-cell office:value-type="float" office:value="0.149844" calcext:value-type="float">
            <text:p>0.1498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4" calcext:value-type="float">
            <text:p>0.149864</text:p>
          </table:table-cell>
          <table:table-cell office:value-type="float" office:value="0.149861" calcext:value-type="float">
            <text:p>0.1498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94" calcext:value-type="float">
            <text:p>0.149794</text:p>
          </table:table-cell>
          <table:table-cell office:value-type="float" office:value="0.149791" calcext:value-type="float">
            <text:p>0.1497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05" calcext:value-type="float">
            <text:p>0.149905</text:p>
          </table:table-cell>
          <table:table-cell office:value-type="float" office:value="0.149902" calcext:value-type="float">
            <text:p>0.1499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61" calcext:value-type="float">
            <text:p>0.150061</text:p>
          </table:table-cell>
          <table:table-cell office:value-type="float" office:value="0.150058" calcext:value-type="float">
            <text:p>0.1500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9" calcext:value-type="float">
            <text:p>0.149959</text:p>
          </table:table-cell>
          <table:table-cell office:value-type="float" office:value="0.149956" calcext:value-type="float">
            <text:p>0.1499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4" calcext:value-type="float">
            <text:p>0.150014</text:p>
          </table:table-cell>
          <table:table-cell office:value-type="float" office:value="0.150011" calcext:value-type="float">
            <text:p>0.1500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5" calcext:value-type="float">
            <text:p>0.149955</text:p>
          </table:table-cell>
          <table:table-cell office:value-type="float" office:value="0.149952" calcext:value-type="float">
            <text:p>0.1499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96" calcext:value-type="float">
            <text:p>0.149796</text:p>
          </table:table-cell>
          <table:table-cell office:value-type="float" office:value="0.149793" calcext:value-type="float">
            <text:p>0.1497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35" calcext:value-type="float">
            <text:p>0.149735</text:p>
          </table:table-cell>
          <table:table-cell office:value-type="float" office:value="0.149732" calcext:value-type="float">
            <text:p>0.1497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5" calcext:value-type="float">
            <text:p>0.150025</text:p>
          </table:table-cell>
          <table:table-cell office:value-type="float" office:value="0.150022" calcext:value-type="float">
            <text:p>0.1500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4" calcext:value-type="float">
            <text:p>0.149954</text:p>
          </table:table-cell>
          <table:table-cell office:value-type="float" office:value="0.149951" calcext:value-type="float">
            <text:p>0.1499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14" calcext:value-type="float">
            <text:p>0.150114</text:p>
          </table:table-cell>
          <table:table-cell office:value-type="float" office:value="0.150111" calcext:value-type="float">
            <text:p>0.1501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2" calcext:value-type="float">
            <text:p>0.149862</text:p>
          </table:table-cell>
          <table:table-cell office:value-type="float" office:value="0.149859" calcext:value-type="float">
            <text:p>0.1498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44" calcext:value-type="float">
            <text:p>0.149844</text:p>
          </table:table-cell>
          <table:table-cell office:value-type="float" office:value="0.149841" calcext:value-type="float">
            <text:p>0.1498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17" calcext:value-type="float">
            <text:p>0.149817</text:p>
          </table:table-cell>
          <table:table-cell office:value-type="float" office:value="0.149815" calcext:value-type="float">
            <text:p>0.1498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99" calcext:value-type="float">
            <text:p>0.149899</text:p>
          </table:table-cell>
          <table:table-cell office:value-type="float" office:value="0.149897" calcext:value-type="float">
            <text:p>0.1498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43" calcext:value-type="float">
            <text:p>0.149943</text:p>
          </table:table-cell>
          <table:table-cell office:value-type="float" office:value="0.14994" calcext:value-type="float">
            <text:p>0.149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27" calcext:value-type="float">
            <text:p>0.149827</text:p>
          </table:table-cell>
          <table:table-cell office:value-type="float" office:value="0.149824" calcext:value-type="float">
            <text:p>0.1498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38" calcext:value-type="float">
            <text:p>0.149838</text:p>
          </table:table-cell>
          <table:table-cell office:value-type="float" office:value="0.149835" calcext:value-type="float">
            <text:p>0.1498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93" calcext:value-type="float">
            <text:p>0.149993</text:p>
          </table:table-cell>
          <table:table-cell office:value-type="float" office:value="0.149991" calcext:value-type="float">
            <text:p>0.149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6" calcext:value-type="float">
            <text:p>0.150016</text:p>
          </table:table-cell>
          <table:table-cell office:value-type="float" office:value="0.150014" calcext:value-type="float">
            <text:p>0.1500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37" calcext:value-type="float">
            <text:p>0.150037</text:p>
          </table:table-cell>
          <table:table-cell office:value-type="float" office:value="0.150034" calcext:value-type="float">
            <text:p>0.1500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62" calcext:value-type="float">
            <text:p>0.150062</text:p>
          </table:table-cell>
          <table:table-cell office:value-type="float" office:value="0.150059" calcext:value-type="float">
            <text:p>0.1500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78" calcext:value-type="float">
            <text:p>0.150078</text:p>
          </table:table-cell>
          <table:table-cell office:value-type="float" office:value="0.150075" calcext:value-type="float">
            <text:p>0.1500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23" calcext:value-type="float">
            <text:p>0.150123</text:p>
          </table:table-cell>
          <table:table-cell office:value-type="float" office:value="0.15012" calcext:value-type="float">
            <text:p>0.150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9" calcext:value-type="float">
            <text:p>0.149869</text:p>
          </table:table-cell>
          <table:table-cell office:value-type="float" office:value="0.149866" calcext:value-type="float">
            <text:p>0.1498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94" calcext:value-type="float">
            <text:p>0.149994</text:p>
          </table:table-cell>
          <table:table-cell office:value-type="float" office:value="0.149991" calcext:value-type="float">
            <text:p>0.149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7" calcext:value-type="float">
            <text:p>0.14997</text:p>
          </table:table-cell>
          <table:table-cell office:value-type="float" office:value="0.149967" calcext:value-type="float">
            <text:p>0.149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49998" calcext:value-type="float">
            <text:p>0.1499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57" calcext:value-type="float">
            <text:p>0.149857</text:p>
          </table:table-cell>
          <table:table-cell office:value-type="float" office:value="0.149854" calcext:value-type="float">
            <text:p>0.14985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29" calcext:value-type="float">
            <text:p>0.149829</text:p>
          </table:table-cell>
          <table:table-cell office:value-type="float" office:value="0.149826" calcext:value-type="float">
            <text:p>0.1498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" calcext:value-type="float">
            <text:p>0.1498</text:p>
          </table:table-cell>
          <table:table-cell office:value-type="float" office:value="0.149798" calcext:value-type="float">
            <text:p>0.1497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71" calcext:value-type="float">
            <text:p>0.149871</text:p>
          </table:table-cell>
          <table:table-cell office:value-type="float" office:value="0.149868" calcext:value-type="float">
            <text:p>0.1498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12" calcext:value-type="float">
            <text:p>0.149912</text:p>
          </table:table-cell>
          <table:table-cell office:value-type="float" office:value="0.149909" calcext:value-type="float">
            <text:p>0.1499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97" calcext:value-type="float">
            <text:p>0.149997</text:p>
          </table:table-cell>
          <table:table-cell office:value-type="float" office:value="0.149994" calcext:value-type="float">
            <text:p>0.1499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41" calcext:value-type="float">
            <text:p>0.150141</text:p>
          </table:table-cell>
          <table:table-cell office:value-type="float" office:value="0.150139" calcext:value-type="float">
            <text:p>0.1501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41" calcext:value-type="float">
            <text:p>0.150141</text:p>
          </table:table-cell>
          <table:table-cell office:value-type="float" office:value="0.150138" calcext:value-type="float">
            <text:p>0.1501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93" calcext:value-type="float">
            <text:p>0.149993</text:p>
          </table:table-cell>
          <table:table-cell office:value-type="float" office:value="0.149991" calcext:value-type="float">
            <text:p>0.149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44" calcext:value-type="float">
            <text:p>0.149944</text:p>
          </table:table-cell>
          <table:table-cell office:value-type="float" office:value="0.149941" calcext:value-type="float">
            <text:p>0.1499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3" calcext:value-type="float">
            <text:p>0.149863</text:p>
          </table:table-cell>
          <table:table-cell office:value-type="float" office:value="0.14986" calcext:value-type="float">
            <text:p>0.149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22" calcext:value-type="float">
            <text:p>0.149822</text:p>
          </table:table-cell>
          <table:table-cell office:value-type="float" office:value="0.149819" calcext:value-type="float">
            <text:p>0.1498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8" calcext:value-type="float">
            <text:p>0.150018</text:p>
          </table:table-cell>
          <table:table-cell office:value-type="float" office:value="0.150015" calcext:value-type="float">
            <text:p>0.1500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78" calcext:value-type="float">
            <text:p>0.149978</text:p>
          </table:table-cell>
          <table:table-cell office:value-type="float" office:value="0.149975" calcext:value-type="float">
            <text:p>0.1499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01" calcext:value-type="float">
            <text:p>0.150001</text:p>
          </table:table-cell>
          <table:table-cell office:value-type="float" office:value="0.149998" calcext:value-type="float">
            <text:p>0.1499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78" calcext:value-type="float">
            <text:p>0.150078</text:p>
          </table:table-cell>
          <table:table-cell office:value-type="float" office:value="0.150076" calcext:value-type="float">
            <text:p>0.1500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8" calcext:value-type="float">
            <text:p>0.149958</text:p>
          </table:table-cell>
          <table:table-cell office:value-type="float" office:value="0.149955" calcext:value-type="float">
            <text:p>0.1499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99" calcext:value-type="float">
            <text:p>0.150099</text:p>
          </table:table-cell>
          <table:table-cell office:value-type="float" office:value="0.150096" calcext:value-type="float">
            <text:p>0.1500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5" calcext:value-type="float">
            <text:p>0.150025</text:p>
          </table:table-cell>
          <table:table-cell office:value-type="float" office:value="0.150022" calcext:value-type="float">
            <text:p>0.1500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58" calcext:value-type="float">
            <text:p>0.150158</text:p>
          </table:table-cell>
          <table:table-cell office:value-type="float" office:value="0.150155" calcext:value-type="float">
            <text:p>0.1501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61" calcext:value-type="float">
            <text:p>0.150061</text:p>
          </table:table-cell>
          <table:table-cell office:value-type="float" office:value="0.150058" calcext:value-type="float">
            <text:p>0.1500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3" calcext:value-type="float">
            <text:p>0.15013</text:p>
          </table:table-cell>
          <table:table-cell office:value-type="float" office:value="0.150127" calcext:value-type="float">
            <text:p>0.1501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09" calcext:value-type="float">
            <text:p>0.149909</text:p>
          </table:table-cell>
          <table:table-cell office:value-type="float" office:value="0.149906" calcext:value-type="float">
            <text:p>0.1499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68" calcext:value-type="float">
            <text:p>0.149968</text:p>
          </table:table-cell>
          <table:table-cell office:value-type="float" office:value="0.149965" calcext:value-type="float">
            <text:p>0.1499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72" calcext:value-type="float">
            <text:p>0.149772</text:p>
          </table:table-cell>
          <table:table-cell office:value-type="float" office:value="0.14977" calcext:value-type="float">
            <text:p>0.149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210455" calcext:value-type="float">
            <text:p>0.210455</text:p>
          </table:table-cell>
          <table:table-cell office:value-type="float" office:value="0.210452" calcext:value-type="float">
            <text:p>0.2104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93268" calcext:value-type="float">
            <text:p>0.193268</text:p>
          </table:table-cell>
          <table:table-cell office:value-type="float" office:value="0.193265" calcext:value-type="float">
            <text:p>0.1932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87878" calcext:value-type="float">
            <text:p>0.187878</text:p>
          </table:table-cell>
          <table:table-cell office:value-type="float" office:value="0.187875" calcext:value-type="float">
            <text:p>0.1878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79212" calcext:value-type="float">
            <text:p>0.179212</text:p>
          </table:table-cell>
          <table:table-cell office:value-type="float" office:value="0.179209" calcext:value-type="float">
            <text:p>0.1792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77971" calcext:value-type="float">
            <text:p>0.177971</text:p>
          </table:table-cell>
          <table:table-cell office:value-type="float" office:value="0.177968" calcext:value-type="float">
            <text:p>0.1779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6" calcext:value-type="float">
            <text:p>0.149956</text:p>
          </table:table-cell>
          <table:table-cell office:value-type="float" office:value="0.149953" calcext:value-type="float">
            <text:p>0.14995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77" calcext:value-type="float">
            <text:p>0.149877</text:p>
          </table:table-cell>
          <table:table-cell office:value-type="float" office:value="0.149875" calcext:value-type="float">
            <text:p>0.1498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62761" calcext:value-type="float">
            <text:p>0.162761</text:p>
          </table:table-cell>
          <table:table-cell office:value-type="float" office:value="0.162758" calcext:value-type="float">
            <text:p>0.1627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" calcext:value-type="float">
            <text:p>0.1499</text:p>
          </table:table-cell>
          <table:table-cell office:value-type="float" office:value="0.149897" calcext:value-type="float">
            <text:p>0.1498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58" calcext:value-type="float">
            <text:p>0.150058</text:p>
          </table:table-cell>
          <table:table-cell office:value-type="float" office:value="0.150056" calcext:value-type="float">
            <text:p>0.1500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7" calcext:value-type="float">
            <text:p>0.15017</text:p>
          </table:table-cell>
          <table:table-cell office:value-type="float" office:value="0.150168" calcext:value-type="float">
            <text:p>0.1501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1" calcext:value-type="float">
            <text:p>0.150021</text:p>
          </table:table-cell>
          <table:table-cell office:value-type="float" office:value="0.150019" calcext:value-type="float">
            <text:p>0.1500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4" calcext:value-type="float">
            <text:p>0.149954</text:p>
          </table:table-cell>
          <table:table-cell office:value-type="float" office:value="0.149951" calcext:value-type="float">
            <text:p>0.1499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06" calcext:value-type="float">
            <text:p>0.150106</text:p>
          </table:table-cell>
          <table:table-cell office:value-type="float" office:value="0.150103" calcext:value-type="float">
            <text:p>0.1501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1" calcext:value-type="float">
            <text:p>0.150021</text:p>
          </table:table-cell>
          <table:table-cell office:value-type="float" office:value="0.150018" calcext:value-type="float">
            <text:p>0.1500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3" calcext:value-type="float">
            <text:p>0.149953</text:p>
          </table:table-cell>
          <table:table-cell office:value-type="float" office:value="0.14995" calcext:value-type="float">
            <text:p>0.149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61" calcext:value-type="float">
            <text:p>0.150061</text:p>
          </table:table-cell>
          <table:table-cell office:value-type="float" office:value="0.150059" calcext:value-type="float">
            <text:p>0.1500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38" calcext:value-type="float">
            <text:p>0.150038</text:p>
          </table:table-cell>
          <table:table-cell office:value-type="float" office:value="0.150036" calcext:value-type="float">
            <text:p>0.1500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8" calcext:value-type="float">
            <text:p>0.150018</text:p>
          </table:table-cell>
          <table:table-cell office:value-type="float" office:value="0.150016" calcext:value-type="float">
            <text:p>0.1500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32" calcext:value-type="float">
            <text:p>0.150132</text:p>
          </table:table-cell>
          <table:table-cell office:value-type="float" office:value="0.150129" calcext:value-type="float">
            <text:p>0.1501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31" calcext:value-type="float">
            <text:p>0.150031</text:p>
          </table:table-cell>
          <table:table-cell office:value-type="float" office:value="0.150028" calcext:value-type="float">
            <text:p>0.1500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12" calcext:value-type="float">
            <text:p>0.149912</text:p>
          </table:table-cell>
          <table:table-cell office:value-type="float" office:value="0.14991" calcext:value-type="float">
            <text:p>0.14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" calcext:value-type="float">
            <text:p>0.1499</text:p>
          </table:table-cell>
          <table:table-cell office:value-type="float" office:value="0.149898" calcext:value-type="float">
            <text:p>0.1498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47" calcext:value-type="float">
            <text:p>0.150147</text:p>
          </table:table-cell>
          <table:table-cell office:value-type="float" office:value="0.150145" calcext:value-type="float">
            <text:p>0.1501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" calcext:value-type="float">
            <text:p>0.14995</text:p>
          </table:table-cell>
          <table:table-cell office:value-type="float" office:value="0.149947" calcext:value-type="float">
            <text:p>0.1499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88" calcext:value-type="float">
            <text:p>0.149988</text:p>
          </table:table-cell>
          <table:table-cell office:value-type="float" office:value="0.149985" calcext:value-type="float">
            <text:p>0.1499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13" calcext:value-type="float">
            <text:p>0.149913</text:p>
          </table:table-cell>
          <table:table-cell office:value-type="float" office:value="0.14991" calcext:value-type="float">
            <text:p>0.14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4" calcext:value-type="float">
            <text:p>0.149954</text:p>
          </table:table-cell>
          <table:table-cell office:value-type="float" office:value="0.149951" calcext:value-type="float">
            <text:p>0.1499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87" calcext:value-type="float">
            <text:p>0.149887</text:p>
          </table:table-cell>
          <table:table-cell office:value-type="float" office:value="0.149884" calcext:value-type="float">
            <text:p>0.1498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78" calcext:value-type="float">
            <text:p>0.149978</text:p>
          </table:table-cell>
          <table:table-cell office:value-type="float" office:value="0.149975" calcext:value-type="float">
            <text:p>0.1499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17" calcext:value-type="float">
            <text:p>0.150117</text:p>
          </table:table-cell>
          <table:table-cell office:value-type="float" office:value="0.150115" calcext:value-type="float">
            <text:p>0.1501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8" calcext:value-type="float">
            <text:p>0.150018</text:p>
          </table:table-cell>
          <table:table-cell office:value-type="float" office:value="0.150015" calcext:value-type="float">
            <text:p>0.1500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041115" calcext:value-type="float">
            <text:p>0.041115</text:p>
          </table:table-cell>
          <table:table-cell office:value-type="float" office:value="0.041112" calcext:value-type="float">
            <text:p>0.0411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33057" calcext:value-type="float">
            <text:p>0.033057</text:p>
          </table:table-cell>
          <table:table-cell office:value-type="float" office:value="0.033055" calcext:value-type="float">
            <text:p>0.0330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29278" calcext:value-type="float">
            <text:p>0.029278</text:p>
          </table:table-cell>
          <table:table-cell office:value-type="float" office:value="0.029276" calcext:value-type="float">
            <text:p>0.0292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26744" calcext:value-type="float">
            <text:p>0.026744</text:p>
          </table:table-cell>
          <table:table-cell office:value-type="float" office:value="0.026741" calcext:value-type="float">
            <text:p>0.0267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231" calcext:value-type="float">
            <text:p>0.0231</text:p>
          </table:table-cell>
          <table:table-cell office:value-type="float" office:value="0.023097" calcext:value-type="float">
            <text:p>0.0230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6" calcext:value-type="float">
            <text:p>0.019236</text:p>
          </table:table-cell>
          <table:table-cell office:value-type="float" office:value="0.019233" calcext:value-type="float">
            <text:p>0.0192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88" calcext:value-type="float">
            <text:p>0.019288</text:p>
          </table:table-cell>
          <table:table-cell office:value-type="float" office:value="0.019285" calcext:value-type="float">
            <text:p>0.0192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22" calcext:value-type="float">
            <text:p>0.019422</text:p>
          </table:table-cell>
          <table:table-cell office:value-type="float" office:value="0.019419" calcext:value-type="float">
            <text:p>0.0194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4" calcext:value-type="float">
            <text:p>0.019254</text:p>
          </table:table-cell>
          <table:table-cell office:value-type="float" office:value="0.019252" calcext:value-type="float">
            <text:p>0.0192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33" calcext:value-type="float">
            <text:p>0.019433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3" calcext:value-type="float">
            <text:p>0.019273</text:p>
          </table:table-cell>
          <table:table-cell office:value-type="float" office:value="0.01927" calcext:value-type="float">
            <text:p>0.019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08" calcext:value-type="float">
            <text:p>0.019308</text:p>
          </table:table-cell>
          <table:table-cell office:value-type="float" office:value="0.019306" calcext:value-type="float">
            <text:p>0.0193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48" calcext:value-type="float">
            <text:p>0.019248</text:p>
          </table:table-cell>
          <table:table-cell office:value-type="float" office:value="0.019245" calcext:value-type="float">
            <text:p>0.0192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3" calcext:value-type="float">
            <text:p>0.01933</text:p>
          </table:table-cell>
          <table:table-cell office:value-type="float" office:value="0.019328" calcext:value-type="float">
            <text:p>0.0193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9" calcext:value-type="float">
            <text:p>0.019209</text:p>
          </table:table-cell>
          <table:table-cell office:value-type="float" office:value="0.019206" calcext:value-type="float">
            <text:p>0.0192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4" calcext:value-type="float">
            <text:p>0.019204</text:p>
          </table:table-cell>
          <table:table-cell office:value-type="float" office:value="0.019202" calcext:value-type="float">
            <text:p>0.0192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2" calcext:value-type="float">
            <text:p>0.019252</text:p>
          </table:table-cell>
          <table:table-cell office:value-type="float" office:value="0.019249" calcext:value-type="float">
            <text:p>0.0192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9" calcext:value-type="float">
            <text:p>0.019279</text:p>
          </table:table-cell>
          <table:table-cell office:value-type="float" office:value="0.019277" calcext:value-type="float">
            <text:p>0.0192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63" calcext:value-type="float">
            <text:p>0.019263</text:p>
          </table:table-cell>
          <table:table-cell office:value-type="float" office:value="0.01926" calcext:value-type="float">
            <text:p>0.019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5" calcext:value-type="float">
            <text:p>0.019225</text:p>
          </table:table-cell>
          <table:table-cell office:value-type="float" office:value="0.019222" calcext:value-type="float">
            <text:p>0.0192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4" calcext:value-type="float">
            <text:p>0.019254</text:p>
          </table:table-cell>
          <table:table-cell office:value-type="float" office:value="0.019251" calcext:value-type="float">
            <text:p>0.0192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01" calcext:value-type="float">
            <text:p>0.019301</text:p>
          </table:table-cell>
          <table:table-cell office:value-type="float" office:value="0.019298" calcext:value-type="float">
            <text:p>0.0192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6" calcext:value-type="float">
            <text:p>0.019276</text:p>
          </table:table-cell>
          <table:table-cell office:value-type="float" office:value="0.019274" calcext:value-type="float">
            <text:p>0.0192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44" calcext:value-type="float">
            <text:p>0.019144</text:p>
          </table:table-cell>
          <table:table-cell office:value-type="float" office:value="0.019142" calcext:value-type="float">
            <text:p>0.0191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6" calcext:value-type="float">
            <text:p>0.019256</text:p>
          </table:table-cell>
          <table:table-cell office:value-type="float" office:value="0.019254" calcext:value-type="float">
            <text:p>0.0192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2" calcext:value-type="float">
            <text:p>0.01932</text:p>
          </table:table-cell>
          <table:table-cell office:value-type="float" office:value="0.019317" calcext:value-type="float">
            <text:p>0.0193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6" calcext:value-type="float">
            <text:p>0.019226</text:p>
          </table:table-cell>
          <table:table-cell office:value-type="float" office:value="0.019223" calcext:value-type="float">
            <text:p>0.0192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3" calcext:value-type="float">
            <text:p>0.019153</text:p>
          </table:table-cell>
          <table:table-cell office:value-type="float" office:value="0.01915" calcext:value-type="float">
            <text:p>0.019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14" calcext:value-type="float">
            <text:p>0.019214</text:p>
          </table:table-cell>
          <table:table-cell office:value-type="float" office:value="0.019211" calcext:value-type="float">
            <text:p>0.0192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6" calcext:value-type="float">
            <text:p>0.01926</text:p>
          </table:table-cell>
          <table:table-cell office:value-type="float" office:value="0.019257" calcext:value-type="float">
            <text:p>0.0192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7" calcext:value-type="float">
            <text:p>0.019257</text:p>
          </table:table-cell>
          <table:table-cell office:value-type="float" office:value="0.019254" calcext:value-type="float">
            <text:p>0.0192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32" calcext:value-type="float">
            <text:p>0.019332</text:p>
          </table:table-cell>
          <table:table-cell office:value-type="float" office:value="0.019329" calcext:value-type="float">
            <text:p>0.0193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37" calcext:value-type="float">
            <text:p>0.019337</text:p>
          </table:table-cell>
          <table:table-cell office:value-type="float" office:value="0.019334" calcext:value-type="float">
            <text:p>0.0193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86" calcext:value-type="float">
            <text:p>0.019386</text:p>
          </table:table-cell>
          <table:table-cell office:value-type="float" office:value="0.019383" calcext:value-type="float">
            <text:p>0.0193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8" calcext:value-type="float">
            <text:p>0.019158</text:p>
          </table:table-cell>
          <table:table-cell office:value-type="float" office:value="0.019156" calcext:value-type="float">
            <text:p>0.0191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89" calcext:value-type="float">
            <text:p>0.019389</text:p>
          </table:table-cell>
          <table:table-cell office:value-type="float" office:value="0.019386" calcext:value-type="float">
            <text:p>0.0193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02" calcext:value-type="float">
            <text:p>0.019402</text:p>
          </table:table-cell>
          <table:table-cell office:value-type="float" office:value="0.0194" calcext:value-type="float">
            <text:p>0.01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76" calcext:value-type="float">
            <text:p>0.019376</text:p>
          </table:table-cell>
          <table:table-cell office:value-type="float" office:value="0.019373" calcext:value-type="float">
            <text:p>0.0193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7" calcext:value-type="float">
            <text:p>0.019257</text:p>
          </table:table-cell>
          <table:table-cell office:value-type="float" office:value="0.019255" calcext:value-type="float">
            <text:p>0.0192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12" calcext:value-type="float">
            <text:p>0.019312</text:p>
          </table:table-cell>
          <table:table-cell office:value-type="float" office:value="0.019309" calcext:value-type="float">
            <text:p>0.0193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1" calcext:value-type="float">
            <text:p>0.01921</text:p>
          </table:table-cell>
          <table:table-cell office:value-type="float" office:value="0.019207" calcext:value-type="float">
            <text:p>0.0192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9" calcext:value-type="float">
            <text:p>0.019229</text:p>
          </table:table-cell>
          <table:table-cell office:value-type="float" office:value="0.019227" calcext:value-type="float">
            <text:p>0.0192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14" calcext:value-type="float">
            <text:p>0.019314</text:p>
          </table:table-cell>
          <table:table-cell office:value-type="float" office:value="0.019312" calcext:value-type="float">
            <text:p>0.0193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91" calcext:value-type="float">
            <text:p>0.019191</text:p>
          </table:table-cell>
          <table:table-cell office:value-type="float" office:value="0.019188" calcext:value-type="float">
            <text:p>0.0191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01" calcext:value-type="float">
            <text:p>0.019301</text:p>
          </table:table-cell>
          <table:table-cell office:value-type="float" office:value="0.019298" calcext:value-type="float">
            <text:p>0.0192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15" calcext:value-type="float">
            <text:p>0.019315</text:p>
          </table:table-cell>
          <table:table-cell office:value-type="float" office:value="0.019312" calcext:value-type="float">
            <text:p>0.0193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6" calcext:value-type="float">
            <text:p>0.019206</text:p>
          </table:table-cell>
          <table:table-cell office:value-type="float" office:value="0.019204" calcext:value-type="float">
            <text:p>0.0192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1" calcext:value-type="float">
            <text:p>0.019201</text:p>
          </table:table-cell>
          <table:table-cell office:value-type="float" office:value="0.019199" calcext:value-type="float">
            <text:p>0.0191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" calcext:value-type="float">
            <text:p>0.0192</text:p>
          </table:table-cell>
          <table:table-cell office:value-type="float" office:value="0.019198" calcext:value-type="float">
            <text:p>0.0191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93" calcext:value-type="float">
            <text:p>0.019193</text:p>
          </table:table-cell>
          <table:table-cell office:value-type="float" office:value="0.01919" calcext:value-type="float">
            <text:p>0.019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52" calcext:value-type="float">
            <text:p>0.019452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3" calcext:value-type="float">
            <text:p>0.019153</text:p>
          </table:table-cell>
          <table:table-cell office:value-type="float" office:value="0.01915" calcext:value-type="float">
            <text:p>0.019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8" calcext:value-type="float">
            <text:p>0.019278</text:p>
          </table:table-cell>
          <table:table-cell office:value-type="float" office:value="0.019276" calcext:value-type="float">
            <text:p>0.0192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8" calcext:value-type="float">
            <text:p>0.019208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28" calcext:value-type="float">
            <text:p>0.019428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13" calcext:value-type="float">
            <text:p>0.019313</text:p>
          </table:table-cell>
          <table:table-cell office:value-type="float" office:value="0.019311" calcext:value-type="float">
            <text:p>0.0193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9" calcext:value-type="float">
            <text:p>0.01929</text:p>
          </table:table-cell>
          <table:table-cell office:value-type="float" office:value="0.019288" calcext:value-type="float">
            <text:p>0.0192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547" calcext:value-type="float">
            <text:p>0.019547</text:p>
          </table:table-cell>
          <table:table-cell office:value-type="float" office:value="0.019544" calcext:value-type="float">
            <text:p>0.0195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17" calcext:value-type="float">
            <text:p>0.019217</text:p>
          </table:table-cell>
          <table:table-cell office:value-type="float" office:value="0.019215" calcext:value-type="float">
            <text:p>0.0192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74" calcext:value-type="float">
            <text:p>0.019174</text:p>
          </table:table-cell>
          <table:table-cell office:value-type="float" office:value="0.019171" calcext:value-type="float">
            <text:p>0.0191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1" calcext:value-type="float">
            <text:p>0.019201</text:p>
          </table:table-cell>
          <table:table-cell office:value-type="float" office:value="0.019198" calcext:value-type="float">
            <text:p>0.0191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06" calcext:value-type="float">
            <text:p>0.019306</text:p>
          </table:table-cell>
          <table:table-cell office:value-type="float" office:value="0.019304" calcext:value-type="float">
            <text:p>0.0193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31" calcext:value-type="float">
            <text:p>0.019331</text:p>
          </table:table-cell>
          <table:table-cell office:value-type="float" office:value="0.019329" calcext:value-type="float">
            <text:p>0.0193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8" calcext:value-type="float">
            <text:p>0.019228</text:p>
          </table:table-cell>
          <table:table-cell office:value-type="float" office:value="0.019225" calcext:value-type="float">
            <text:p>0.0192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8" calcext:value-type="float">
            <text:p>0.019228</text:p>
          </table:table-cell>
          <table:table-cell office:value-type="float" office:value="0.019225" calcext:value-type="float">
            <text:p>0.0192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9" calcext:value-type="float">
            <text:p>0.019159</text:p>
          </table:table-cell>
          <table:table-cell office:value-type="float" office:value="0.019157" calcext:value-type="float">
            <text:p>0.0191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2" calcext:value-type="float">
            <text:p>0.019232</text:p>
          </table:table-cell>
          <table:table-cell office:value-type="float" office:value="0.019229" calcext:value-type="float">
            <text:p>0.0192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92" calcext:value-type="float">
            <text:p>0.019192</text:p>
          </table:table-cell>
          <table:table-cell office:value-type="float" office:value="0.01919" calcext:value-type="float">
            <text:p>0.019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20717" calcext:value-type="float">
            <text:p>0.020717</text:p>
          </table:table-cell>
          <table:table-cell office:value-type="float" office:value="0.020714" calcext:value-type="float">
            <text:p>0.0207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5" calcext:value-type="float">
            <text:p>0.019235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1" calcext:value-type="float">
            <text:p>0.019251</text:p>
          </table:table-cell>
          <table:table-cell office:value-type="float" office:value="0.019248" calcext:value-type="float">
            <text:p>0.0192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" calcext:value-type="float">
            <text:p>0.01915</text:p>
          </table:table-cell>
          <table:table-cell office:value-type="float" office:value="0.019147" calcext:value-type="float">
            <text:p>0.0191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48" calcext:value-type="float">
            <text:p>0.019248</text:p>
          </table:table-cell>
          <table:table-cell office:value-type="float" office:value="0.019246" calcext:value-type="float">
            <text:p>0.0192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4" calcext:value-type="float">
            <text:p>0.019204</text:p>
          </table:table-cell>
          <table:table-cell office:value-type="float" office:value="0.019201" calcext:value-type="float">
            <text:p>0.0192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93" calcext:value-type="float">
            <text:p>0.019293</text:p>
          </table:table-cell>
          <table:table-cell office:value-type="float" office:value="0.01929" calcext:value-type="float">
            <text:p>0.019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91" calcext:value-type="float">
            <text:p>0.019191</text:p>
          </table:table-cell>
          <table:table-cell office:value-type="float" office:value="0.019188" calcext:value-type="float">
            <text:p>0.0191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81" calcext:value-type="float">
            <text:p>0.019181</text:p>
          </table:table-cell>
          <table:table-cell office:value-type="float" office:value="0.019178" calcext:value-type="float">
            <text:p>0.0191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" calcext:value-type="float">
            <text:p>0.01923</text:p>
          </table:table-cell>
          <table:table-cell office:value-type="float" office:value="0.019227" calcext:value-type="float">
            <text:p>0.0192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81" calcext:value-type="float">
            <text:p>0.019181</text:p>
          </table:table-cell>
          <table:table-cell office:value-type="float" office:value="0.019178" calcext:value-type="float">
            <text:p>0.0191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6" calcext:value-type="float">
            <text:p>0.019236</text:p>
          </table:table-cell>
          <table:table-cell office:value-type="float" office:value="0.019234" calcext:value-type="float">
            <text:p>0.0192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24" calcext:value-type="float">
            <text:p>0.019424</text:p>
          </table:table-cell>
          <table:table-cell office:value-type="float" office:value="0.019421" calcext:value-type="float">
            <text:p>0.0194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56" calcext:value-type="float">
            <text:p>0.019356</text:p>
          </table:table-cell>
          <table:table-cell office:value-type="float" office:value="0.019353" calcext:value-type="float">
            <text:p>0.0193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17" calcext:value-type="float">
            <text:p>0.019417</text:p>
          </table:table-cell>
          <table:table-cell office:value-type="float" office:value="0.019414" calcext:value-type="float">
            <text:p>0.0194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4" calcext:value-type="float">
            <text:p>0.019234</text:p>
          </table:table-cell>
          <table:table-cell office:value-type="float" office:value="0.019231" calcext:value-type="float">
            <text:p>0.0192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29" calcext:value-type="float">
            <text:p>0.019329</text:p>
          </table:table-cell>
          <table:table-cell office:value-type="float" office:value="0.019326" calcext:value-type="float">
            <text:p>0.0193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4" calcext:value-type="float">
            <text:p>0.019224</text:p>
          </table:table-cell>
          <table:table-cell office:value-type="float" office:value="0.019221" calcext:value-type="float">
            <text:p>0.0192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25" calcext:value-type="float">
            <text:p>0.019425</text:p>
          </table:table-cell>
          <table:table-cell office:value-type="float" office:value="0.019423" calcext:value-type="float">
            <text:p>0.0194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34" calcext:value-type="float">
            <text:p>0.019434</text:p>
          </table:table-cell>
          <table:table-cell office:value-type="float" office:value="0.019431" calcext:value-type="float">
            <text:p>0.0194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7" calcext:value-type="float">
            <text:p>0.019277</text:p>
          </table:table-cell>
          <table:table-cell office:value-type="float" office:value="0.019274" calcext:value-type="float">
            <text:p>0.0192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92" calcext:value-type="float">
            <text:p>0.019292</text:p>
          </table:table-cell>
          <table:table-cell office:value-type="float" office:value="0.01929" calcext:value-type="float">
            <text:p>0.019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7" calcext:value-type="float">
            <text:p>0.019277</text:p>
          </table:table-cell>
          <table:table-cell office:value-type="float" office:value="0.019274" calcext:value-type="float">
            <text:p>0.0192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8" calcext:value-type="float">
            <text:p>0.01938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87" calcext:value-type="float">
            <text:p>0.019287</text:p>
          </table:table-cell>
          <table:table-cell office:value-type="float" office:value="0.019284" calcext:value-type="float">
            <text:p>0.0192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84" calcext:value-type="float">
            <text:p>0.019384</text:p>
          </table:table-cell>
          <table:table-cell office:value-type="float" office:value="0.019381" calcext:value-type="float">
            <text:p>0.0193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22" calcext:value-type="float">
            <text:p>0.019322</text:p>
          </table:table-cell>
          <table:table-cell office:value-type="float" office:value="0.019319" calcext:value-type="float">
            <text:p>0.0193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5" calcext:value-type="float">
            <text:p>0.019155</text:p>
          </table:table-cell>
          <table:table-cell office:value-type="float" office:value="0.019153" calcext:value-type="float">
            <text:p>0.0191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87" calcext:value-type="float">
            <text:p>0.019287</text:p>
          </table:table-cell>
          <table:table-cell office:value-type="float" office:value="0.019284" calcext:value-type="float">
            <text:p>0.0192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4" calcext:value-type="float">
            <text:p>0.019204</text:p>
          </table:table-cell>
          <table:table-cell office:value-type="float" office:value="0.019202" calcext:value-type="float">
            <text:p>0.0192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3" calcext:value-type="float">
            <text:p>0.019273</text:p>
          </table:table-cell>
          <table:table-cell office:value-type="float" office:value="0.019271" calcext:value-type="float">
            <text:p>0.0192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97" calcext:value-type="float">
            <text:p>0.019297</text:p>
          </table:table-cell>
          <table:table-cell office:value-type="float" office:value="0.019294" calcext:value-type="float">
            <text:p>0.0192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37953" calcext:value-type="float">
            <text:p>0.037953</text:p>
          </table:table-cell>
          <table:table-cell office:value-type="float" office:value="0.03795" calcext:value-type="float">
            <text:p>0.037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81" calcext:value-type="float">
            <text:p>0.037881</text:p>
          </table:table-cell>
          <table:table-cell office:value-type="float" office:value="0.037878" calcext:value-type="float">
            <text:p>0.037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36" calcext:value-type="float">
            <text:p>0.037936</text:p>
          </table:table-cell>
          <table:table-cell office:value-type="float" office:value="0.037933" calcext:value-type="float">
            <text:p>0.0379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62" calcext:value-type="float">
            <text:p>0.037862</text:p>
          </table:table-cell>
          <table:table-cell office:value-type="float" office:value="0.037859" calcext:value-type="float">
            <text:p>0.0378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99" calcext:value-type="float">
            <text:p>0.037899</text:p>
          </table:table-cell>
          <table:table-cell office:value-type="float" office:value="0.037897" calcext:value-type="float">
            <text:p>0.0378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32" calcext:value-type="float">
            <text:p>0.037932</text:p>
          </table:table-cell>
          <table:table-cell office:value-type="float" office:value="0.037929" calcext:value-type="float">
            <text:p>0.0379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4101" calcext:value-type="float">
            <text:p>0.04101</text:p>
          </table:table-cell>
          <table:table-cell office:value-type="float" office:value="0.041007" calcext:value-type="float">
            <text:p>0.0410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06" calcext:value-type="float">
            <text:p>0.038006</text:p>
          </table:table-cell>
          <table:table-cell office:value-type="float" office:value="0.038004" calcext:value-type="float">
            <text:p>0.0380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31" calcext:value-type="float">
            <text:p>0.037931</text:p>
          </table:table-cell>
          <table:table-cell office:value-type="float" office:value="0.037928" calcext:value-type="float">
            <text:p>0.0379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222" calcext:value-type="float">
            <text:p>0.038222</text:p>
          </table:table-cell>
          <table:table-cell office:value-type="float" office:value="0.038219" calcext:value-type="float">
            <text:p>0.0382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84" calcext:value-type="float">
            <text:p>0.037984</text:p>
          </table:table-cell>
          <table:table-cell office:value-type="float" office:value="0.037982" calcext:value-type="float">
            <text:p>0.0379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248" calcext:value-type="float">
            <text:p>0.038248</text:p>
          </table:table-cell>
          <table:table-cell office:value-type="float" office:value="0.038245" calcext:value-type="float">
            <text:p>0.0382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7" calcext:value-type="float">
            <text:p>0.03787</text:p>
          </table:table-cell>
          <table:table-cell office:value-type="float" office:value="0.037868" calcext:value-type="float">
            <text:p>0.0378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29" calcext:value-type="float">
            <text:p>0.038029</text:p>
          </table:table-cell>
          <table:table-cell office:value-type="float" office:value="0.038027" calcext:value-type="float">
            <text:p>0.0380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91" calcext:value-type="float">
            <text:p>0.037991</text:p>
          </table:table-cell>
          <table:table-cell office:value-type="float" office:value="0.037988" calcext:value-type="float">
            <text:p>0.0379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288" calcext:value-type="float">
            <text:p>0.038288</text:p>
          </table:table-cell>
          <table:table-cell office:value-type="float" office:value="0.038286" calcext:value-type="float">
            <text:p>0.0382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48" calcext:value-type="float">
            <text:p>0.038048</text:p>
          </table:table-cell>
          <table:table-cell office:value-type="float" office:value="0.038045" calcext:value-type="float">
            <text:p>0.0380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09" calcext:value-type="float">
            <text:p>0.038109</text:p>
          </table:table-cell>
          <table:table-cell office:value-type="float" office:value="0.038106" calcext:value-type="float">
            <text:p>0.0381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29" calcext:value-type="float">
            <text:p>0.037929</text:p>
          </table:table-cell>
          <table:table-cell office:value-type="float" office:value="0.037926" calcext:value-type="float">
            <text:p>0.0379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39" calcext:value-type="float">
            <text:p>0.038139</text:p>
          </table:table-cell>
          <table:table-cell office:value-type="float" office:value="0.038136" calcext:value-type="float">
            <text:p>0.03813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98" calcext:value-type="float">
            <text:p>0.037998</text:p>
          </table:table-cell>
          <table:table-cell office:value-type="float" office:value="0.037995" calcext:value-type="float">
            <text:p>0.0379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37" calcext:value-type="float">
            <text:p>0.037937</text:p>
          </table:table-cell>
          <table:table-cell office:value-type="float" office:value="0.037934" calcext:value-type="float">
            <text:p>0.0379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6" calcext:value-type="float">
            <text:p>0.037956</text:p>
          </table:table-cell>
          <table:table-cell office:value-type="float" office:value="0.037953" calcext:value-type="float">
            <text:p>0.0379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01" calcext:value-type="float">
            <text:p>0.038101</text:p>
          </table:table-cell>
          <table:table-cell office:value-type="float" office:value="0.038099" calcext:value-type="float">
            <text:p>0.0380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64" calcext:value-type="float">
            <text:p>0.037964</text:p>
          </table:table-cell>
          <table:table-cell office:value-type="float" office:value="0.037961" calcext:value-type="float">
            <text:p>0.0379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43" calcext:value-type="float">
            <text:p>0.037943</text:p>
          </table:table-cell>
          <table:table-cell office:value-type="float" office:value="0.03794" calcext:value-type="float">
            <text:p>0.037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02" calcext:value-type="float">
            <text:p>0.038202</text:p>
          </table:table-cell>
          <table:table-cell office:value-type="float" office:value="0.038199" calcext:value-type="float">
            <text:p>0.0381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05" calcext:value-type="float">
            <text:p>0.038005</text:p>
          </table:table-cell>
          <table:table-cell office:value-type="float" office:value="0.038002" calcext:value-type="float">
            <text:p>0.0380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7" calcext:value-type="float">
            <text:p>0.037957</text:p>
          </table:table-cell>
          <table:table-cell office:value-type="float" office:value="0.037954" calcext:value-type="float">
            <text:p>0.0379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78" calcext:value-type="float">
            <text:p>0.037978</text:p>
          </table:table-cell>
          <table:table-cell office:value-type="float" office:value="0.037975" calcext:value-type="float">
            <text:p>0.0379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19" calcext:value-type="float">
            <text:p>0.038119</text:p>
          </table:table-cell>
          <table:table-cell office:value-type="float" office:value="0.038117" calcext:value-type="float">
            <text:p>0.0381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63" calcext:value-type="float">
            <text:p>0.037963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1" calcext:value-type="float">
            <text:p>0.03791</text:p>
          </table:table-cell>
          <table:table-cell office:value-type="float" office:value="0.037907" calcext:value-type="float">
            <text:p>0.0379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15" calcext:value-type="float">
            <text:p>0.038115</text:p>
          </table:table-cell>
          <table:table-cell office:value-type="float" office:value="0.038113" calcext:value-type="float">
            <text:p>0.0381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6" calcext:value-type="float">
            <text:p>0.037956</text:p>
          </table:table-cell>
          <table:table-cell office:value-type="float" office:value="0.037954" calcext:value-type="float">
            <text:p>0.0379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5" calcext:value-type="float">
            <text:p>0.03815</text:p>
          </table:table-cell>
          <table:table-cell office:value-type="float" office:value="0.038147" calcext:value-type="float">
            <text:p>0.038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38" calcext:value-type="float">
            <text:p>0.038138</text:p>
          </table:table-cell>
          <table:table-cell office:value-type="float" office:value="0.038135" calcext:value-type="float">
            <text:p>0.0381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1" calcext:value-type="float">
            <text:p>0.03791</text:p>
          </table:table-cell>
          <table:table-cell office:value-type="float" office:value="0.037907" calcext:value-type="float">
            <text:p>0.0379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07" calcext:value-type="float">
            <text:p>0.037907</text:p>
          </table:table-cell>
          <table:table-cell office:value-type="float" office:value="0.037904" calcext:value-type="float">
            <text:p>0.0379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36" calcext:value-type="float">
            <text:p>0.037936</text:p>
          </table:table-cell>
          <table:table-cell office:value-type="float" office:value="0.037934" calcext:value-type="float">
            <text:p>0.0379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99" calcext:value-type="float">
            <text:p>0.037999</text:p>
          </table:table-cell>
          <table:table-cell office:value-type="float" office:value="0.037996" calcext:value-type="float">
            <text:p>0.037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71" calcext:value-type="float">
            <text:p>0.038071</text:p>
          </table:table-cell>
          <table:table-cell office:value-type="float" office:value="0.038069" calcext:value-type="float">
            <text:p>0.0380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66" calcext:value-type="float">
            <text:p>0.037966</text:p>
          </table:table-cell>
          <table:table-cell office:value-type="float" office:value="0.037964" calcext:value-type="float">
            <text:p>0.0379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22" calcext:value-type="float">
            <text:p>0.038022</text:p>
          </table:table-cell>
          <table:table-cell office:value-type="float" office:value="0.038019" calcext:value-type="float">
            <text:p>0.0380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68" calcext:value-type="float">
            <text:p>0.037968</text:p>
          </table:table-cell>
          <table:table-cell office:value-type="float" office:value="0.037965" calcext:value-type="float">
            <text:p>0.0379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14" calcext:value-type="float">
            <text:p>0.038114</text:p>
          </table:table-cell>
          <table:table-cell office:value-type="float" office:value="0.038111" calcext:value-type="float">
            <text:p>0.0381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25" calcext:value-type="float">
            <text:p>0.037925</text:p>
          </table:table-cell>
          <table:table-cell office:value-type="float" office:value="0.037922" calcext:value-type="float">
            <text:p>0.0379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037997" calcext:value-type="float">
            <text:p>0.0379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32" calcext:value-type="float">
            <text:p>0.037932</text:p>
          </table:table-cell>
          <table:table-cell office:value-type="float" office:value="0.037929" calcext:value-type="float">
            <text:p>0.0379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36" calcext:value-type="float">
            <text:p>0.037836</text:p>
          </table:table-cell>
          <table:table-cell office:value-type="float" office:value="0.037833" calcext:value-type="float">
            <text:p>0.0378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5" calcext:value-type="float">
            <text:p>0.03805</text:p>
          </table:table-cell>
          <table:table-cell office:value-type="float" office:value="0.038047" calcext:value-type="float">
            <text:p>0.0380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31" calcext:value-type="float">
            <text:p>0.038131</text:p>
          </table:table-cell>
          <table:table-cell office:value-type="float" office:value="0.038128" calcext:value-type="float">
            <text:p>0.0381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3" calcext:value-type="float">
            <text:p>0.03803</text:p>
          </table:table-cell>
          <table:table-cell office:value-type="float" office:value="0.038028" calcext:value-type="float">
            <text:p>0.0380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8" calcext:value-type="float">
            <text:p>0.03788</text:p>
          </table:table-cell>
          <table:table-cell office:value-type="float" office:value="0.037877" calcext:value-type="float">
            <text:p>0.0378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37" calcext:value-type="float">
            <text:p>0.037937</text:p>
          </table:table-cell>
          <table:table-cell office:value-type="float" office:value="0.037934" calcext:value-type="float">
            <text:p>0.0379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62" calcext:value-type="float">
            <text:p>0.037862</text:p>
          </table:table-cell>
          <table:table-cell office:value-type="float" office:value="0.03786" calcext:value-type="float">
            <text:p>0.037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89" calcext:value-type="float">
            <text:p>0.037889</text:p>
          </table:table-cell>
          <table:table-cell office:value-type="float" office:value="0.037886" calcext:value-type="float">
            <text:p>0.0378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68" calcext:value-type="float">
            <text:p>0.037968</text:p>
          </table:table-cell>
          <table:table-cell office:value-type="float" office:value="0.037965" calcext:value-type="float">
            <text:p>0.0379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09" calcext:value-type="float">
            <text:p>0.037909</text:p>
          </table:table-cell>
          <table:table-cell office:value-type="float" office:value="0.037907" calcext:value-type="float">
            <text:p>0.0379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41" calcext:value-type="float">
            <text:p>0.037941</text:p>
          </table:table-cell>
          <table:table-cell office:value-type="float" office:value="0.037938" calcext:value-type="float">
            <text:p>0.0379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59" calcext:value-type="float">
            <text:p>0.037859</text:p>
          </table:table-cell>
          <table:table-cell office:value-type="float" office:value="0.037856" calcext:value-type="float">
            <text:p>0.0378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99" calcext:value-type="float">
            <text:p>0.037899</text:p>
          </table:table-cell>
          <table:table-cell office:value-type="float" office:value="0.037897" calcext:value-type="float">
            <text:p>0.0378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15" calcext:value-type="float">
            <text:p>0.038115</text:p>
          </table:table-cell>
          <table:table-cell office:value-type="float" office:value="0.038112" calcext:value-type="float">
            <text:p>0.0381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62" calcext:value-type="float">
            <text:p>0.038062</text:p>
          </table:table-cell>
          <table:table-cell office:value-type="float" office:value="0.038059" calcext:value-type="float">
            <text:p>0.0380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36" calcext:value-type="float">
            <text:p>0.038036</text:p>
          </table:table-cell>
          <table:table-cell office:value-type="float" office:value="0.038033" calcext:value-type="float">
            <text:p>0.0380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59" calcext:value-type="float">
            <text:p>0.037859</text:p>
          </table:table-cell>
          <table:table-cell office:value-type="float" office:value="0.037856" calcext:value-type="float">
            <text:p>0.0378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76" calcext:value-type="float">
            <text:p>0.037976</text:p>
          </table:table-cell>
          <table:table-cell office:value-type="float" office:value="0.037974" calcext:value-type="float">
            <text:p>0.0379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14" calcext:value-type="float">
            <text:p>0.038114</text:p>
          </table:table-cell>
          <table:table-cell office:value-type="float" office:value="0.038111" calcext:value-type="float">
            <text:p>0.0381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53" calcext:value-type="float">
            <text:p>0.038053</text:p>
          </table:table-cell>
          <table:table-cell office:value-type="float" office:value="0.038051" calcext:value-type="float">
            <text:p>0.0380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27" calcext:value-type="float">
            <text:p>0.037927</text:p>
          </table:table-cell>
          <table:table-cell office:value-type="float" office:value="0.037924" calcext:value-type="float">
            <text:p>0.0379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207" calcext:value-type="float">
            <text:p>0.038207</text:p>
          </table:table-cell>
          <table:table-cell office:value-type="float" office:value="0.038204" calcext:value-type="float">
            <text:p>0.0382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05" calcext:value-type="float">
            <text:p>0.038005</text:p>
          </table:table-cell>
          <table:table-cell office:value-type="float" office:value="0.038002" calcext:value-type="float">
            <text:p>0.0380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41" calcext:value-type="float">
            <text:p>0.038041</text:p>
          </table:table-cell>
          <table:table-cell office:value-type="float" office:value="0.038038" calcext:value-type="float">
            <text:p>0.0380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47" calcext:value-type="float">
            <text:p>0.037947</text:p>
          </table:table-cell>
          <table:table-cell office:value-type="float" office:value="0.037944" calcext:value-type="float">
            <text:p>0.0379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37" calcext:value-type="float">
            <text:p>0.038037</text:p>
          </table:table-cell>
          <table:table-cell office:value-type="float" office:value="0.038034" calcext:value-type="float">
            <text:p>0.0380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82" calcext:value-type="float">
            <text:p>0.038182</text:p>
          </table:table-cell>
          <table:table-cell office:value-type="float" office:value="0.03818" calcext:value-type="float">
            <text:p>0.038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3" calcext:value-type="float">
            <text:p>0.037953</text:p>
          </table:table-cell>
          <table:table-cell office:value-type="float" office:value="0.03795" calcext:value-type="float">
            <text:p>0.037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15" calcext:value-type="float">
            <text:p>0.037915</text:p>
          </table:table-cell>
          <table:table-cell office:value-type="float" office:value="0.037912" calcext:value-type="float">
            <text:p>0.0379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22" calcext:value-type="float">
            <text:p>0.038022</text:p>
          </table:table-cell>
          <table:table-cell office:value-type="float" office:value="0.038019" calcext:value-type="float">
            <text:p>0.0380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" calcext:value-type="float">
            <text:p>0.0381</text:p>
          </table:table-cell>
          <table:table-cell office:value-type="float" office:value="0.038098" calcext:value-type="float">
            <text:p>0.0380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97" calcext:value-type="float">
            <text:p>0.037897</text:p>
          </table:table-cell>
          <table:table-cell office:value-type="float" office:value="0.037894" calcext:value-type="float">
            <text:p>0.0378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23" calcext:value-type="float">
            <text:p>0.037923</text:p>
          </table:table-cell>
          <table:table-cell office:value-type="float" office:value="0.037921" calcext:value-type="float">
            <text:p>0.0379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94" calcext:value-type="float">
            <text:p>0.038094</text:p>
          </table:table-cell>
          <table:table-cell office:value-type="float" office:value="0.038092" calcext:value-type="float">
            <text:p>0.0380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08" calcext:value-type="float">
            <text:p>0.038008</text:p>
          </table:table-cell>
          <table:table-cell office:value-type="float" office:value="0.038005" calcext:value-type="float">
            <text:p>0.0380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6" calcext:value-type="float">
            <text:p>0.03806</text:p>
          </table:table-cell>
          <table:table-cell office:value-type="float" office:value="0.038057" calcext:value-type="float">
            <text:p>0.0380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23" calcext:value-type="float">
            <text:p>0.038123</text:p>
          </table:table-cell>
          <table:table-cell office:value-type="float" office:value="0.03812" calcext:value-type="float">
            <text:p>0.038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" calcext:value-type="float">
            <text:p>0.03795</text:p>
          </table:table-cell>
          <table:table-cell office:value-type="float" office:value="0.037947" calcext:value-type="float">
            <text:p>0.0379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19" calcext:value-type="float">
            <text:p>0.038019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61" calcext:value-type="float">
            <text:p>0.038261</text:p>
          </table:table-cell>
          <table:table-cell office:value-type="float" office:value="0.038259" calcext:value-type="float">
            <text:p>0.0382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53" calcext:value-type="float">
            <text:p>0.038053</text:p>
          </table:table-cell>
          <table:table-cell office:value-type="float" office:value="0.03805" calcext:value-type="float">
            <text:p>0.038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83" calcext:value-type="float">
            <text:p>0.037983</text:p>
          </table:table-cell>
          <table:table-cell office:value-type="float" office:value="0.03798" calcext:value-type="float">
            <text:p>0.037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68" calcext:value-type="float">
            <text:p>0.038068</text:p>
          </table:table-cell>
          <table:table-cell office:value-type="float" office:value="0.038065" calcext:value-type="float">
            <text:p>0.0380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3" calcext:value-type="float">
            <text:p>0.03803</text:p>
          </table:table-cell>
          <table:table-cell office:value-type="float" office:value="0.038027" calcext:value-type="float">
            <text:p>0.0380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27" calcext:value-type="float">
            <text:p>0.038127</text:p>
          </table:table-cell>
          <table:table-cell office:value-type="float" office:value="0.038124" calcext:value-type="float">
            <text:p>0.0381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57" calcext:value-type="float">
            <text:p>0.038057</text:p>
          </table:table-cell>
          <table:table-cell office:value-type="float" office:value="0.038054" calcext:value-type="float">
            <text:p>0.0380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48" calcext:value-type="float">
            <text:p>0.038248</text:p>
          </table:table-cell>
          <table:table-cell office:value-type="float" office:value="0.038246" calcext:value-type="float">
            <text:p>0.0382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49" calcext:value-type="float">
            <text:p>0.037949</text:p>
          </table:table-cell>
          <table:table-cell office:value-type="float" office:value="0.037947" calcext:value-type="float">
            <text:p>0.0379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52" calcext:value-type="float">
            <text:p>0.038252</text:p>
          </table:table-cell>
          <table:table-cell office:value-type="float" office:value="0.038249" calcext:value-type="float">
            <text:p>0.0382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97" calcext:value-type="float">
            <text:p>0.038297</text:p>
          </table:table-cell>
          <table:table-cell office:value-type="float" office:value="0.038295" calcext:value-type="float">
            <text:p>0.0382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11" calcext:value-type="float">
            <text:p>0.038011</text:p>
          </table:table-cell>
          <table:table-cell office:value-type="float" office:value="0.038008" calcext:value-type="float">
            <text:p>0.0380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75448" calcext:value-type="float">
            <text:p>0.075448</text:p>
          </table:table-cell>
          <table:table-cell office:value-type="float" office:value="0.075445" calcext:value-type="float">
            <text:p>0.0754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36" calcext:value-type="float">
            <text:p>0.075536</text:p>
          </table:table-cell>
          <table:table-cell office:value-type="float" office:value="0.075534" calcext:value-type="float">
            <text:p>0.0755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4" calcext:value-type="float">
            <text:p>0.075504</text:p>
          </table:table-cell>
          <table:table-cell office:value-type="float" office:value="0.075501" calcext:value-type="float">
            <text:p>0.0755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3" calcext:value-type="float">
            <text:p>0.075443</text:p>
          </table:table-cell>
          <table:table-cell office:value-type="float" office:value="0.075441" calcext:value-type="float">
            <text:p>0.0754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6276" calcext:value-type="float">
            <text:p>0.076276</text:p>
          </table:table-cell>
          <table:table-cell office:value-type="float" office:value="0.076273" calcext:value-type="float">
            <text:p>0.0762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46" calcext:value-type="float">
            <text:p>0.075346</text:p>
          </table:table-cell>
          <table:table-cell office:value-type="float" office:value="0.075344" calcext:value-type="float">
            <text:p>0.0753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97" calcext:value-type="float">
            <text:p>0.075497</text:p>
          </table:table-cell>
          <table:table-cell office:value-type="float" office:value="0.075494" calcext:value-type="float">
            <text:p>0.0754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05" calcext:value-type="float">
            <text:p>0.075405</text:p>
          </table:table-cell>
          <table:table-cell office:value-type="float" office:value="0.075402" calcext:value-type="float">
            <text:p>0.0754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6" calcext:value-type="float">
            <text:p>0.075426</text:p>
          </table:table-cell>
          <table:table-cell office:value-type="float" office:value="0.075423" calcext:value-type="float">
            <text:p>0.0754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3" calcext:value-type="float">
            <text:p>0.075523</text:p>
          </table:table-cell>
          <table:table-cell office:value-type="float" office:value="0.07552" calcext:value-type="float">
            <text:p>0.075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02" calcext:value-type="float">
            <text:p>0.075402</text:p>
          </table:table-cell>
          <table:table-cell office:value-type="float" office:value="0.075399" calcext:value-type="float">
            <text:p>0.0753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6" calcext:value-type="float">
            <text:p>0.075416</text:p>
          </table:table-cell>
          <table:table-cell office:value-type="float" office:value="0.075413" calcext:value-type="float">
            <text:p>0.0754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4" calcext:value-type="float">
            <text:p>0.075474</text:p>
          </table:table-cell>
          <table:table-cell office:value-type="float" office:value="0.075471" calcext:value-type="float">
            <text:p>0.0754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2" calcext:value-type="float">
            <text:p>0.075352</text:p>
          </table:table-cell>
          <table:table-cell office:value-type="float" office:value="0.07535" calcext:value-type="float">
            <text:p>0.075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" calcext:value-type="float">
            <text:p>0.07543</text:p>
          </table:table-cell>
          <table:table-cell office:value-type="float" office:value="0.075427" calcext:value-type="float">
            <text:p>0.075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2" calcext:value-type="float">
            <text:p>0.075502</text:p>
          </table:table-cell>
          <table:table-cell office:value-type="float" office:value="0.075499" calcext:value-type="float">
            <text:p>0.0754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16" calcext:value-type="float">
            <text:p>0.075516</text:p>
          </table:table-cell>
          <table:table-cell office:value-type="float" office:value="0.075513" calcext:value-type="float">
            <text:p>0.0755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69" calcext:value-type="float">
            <text:p>0.075469</text:p>
          </table:table-cell>
          <table:table-cell office:value-type="float" office:value="0.075466" calcext:value-type="float">
            <text:p>0.0754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05" calcext:value-type="float">
            <text:p>0.075305</text:p>
          </table:table-cell>
          <table:table-cell office:value-type="float" office:value="0.075303" calcext:value-type="float">
            <text:p>0.0753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69" calcext:value-type="float">
            <text:p>0.075569</text:p>
          </table:table-cell>
          <table:table-cell office:value-type="float" office:value="0.075566" calcext:value-type="float">
            <text:p>0.0755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7" calcext:value-type="float">
            <text:p>0.075427</text:p>
          </table:table-cell>
          <table:table-cell office:value-type="float" office:value="0.075424" calcext:value-type="float">
            <text:p>0.0754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" calcext:value-type="float">
            <text:p>0.07547</text:p>
          </table:table-cell>
          <table:table-cell office:value-type="float" office:value="0.075468" calcext:value-type="float">
            <text:p>0.0754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707" calcext:value-type="float">
            <text:p>0.075707</text:p>
          </table:table-cell>
          <table:table-cell office:value-type="float" office:value="0.075705" calcext:value-type="float">
            <text:p>0.0757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55" calcext:value-type="float">
            <text:p>0.075555</text:p>
          </table:table-cell>
          <table:table-cell office:value-type="float" office:value="0.075552" calcext:value-type="float">
            <text:p>0.0755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63" calcext:value-type="float">
            <text:p>0.075563</text:p>
          </table:table-cell>
          <table:table-cell office:value-type="float" office:value="0.07556" calcext:value-type="float">
            <text:p>0.075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37" calcext:value-type="float">
            <text:p>0.075337</text:p>
          </table:table-cell>
          <table:table-cell office:value-type="float" office:value="0.075334" calcext:value-type="float">
            <text:p>0.0753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2" calcext:value-type="float">
            <text:p>0.075362</text:p>
          </table:table-cell>
          <table:table-cell office:value-type="float" office:value="0.075359" calcext:value-type="float">
            <text:p>0.0753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5" calcext:value-type="float">
            <text:p>0.075475</text:p>
          </table:table-cell>
          <table:table-cell office:value-type="float" office:value="0.075473" calcext:value-type="float">
            <text:p>0.0754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6" calcext:value-type="float">
            <text:p>0.075416</text:p>
          </table:table-cell>
          <table:table-cell office:value-type="float" office:value="0.075413" calcext:value-type="float">
            <text:p>0.0754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56" calcext:value-type="float">
            <text:p>0.075456</text:p>
          </table:table-cell>
          <table:table-cell office:value-type="float" office:value="0.075453" calcext:value-type="float">
            <text:p>0.07545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5" calcext:value-type="float">
            <text:p>0.075525</text:p>
          </table:table-cell>
          <table:table-cell office:value-type="float" office:value="0.075523" calcext:value-type="float">
            <text:p>0.0755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4" calcext:value-type="float">
            <text:p>0.075444</text:p>
          </table:table-cell>
          <table:table-cell office:value-type="float" office:value="0.075441" calcext:value-type="float">
            <text:p>0.0754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9" calcext:value-type="float">
            <text:p>0.075509</text:p>
          </table:table-cell>
          <table:table-cell office:value-type="float" office:value="0.075506" calcext:value-type="float">
            <text:p>0.0755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52" calcext:value-type="float">
            <text:p>0.075452</text:p>
          </table:table-cell>
          <table:table-cell office:value-type="float" office:value="0.075449" calcext:value-type="float">
            <text:p>0.0754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2" calcext:value-type="float">
            <text:p>0.075412</text:p>
          </table:table-cell>
          <table:table-cell office:value-type="float" office:value="0.07541" calcext:value-type="float">
            <text:p>0.075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608" calcext:value-type="float">
            <text:p>0.075608</text:p>
          </table:table-cell>
          <table:table-cell office:value-type="float" office:value="0.075605" calcext:value-type="float">
            <text:p>0.0756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8" calcext:value-type="float">
            <text:p>0.075438</text:p>
          </table:table-cell>
          <table:table-cell office:value-type="float" office:value="0.075435" calcext:value-type="float">
            <text:p>0.0754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" calcext:value-type="float">
            <text:p>0.07535</text:p>
          </table:table-cell>
          <table:table-cell office:value-type="float" office:value="0.075347" calcext:value-type="float">
            <text:p>0.0753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8" calcext:value-type="float">
            <text:p>0.075358</text:p>
          </table:table-cell>
          <table:table-cell office:value-type="float" office:value="0.075355" calcext:value-type="float">
            <text:p>0.0753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3" calcext:value-type="float">
            <text:p>0.075523</text:p>
          </table:table-cell>
          <table:table-cell office:value-type="float" office:value="0.07552" calcext:value-type="float">
            <text:p>0.075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5" calcext:value-type="float">
            <text:p>0.075425</text:p>
          </table:table-cell>
          <table:table-cell office:value-type="float" office:value="0.075423" calcext:value-type="float">
            <text:p>0.0754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7" calcext:value-type="float">
            <text:p>0.075417</text:p>
          </table:table-cell>
          <table:table-cell office:value-type="float" office:value="0.075414" calcext:value-type="float">
            <text:p>0.075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7" calcext:value-type="float">
            <text:p>0.075427</text:p>
          </table:table-cell>
          <table:table-cell office:value-type="float" office:value="0.075424" calcext:value-type="float">
            <text:p>0.0754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7" calcext:value-type="float">
            <text:p>0.075427</text:p>
          </table:table-cell>
          <table:table-cell office:value-type="float" office:value="0.075424" calcext:value-type="float">
            <text:p>0.0754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8" calcext:value-type="float">
            <text:p>0.075438</text:p>
          </table:table-cell>
          <table:table-cell office:value-type="float" office:value="0.075435" calcext:value-type="float">
            <text:p>0.0754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7" calcext:value-type="float">
            <text:p>0.075447</text:p>
          </table:table-cell>
          <table:table-cell office:value-type="float" office:value="0.075444" calcext:value-type="float">
            <text:p>0.0754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96" calcext:value-type="float">
            <text:p>0.075396</text:p>
          </table:table-cell>
          <table:table-cell office:value-type="float" office:value="0.075394" calcext:value-type="float">
            <text:p>0.0753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4" calcext:value-type="float">
            <text:p>0.075364</text:p>
          </table:table-cell>
          <table:table-cell office:value-type="float" office:value="0.075362" calcext:value-type="float">
            <text:p>0.075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46" calcext:value-type="float">
            <text:p>0.075546</text:p>
          </table:table-cell>
          <table:table-cell office:value-type="float" office:value="0.075544" calcext:value-type="float">
            <text:p>0.0755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" calcext:value-type="float">
            <text:p>0.0754</text:p>
          </table:table-cell>
          <table:table-cell office:value-type="float" office:value="0.075397" calcext:value-type="float">
            <text:p>0.0753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4" calcext:value-type="float">
            <text:p>0.075474</text:p>
          </table:table-cell>
          <table:table-cell office:value-type="float" office:value="0.075471" calcext:value-type="float">
            <text:p>0.0754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41" calcext:value-type="float">
            <text:p>0.075541</text:p>
          </table:table-cell>
          <table:table-cell office:value-type="float" office:value="0.075538" calcext:value-type="float">
            <text:p>0.0755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" calcext:value-type="float">
            <text:p>0.07541</text:p>
          </table:table-cell>
          <table:table-cell office:value-type="float" office:value="0.075408" calcext:value-type="float">
            <text:p>0.0754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4" calcext:value-type="float">
            <text:p>0.075354</text:p>
          </table:table-cell>
          <table:table-cell office:value-type="float" office:value="0.075351" calcext:value-type="float">
            <text:p>0.0753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3" calcext:value-type="float">
            <text:p>0.075423</text:p>
          </table:table-cell>
          <table:table-cell office:value-type="float" office:value="0.07542" calcext:value-type="float">
            <text:p>0.075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6" calcext:value-type="float">
            <text:p>0.075416</text:p>
          </table:table-cell>
          <table:table-cell office:value-type="float" office:value="0.075413" calcext:value-type="float">
            <text:p>0.0754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5" calcext:value-type="float">
            <text:p>0.075365</text:p>
          </table:table-cell>
          <table:table-cell office:value-type="float" office:value="0.075362" calcext:value-type="float">
            <text:p>0.075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01" calcext:value-type="float">
            <text:p>0.075401</text:p>
          </table:table-cell>
          <table:table-cell office:value-type="float" office:value="0.075399" calcext:value-type="float">
            <text:p>0.0753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8" calcext:value-type="float">
            <text:p>0.075508</text:p>
          </table:table-cell>
          <table:table-cell office:value-type="float" office:value="0.075506" calcext:value-type="float">
            <text:p>0.0755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74" calcext:value-type="float">
            <text:p>0.075374</text:p>
          </table:table-cell>
          <table:table-cell office:value-type="float" office:value="0.075371" calcext:value-type="float">
            <text:p>0.0753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709" calcext:value-type="float">
            <text:p>0.075709</text:p>
          </table:table-cell>
          <table:table-cell office:value-type="float" office:value="0.075707" calcext:value-type="float">
            <text:p>0.0757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6" calcext:value-type="float">
            <text:p>0.075436</text:p>
          </table:table-cell>
          <table:table-cell office:value-type="float" office:value="0.075434" calcext:value-type="float">
            <text:p>0.0754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86" calcext:value-type="float">
            <text:p>0.075486</text:p>
          </table:table-cell>
          <table:table-cell office:value-type="float" office:value="0.075483" calcext:value-type="float">
            <text:p>0.0754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7" calcext:value-type="float">
            <text:p>0.075447</text:p>
          </table:table-cell>
          <table:table-cell office:value-type="float" office:value="0.075444" calcext:value-type="float">
            <text:p>0.0754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671" calcext:value-type="float">
            <text:p>0.075671</text:p>
          </table:table-cell>
          <table:table-cell office:value-type="float" office:value="0.075668" calcext:value-type="float">
            <text:p>0.0756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99" calcext:value-type="float">
            <text:p>0.075299</text:p>
          </table:table-cell>
          <table:table-cell office:value-type="float" office:value="0.075296" calcext:value-type="float">
            <text:p>0.0752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17" calcext:value-type="float">
            <text:p>0.075317</text:p>
          </table:table-cell>
          <table:table-cell office:value-type="float" office:value="0.075314" calcext:value-type="float">
            <text:p>0.0753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03" calcext:value-type="float">
            <text:p>0.075403</text:p>
          </table:table-cell>
          <table:table-cell office:value-type="float" office:value="0.0754" calcext:value-type="float">
            <text:p>0.075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6" calcext:value-type="float">
            <text:p>0.075366</text:p>
          </table:table-cell>
          <table:table-cell office:value-type="float" office:value="0.075363" calcext:value-type="float">
            <text:p>0.0753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11" calcext:value-type="float">
            <text:p>0.075311</text:p>
          </table:table-cell>
          <table:table-cell office:value-type="float" office:value="0.075309" calcext:value-type="float">
            <text:p>0.0753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64" calcext:value-type="float">
            <text:p>0.075464</text:p>
          </table:table-cell>
          <table:table-cell office:value-type="float" office:value="0.075461" calcext:value-type="float">
            <text:p>0.0754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96" calcext:value-type="float">
            <text:p>0.075296</text:p>
          </table:table-cell>
          <table:table-cell office:value-type="float" office:value="0.075293" calcext:value-type="float">
            <text:p>0.0752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4" calcext:value-type="float">
            <text:p>0.075474</text:p>
          </table:table-cell>
          <table:table-cell office:value-type="float" office:value="0.075472" calcext:value-type="float">
            <text:p>0.0754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6" calcext:value-type="float">
            <text:p>0.075366</text:p>
          </table:table-cell>
          <table:table-cell office:value-type="float" office:value="0.075363" calcext:value-type="float">
            <text:p>0.0753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68" calcext:value-type="float">
            <text:p>0.075468</text:p>
          </table:table-cell>
          <table:table-cell office:value-type="float" office:value="0.075465" calcext:value-type="float">
            <text:p>0.0754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727" calcext:value-type="float">
            <text:p>0.075727</text:p>
          </table:table-cell>
          <table:table-cell office:value-type="float" office:value="0.075724" calcext:value-type="float">
            <text:p>0.0757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95" calcext:value-type="float">
            <text:p>0.075295</text:p>
          </table:table-cell>
          <table:table-cell office:value-type="float" office:value="0.075292" calcext:value-type="float">
            <text:p>0.075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7" calcext:value-type="float">
            <text:p>0.075527</text:p>
          </table:table-cell>
          <table:table-cell office:value-type="float" office:value="0.075525" calcext:value-type="float">
            <text:p>0.0755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891" calcext:value-type="float">
            <text:p>0.075891</text:p>
          </table:table-cell>
          <table:table-cell office:value-type="float" office:value="0.075888" calcext:value-type="float">
            <text:p>0.0758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8" calcext:value-type="float">
            <text:p>0.075448</text:p>
          </table:table-cell>
          <table:table-cell office:value-type="float" office:value="0.075445" calcext:value-type="float">
            <text:p>0.0754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9" calcext:value-type="float">
            <text:p>0.075529</text:p>
          </table:table-cell>
          <table:table-cell office:value-type="float" office:value="0.075526" calcext:value-type="float">
            <text:p>0.0755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95" calcext:value-type="float">
            <text:p>0.075495</text:p>
          </table:table-cell>
          <table:table-cell office:value-type="float" office:value="0.075493" calcext:value-type="float">
            <text:p>0.0754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21" calcext:value-type="float">
            <text:p>0.075221</text:p>
          </table:table-cell>
          <table:table-cell office:value-type="float" office:value="0.075218" calcext:value-type="float">
            <text:p>0.0752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" calcext:value-type="float">
            <text:p>0.07543</text:p>
          </table:table-cell>
          <table:table-cell office:value-type="float" office:value="0.075427" calcext:value-type="float">
            <text:p>0.075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58" calcext:value-type="float">
            <text:p>0.075258</text:p>
          </table:table-cell>
          <table:table-cell office:value-type="float" office:value="0.075255" calcext:value-type="float">
            <text:p>0.0752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61" calcext:value-type="float">
            <text:p>0.07561</text:p>
          </table:table-cell>
          <table:table-cell office:value-type="float" office:value="0.075608" calcext:value-type="float">
            <text:p>0.0756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49" calcext:value-type="float">
            <text:p>0.075249</text:p>
          </table:table-cell>
          <table:table-cell office:value-type="float" office:value="0.075247" calcext:value-type="float">
            <text:p>0.0752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705" calcext:value-type="float">
            <text:p>0.075705</text:p>
          </table:table-cell>
          <table:table-cell office:value-type="float" office:value="0.075702" calcext:value-type="float">
            <text:p>0.0757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76" calcext:value-type="float">
            <text:p>0.075576</text:p>
          </table:table-cell>
          <table:table-cell office:value-type="float" office:value="0.075573" calcext:value-type="float">
            <text:p>0.0755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3" calcext:value-type="float">
            <text:p>0.075353</text:p>
          </table:table-cell>
          <table:table-cell office:value-type="float" office:value="0.07535" calcext:value-type="float">
            <text:p>0.075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86" calcext:value-type="float">
            <text:p>0.075486</text:p>
          </table:table-cell>
          <table:table-cell office:value-type="float" office:value="0.075483" calcext:value-type="float">
            <text:p>0.0754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92" calcext:value-type="float">
            <text:p>0.075292</text:p>
          </table:table-cell>
          <table:table-cell office:value-type="float" office:value="0.075289" calcext:value-type="float">
            <text:p>0.0752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77" calcext:value-type="float">
            <text:p>0.075377</text:p>
          </table:table-cell>
          <table:table-cell office:value-type="float" office:value="0.075374" calcext:value-type="float">
            <text:p>0.0753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3" calcext:value-type="float">
            <text:p>0.075503</text:p>
          </table:table-cell>
          <table:table-cell office:value-type="float" office:value="0.0755" calcext:value-type="float">
            <text:p>0.07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4" calcext:value-type="float">
            <text:p>0.075364</text:p>
          </table:table-cell>
          <table:table-cell office:value-type="float" office:value="0.075361" calcext:value-type="float">
            <text:p>0.0753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64" calcext:value-type="float">
            <text:p>0.075464</text:p>
          </table:table-cell>
          <table:table-cell office:value-type="float" office:value="0.075462" calcext:value-type="float">
            <text:p>0.0754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94" calcext:value-type="float">
            <text:p>0.075494</text:p>
          </table:table-cell>
          <table:table-cell office:value-type="float" office:value="0.075491" calcext:value-type="float">
            <text:p>0.0754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9" calcext:value-type="float">
            <text:p>0.07539</text:p>
          </table:table-cell>
          <table:table-cell office:value-type="float" office:value="0.075388" calcext:value-type="float">
            <text:p>0.0753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51" calcext:value-type="float">
            <text:p>0.075551</text:p>
          </table:table-cell>
          <table:table-cell office:value-type="float" office:value="0.075548" calcext:value-type="float">
            <text:p>0.0755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81228" calcext:value-type="float">
            <text:p>0.081228</text:p>
          </table:table-cell>
          <table:table-cell office:value-type="float" office:value="0.081225" calcext:value-type="float">
            <text:p>0.0812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28665" calcext:value-type="float">
            <text:p>0.028665</text:p>
          </table:table-cell>
          <table:table-cell office:value-type="float" office:value="0.028663" calcext:value-type="float">
            <text:p>0.0286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354" calcext:value-type="float">
            <text:p>0.02354</text:p>
          </table:table-cell>
          <table:table-cell office:value-type="float" office:value="0.023537" calcext:value-type="float">
            <text:p>0.0235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0551" calcext:value-type="float">
            <text:p>0.020551</text:p>
          </table:table-cell>
          <table:table-cell office:value-type="float" office:value="0.020548" calcext:value-type="float">
            <text:p>0.0205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848" calcext:value-type="float">
            <text:p>0.01848</text:p>
          </table:table-cell>
          <table:table-cell office:value-type="float" office:value="0.018477" calcext:value-type="float">
            <text:p>0.0184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7562" calcext:value-type="float">
            <text:p>0.017562</text:p>
          </table:table-cell>
          <table:table-cell office:value-type="float" office:value="0.01756" calcext:value-type="float">
            <text:p>0.017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5004" calcext:value-type="float">
            <text:p>0.015004</text:p>
          </table:table-cell>
          <table:table-cell office:value-type="float" office:value="0.015001" calcext:value-type="float">
            <text:p>0.0150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31" calcext:value-type="float">
            <text:p>0.013931</text:p>
          </table:table-cell>
          <table:table-cell office:value-type="float" office:value="0.013929" calcext:value-type="float">
            <text:p>0.0139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" calcext:value-type="float">
            <text:p>0.01382</text:p>
          </table:table-cell>
          <table:table-cell office:value-type="float" office:value="0.013817" calcext:value-type="float">
            <text:p>0.0138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" calcext:value-type="float">
            <text:p>0.01382</text:p>
          </table:table-cell>
          <table:table-cell office:value-type="float" office:value="0.013817" calcext:value-type="float">
            <text:p>0.0138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7" calcext:value-type="float">
            <text:p>0.01387</text:p>
          </table:table-cell>
          <table:table-cell office:value-type="float" office:value="0.013867" calcext:value-type="float">
            <text:p>0.0138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79" calcext:value-type="float">
            <text:p>0.014079</text:p>
          </table:table-cell>
          <table:table-cell office:value-type="float" office:value="0.014076" calcext:value-type="float">
            <text:p>0.0140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85" calcext:value-type="float">
            <text:p>0.014085</text:p>
          </table:table-cell>
          <table:table-cell office:value-type="float" office:value="0.014082" calcext:value-type="float">
            <text:p>0.0140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69" calcext:value-type="float">
            <text:p>0.013869</text:p>
          </table:table-cell>
          <table:table-cell office:value-type="float" office:value="0.013866" calcext:value-type="float">
            <text:p>0.0138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26" calcext:value-type="float">
            <text:p>0.013926</text:p>
          </table:table-cell>
          <table:table-cell office:value-type="float" office:value="0.013924" calcext:value-type="float">
            <text:p>0.0139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786" calcext:value-type="float">
            <text:p>0.013786</text:p>
          </table:table-cell>
          <table:table-cell office:value-type="float" office:value="0.013784" calcext:value-type="float">
            <text:p>0.0137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7" calcext:value-type="float">
            <text:p>0.013827</text:p>
          </table:table-cell>
          <table:table-cell office:value-type="float" office:value="0.013824" calcext:value-type="float">
            <text:p>0.0138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56" calcext:value-type="float">
            <text:p>0.013856</text:p>
          </table:table-cell>
          <table:table-cell office:value-type="float" office:value="0.013853" calcext:value-type="float">
            <text:p>0.0138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49" calcext:value-type="float">
            <text:p>0.014049</text:p>
          </table:table-cell>
          <table:table-cell office:value-type="float" office:value="0.014046" calcext:value-type="float">
            <text:p>0.0140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916" calcext:value-type="float">
            <text:p>0.013916</text:p>
          </table:table-cell>
          <table:table-cell office:value-type="float" office:value="0.013913" calcext:value-type="float">
            <text:p>0.0139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3" calcext:value-type="float">
            <text:p>0.013903</text:p>
          </table:table-cell>
          <table:table-cell office:value-type="float" office:value="0.0139" calcext:value-type="float">
            <text:p>0.01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264" calcext:value-type="float">
            <text:p>0.014264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6" calcext:value-type="float">
            <text:p>0.013826</text:p>
          </table:table-cell>
          <table:table-cell office:value-type="float" office:value="0.013823" calcext:value-type="float">
            <text:p>0.013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28" calcext:value-type="float">
            <text:p>0.014028</text:p>
          </table:table-cell>
          <table:table-cell office:value-type="float" office:value="0.014025" calcext:value-type="float">
            <text:p>0.0140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98" calcext:value-type="float">
            <text:p>0.014098</text:p>
          </table:table-cell>
          <table:table-cell office:value-type="float" office:value="0.014095" calcext:value-type="float">
            <text:p>0.0140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6" calcext:value-type="float">
            <text:p>0.01396</text:p>
          </table:table-cell>
          <table:table-cell office:value-type="float" office:value="0.013957" calcext:value-type="float">
            <text:p>0.0139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4" calcext:value-type="float">
            <text:p>0.013844</text:p>
          </table:table-cell>
          <table:table-cell office:value-type="float" office:value="0.013842" calcext:value-type="float">
            <text:p>0.0138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392" calcext:value-type="float">
            <text:p>0.014392</text:p>
          </table:table-cell>
          <table:table-cell office:value-type="float" office:value="0.014389" calcext:value-type="float">
            <text:p>0.0143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57" calcext:value-type="float">
            <text:p>0.013857</text:p>
          </table:table-cell>
          <table:table-cell office:value-type="float" office:value="0.013854" calcext:value-type="float">
            <text:p>0.013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48" calcext:value-type="float">
            <text:p>0.013948</text:p>
          </table:table-cell>
          <table:table-cell office:value-type="float" office:value="0.013945" calcext:value-type="float">
            <text:p>0.0139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984" calcext:value-type="float">
            <text:p>0.013984</text:p>
          </table:table-cell>
          <table:table-cell office:value-type="float" office:value="0.013982" calcext:value-type="float">
            <text:p>0.0139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79" calcext:value-type="float">
            <text:p>0.013979</text:p>
          </table:table-cell>
          <table:table-cell office:value-type="float" office:value="0.013976" calcext:value-type="float">
            <text:p>0.0139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404" calcext:value-type="float">
            <text:p>0.01404</text:p>
          </table:table-cell>
          <table:table-cell office:value-type="float" office:value="0.014037" calcext:value-type="float">
            <text:p>0.0140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72" calcext:value-type="float">
            <text:p>0.013872</text:p>
          </table:table-cell>
          <table:table-cell office:value-type="float" office:value="0.013869" calcext:value-type="float">
            <text:p>0.0138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18" calcext:value-type="float">
            <text:p>0.013818</text:p>
          </table:table-cell>
          <table:table-cell office:value-type="float" office:value="0.013815" calcext:value-type="float">
            <text:p>0.0138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21" calcext:value-type="float">
            <text:p>0.013921</text:p>
          </table:table-cell>
          <table:table-cell office:value-type="float" office:value="0.013918" calcext:value-type="float">
            <text:p>0.0139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8" calcext:value-type="float">
            <text:p>0.013848</text:p>
          </table:table-cell>
          <table:table-cell office:value-type="float" office:value="0.013845" calcext:value-type="float">
            <text:p>0.0138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82" calcext:value-type="float">
            <text:p>0.013882</text:p>
          </table:table-cell>
          <table:table-cell office:value-type="float" office:value="0.013879" calcext:value-type="float">
            <text:p>0.0138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33" calcext:value-type="float">
            <text:p>0.013933</text:p>
          </table:table-cell>
          <table:table-cell office:value-type="float" office:value="0.013931" calcext:value-type="float">
            <text:p>0.0139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33" calcext:value-type="float">
            <text:p>0.014033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1" calcext:value-type="float">
            <text:p>0.013901</text:p>
          </table:table-cell>
          <table:table-cell office:value-type="float" office:value="0.013898" calcext:value-type="float">
            <text:p>0.0138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21" calcext:value-type="float">
            <text:p>0.014021</text:p>
          </table:table-cell>
          <table:table-cell office:value-type="float" office:value="0.014018" calcext:value-type="float">
            <text:p>0.0140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09" calcext:value-type="float">
            <text:p>0.014009</text:p>
          </table:table-cell>
          <table:table-cell office:value-type="float" office:value="0.014007" calcext:value-type="float">
            <text:p>0.0140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81" calcext:value-type="float">
            <text:p>0.013881</text:p>
          </table:table-cell>
          <table:table-cell office:value-type="float" office:value="0.013879" calcext:value-type="float">
            <text:p>0.0138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58" calcext:value-type="float">
            <text:p>0.013858</text:p>
          </table:table-cell>
          <table:table-cell office:value-type="float" office:value="0.013855" calcext:value-type="float">
            <text:p>0.0138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02" calcext:value-type="float">
            <text:p>0.014002</text:p>
          </table:table-cell>
          <table:table-cell office:value-type="float" office:value="0.013999" calcext:value-type="float">
            <text:p>0.0139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33" calcext:value-type="float">
            <text:p>0.013933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59" calcext:value-type="float">
            <text:p>0.013859</text:p>
          </table:table-cell>
          <table:table-cell office:value-type="float" office:value="0.013856" calcext:value-type="float">
            <text:p>0.0138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95" calcext:value-type="float">
            <text:p>0.013995</text:p>
          </table:table-cell>
          <table:table-cell office:value-type="float" office:value="0.013992" calcext:value-type="float">
            <text:p>0.0139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" calcext:value-type="float">
            <text:p>0.0138</text:p>
          </table:table-cell>
          <table:table-cell office:value-type="float" office:value="0.013798" calcext:value-type="float">
            <text:p>0.0137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5" calcext:value-type="float">
            <text:p>0.013845</text:p>
          </table:table-cell>
          <table:table-cell office:value-type="float" office:value="0.013842" calcext:value-type="float">
            <text:p>0.0138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72" calcext:value-type="float">
            <text:p>0.014072</text:p>
          </table:table-cell>
          <table:table-cell office:value-type="float" office:value="0.014069" calcext:value-type="float">
            <text:p>0.0140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66" calcext:value-type="float">
            <text:p>0.013866</text:p>
          </table:table-cell>
          <table:table-cell office:value-type="float" office:value="0.013864" calcext:value-type="float">
            <text:p>0.0138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64" calcext:value-type="float">
            <text:p>0.013964</text:p>
          </table:table-cell>
          <table:table-cell office:value-type="float" office:value="0.013962" calcext:value-type="float">
            <text:p>0.0139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2" calcext:value-type="float">
            <text:p>0.013822</text:p>
          </table:table-cell>
          <table:table-cell office:value-type="float" office:value="0.013819" calcext:value-type="float">
            <text:p>0.0138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92" calcext:value-type="float">
            <text:p>0.013892</text:p>
          </table:table-cell>
          <table:table-cell office:value-type="float" office:value="0.013889" calcext:value-type="float">
            <text:p>0.0138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94" calcext:value-type="float">
            <text:p>0.013894</text:p>
          </table:table-cell>
          <table:table-cell office:value-type="float" office:value="0.013891" calcext:value-type="float">
            <text:p>0.0138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74" calcext:value-type="float">
            <text:p>0.014074</text:p>
          </table:table-cell>
          <table:table-cell office:value-type="float" office:value="0.014071" calcext:value-type="float">
            <text:p>0.0140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888" calcext:value-type="float">
            <text:p>0.013888</text:p>
          </table:table-cell>
          <table:table-cell office:value-type="float" office:value="0.013885" calcext:value-type="float">
            <text:p>0.0138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45" calcext:value-type="float">
            <text:p>0.014045</text:p>
          </table:table-cell>
          <table:table-cell office:value-type="float" office:value="0.014042" calcext:value-type="float">
            <text:p>0.0140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9436" calcext:value-type="float">
            <text:p>0.019436</text:p>
          </table:table-cell>
          <table:table-cell office:value-type="float" office:value="0.019433" calcext:value-type="float">
            <text:p>0.0194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64" calcext:value-type="float">
            <text:p>0.013864</text:p>
          </table:table-cell>
          <table:table-cell office:value-type="float" office:value="0.013862" calcext:value-type="float">
            <text:p>0.0138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767" calcext:value-type="float">
            <text:p>0.013767</text:p>
          </table:table-cell>
          <table:table-cell office:value-type="float" office:value="0.013764" calcext:value-type="float">
            <text:p>0.0137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7" calcext:value-type="float">
            <text:p>0.013847</text:p>
          </table:table-cell>
          <table:table-cell office:value-type="float" office:value="0.013844" calcext:value-type="float">
            <text:p>0.0138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87" calcext:value-type="float">
            <text:p>0.013887</text:p>
          </table:table-cell>
          <table:table-cell office:value-type="float" office:value="0.013885" calcext:value-type="float">
            <text:p>0.0138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28" calcext:value-type="float">
            <text:p>0.013928</text:p>
          </table:table-cell>
          <table:table-cell office:value-type="float" office:value="0.013925" calcext:value-type="float">
            <text:p>0.0139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5" calcext:value-type="float">
            <text:p>0.013905</text:p>
          </table:table-cell>
          <table:table-cell office:value-type="float" office:value="0.013902" calcext:value-type="float">
            <text:p>0.0139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6" calcext:value-type="float">
            <text:p>0.013826</text:p>
          </table:table-cell>
          <table:table-cell office:value-type="float" office:value="0.013823" calcext:value-type="float">
            <text:p>0.013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9" calcext:value-type="float">
            <text:p>0.013829</text:p>
          </table:table-cell>
          <table:table-cell office:value-type="float" office:value="0.013826" calcext:value-type="float">
            <text:p>0.0138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25" calcext:value-type="float">
            <text:p>0.014025</text:p>
          </table:table-cell>
          <table:table-cell office:value-type="float" office:value="0.014023" calcext:value-type="float">
            <text:p>0.0140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948" calcext:value-type="float">
            <text:p>0.013948</text:p>
          </table:table-cell>
          <table:table-cell office:value-type="float" office:value="0.013945" calcext:value-type="float">
            <text:p>0.0139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824" calcext:value-type="float">
            <text:p>0.02824</text:p>
          </table:table-cell>
          <table:table-cell office:value-type="float" office:value="0.028237" calcext:value-type="float">
            <text:p>0.0282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26203" calcext:value-type="float">
            <text:p>0.026203</text:p>
          </table:table-cell>
          <table:table-cell office:value-type="float" office:value="0.026201" calcext:value-type="float">
            <text:p>0.0262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2382" calcext:value-type="float">
            <text:p>0.022382</text:p>
          </table:table-cell>
          <table:table-cell office:value-type="float" office:value="0.022377" calcext:value-type="float">
            <text:p>0.0223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0226" calcext:value-type="float">
            <text:p>0.020226</text:p>
          </table:table-cell>
          <table:table-cell office:value-type="float" office:value="0.020222" calcext:value-type="float">
            <text:p>0.0202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8551" calcext:value-type="float">
            <text:p>0.018551</text:p>
          </table:table-cell>
          <table:table-cell office:value-type="float" office:value="0.018547" calcext:value-type="float">
            <text:p>0.0185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6961" calcext:value-type="float">
            <text:p>0.016961</text:p>
          </table:table-cell>
          <table:table-cell office:value-type="float" office:value="0.016958" calcext:value-type="float">
            <text:p>0.0169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9464" calcext:value-type="float">
            <text:p>0.019464</text:p>
          </table:table-cell>
          <table:table-cell office:value-type="float" office:value="0.01946" calcext:value-type="float">
            <text:p>0.019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4153" calcext:value-type="float">
            <text:p>0.014153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4124" calcext:value-type="float">
            <text:p>0.014124</text:p>
          </table:table-cell>
          <table:table-cell office:value-type="float" office:value="0.014121" calcext:value-type="float">
            <text:p>0.0141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54" calcext:value-type="float">
            <text:p>0.013954</text:p>
          </table:table-cell>
          <table:table-cell office:value-type="float" office:value="0.013951" calcext:value-type="float">
            <text:p>0.0139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884" calcext:value-type="float">
            <text:p>0.013884</text:p>
          </table:table-cell>
          <table:table-cell office:value-type="float" office:value="0.013881" calcext:value-type="float">
            <text:p>0.0138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178" calcext:value-type="float">
            <text:p>0.014178</text:p>
          </table:table-cell>
          <table:table-cell office:value-type="float" office:value="0.014175" calcext:value-type="float">
            <text:p>0.0141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96" calcext:value-type="float">
            <text:p>0.013896</text:p>
          </table:table-cell>
          <table:table-cell office:value-type="float" office:value="0.013893" calcext:value-type="float">
            <text:p>0.0138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3" calcext:value-type="float">
            <text:p>0.013903</text:p>
          </table:table-cell>
          <table:table-cell office:value-type="float" office:value="0.0139" calcext:value-type="float">
            <text:p>0.01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16" calcext:value-type="float">
            <text:p>0.013816</text:p>
          </table:table-cell>
          <table:table-cell office:value-type="float" office:value="0.013813" calcext:value-type="float">
            <text:p>0.013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95" calcext:value-type="float">
            <text:p>0.013895</text:p>
          </table:table-cell>
          <table:table-cell office:value-type="float" office:value="0.013892" calcext:value-type="float">
            <text:p>0.0138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31" calcext:value-type="float">
            <text:p>0.014031</text:p>
          </table:table-cell>
          <table:table-cell office:value-type="float" office:value="0.014029" calcext:value-type="float">
            <text:p>0.0140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" calcext:value-type="float">
            <text:p>0.01384</text:p>
          </table:table-cell>
          <table:table-cell office:value-type="float" office:value="0.013837" calcext:value-type="float">
            <text:p>0.0138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65" calcext:value-type="float">
            <text:p>0.014065</text:p>
          </table:table-cell>
          <table:table-cell office:value-type="float" office:value="0.014062" calcext:value-type="float">
            <text:p>0.0140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76" calcext:value-type="float">
            <text:p>0.014076</text:p>
          </table:table-cell>
          <table:table-cell office:value-type="float" office:value="0.014074" calcext:value-type="float">
            <text:p>0.0140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2" calcext:value-type="float">
            <text:p>0.013902</text:p>
          </table:table-cell>
          <table:table-cell office:value-type="float" office:value="0.013899" calcext:value-type="float">
            <text:p>0.0138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932" calcext:value-type="float">
            <text:p>0.01932</text:p>
          </table:table-cell>
          <table:table-cell office:value-type="float" office:value="0.019318" calcext:value-type="float">
            <text:p>0.0193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83" calcext:value-type="float">
            <text:p>0.01383</text:p>
          </table:table-cell>
          <table:table-cell office:value-type="float" office:value="0.013827" calcext:value-type="float">
            <text:p>0.0138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22" calcext:value-type="float">
            <text:p>0.013922</text:p>
          </table:table-cell>
          <table:table-cell office:value-type="float" office:value="0.013919" calcext:value-type="float">
            <text:p>0.0139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37" calcext:value-type="float">
            <text:p>0.013837</text:p>
          </table:table-cell>
          <table:table-cell office:value-type="float" office:value="0.013835" calcext:value-type="float">
            <text:p>0.0138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" calcext:value-type="float">
            <text:p>0.01382</text:p>
          </table:table-cell>
          <table:table-cell office:value-type="float" office:value="0.013818" calcext:value-type="float">
            <text:p>0.0138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62" calcext:value-type="float">
            <text:p>0.013962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56" calcext:value-type="float">
            <text:p>0.014056</text:p>
          </table:table-cell>
          <table:table-cell office:value-type="float" office:value="0.014053" calcext:value-type="float">
            <text:p>0.0140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4067" calcext:value-type="float">
            <text:p>0.014067</text:p>
          </table:table-cell>
          <table:table-cell office:value-type="float" office:value="0.014064" calcext:value-type="float">
            <text:p>0.0140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53" calcext:value-type="float">
            <text:p>0.013953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27436" calcext:value-type="float">
            <text:p>0.027436</text:p>
          </table:table-cell>
          <table:table-cell office:value-type="float" office:value="0.027433" calcext:value-type="float">
            <text:p>0.0274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78" calcext:value-type="float">
            <text:p>0.027278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31" calcext:value-type="float">
            <text:p>0.027431</text:p>
          </table:table-cell>
          <table:table-cell office:value-type="float" office:value="0.027428" calcext:value-type="float">
            <text:p>0.0274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8" calcext:value-type="float">
            <text:p>0.027418</text:p>
          </table:table-cell>
          <table:table-cell office:value-type="float" office:value="0.027415" calcext:value-type="float">
            <text:p>0.0274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88" calcext:value-type="float">
            <text:p>0.027488</text:p>
          </table:table-cell>
          <table:table-cell office:value-type="float" office:value="0.027485" calcext:value-type="float">
            <text:p>0.0274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611" calcext:value-type="float">
            <text:p>0.027611</text:p>
          </table:table-cell>
          <table:table-cell office:value-type="float" office:value="0.027608" calcext:value-type="float">
            <text:p>0.0276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69" calcext:value-type="float">
            <text:p>0.027569</text:p>
          </table:table-cell>
          <table:table-cell office:value-type="float" office:value="0.027567" calcext:value-type="float">
            <text:p>0.0275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34" calcext:value-type="float">
            <text:p>0.027434</text:p>
          </table:table-cell>
          <table:table-cell office:value-type="float" office:value="0.027431" calcext:value-type="float">
            <text:p>0.0274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75" calcext:value-type="float">
            <text:p>0.027375</text:p>
          </table:table-cell>
          <table:table-cell office:value-type="float" office:value="0.027373" calcext:value-type="float">
            <text:p>0.0273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24" calcext:value-type="float">
            <text:p>0.027324</text:p>
          </table:table-cell>
          <table:table-cell office:value-type="float" office:value="0.027321" calcext:value-type="float">
            <text:p>0.0273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14" calcext:value-type="float">
            <text:p>0.027514</text:p>
          </table:table-cell>
          <table:table-cell office:value-type="float" office:value="0.027511" calcext:value-type="float">
            <text:p>0.0275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85" calcext:value-type="float">
            <text:p>0.027385</text:p>
          </table:table-cell>
          <table:table-cell office:value-type="float" office:value="0.027382" calcext:value-type="float">
            <text:p>0.0273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79" calcext:value-type="float">
            <text:p>0.027279</text:p>
          </table:table-cell>
          <table:table-cell office:value-type="float" office:value="0.027276" calcext:value-type="float">
            <text:p>0.0272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28" calcext:value-type="float">
            <text:p>0.027528</text:p>
          </table:table-cell>
          <table:table-cell office:value-type="float" office:value="0.027526" calcext:value-type="float">
            <text:p>0.0275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04" calcext:value-type="float">
            <text:p>0.027304</text:p>
          </table:table-cell>
          <table:table-cell office:value-type="float" office:value="0.027301" calcext:value-type="float">
            <text:p>0.0273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6" calcext:value-type="float">
            <text:p>0.027416</text:p>
          </table:table-cell>
          <table:table-cell office:value-type="float" office:value="0.027413" calcext:value-type="float">
            <text:p>0.0274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98" calcext:value-type="float">
            <text:p>0.027398</text:p>
          </table:table-cell>
          <table:table-cell office:value-type="float" office:value="0.027396" calcext:value-type="float">
            <text:p>0.0273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67" calcext:value-type="float">
            <text:p>0.027367</text:p>
          </table:table-cell>
          <table:table-cell office:value-type="float" office:value="0.027364" calcext:value-type="float">
            <text:p>0.0273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706" calcext:value-type="float">
            <text:p>0.027706</text:p>
          </table:table-cell>
          <table:table-cell office:value-type="float" office:value="0.027703" calcext:value-type="float">
            <text:p>0.0277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35" calcext:value-type="float">
            <text:p>0.027435</text:p>
          </table:table-cell>
          <table:table-cell office:value-type="float" office:value="0.027432" calcext:value-type="float">
            <text:p>0.0274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6" calcext:value-type="float">
            <text:p>0.02746</text:p>
          </table:table-cell>
          <table:table-cell office:value-type="float" office:value="0.027457" calcext:value-type="float">
            <text:p>0.0274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39285" calcext:value-type="float">
            <text:p>0.039285</text:p>
          </table:table-cell>
          <table:table-cell office:value-type="float" office:value="0.039282" calcext:value-type="float">
            <text:p>0.0392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2" calcext:value-type="float">
            <text:p>0.027412</text:p>
          </table:table-cell>
          <table:table-cell office:value-type="float" office:value="0.027409" calcext:value-type="float">
            <text:p>0.0274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319" calcext:value-type="float">
            <text:p>0.027319</text:p>
          </table:table-cell>
          <table:table-cell office:value-type="float" office:value="0.027316" calcext:value-type="float">
            <text:p>0.0273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76" calcext:value-type="float">
            <text:p>0.027376</text:p>
          </table:table-cell>
          <table:table-cell office:value-type="float" office:value="0.027374" calcext:value-type="float">
            <text:p>0.0273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38" calcext:value-type="float">
            <text:p>0.027338</text:p>
          </table:table-cell>
          <table:table-cell office:value-type="float" office:value="0.027335" calcext:value-type="float">
            <text:p>0.0273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29" calcext:value-type="float">
            <text:p>0.027429</text:p>
          </table:table-cell>
          <table:table-cell office:value-type="float" office:value="0.027426" calcext:value-type="float">
            <text:p>0.0274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9543" calcext:value-type="float">
            <text:p>0.029543</text:p>
          </table:table-cell>
          <table:table-cell office:value-type="float" office:value="0.029541" calcext:value-type="float">
            <text:p>0.0295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8" calcext:value-type="float">
            <text:p>0.02738</text:p>
          </table:table-cell>
          <table:table-cell office:value-type="float" office:value="0.027378" calcext:value-type="float">
            <text:p>0.0273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26" calcext:value-type="float">
            <text:p>0.027526</text:p>
          </table:table-cell>
          <table:table-cell office:value-type="float" office:value="0.027523" calcext:value-type="float">
            <text:p>0.0275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53" calcext:value-type="float">
            <text:p>0.027453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603" calcext:value-type="float">
            <text:p>0.027603</text:p>
          </table:table-cell>
          <table:table-cell office:value-type="float" office:value="0.027601" calcext:value-type="float">
            <text:p>0.027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96" calcext:value-type="float">
            <text:p>0.027496</text:p>
          </table:table-cell>
          <table:table-cell office:value-type="float" office:value="0.027493" calcext:value-type="float">
            <text:p>0.0274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027497" calcext:value-type="float">
            <text:p>0.0274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5" calcext:value-type="float">
            <text:p>0.02745</text:p>
          </table:table-cell>
          <table:table-cell office:value-type="float" office:value="0.027447" calcext:value-type="float">
            <text:p>0.0274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12" calcext:value-type="float">
            <text:p>0.027312</text:p>
          </table:table-cell>
          <table:table-cell office:value-type="float" office:value="0.027309" calcext:value-type="float">
            <text:p>0.0273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3" calcext:value-type="float">
            <text:p>0.027413</text:p>
          </table:table-cell>
          <table:table-cell office:value-type="float" office:value="0.02741" calcext:value-type="float">
            <text:p>0.027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94" calcext:value-type="float">
            <text:p>0.027494</text:p>
          </table:table-cell>
          <table:table-cell office:value-type="float" office:value="0.027491" calcext:value-type="float">
            <text:p>0.027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7" calcext:value-type="float">
            <text:p>0.0277</text:p>
          </table:table-cell>
          <table:table-cell office:value-type="float" office:value="0.027698" calcext:value-type="float">
            <text:p>0.0276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08" calcext:value-type="float">
            <text:p>0.027308</text:p>
          </table:table-cell>
          <table:table-cell office:value-type="float" office:value="0.027306" calcext:value-type="float">
            <text:p>0.0273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7" calcext:value-type="float">
            <text:p>0.02747</text:p>
          </table:table-cell>
          <table:table-cell office:value-type="float" office:value="0.027468" calcext:value-type="float">
            <text:p>0.0274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52" calcext:value-type="float">
            <text:p>0.027452</text:p>
          </table:table-cell>
          <table:table-cell office:value-type="float" office:value="0.027449" calcext:value-type="float">
            <text:p>0.0274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03" calcext:value-type="float">
            <text:p>0.027503</text:p>
          </table:table-cell>
          <table:table-cell office:value-type="float" office:value="0.027501" calcext:value-type="float">
            <text:p>0.0275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06" calcext:value-type="float">
            <text:p>0.027406</text:p>
          </table:table-cell>
          <table:table-cell office:value-type="float" office:value="0.027403" calcext:value-type="float">
            <text:p>0.0274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56" calcext:value-type="float">
            <text:p>0.027456</text:p>
          </table:table-cell>
          <table:table-cell office:value-type="float" office:value="0.027454" calcext:value-type="float">
            <text:p>0.0274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81" calcext:value-type="float">
            <text:p>0.027381</text:p>
          </table:table-cell>
          <table:table-cell office:value-type="float" office:value="0.027378" calcext:value-type="float">
            <text:p>0.0273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47" calcext:value-type="float">
            <text:p>0.027347</text:p>
          </table:table-cell>
          <table:table-cell office:value-type="float" office:value="0.027344" calcext:value-type="float">
            <text:p>0.0273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08" calcext:value-type="float">
            <text:p>0.027508</text:p>
          </table:table-cell>
          <table:table-cell office:value-type="float" office:value="0.027505" calcext:value-type="float">
            <text:p>0.0275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92" calcext:value-type="float">
            <text:p>0.027392</text:p>
          </table:table-cell>
          <table:table-cell office:value-type="float" office:value="0.027389" calcext:value-type="float">
            <text:p>0.0273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93" calcext:value-type="float">
            <text:p>0.027493</text:p>
          </table:table-cell>
          <table:table-cell office:value-type="float" office:value="0.027491" calcext:value-type="float">
            <text:p>0.027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69" calcext:value-type="float">
            <text:p>0.027369</text:p>
          </table:table-cell>
          <table:table-cell office:value-type="float" office:value="0.027366" calcext:value-type="float">
            <text:p>0.0273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64" calcext:value-type="float">
            <text:p>0.027364</text:p>
          </table:table-cell>
          <table:table-cell office:value-type="float" office:value="0.027362" calcext:value-type="float">
            <text:p>0.0273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663" calcext:value-type="float">
            <text:p>0.027663</text:p>
          </table:table-cell>
          <table:table-cell office:value-type="float" office:value="0.027661" calcext:value-type="float">
            <text:p>0.0276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47" calcext:value-type="float">
            <text:p>0.027347</text:p>
          </table:table-cell>
          <table:table-cell office:value-type="float" office:value="0.027344" calcext:value-type="float">
            <text:p>0.0273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57" calcext:value-type="float">
            <text:p>0.027357</text:p>
          </table:table-cell>
          <table:table-cell office:value-type="float" office:value="0.027355" calcext:value-type="float">
            <text:p>0.0273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2" calcext:value-type="float">
            <text:p>0.02742</text:p>
          </table:table-cell>
          <table:table-cell office:value-type="float" office:value="0.027417" calcext:value-type="float">
            <text:p>0.0274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06" calcext:value-type="float">
            <text:p>0.027506</text:p>
          </table:table-cell>
          <table:table-cell office:value-type="float" office:value="0.027503" calcext:value-type="float">
            <text:p>0.0275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82" calcext:value-type="float">
            <text:p>0.027482</text:p>
          </table:table-cell>
          <table:table-cell office:value-type="float" office:value="0.02748" calcext:value-type="float">
            <text:p>0.027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23" calcext:value-type="float">
            <text:p>0.027323</text:p>
          </table:table-cell>
          <table:table-cell office:value-type="float" office:value="0.027321" calcext:value-type="float">
            <text:p>0.0273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3" calcext:value-type="float">
            <text:p>0.027413</text:p>
          </table:table-cell>
          <table:table-cell office:value-type="float" office:value="0.027411" calcext:value-type="float">
            <text:p>0.0274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68" calcext:value-type="float">
            <text:p>0.027268</text:p>
          </table:table-cell>
          <table:table-cell office:value-type="float" office:value="0.027266" calcext:value-type="float">
            <text:p>0.0272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68" calcext:value-type="float">
            <text:p>0.027368</text:p>
          </table:table-cell>
          <table:table-cell office:value-type="float" office:value="0.027365" calcext:value-type="float">
            <text:p>0.0273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61" calcext:value-type="float">
            <text:p>0.027561</text:p>
          </table:table-cell>
          <table:table-cell office:value-type="float" office:value="0.027558" calcext:value-type="float">
            <text:p>0.0275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49" calcext:value-type="float">
            <text:p>0.02749</text:p>
          </table:table-cell>
          <table:table-cell office:value-type="float" office:value="0.027487" calcext:value-type="float">
            <text:p>0.0274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22" calcext:value-type="float">
            <text:p>0.027322</text:p>
          </table:table-cell>
          <table:table-cell office:value-type="float" office:value="0.027319" calcext:value-type="float">
            <text:p>0.0273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54" calcext:value-type="float">
            <text:p>0.027254</text:p>
          </table:table-cell>
          <table:table-cell office:value-type="float" office:value="0.027251" calcext:value-type="float">
            <text:p>0.0272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524" calcext:value-type="float">
            <text:p>0.027524</text:p>
          </table:table-cell>
          <table:table-cell office:value-type="float" office:value="0.027521" calcext:value-type="float">
            <text:p>0.0275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458" calcext:value-type="float">
            <text:p>0.027458</text:p>
          </table:table-cell>
          <table:table-cell office:value-type="float" office:value="0.027455" calcext:value-type="float">
            <text:p>0.0274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367" calcext:value-type="float">
            <text:p>0.027367</text:p>
          </table:table-cell>
          <table:table-cell office:value-type="float" office:value="0.027365" calcext:value-type="float">
            <text:p>0.0273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04" calcext:value-type="float">
            <text:p>0.027304</text:p>
          </table:table-cell>
          <table:table-cell office:value-type="float" office:value="0.027301" calcext:value-type="float">
            <text:p>0.0273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29" calcext:value-type="float">
            <text:p>0.027529</text:p>
          </table:table-cell>
          <table:table-cell office:value-type="float" office:value="0.027527" calcext:value-type="float">
            <text:p>0.0275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97" calcext:value-type="float">
            <text:p>0.027397</text:p>
          </table:table-cell>
          <table:table-cell office:value-type="float" office:value="0.027394" calcext:value-type="float">
            <text:p>0.0273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3" calcext:value-type="float">
            <text:p>0.0273</text:p>
          </table:table-cell>
          <table:table-cell office:value-type="float" office:value="0.027297" calcext:value-type="float">
            <text:p>0.0272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47" calcext:value-type="float">
            <text:p>0.027547</text:p>
          </table:table-cell>
          <table:table-cell office:value-type="float" office:value="0.027544" calcext:value-type="float">
            <text:p>0.0275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394" calcext:value-type="float">
            <text:p>0.027394</text:p>
          </table:table-cell>
          <table:table-cell office:value-type="float" office:value="0.027392" calcext:value-type="float">
            <text:p>0.0273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28" calcext:value-type="float">
            <text:p>0.027228</text:p>
          </table:table-cell>
          <table:table-cell office:value-type="float" office:value="0.027226" calcext:value-type="float">
            <text:p>0.0272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79" calcext:value-type="float">
            <text:p>0.027579</text:p>
          </table:table-cell>
          <table:table-cell office:value-type="float" office:value="0.027576" calcext:value-type="float">
            <text:p>0.0275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85" calcext:value-type="float">
            <text:p>0.027385</text:p>
          </table:table-cell>
          <table:table-cell office:value-type="float" office:value="0.027382" calcext:value-type="float">
            <text:p>0.0273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9386" calcext:value-type="float">
            <text:p>0.029386</text:p>
          </table:table-cell>
          <table:table-cell office:value-type="float" office:value="0.029384" calcext:value-type="float">
            <text:p>0.0293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04" calcext:value-type="float">
            <text:p>0.027404</text:p>
          </table:table-cell>
          <table:table-cell office:value-type="float" office:value="0.027401" calcext:value-type="float">
            <text:p>0.0274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534" calcext:value-type="float">
            <text:p>0.027534</text:p>
          </table:table-cell>
          <table:table-cell office:value-type="float" office:value="0.027531" calcext:value-type="float">
            <text:p>0.0275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624" calcext:value-type="float">
            <text:p>0.027624</text:p>
          </table:table-cell>
          <table:table-cell office:value-type="float" office:value="0.027621" calcext:value-type="float">
            <text:p>0.0276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38" calcext:value-type="float">
            <text:p>0.027538</text:p>
          </table:table-cell>
          <table:table-cell office:value-type="float" office:value="0.027535" calcext:value-type="float">
            <text:p>0.0275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537" calcext:value-type="float">
            <text:p>0.027537</text:p>
          </table:table-cell>
          <table:table-cell office:value-type="float" office:value="0.027534" calcext:value-type="float">
            <text:p>0.0275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86" calcext:value-type="float">
            <text:p>0.027486</text:p>
          </table:table-cell>
          <table:table-cell office:value-type="float" office:value="0.027483" calcext:value-type="float">
            <text:p>0.0274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81" calcext:value-type="float">
            <text:p>0.027481</text:p>
          </table:table-cell>
          <table:table-cell office:value-type="float" office:value="0.027478" calcext:value-type="float">
            <text:p>0.0274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15" calcext:value-type="float">
            <text:p>0.027515</text:p>
          </table:table-cell>
          <table:table-cell office:value-type="float" office:value="0.027512" calcext:value-type="float">
            <text:p>0.0275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86" calcext:value-type="float">
            <text:p>0.027586</text:p>
          </table:table-cell>
          <table:table-cell office:value-type="float" office:value="0.027584" calcext:value-type="float">
            <text:p>0.0275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14" calcext:value-type="float">
            <text:p>0.027514</text:p>
          </table:table-cell>
          <table:table-cell office:value-type="float" office:value="0.027511" calcext:value-type="float">
            <text:p>0.0275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16" calcext:value-type="float">
            <text:p>0.027316</text:p>
          </table:table-cell>
          <table:table-cell office:value-type="float" office:value="0.027313" calcext:value-type="float">
            <text:p>0.0273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517" calcext:value-type="float">
            <text:p>0.027517</text:p>
          </table:table-cell>
          <table:table-cell office:value-type="float" office:value="0.027514" calcext:value-type="float">
            <text:p>0.027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483" calcext:value-type="float">
            <text:p>0.027483</text:p>
          </table:table-cell>
          <table:table-cell office:value-type="float" office:value="0.02748" calcext:value-type="float">
            <text:p>0.027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36" calcext:value-type="float">
            <text:p>0.027336</text:p>
          </table:table-cell>
          <table:table-cell office:value-type="float" office:value="0.027333" calcext:value-type="float">
            <text:p>0.0273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75" calcext:value-type="float">
            <text:p>0.027475</text:p>
          </table:table-cell>
          <table:table-cell office:value-type="float" office:value="0.027472" calcext:value-type="float">
            <text:p>0.0274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484" calcext:value-type="float">
            <text:p>0.027484</text:p>
          </table:table-cell>
          <table:table-cell office:value-type="float" office:value="0.027482" calcext:value-type="float">
            <text:p>0.0274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18" calcext:value-type="float">
            <text:p>0.027318</text:p>
          </table:table-cell>
          <table:table-cell office:value-type="float" office:value="0.027315" calcext:value-type="float">
            <text:p>0.0273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97" calcext:value-type="float">
            <text:p>0.027397</text:p>
          </table:table-cell>
          <table:table-cell office:value-type="float" office:value="0.027394" calcext:value-type="float">
            <text:p>0.0273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36" calcext:value-type="float">
            <text:p>0.027336</text:p>
          </table:table-cell>
          <table:table-cell office:value-type="float" office:value="0.027333" calcext:value-type="float">
            <text:p>0.0273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55" calcext:value-type="float">
            <text:p>0.027555</text:p>
          </table:table-cell>
          <table:table-cell office:value-type="float" office:value="0.027552" calcext:value-type="float">
            <text:p>0.02755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643" calcext:value-type="float">
            <text:p>0.027643</text:p>
          </table:table-cell>
          <table:table-cell office:value-type="float" office:value="0.02764" calcext:value-type="float">
            <text:p>0.027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54325" calcext:value-type="float">
            <text:p>0.054325</text:p>
          </table:table-cell>
          <table:table-cell office:value-type="float" office:value="0.054322" calcext:value-type="float">
            <text:p>0.0543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08" calcext:value-type="float">
            <text:p>0.054308</text:p>
          </table:table-cell>
          <table:table-cell office:value-type="float" office:value="0.054305" calcext:value-type="float">
            <text:p>0.0543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14" calcext:value-type="float">
            <text:p>0.054414</text:p>
          </table:table-cell>
          <table:table-cell office:value-type="float" office:value="0.054411" calcext:value-type="float">
            <text:p>0.0544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5" calcext:value-type="float">
            <text:p>0.05415</text:p>
          </table:table-cell>
          <table:table-cell office:value-type="float" office:value="0.054148" calcext:value-type="float">
            <text:p>0.0541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02" calcext:value-type="float">
            <text:p>0.054202</text:p>
          </table:table-cell>
          <table:table-cell office:value-type="float" office:value="0.0542" calcext:value-type="float">
            <text:p>0.05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89" calcext:value-type="float">
            <text:p>0.054289</text:p>
          </table:table-cell>
          <table:table-cell office:value-type="float" office:value="0.054286" calcext:value-type="float">
            <text:p>0.0542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78" calcext:value-type="float">
            <text:p>0.054078</text:p>
          </table:table-cell>
          <table:table-cell office:value-type="float" office:value="0.054076" calcext:value-type="float">
            <text:p>0.0540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44" calcext:value-type="float">
            <text:p>0.054144</text:p>
          </table:table-cell>
          <table:table-cell office:value-type="float" office:value="0.054141" calcext:value-type="float">
            <text:p>0.0541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9" calcext:value-type="float">
            <text:p>0.054139</text:p>
          </table:table-cell>
          <table:table-cell office:value-type="float" office:value="0.054137" calcext:value-type="float">
            <text:p>0.0541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99" calcext:value-type="float">
            <text:p>0.054199</text:p>
          </table:table-cell>
          <table:table-cell office:value-type="float" office:value="0.054196" calcext:value-type="float">
            <text:p>0.0541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98" calcext:value-type="float">
            <text:p>0.054098</text:p>
          </table:table-cell>
          <table:table-cell office:value-type="float" office:value="0.054095" calcext:value-type="float">
            <text:p>0.0540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5" calcext:value-type="float">
            <text:p>0.054295</text:p>
          </table:table-cell>
          <table:table-cell office:value-type="float" office:value="0.054292" calcext:value-type="float">
            <text:p>0.054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64" calcext:value-type="float">
            <text:p>0.054164</text:p>
          </table:table-cell>
          <table:table-cell office:value-type="float" office:value="0.054161" calcext:value-type="float">
            <text:p>0.0541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83" calcext:value-type="float">
            <text:p>0.054283</text:p>
          </table:table-cell>
          <table:table-cell office:value-type="float" office:value="0.05428" calcext:value-type="float">
            <text:p>0.054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2" calcext:value-type="float">
            <text:p>0.054252</text:p>
          </table:table-cell>
          <table:table-cell office:value-type="float" office:value="0.054249" calcext:value-type="float">
            <text:p>0.054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52" calcext:value-type="float">
            <text:p>0.054152</text:p>
          </table:table-cell>
          <table:table-cell office:value-type="float" office:value="0.05415" calcext:value-type="float">
            <text:p>0.054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68" calcext:value-type="float">
            <text:p>0.054268</text:p>
          </table:table-cell>
          <table:table-cell office:value-type="float" office:value="0.054265" calcext:value-type="float">
            <text:p>0.0542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75848" calcext:value-type="float">
            <text:p>0.075848</text:p>
          </table:table-cell>
          <table:table-cell office:value-type="float" office:value="0.075845" calcext:value-type="float">
            <text:p>0.0758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588" calcext:value-type="float">
            <text:p>0.054588</text:p>
          </table:table-cell>
          <table:table-cell office:value-type="float" office:value="0.054585" calcext:value-type="float">
            <text:p>0.0545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51" calcext:value-type="float">
            <text:p>0.054151</text:p>
          </table:table-cell>
          <table:table-cell office:value-type="float" office:value="0.054148" calcext:value-type="float">
            <text:p>0.0541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08" calcext:value-type="float">
            <text:p>0.054408</text:p>
          </table:table-cell>
          <table:table-cell office:value-type="float" office:value="0.054405" calcext:value-type="float">
            <text:p>0.0544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3" calcext:value-type="float">
            <text:p>0.054253</text:p>
          </table:table-cell>
          <table:table-cell office:value-type="float" office:value="0.054251" calcext:value-type="float">
            <text:p>0.0542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22" calcext:value-type="float">
            <text:p>0.054422</text:p>
          </table:table-cell>
          <table:table-cell office:value-type="float" office:value="0.05442" calcext:value-type="float">
            <text:p>0.054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48" calcext:value-type="float">
            <text:p>0.054348</text:p>
          </table:table-cell>
          <table:table-cell office:value-type="float" office:value="0.054345" calcext:value-type="float">
            <text:p>0.054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16" calcext:value-type="float">
            <text:p>0.054016</text:p>
          </table:table-cell>
          <table:table-cell office:value-type="float" office:value="0.054013" calcext:value-type="float">
            <text:p>0.0540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4" calcext:value-type="float">
            <text:p>0.054274</text:p>
          </table:table-cell>
          <table:table-cell office:value-type="float" office:value="0.054271" calcext:value-type="float">
            <text:p>0.0542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94" calcext:value-type="float">
            <text:p>0.054094</text:p>
          </table:table-cell>
          <table:table-cell office:value-type="float" office:value="0.054091" calcext:value-type="float">
            <text:p>0.0540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29" calcext:value-type="float">
            <text:p>0.054129</text:p>
          </table:table-cell>
          <table:table-cell office:value-type="float" office:value="0.054126" calcext:value-type="float">
            <text:p>0.0541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94" calcext:value-type="float">
            <text:p>0.054194</text:p>
          </table:table-cell>
          <table:table-cell office:value-type="float" office:value="0.054191" calcext:value-type="float">
            <text:p>0.0541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8" calcext:value-type="float">
            <text:p>0.054258</text:p>
          </table:table-cell>
          <table:table-cell office:value-type="float" office:value="0.054256" calcext:value-type="float">
            <text:p>0.0542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32" calcext:value-type="float">
            <text:p>0.054332</text:p>
          </table:table-cell>
          <table:table-cell office:value-type="float" office:value="0.054329" calcext:value-type="float">
            <text:p>0.0543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05" calcext:value-type="float">
            <text:p>0.054105</text:p>
          </table:table-cell>
          <table:table-cell office:value-type="float" office:value="0.054103" calcext:value-type="float">
            <text:p>0.0541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44" calcext:value-type="float">
            <text:p>0.054144</text:p>
          </table:table-cell>
          <table:table-cell office:value-type="float" office:value="0.054142" calcext:value-type="float">
            <text:p>0.0541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29" calcext:value-type="float">
            <text:p>0.054129</text:p>
          </table:table-cell>
          <table:table-cell office:value-type="float" office:value="0.054126" calcext:value-type="float">
            <text:p>0.0541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55" calcext:value-type="float">
            <text:p>0.054155</text:p>
          </table:table-cell>
          <table:table-cell office:value-type="float" office:value="0.054152" calcext:value-type="float">
            <text:p>0.0541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" calcext:value-type="float">
            <text:p>0.0542</text:p>
          </table:table-cell>
          <table:table-cell office:value-type="float" office:value="0.054197" calcext:value-type="float">
            <text:p>0.0541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17" calcext:value-type="float">
            <text:p>0.054217</text:p>
          </table:table-cell>
          <table:table-cell office:value-type="float" office:value="0.054215" calcext:value-type="float">
            <text:p>0.0542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09" calcext:value-type="float">
            <text:p>0.054209</text:p>
          </table:table-cell>
          <table:table-cell office:value-type="float" office:value="0.054206" calcext:value-type="float">
            <text:p>0.0542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65" calcext:value-type="float">
            <text:p>0.054165</text:p>
          </table:table-cell>
          <table:table-cell office:value-type="float" office:value="0.054162" calcext:value-type="float">
            <text:p>0.0541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79" calcext:value-type="float">
            <text:p>0.054179</text:p>
          </table:table-cell>
          <table:table-cell office:value-type="float" office:value="0.054176" calcext:value-type="float">
            <text:p>0.0541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34" calcext:value-type="float">
            <text:p>0.054334</text:p>
          </table:table-cell>
          <table:table-cell office:value-type="float" office:value="0.054331" calcext:value-type="float">
            <text:p>0.0543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87" calcext:value-type="float">
            <text:p>0.054387</text:p>
          </table:table-cell>
          <table:table-cell office:value-type="float" office:value="0.054385" calcext:value-type="float">
            <text:p>0.0543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2" calcext:value-type="float">
            <text:p>0.054132</text:p>
          </table:table-cell>
          <table:table-cell office:value-type="float" office:value="0.054129" calcext:value-type="float">
            <text:p>0.0541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22" calcext:value-type="float">
            <text:p>0.054022</text:p>
          </table:table-cell>
          <table:table-cell office:value-type="float" office:value="0.054019" calcext:value-type="float">
            <text:p>0.0540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67" calcext:value-type="float">
            <text:p>0.054267</text:p>
          </table:table-cell>
          <table:table-cell office:value-type="float" office:value="0.054264" calcext:value-type="float">
            <text:p>0.0542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54" calcext:value-type="float">
            <text:p>0.054354</text:p>
          </table:table-cell>
          <table:table-cell office:value-type="float" office:value="0.054351" calcext:value-type="float">
            <text:p>0.0543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2" calcext:value-type="float">
            <text:p>0.054252</text:p>
          </table:table-cell>
          <table:table-cell office:value-type="float" office:value="0.054249" calcext:value-type="float">
            <text:p>0.054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08" calcext:value-type="float">
            <text:p>0.054308</text:p>
          </table:table-cell>
          <table:table-cell office:value-type="float" office:value="0.054305" calcext:value-type="float">
            <text:p>0.0543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1" calcext:value-type="float">
            <text:p>0.05421</text:p>
          </table:table-cell>
          <table:table-cell office:value-type="float" office:value="0.054207" calcext:value-type="float">
            <text:p>0.0542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6" calcext:value-type="float">
            <text:p>0.054276</text:p>
          </table:table-cell>
          <table:table-cell office:value-type="float" office:value="0.054274" calcext:value-type="float">
            <text:p>0.0542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05" calcext:value-type="float">
            <text:p>0.054205</text:p>
          </table:table-cell>
          <table:table-cell office:value-type="float" office:value="0.054203" calcext:value-type="float">
            <text:p>0.0542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" calcext:value-type="float">
            <text:p>0.05429</text:p>
          </table:table-cell>
          <table:table-cell office:value-type="float" office:value="0.054287" calcext:value-type="float">
            <text:p>0.054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86" calcext:value-type="float">
            <text:p>0.054086</text:p>
          </table:table-cell>
          <table:table-cell office:value-type="float" office:value="0.054083" calcext:value-type="float">
            <text:p>0.0540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63" calcext:value-type="float">
            <text:p>0.054363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8" calcext:value-type="float">
            <text:p>0.054138</text:p>
          </table:table-cell>
          <table:table-cell office:value-type="float" office:value="0.054136" calcext:value-type="float">
            <text:p>0.0541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31" calcext:value-type="float">
            <text:p>0.054331</text:p>
          </table:table-cell>
          <table:table-cell office:value-type="float" office:value="0.054328" calcext:value-type="float">
            <text:p>0.0543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" calcext:value-type="float">
            <text:p>0.05429</text:p>
          </table:table-cell>
          <table:table-cell office:value-type="float" office:value="0.054287" calcext:value-type="float">
            <text:p>0.054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39" calcext:value-type="float">
            <text:p>0.054239</text:p>
          </table:table-cell>
          <table:table-cell office:value-type="float" office:value="0.054237" calcext:value-type="float">
            <text:p>0.0542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98" calcext:value-type="float">
            <text:p>0.054198</text:p>
          </table:table-cell>
          <table:table-cell office:value-type="float" office:value="0.054195" calcext:value-type="float">
            <text:p>0.0541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46" calcext:value-type="float">
            <text:p>0.054346</text:p>
          </table:table-cell>
          <table:table-cell office:value-type="float" office:value="0.054344" calcext:value-type="float">
            <text:p>0.0543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89" calcext:value-type="float">
            <text:p>0.054189</text:p>
          </table:table-cell>
          <table:table-cell office:value-type="float" office:value="0.054186" calcext:value-type="float">
            <text:p>0.0541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13" calcext:value-type="float">
            <text:p>0.054213</text:p>
          </table:table-cell>
          <table:table-cell office:value-type="float" office:value="0.05421" calcext:value-type="float">
            <text:p>0.054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99353" calcext:value-type="float">
            <text:p>1.4699353E-13</text:p>
          </table:table-cell>
          <table:table-cell table:number-columns-repeated="10"/>
        </table:table-row>
        <table:table-row table:style-name="ro1">
          <table:table-cell office:value-type="float" office:value="0.054235" calcext:value-type="float">
            <text:p>0.054235</text:p>
          </table:table-cell>
          <table:table-cell office:value-type="float" office:value="0.054233" calcext:value-type="float">
            <text:p>0.0542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8333" calcext:value-type="float">
            <text:p>0.058333</text:p>
          </table:table-cell>
          <table:table-cell office:value-type="float" office:value="0.05833" calcext:value-type="float">
            <text:p>0.058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11" calcext:value-type="float">
            <text:p>0.054111</text:p>
          </table:table-cell>
          <table:table-cell office:value-type="float" office:value="0.054108" calcext:value-type="float">
            <text:p>0.0541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3" calcext:value-type="float">
            <text:p>0.054273</text:p>
          </table:table-cell>
          <table:table-cell office:value-type="float" office:value="0.05427" calcext:value-type="float">
            <text:p>0.05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48" calcext:value-type="float">
            <text:p>0.054148</text:p>
          </table:table-cell>
          <table:table-cell office:value-type="float" office:value="0.054146" calcext:value-type="float">
            <text:p>0.0541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67" calcext:value-type="float">
            <text:p>0.054267</text:p>
          </table:table-cell>
          <table:table-cell office:value-type="float" office:value="0.054264" calcext:value-type="float">
            <text:p>0.0542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17" calcext:value-type="float">
            <text:p>0.054117</text:p>
          </table:table-cell>
          <table:table-cell office:value-type="float" office:value="0.054114" calcext:value-type="float">
            <text:p>0.0541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93" calcext:value-type="float">
            <text:p>0.054493</text:p>
          </table:table-cell>
          <table:table-cell office:value-type="float" office:value="0.05449" calcext:value-type="float">
            <text:p>0.054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4" calcext:value-type="float">
            <text:p>0.054134</text:p>
          </table:table-cell>
          <table:table-cell office:value-type="float" office:value="0.054131" calcext:value-type="float">
            <text:p>0.0541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66" calcext:value-type="float">
            <text:p>0.054266</text:p>
          </table:table-cell>
          <table:table-cell office:value-type="float" office:value="0.054263" calcext:value-type="float">
            <text:p>0.0542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78" calcext:value-type="float">
            <text:p>0.054178</text:p>
          </table:table-cell>
          <table:table-cell office:value-type="float" office:value="0.054175" calcext:value-type="float">
            <text:p>0.0541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46" calcext:value-type="float">
            <text:p>0.054346</text:p>
          </table:table-cell>
          <table:table-cell office:value-type="float" office:value="0.054343" calcext:value-type="float">
            <text:p>0.0543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54" calcext:value-type="float">
            <text:p>0.054454</text:p>
          </table:table-cell>
          <table:table-cell office:value-type="float" office:value="0.054451" calcext:value-type="float">
            <text:p>0.0544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84" calcext:value-type="float">
            <text:p>0.054184</text:p>
          </table:table-cell>
          <table:table-cell office:value-type="float" office:value="0.054181" calcext:value-type="float">
            <text:p>0.0541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6" calcext:value-type="float">
            <text:p>0.054276</text:p>
          </table:table-cell>
          <table:table-cell office:value-type="float" office:value="0.054273" calcext:value-type="float">
            <text:p>0.0542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604" calcext:value-type="float">
            <text:p>0.054604</text:p>
          </table:table-cell>
          <table:table-cell office:value-type="float" office:value="0.054601" calcext:value-type="float">
            <text:p>0.0546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23" calcext:value-type="float">
            <text:p>0.054123</text:p>
          </table:table-cell>
          <table:table-cell office:value-type="float" office:value="0.054121" calcext:value-type="float">
            <text:p>0.0541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85" calcext:value-type="float">
            <text:p>0.054085</text:p>
          </table:table-cell>
          <table:table-cell office:value-type="float" office:value="0.054082" calcext:value-type="float">
            <text:p>0.0540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7" calcext:value-type="float">
            <text:p>0.054137</text:p>
          </table:table-cell>
          <table:table-cell office:value-type="float" office:value="0.054134" calcext:value-type="float">
            <text:p>0.0541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8292" calcext:value-type="float">
            <text:p>0.058292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14" calcext:value-type="float">
            <text:p>0.054314</text:p>
          </table:table-cell>
          <table:table-cell office:value-type="float" office:value="0.054311" calcext:value-type="float">
            <text:p>0.0543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97" calcext:value-type="float">
            <text:p>0.054497</text:p>
          </table:table-cell>
          <table:table-cell office:value-type="float" office:value="0.054487" calcext:value-type="float">
            <text:p>0.0544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2" calcext:value-type="float">
            <text:p>0.054252</text:p>
          </table:table-cell>
          <table:table-cell office:value-type="float" office:value="0.054249" calcext:value-type="float">
            <text:p>0.054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03" calcext:value-type="float">
            <text:p>0.054103</text:p>
          </table:table-cell>
          <table:table-cell office:value-type="float" office:value="0.0541" calcext:value-type="float">
            <text:p>0.05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41" calcext:value-type="float">
            <text:p>0.054041</text:p>
          </table:table-cell>
          <table:table-cell office:value-type="float" office:value="0.054039" calcext:value-type="float">
            <text:p>0.0540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" calcext:value-type="float">
            <text:p>0.05427</text:p>
          </table:table-cell>
          <table:table-cell office:value-type="float" office:value="0.054268" calcext:value-type="float">
            <text:p>0.0542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42" calcext:value-type="float">
            <text:p>0.054342</text:p>
          </table:table-cell>
          <table:table-cell office:value-type="float" office:value="0.05434" calcext:value-type="float">
            <text:p>0.054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89" calcext:value-type="float">
            <text:p>0.054189</text:p>
          </table:table-cell>
          <table:table-cell office:value-type="float" office:value="0.054186" calcext:value-type="float">
            <text:p>0.0541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5" calcext:value-type="float">
            <text:p>0.054295</text:p>
          </table:table-cell>
          <table:table-cell office:value-type="float" office:value="0.054292" calcext:value-type="float">
            <text:p>0.054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64" calcext:value-type="float">
            <text:p>0.05464</text:p>
          </table:table-cell>
          <table:table-cell office:value-type="float" office:value="0.054637" calcext:value-type="float">
            <text:p>0.0546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36" calcext:value-type="float">
            <text:p>0.054236</text:p>
          </table:table-cell>
          <table:table-cell office:value-type="float" office:value="0.054233" calcext:value-type="float">
            <text:p>0.0542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39" calcext:value-type="float">
            <text:p>0.054239</text:p>
          </table:table-cell>
          <table:table-cell office:value-type="float" office:value="0.054236" calcext:value-type="float">
            <text:p>0.054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69" calcext:value-type="float">
            <text:p>0.054469</text:p>
          </table:table-cell>
          <table:table-cell office:value-type="float" office:value="0.054467" calcext:value-type="float">
            <text:p>0.0544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28" calcext:value-type="float">
            <text:p>0.054128</text:p>
          </table:table-cell>
          <table:table-cell office:value-type="float" office:value="0.054125" calcext:value-type="float">
            <text:p>0.0541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6" calcext:value-type="float">
            <text:p>0.054276</text:p>
          </table:table-cell>
          <table:table-cell office:value-type="float" office:value="0.054274" calcext:value-type="float">
            <text:p>0.0542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19" calcext:value-type="float">
            <text:p>0.054119</text:p>
          </table:table-cell>
          <table:table-cell office:value-type="float" office:value="0.054116" calcext:value-type="float">
            <text:p>0.0541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6" calcext:value-type="float">
            <text:p>0.054296</text:p>
          </table:table-cell>
          <table:table-cell office:value-type="float" office:value="0.054293" calcext:value-type="float">
            <text:p>0.0542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9" calcext:value-type="float">
            <text:p>0.054299</text:p>
          </table:table-cell>
          <table:table-cell office:value-type="float" office:value="0.054297" calcext:value-type="float">
            <text:p>0.0542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16153" calcext:value-type="float">
            <text:p>0.016153</text:p>
          </table:table-cell>
          <table:table-cell office:value-type="float" office:value="0.016151" calcext:value-type="float">
            <text:p>0.0161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3485" calcext:value-type="float">
            <text:p>0.013485</text:p>
          </table:table-cell>
          <table:table-cell office:value-type="float" office:value="0.013483" calcext:value-type="float">
            <text:p>0.0134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2213" calcext:value-type="float">
            <text:p>0.012213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1594" calcext:value-type="float">
            <text:p>0.011594</text:p>
          </table:table-cell>
          <table:table-cell office:value-type="float" office:value="0.011592" calcext:value-type="float">
            <text:p>0.0115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116" calcext:value-type="float">
            <text:p>0.01116</text:p>
          </table:table-cell>
          <table:table-cell office:value-type="float" office:value="0.011158" calcext:value-type="float">
            <text:p>0.0111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0411" calcext:value-type="float">
            <text:p>0.010411</text:p>
          </table:table-cell>
          <table:table-cell office:value-type="float" office:value="0.010408" calcext:value-type="float">
            <text:p>0.0104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0335" calcext:value-type="float">
            <text:p>0.010335</text:p>
          </table:table-cell>
          <table:table-cell office:value-type="float" office:value="0.010332" calcext:value-type="float">
            <text:p>0.0103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6589" calcext:value-type="float">
            <text:p>0.016589</text:p>
          </table:table-cell>
          <table:table-cell office:value-type="float" office:value="0.016586" calcext:value-type="float">
            <text:p>0.0165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9325" calcext:value-type="float">
            <text:p>0.009325</text:p>
          </table:table-cell>
          <table:table-cell office:value-type="float" office:value="0.009322" calcext:value-type="float">
            <text:p>0.0093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9402" calcext:value-type="float">
            <text:p>0.009402</text:p>
          </table:table-cell>
          <table:table-cell office:value-type="float" office:value="0.009399" calcext:value-type="float">
            <text:p>0.0093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9587" calcext:value-type="float">
            <text:p>0.009587</text:p>
          </table:table-cell>
          <table:table-cell office:value-type="float" office:value="0.009584" calcext:value-type="float">
            <text:p>0.0095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8912" calcext:value-type="float">
            <text:p>0.008912</text:p>
          </table:table-cell>
          <table:table-cell office:value-type="float" office:value="0.008909" calcext:value-type="float">
            <text:p>0.0089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8535" calcext:value-type="float">
            <text:p>0.008535</text:p>
          </table:table-cell>
          <table:table-cell office:value-type="float" office:value="0.008532" calcext:value-type="float">
            <text:p>0.0085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31" calcext:value-type="float">
            <text:p>0.007631</text:p>
          </table:table-cell>
          <table:table-cell office:value-type="float" office:value="0.007622" calcext:value-type="float">
            <text:p>0.0076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97" calcext:value-type="float">
            <text:p>0.007497</text:p>
          </table:table-cell>
          <table:table-cell office:value-type="float" office:value="0.007494" calcext:value-type="float">
            <text:p>0.0074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76" calcext:value-type="float">
            <text:p>0.007676</text:p>
          </table:table-cell>
          <table:table-cell office:value-type="float" office:value="0.007673" calcext:value-type="float">
            <text:p>0.0076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73" calcext:value-type="float">
            <text:p>0.007673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89" calcext:value-type="float">
            <text:p>0.007489</text:p>
          </table:table-cell>
          <table:table-cell office:value-type="float" office:value="0.007486" calcext:value-type="float">
            <text:p>0.0074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45" calcext:value-type="float">
            <text:p>0.007545</text:p>
          </table:table-cell>
          <table:table-cell office:value-type="float" office:value="0.007542" calcext:value-type="float">
            <text:p>0.0075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66" calcext:value-type="float">
            <text:p>0.007566</text:p>
          </table:table-cell>
          <table:table-cell office:value-type="float" office:value="0.007563" calcext:value-type="float">
            <text:p>0.0075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67" calcext:value-type="float">
            <text:p>0.007567</text:p>
          </table:table-cell>
          <table:table-cell office:value-type="float" office:value="0.007564" calcext:value-type="float">
            <text:p>0.0075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89" calcext:value-type="float">
            <text:p>0.007589</text:p>
          </table:table-cell>
          <table:table-cell office:value-type="float" office:value="0.007586" calcext:value-type="float">
            <text:p>0.0075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01" calcext:value-type="float">
            <text:p>0.007501</text:p>
          </table:table-cell>
          <table:table-cell office:value-type="float" office:value="0.007499" calcext:value-type="float">
            <text:p>0.0074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08" calcext:value-type="float">
            <text:p>0.007608</text:p>
          </table:table-cell>
          <table:table-cell office:value-type="float" office:value="0.007605" calcext:value-type="float">
            <text:p>0.00760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99" calcext:value-type="float">
            <text:p>0.007499</text:p>
          </table:table-cell>
          <table:table-cell office:value-type="float" office:value="0.007496" calcext:value-type="float">
            <text:p>0.0074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726" calcext:value-type="float">
            <text:p>0.007726</text:p>
          </table:table-cell>
          <table:table-cell office:value-type="float" office:value="0.007724" calcext:value-type="float">
            <text:p>0.0077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1" calcext:value-type="float">
            <text:p>0.00761</text:p>
          </table:table-cell>
          <table:table-cell office:value-type="float" office:value="0.007608" calcext:value-type="float">
            <text:p>0.0076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11" calcext:value-type="float">
            <text:p>0.007511</text:p>
          </table:table-cell>
          <table:table-cell office:value-type="float" office:value="0.007508" calcext:value-type="float">
            <text:p>0.0075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13" calcext:value-type="float">
            <text:p>0.007613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5043" calcext:value-type="float">
            <text:p>0.015043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07643" calcext:value-type="float">
            <text:p>0.007643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02" calcext:value-type="float">
            <text:p>0.007502</text:p>
          </table:table-cell>
          <table:table-cell office:value-type="float" office:value="0.007499" calcext:value-type="float">
            <text:p>0.0074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14" calcext:value-type="float">
            <text:p>0.007614</text:p>
          </table:table-cell>
          <table:table-cell office:value-type="float" office:value="0.007612" calcext:value-type="float">
            <text:p>0.0076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766" calcext:value-type="float">
            <text:p>0.007766</text:p>
          </table:table-cell>
          <table:table-cell office:value-type="float" office:value="0.007763" calcext:value-type="float">
            <text:p>0.0077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2" calcext:value-type="float">
            <text:p>0.00752</text:p>
          </table:table-cell>
          <table:table-cell office:value-type="float" office:value="0.007501" calcext:value-type="float">
            <text:p>0.0075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66" calcext:value-type="float">
            <text:p>0.007566</text:p>
          </table:table-cell>
          <table:table-cell office:value-type="float" office:value="0.007564" calcext:value-type="float">
            <text:p>0.0075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35" calcext:value-type="float">
            <text:p>0.007635</text:p>
          </table:table-cell>
          <table:table-cell office:value-type="float" office:value="0.007632" calcext:value-type="float">
            <text:p>0.0076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85" calcext:value-type="float">
            <text:p>0.007485</text:p>
          </table:table-cell>
          <table:table-cell office:value-type="float" office:value="0.007482" calcext:value-type="float">
            <text:p>0.0074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34" calcext:value-type="float">
            <text:p>0.007534</text:p>
          </table:table-cell>
          <table:table-cell office:value-type="float" office:value="0.007531" calcext:value-type="float">
            <text:p>0.0075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73" calcext:value-type="float">
            <text:p>0.007473</text:p>
          </table:table-cell>
          <table:table-cell office:value-type="float" office:value="0.00747" calcext:value-type="float">
            <text:p>0.007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67" calcext:value-type="float">
            <text:p>0.007667</text:p>
          </table:table-cell>
          <table:table-cell office:value-type="float" office:value="0.007664" calcext:value-type="float">
            <text:p>0.0076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88" calcext:value-type="float">
            <text:p>0.007688</text:p>
          </table:table-cell>
          <table:table-cell office:value-type="float" office:value="0.007685" calcext:value-type="float">
            <text:p>0.0076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41" calcext:value-type="float">
            <text:p>0.007541</text:p>
          </table:table-cell>
          <table:table-cell office:value-type="float" office:value="0.007538" calcext:value-type="float">
            <text:p>0.0075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717" calcext:value-type="float">
            <text:p>0.007717</text:p>
          </table:table-cell>
          <table:table-cell office:value-type="float" office:value="0.007714" calcext:value-type="float">
            <text:p>0.0077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56" calcext:value-type="float">
            <text:p>0.007656</text:p>
          </table:table-cell>
          <table:table-cell office:value-type="float" office:value="0.007653" calcext:value-type="float">
            <text:p>0.0076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91" calcext:value-type="float">
            <text:p>0.007691</text:p>
          </table:table-cell>
          <table:table-cell office:value-type="float" office:value="0.007688" calcext:value-type="float">
            <text:p>0.0076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67" calcext:value-type="float">
            <text:p>0.007567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07" calcext:value-type="float">
            <text:p>0.007607</text:p>
          </table:table-cell>
          <table:table-cell office:value-type="float" office:value="0.007604" calcext:value-type="float">
            <text:p>0.0076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3" calcext:value-type="float">
            <text:p>0.00753</text:p>
          </table:table-cell>
          <table:table-cell office:value-type="float" office:value="0.007527" calcext:value-type="float">
            <text:p>0.0075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59" calcext:value-type="float">
            <text:p>0.007559</text:p>
          </table:table-cell>
          <table:table-cell office:value-type="float" office:value="0.007557" calcext:value-type="float">
            <text:p>0.0075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2" calcext:value-type="float">
            <text:p>0.007482</text:p>
          </table:table-cell>
          <table:table-cell office:value-type="float" office:value="0.007479" calcext:value-type="float">
            <text:p>0.0074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02" calcext:value-type="float">
            <text:p>0.007602</text:p>
          </table:table-cell>
          <table:table-cell office:value-type="float" office:value="0.007599" calcext:value-type="float">
            <text:p>0.0075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721" calcext:value-type="float">
            <text:p>0.007721</text:p>
          </table:table-cell>
          <table:table-cell office:value-type="float" office:value="0.007718" calcext:value-type="float">
            <text:p>0.0077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05" calcext:value-type="float">
            <text:p>0.007605</text:p>
          </table:table-cell>
          <table:table-cell office:value-type="float" office:value="0.007602" calcext:value-type="float">
            <text:p>0.0076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6" calcext:value-type="float">
            <text:p>0.007486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78" calcext:value-type="float">
            <text:p>0.007478</text:p>
          </table:table-cell>
          <table:table-cell office:value-type="float" office:value="0.007475" calcext:value-type="float">
            <text:p>0.0074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741" calcext:value-type="float">
            <text:p>0.007741</text:p>
          </table:table-cell>
          <table:table-cell office:value-type="float" office:value="0.007739" calcext:value-type="float">
            <text:p>0.0077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57" calcext:value-type="float">
            <text:p>0.007557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785" calcext:value-type="float">
            <text:p>0.007785</text:p>
          </table:table-cell>
          <table:table-cell office:value-type="float" office:value="0.007782" calcext:value-type="float">
            <text:p>0.0077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6" calcext:value-type="float">
            <text:p>0.007486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99" calcext:value-type="float">
            <text:p>0.007699</text:p>
          </table:table-cell>
          <table:table-cell office:value-type="float" office:value="0.007696" calcext:value-type="float">
            <text:p>0.0076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63" calcext:value-type="float">
            <text:p>0.007563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822" calcext:value-type="float">
            <text:p>0.007822</text:p>
          </table:table-cell>
          <table:table-cell office:value-type="float" office:value="0.007819" calcext:value-type="float">
            <text:p>0.0078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5" calcext:value-type="float">
            <text:p>0.00755</text:p>
          </table:table-cell>
          <table:table-cell office:value-type="float" office:value="0.007547" calcext:value-type="float">
            <text:p>0.0075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71" calcext:value-type="float">
            <text:p>0.00771</text:p>
          </table:table-cell>
          <table:table-cell office:value-type="float" office:value="0.007707" calcext:value-type="float">
            <text:p>0.0077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37" calcext:value-type="float">
            <text:p>0.007637</text:p>
          </table:table-cell>
          <table:table-cell office:value-type="float" office:value="0.007634" calcext:value-type="float">
            <text:p>0.0076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54" calcext:value-type="float">
            <text:p>0.007554</text:p>
          </table:table-cell>
          <table:table-cell office:value-type="float" office:value="0.007551" calcext:value-type="float">
            <text:p>0.0075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37" calcext:value-type="float">
            <text:p>0.007637</text:p>
          </table:table-cell>
          <table:table-cell office:value-type="float" office:value="0.007634" calcext:value-type="float">
            <text:p>0.0076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78" calcext:value-type="float">
            <text:p>0.007478</text:p>
          </table:table-cell>
          <table:table-cell office:value-type="float" office:value="0.007475" calcext:value-type="float">
            <text:p>0.0074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79" calcext:value-type="float">
            <text:p>0.007579</text:p>
          </table:table-cell>
          <table:table-cell office:value-type="float" office:value="0.007576" calcext:value-type="float">
            <text:p>0.0075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06" calcext:value-type="float">
            <text:p>0.007606</text:p>
          </table:table-cell>
          <table:table-cell office:value-type="float" office:value="0.007604" calcext:value-type="float">
            <text:p>0.0076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6" calcext:value-type="float">
            <text:p>0.00756</text:p>
          </table:table-cell>
          <table:table-cell office:value-type="float" office:value="0.007557" calcext:value-type="float">
            <text:p>0.0075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84" calcext:value-type="float">
            <text:p>0.007484</text:p>
          </table:table-cell>
          <table:table-cell office:value-type="float" office:value="0.007482" calcext:value-type="float">
            <text:p>0.0074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5015" calcext:value-type="float">
            <text:p>0.015015</text:p>
          </table:table-cell>
          <table:table-cell office:value-type="float" office:value="0.015013" calcext:value-type="float">
            <text:p>0.0150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56" calcext:value-type="float">
            <text:p>0.007656</text:p>
          </table:table-cell>
          <table:table-cell office:value-type="float" office:value="0.007653" calcext:value-type="float">
            <text:p>0.0076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82" calcext:value-type="float">
            <text:p>0.007482</text:p>
          </table:table-cell>
          <table:table-cell office:value-type="float" office:value="0.007479" calcext:value-type="float">
            <text:p>0.0074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67" calcext:value-type="float">
            <text:p>0.007667</text:p>
          </table:table-cell>
          <table:table-cell office:value-type="float" office:value="0.007664" calcext:value-type="float">
            <text:p>0.0076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15" calcext:value-type="float">
            <text:p>0.007515</text:p>
          </table:table-cell>
          <table:table-cell office:value-type="float" office:value="0.007513" calcext:value-type="float">
            <text:p>0.0075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9" calcext:value-type="float">
            <text:p>0.007489</text:p>
          </table:table-cell>
          <table:table-cell office:value-type="float" office:value="0.007487" calcext:value-type="float">
            <text:p>0.0074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729" calcext:value-type="float">
            <text:p>0.007729</text:p>
          </table:table-cell>
          <table:table-cell office:value-type="float" office:value="0.007726" calcext:value-type="float">
            <text:p>0.0077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13" calcext:value-type="float">
            <text:p>0.007613</text:p>
          </table:table-cell>
          <table:table-cell office:value-type="float" office:value="0.007604" calcext:value-type="float">
            <text:p>0.0076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98" calcext:value-type="float">
            <text:p>0.007498</text:p>
          </table:table-cell>
          <table:table-cell office:value-type="float" office:value="0.007495" calcext:value-type="float">
            <text:p>0.0074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8072" calcext:value-type="float">
            <text:p>0.008072</text:p>
          </table:table-cell>
          <table:table-cell office:value-type="float" office:value="0.008069" calcext:value-type="float">
            <text:p>0.0080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76" calcext:value-type="float">
            <text:p>0.007576</text:p>
          </table:table-cell>
          <table:table-cell office:value-type="float" office:value="0.007573" calcext:value-type="float">
            <text:p>0.0075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8" calcext:value-type="float">
            <text:p>0.007488</text:p>
          </table:table-cell>
          <table:table-cell office:value-type="float" office:value="0.007486" calcext:value-type="float">
            <text:p>0.0074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07521" calcext:value-type="float">
            <text:p>0.007521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55" calcext:value-type="float">
            <text:p>0.007555</text:p>
          </table:table-cell>
          <table:table-cell office:value-type="float" office:value="0.007552" calcext:value-type="float">
            <text:p>0.0075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27" calcext:value-type="float">
            <text:p>0.007627</text:p>
          </table:table-cell>
          <table:table-cell office:value-type="float" office:value="0.007624" calcext:value-type="float">
            <text:p>0.0076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3" calcext:value-type="float">
            <text:p>0.00753</text:p>
          </table:table-cell>
          <table:table-cell office:value-type="float" office:value="0.007527" calcext:value-type="float">
            <text:p>0.0075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73" calcext:value-type="float">
            <text:p>0.007473</text:p>
          </table:table-cell>
          <table:table-cell office:value-type="float" office:value="0.007471" calcext:value-type="float">
            <text:p>0.0074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08" calcext:value-type="float">
            <text:p>0.007508</text:p>
          </table:table-cell>
          <table:table-cell office:value-type="float" office:value="0.007506" calcext:value-type="float">
            <text:p>0.0075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7" calcext:value-type="float">
            <text:p>0.00757</text:p>
          </table:table-cell>
          <table:table-cell office:value-type="float" office:value="0.007567" calcext:value-type="float">
            <text:p>0.0075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62" calcext:value-type="float">
            <text:p>0.007662</text:p>
          </table:table-cell>
          <table:table-cell office:value-type="float" office:value="0.00766" calcext:value-type="float">
            <text:p>0.007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9" calcext:value-type="float">
            <text:p>0.00769</text:p>
          </table:table-cell>
          <table:table-cell office:value-type="float" office:value="0.007688" calcext:value-type="float">
            <text:p>0.0076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19" calcext:value-type="float">
            <text:p>0.007519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55" calcext:value-type="float">
            <text:p>0.007555</text:p>
          </table:table-cell>
          <table:table-cell office:value-type="float" office:value="0.007552" calcext:value-type="float">
            <text:p>0.0075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25" calcext:value-type="float">
            <text:p>0.007525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93" calcext:value-type="float">
            <text:p>0.00769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92" calcext:value-type="float">
            <text:p>0.007492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47" calcext:value-type="float">
            <text:p>0.007647</text:p>
          </table:table-cell>
          <table:table-cell office:value-type="float" office:value="0.007644" calcext:value-type="float">
            <text:p>0.0076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4764" calcext:value-type="float">
            <text:p>0.014764</text:p>
          </table:table-cell>
          <table:table-cell office:value-type="float" office:value="0.014761" calcext:value-type="float">
            <text:p>0.0147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79" calcext:value-type="float">
            <text:p>0.014979</text:p>
          </table:table-cell>
          <table:table-cell office:value-type="float" office:value="0.014976" calcext:value-type="float">
            <text:p>0.0149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77" calcext:value-type="float">
            <text:p>0.014977</text:p>
          </table:table-cell>
          <table:table-cell office:value-type="float" office:value="0.014974" calcext:value-type="float">
            <text:p>0.0149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98" calcext:value-type="float">
            <text:p>0.014998</text:p>
          </table:table-cell>
          <table:table-cell office:value-type="float" office:value="0.014996" calcext:value-type="float">
            <text:p>0.014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62" calcext:value-type="float">
            <text:p>0.014762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57" calcext:value-type="float">
            <text:p>0.014857</text:p>
          </table:table-cell>
          <table:table-cell office:value-type="float" office:value="0.014854" calcext:value-type="float">
            <text:p>0.0148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46" calcext:value-type="float">
            <text:p>0.014746</text:p>
          </table:table-cell>
          <table:table-cell office:value-type="float" office:value="0.014743" calcext:value-type="float">
            <text:p>0.0147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78" calcext:value-type="float">
            <text:p>0.014878</text:p>
          </table:table-cell>
          <table:table-cell office:value-type="float" office:value="0.014876" calcext:value-type="float">
            <text:p>0.0148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62" calcext:value-type="float">
            <text:p>0.014962</text:p>
          </table:table-cell>
          <table:table-cell office:value-type="float" office:value="0.014959" calcext:value-type="float">
            <text:p>0.0149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5" calcext:value-type="float">
            <text:p>0.01495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42" calcext:value-type="float">
            <text:p>0.014742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21" calcext:value-type="float">
            <text:p>0.014821</text:p>
          </table:table-cell>
          <table:table-cell office:value-type="float" office:value="0.014818" calcext:value-type="float">
            <text:p>0.0148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81" calcext:value-type="float">
            <text:p>0.014881</text:p>
          </table:table-cell>
          <table:table-cell office:value-type="float" office:value="0.014878" calcext:value-type="float">
            <text:p>0.014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14" calcext:value-type="float">
            <text:p>0.014714</text:p>
          </table:table-cell>
          <table:table-cell office:value-type="float" office:value="0.014711" calcext:value-type="float">
            <text:p>0.0147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34" calcext:value-type="float">
            <text:p>0.014934</text:p>
          </table:table-cell>
          <table:table-cell office:value-type="float" office:value="0.014931" calcext:value-type="float">
            <text:p>0.0149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99" calcext:value-type="float">
            <text:p>0.014899</text:p>
          </table:table-cell>
          <table:table-cell office:value-type="float" office:value="0.014896" calcext:value-type="float">
            <text:p>0.0148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81" calcext:value-type="float">
            <text:p>0.014881</text:p>
          </table:table-cell>
          <table:table-cell office:value-type="float" office:value="0.014878" calcext:value-type="float">
            <text:p>0.014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95" calcext:value-type="float">
            <text:p>0.014795</text:p>
          </table:table-cell>
          <table:table-cell office:value-type="float" office:value="0.014792" calcext:value-type="float">
            <text:p>0.0147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75" calcext:value-type="float">
            <text:p>0.014875</text:p>
          </table:table-cell>
          <table:table-cell office:value-type="float" office:value="0.014872" calcext:value-type="float">
            <text:p>0.0148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37" calcext:value-type="float">
            <text:p>0.014837</text:p>
          </table:table-cell>
          <table:table-cell office:value-type="float" office:value="0.014834" calcext:value-type="float">
            <text:p>0.0148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26" calcext:value-type="float">
            <text:p>0.014726</text:p>
          </table:table-cell>
          <table:table-cell office:value-type="float" office:value="0.014723" calcext:value-type="float">
            <text:p>0.0147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28" calcext:value-type="float">
            <text:p>0.014828</text:p>
          </table:table-cell>
          <table:table-cell office:value-type="float" office:value="0.014825" calcext:value-type="float">
            <text:p>0.0148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4" calcext:value-type="float">
            <text:p>0.014754</text:p>
          </table:table-cell>
          <table:table-cell office:value-type="float" office:value="0.014751" calcext:value-type="float">
            <text:p>0.0147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59" calcext:value-type="float">
            <text:p>0.014859</text:p>
          </table:table-cell>
          <table:table-cell office:value-type="float" office:value="0.014856" calcext:value-type="float">
            <text:p>0.0148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54" calcext:value-type="float">
            <text:p>0.014854</text:p>
          </table:table-cell>
          <table:table-cell office:value-type="float" office:value="0.014851" calcext:value-type="float">
            <text:p>0.0148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6" calcext:value-type="float">
            <text:p>0.014736</text:p>
          </table:table-cell>
          <table:table-cell office:value-type="float" office:value="0.014734" calcext:value-type="float">
            <text:p>0.0147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48" calcext:value-type="float">
            <text:p>0.014748</text:p>
          </table:table-cell>
          <table:table-cell office:value-type="float" office:value="0.014745" calcext:value-type="float">
            <text:p>0.0147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5" calcext:value-type="float">
            <text:p>0.014915</text:p>
          </table:table-cell>
          <table:table-cell office:value-type="float" office:value="0.014913" calcext:value-type="float">
            <text:p>0.0149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83" calcext:value-type="float">
            <text:p>0.014783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6" calcext:value-type="float">
            <text:p>0.01476</text:p>
          </table:table-cell>
          <table:table-cell office:value-type="float" office:value="0.014757" calcext:value-type="float">
            <text:p>0.0147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51" calcext:value-type="float">
            <text:p>0.014851</text:p>
          </table:table-cell>
          <table:table-cell office:value-type="float" office:value="0.014848" calcext:value-type="float">
            <text:p>0.0148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57" calcext:value-type="float">
            <text:p>0.014757</text:p>
          </table:table-cell>
          <table:table-cell office:value-type="float" office:value="0.014754" calcext:value-type="float">
            <text:p>0.0147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5008" calcext:value-type="float">
            <text:p>0.015008</text:p>
          </table:table-cell>
          <table:table-cell office:value-type="float" office:value="0.015005" calcext:value-type="float">
            <text:p>0.0150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95" calcext:value-type="float">
            <text:p>0.014895</text:p>
          </table:table-cell>
          <table:table-cell office:value-type="float" office:value="0.014893" calcext:value-type="float">
            <text:p>0.0148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5005" calcext:value-type="float">
            <text:p>0.015005</text:p>
          </table:table-cell>
          <table:table-cell office:value-type="float" office:value="0.015002" calcext:value-type="float">
            <text:p>0.0150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88" calcext:value-type="float">
            <text:p>0.014988</text:p>
          </table:table-cell>
          <table:table-cell office:value-type="float" office:value="0.014985" calcext:value-type="float">
            <text:p>0.0149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43" calcext:value-type="float">
            <text:p>0.014843</text:p>
          </table:table-cell>
          <table:table-cell office:value-type="float" office:value="0.014841" calcext:value-type="float">
            <text:p>0.0148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12" calcext:value-type="float">
            <text:p>0.014712</text:p>
          </table:table-cell>
          <table:table-cell office:value-type="float" office:value="0.014709" calcext:value-type="float">
            <text:p>0.0147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41" calcext:value-type="float">
            <text:p>0.014741</text:p>
          </table:table-cell>
          <table:table-cell office:value-type="float" office:value="0.014739" calcext:value-type="float">
            <text:p>0.0147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9" calcext:value-type="float">
            <text:p>0.01489</text:p>
          </table:table-cell>
          <table:table-cell office:value-type="float" office:value="0.014888" calcext:value-type="float">
            <text:p>0.0148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85" calcext:value-type="float">
            <text:p>0.014885</text:p>
          </table:table-cell>
          <table:table-cell office:value-type="float" office:value="0.014882" calcext:value-type="float">
            <text:p>0.0148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51" calcext:value-type="float">
            <text:p>0.014951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82" calcext:value-type="float">
            <text:p>0.014782</text:p>
          </table:table-cell>
          <table:table-cell office:value-type="float" office:value="0.014779" calcext:value-type="float">
            <text:p>0.0147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39" calcext:value-type="float">
            <text:p>0.014839</text:p>
          </table:table-cell>
          <table:table-cell office:value-type="float" office:value="0.014836" calcext:value-type="float">
            <text:p>0.01483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05" calcext:value-type="float">
            <text:p>0.014805</text:p>
          </table:table-cell>
          <table:table-cell office:value-type="float" office:value="0.014803" calcext:value-type="float">
            <text:p>0.0148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19" calcext:value-type="float">
            <text:p>0.014819</text:p>
          </table:table-cell>
          <table:table-cell office:value-type="float" office:value="0.014816" calcext:value-type="float">
            <text:p>0.0148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45" calcext:value-type="float">
            <text:p>0.014945</text:p>
          </table:table-cell>
          <table:table-cell office:value-type="float" office:value="0.014942" calcext:value-type="float">
            <text:p>0.0149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742" calcext:value-type="float">
            <text:p>0.014742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8" calcext:value-type="float">
            <text:p>0.014738</text:p>
          </table:table-cell>
          <table:table-cell office:value-type="float" office:value="0.014735" calcext:value-type="float">
            <text:p>0.0147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" calcext:value-type="float">
            <text:p>0.01475</text:p>
          </table:table-cell>
          <table:table-cell office:value-type="float" office:value="0.014747" calcext:value-type="float">
            <text:p>0.0147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58" calcext:value-type="float">
            <text:p>0.014858</text:p>
          </table:table-cell>
          <table:table-cell office:value-type="float" office:value="0.014855" calcext:value-type="float">
            <text:p>0.0148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47" calcext:value-type="float">
            <text:p>0.014947</text:p>
          </table:table-cell>
          <table:table-cell office:value-type="float" office:value="0.014944" calcext:value-type="float">
            <text:p>0.0149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49" calcext:value-type="float">
            <text:p>0.014849</text:p>
          </table:table-cell>
          <table:table-cell office:value-type="float" office:value="0.014846" calcext:value-type="float">
            <text:p>0.0148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35" calcext:value-type="float">
            <text:p>0.014935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2" calcext:value-type="float">
            <text:p>0.014752</text:p>
          </table:table-cell>
          <table:table-cell office:value-type="float" office:value="0.014749" calcext:value-type="float">
            <text:p>0.0147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4" calcext:value-type="float">
            <text:p>0.01474</text:p>
          </table:table-cell>
          <table:table-cell office:value-type="float" office:value="0.014737" calcext:value-type="float">
            <text:p>0.0147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3" calcext:value-type="float">
            <text:p>0.014733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20994" calcext:value-type="float">
            <text:p>0.020994</text:p>
          </table:table-cell>
          <table:table-cell office:value-type="float" office:value="0.020978" calcext:value-type="float">
            <text:p>0.0209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53" calcext:value-type="float">
            <text:p>0.014753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6" calcext:value-type="float">
            <text:p>0.014916</text:p>
          </table:table-cell>
          <table:table-cell office:value-type="float" office:value="0.014913" calcext:value-type="float">
            <text:p>0.0149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4" calcext:value-type="float">
            <text:p>0.014754</text:p>
          </table:table-cell>
          <table:table-cell office:value-type="float" office:value="0.014751" calcext:value-type="float">
            <text:p>0.0147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8" calcext:value-type="float">
            <text:p>0.01478</text:p>
          </table:table-cell>
          <table:table-cell office:value-type="float" office:value="0.014777" calcext:value-type="float">
            <text:p>0.0147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09" calcext:value-type="float">
            <text:p>0.014909</text:p>
          </table:table-cell>
          <table:table-cell office:value-type="float" office:value="0.014907" calcext:value-type="float">
            <text:p>0.0149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5" calcext:value-type="float">
            <text:p>0.014915</text:p>
          </table:table-cell>
          <table:table-cell office:value-type="float" office:value="0.014912" calcext:value-type="float">
            <text:p>0.0149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8" calcext:value-type="float">
            <text:p>0.01478</text:p>
          </table:table-cell>
          <table:table-cell office:value-type="float" office:value="0.014777" calcext:value-type="float">
            <text:p>0.0147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93" calcext:value-type="float">
            <text:p>0.01493</text:p>
          </table:table-cell>
          <table:table-cell office:value-type="float" office:value="0.014927" calcext:value-type="float">
            <text:p>0.0149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41" calcext:value-type="float">
            <text:p>0.014941</text:p>
          </table:table-cell>
          <table:table-cell office:value-type="float" office:value="0.014938" calcext:value-type="float">
            <text:p>0.0149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92" calcext:value-type="float">
            <text:p>0.014892</text:p>
          </table:table-cell>
          <table:table-cell office:value-type="float" office:value="0.014889" calcext:value-type="float">
            <text:p>0.0148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2" calcext:value-type="float">
            <text:p>0.014912</text:p>
          </table:table-cell>
          <table:table-cell office:value-type="float" office:value="0.01491" calcext:value-type="float">
            <text:p>0.01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9" calcext:value-type="float">
            <text:p>0.01479</text:p>
          </table:table-cell>
          <table:table-cell office:value-type="float" office:value="0.014787" calcext:value-type="float">
            <text:p>0.0147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5" calcext:value-type="float">
            <text:p>0.014735</text:p>
          </table:table-cell>
          <table:table-cell office:value-type="float" office:value="0.014732" calcext:value-type="float">
            <text:p>0.0147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28" calcext:value-type="float">
            <text:p>0.01492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77" calcext:value-type="float">
            <text:p>0.014877</text:p>
          </table:table-cell>
          <table:table-cell office:value-type="float" office:value="0.014874" calcext:value-type="float">
            <text:p>0.0148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79" calcext:value-type="float">
            <text:p>0.014779</text:p>
          </table:table-cell>
          <table:table-cell office:value-type="float" office:value="0.014776" calcext:value-type="float">
            <text:p>0.0147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88" calcext:value-type="float">
            <text:p>0.014988</text:p>
          </table:table-cell>
          <table:table-cell office:value-type="float" office:value="0.014985" calcext:value-type="float">
            <text:p>0.0149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1" calcext:value-type="float">
            <text:p>0.014751</text:p>
          </table:table-cell>
          <table:table-cell office:value-type="float" office:value="0.014748" calcext:value-type="float">
            <text:p>0.0147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8" calcext:value-type="float">
            <text:p>0.014918</text:p>
          </table:table-cell>
          <table:table-cell office:value-type="float" office:value="0.014915" calcext:value-type="float">
            <text:p>0.0149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78" calcext:value-type="float">
            <text:p>0.014878</text:p>
          </table:table-cell>
          <table:table-cell office:value-type="float" office:value="0.014875" calcext:value-type="float">
            <text:p>0.0148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933" calcext:value-type="float">
            <text:p>0.014933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22" calcext:value-type="float">
            <text:p>0.014722</text:p>
          </table:table-cell>
          <table:table-cell office:value-type="float" office:value="0.014719" calcext:value-type="float">
            <text:p>0.0147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18" calcext:value-type="float">
            <text:p>0.014718</text:p>
          </table:table-cell>
          <table:table-cell office:value-type="float" office:value="0.014715" calcext:value-type="float">
            <text:p>0.0147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19" calcext:value-type="float">
            <text:p>0.014819</text:p>
          </table:table-cell>
          <table:table-cell office:value-type="float" office:value="0.014816" calcext:value-type="float">
            <text:p>0.0148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99" calcext:value-type="float">
            <text:p>0.014999</text:p>
          </table:table-cell>
          <table:table-cell office:value-type="float" office:value="0.014996" calcext:value-type="float">
            <text:p>0.014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56" calcext:value-type="float">
            <text:p>0.014756</text:p>
          </table:table-cell>
          <table:table-cell office:value-type="float" office:value="0.014753" calcext:value-type="float">
            <text:p>0.0147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07" calcext:value-type="float">
            <text:p>0.014707</text:p>
          </table:table-cell>
          <table:table-cell office:value-type="float" office:value="0.014704" calcext:value-type="float">
            <text:p>0.0147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84" calcext:value-type="float">
            <text:p>0.014984</text:p>
          </table:table-cell>
          <table:table-cell office:value-type="float" office:value="0.014981" calcext:value-type="float">
            <text:p>0.0149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2" calcext:value-type="float">
            <text:p>0.014732</text:p>
          </table:table-cell>
          <table:table-cell office:value-type="float" office:value="0.014729" calcext:value-type="float">
            <text:p>0.0147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69" calcext:value-type="float">
            <text:p>0.014969</text:p>
          </table:table-cell>
          <table:table-cell office:value-type="float" office:value="0.014966" calcext:value-type="float">
            <text:p>0.0149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28" calcext:value-type="float">
            <text:p>0.014728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5012" calcext:value-type="float">
            <text:p>0.015012</text:p>
          </table:table-cell>
          <table:table-cell office:value-type="float" office:value="0.015009" calcext:value-type="float">
            <text:p>0.0150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8" calcext:value-type="float">
            <text:p>0.014738</text:p>
          </table:table-cell>
          <table:table-cell office:value-type="float" office:value="0.014735" calcext:value-type="float">
            <text:p>0.0147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24" calcext:value-type="float">
            <text:p>0.014924</text:p>
          </table:table-cell>
          <table:table-cell office:value-type="float" office:value="0.014922" calcext:value-type="float">
            <text:p>0.0149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37" calcext:value-type="float">
            <text:p>0.014837</text:p>
          </table:table-cell>
          <table:table-cell office:value-type="float" office:value="0.014835" calcext:value-type="float">
            <text:p>0.0148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41" calcext:value-type="float">
            <text:p>0.014741</text:p>
          </table:table-cell>
          <table:table-cell office:value-type="float" office:value="0.014738" calcext:value-type="float">
            <text:p>0.0147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26" calcext:value-type="float">
            <text:p>0.014726</text:p>
          </table:table-cell>
          <table:table-cell office:value-type="float" office:value="0.014723" calcext:value-type="float">
            <text:p>0.0147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784" calcext:value-type="float">
            <text:p>0.014784</text:p>
          </table:table-cell>
          <table:table-cell office:value-type="float" office:value="0.014782" calcext:value-type="float">
            <text:p>0.0147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72" calcext:value-type="float">
            <text:p>0.014872</text:p>
          </table:table-cell>
          <table:table-cell office:value-type="float" office:value="0.014869" calcext:value-type="float">
            <text:p>0.0148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77" calcext:value-type="float">
            <text:p>0.014777</text:p>
          </table:table-cell>
          <table:table-cell office:value-type="float" office:value="0.014774" calcext:value-type="float">
            <text:p>0.0147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26" calcext:value-type="float">
            <text:p>0.014926</text:p>
          </table:table-cell>
          <table:table-cell office:value-type="float" office:value="0.014924" calcext:value-type="float">
            <text:p>0.0149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81" calcext:value-type="float">
            <text:p>0.014881</text:p>
          </table:table-cell>
          <table:table-cell office:value-type="float" office:value="0.014878" calcext:value-type="float">
            <text:p>0.014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2925" calcext:value-type="float">
            <text:p>0.02925</text:p>
          </table:table-cell>
          <table:table-cell office:value-type="float" office:value="0.029248" calcext:value-type="float">
            <text:p>0.0292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472" calcext:value-type="float">
            <text:p>0.029472</text:p>
          </table:table-cell>
          <table:table-cell office:value-type="float" office:value="0.02947" calcext:value-type="float">
            <text:p>0.029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62" calcext:value-type="float">
            <text:p>0.029362</text:p>
          </table:table-cell>
          <table:table-cell office:value-type="float" office:value="0.029359" calcext:value-type="float">
            <text:p>0.0293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23" calcext:value-type="float">
            <text:p>0.029323</text:p>
          </table:table-cell>
          <table:table-cell office:value-type="float" office:value="0.029321" calcext:value-type="float">
            <text:p>0.0293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199" calcext:value-type="float">
            <text:p>0.029199</text:p>
          </table:table-cell>
          <table:table-cell office:value-type="float" office:value="0.029196" calcext:value-type="float">
            <text:p>0.0291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08" calcext:value-type="float">
            <text:p>0.029308</text:p>
          </table:table-cell>
          <table:table-cell office:value-type="float" office:value="0.029306" calcext:value-type="float">
            <text:p>0.0293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8" calcext:value-type="float">
            <text:p>0.02928</text:p>
          </table:table-cell>
          <table:table-cell office:value-type="float" office:value="0.029277" calcext:value-type="float">
            <text:p>0.0292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48" calcext:value-type="float">
            <text:p>0.029248</text:p>
          </table:table-cell>
          <table:table-cell office:value-type="float" office:value="0.029246" calcext:value-type="float">
            <text:p>0.0292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62" calcext:value-type="float">
            <text:p>0.029262</text:p>
          </table:table-cell>
          <table:table-cell office:value-type="float" office:value="0.02926" calcext:value-type="float">
            <text:p>0.029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172" calcext:value-type="float">
            <text:p>0.029172</text:p>
          </table:table-cell>
          <table:table-cell office:value-type="float" office:value="0.029169" calcext:value-type="float">
            <text:p>0.0291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31" calcext:value-type="float">
            <text:p>0.029231</text:p>
          </table:table-cell>
          <table:table-cell office:value-type="float" office:value="0.029228" calcext:value-type="float">
            <text:p>0.0292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75" calcext:value-type="float">
            <text:p>0.029375</text:p>
          </table:table-cell>
          <table:table-cell office:value-type="float" office:value="0.029372" calcext:value-type="float">
            <text:p>0.0293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88" calcext:value-type="float">
            <text:p>0.029388</text:p>
          </table:table-cell>
          <table:table-cell office:value-type="float" office:value="0.029385" calcext:value-type="float">
            <text:p>0.0293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84" calcext:value-type="float">
            <text:p>0.029284</text:p>
          </table:table-cell>
          <table:table-cell office:value-type="float" office:value="0.029281" calcext:value-type="float">
            <text:p>0.0292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203" calcext:value-type="float">
            <text:p>0.029203</text:p>
          </table:table-cell>
          <table:table-cell office:value-type="float" office:value="0.029201" calcext:value-type="float">
            <text:p>0.0292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358" calcext:value-type="float">
            <text:p>0.029358</text:p>
          </table:table-cell>
          <table:table-cell office:value-type="float" office:value="0.029356" calcext:value-type="float">
            <text:p>0.0293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06" calcext:value-type="float">
            <text:p>0.029206</text:p>
          </table:table-cell>
          <table:table-cell office:value-type="float" office:value="0.029204" calcext:value-type="float">
            <text:p>0.0292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43" calcext:value-type="float">
            <text:p>0.029243</text:p>
          </table:table-cell>
          <table:table-cell office:value-type="float" office:value="0.029241" calcext:value-type="float">
            <text:p>0.0292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185" calcext:value-type="float">
            <text:p>0.029185</text:p>
          </table:table-cell>
          <table:table-cell office:value-type="float" office:value="0.029183" calcext:value-type="float">
            <text:p>0.0291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74" calcext:value-type="float">
            <text:p>0.029274</text:p>
          </table:table-cell>
          <table:table-cell office:value-type="float" office:value="0.029271" calcext:value-type="float">
            <text:p>0.0292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73" calcext:value-type="float">
            <text:p>0.029273</text:p>
          </table:table-cell>
          <table:table-cell office:value-type="float" office:value="0.02927" calcext:value-type="float">
            <text:p>0.029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38" calcext:value-type="float">
            <text:p>0.029338</text:p>
          </table:table-cell>
          <table:table-cell office:value-type="float" office:value="0.029335" calcext:value-type="float">
            <text:p>0.0293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22" calcext:value-type="float">
            <text:p>0.029222</text:p>
          </table:table-cell>
          <table:table-cell office:value-type="float" office:value="0.029219" calcext:value-type="float">
            <text:p>0.0292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04" calcext:value-type="float">
            <text:p>0.029304</text:p>
          </table:table-cell>
          <table:table-cell office:value-type="float" office:value="0.029301" calcext:value-type="float">
            <text:p>0.0293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625" calcext:value-type="float">
            <text:p>0.029625</text:p>
          </table:table-cell>
          <table:table-cell office:value-type="float" office:value="0.029622" calcext:value-type="float">
            <text:p>0.0296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522" calcext:value-type="float">
            <text:p>0.029522</text:p>
          </table:table-cell>
          <table:table-cell office:value-type="float" office:value="0.02952" calcext:value-type="float">
            <text:p>0.029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59" calcext:value-type="float">
            <text:p>0.029259</text:p>
          </table:table-cell>
          <table:table-cell office:value-type="float" office:value="0.029256" calcext:value-type="float">
            <text:p>0.0292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15" calcext:value-type="float">
            <text:p>0.029315</text:p>
          </table:table-cell>
          <table:table-cell office:value-type="float" office:value="0.029312" calcext:value-type="float">
            <text:p>0.0293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41" calcext:value-type="float">
            <text:p>0.02941</text:p>
          </table:table-cell>
          <table:table-cell office:value-type="float" office:value="0.029407" calcext:value-type="float">
            <text:p>0.0294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404" calcext:value-type="float">
            <text:p>0.029404</text:p>
          </table:table-cell>
          <table:table-cell office:value-type="float" office:value="0.029401" calcext:value-type="float">
            <text:p>0.0294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27" calcext:value-type="float">
            <text:p>0.029327</text:p>
          </table:table-cell>
          <table:table-cell office:value-type="float" office:value="0.029324" calcext:value-type="float">
            <text:p>0.0293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39" calcext:value-type="float">
            <text:p>0.029339</text:p>
          </table:table-cell>
          <table:table-cell office:value-type="float" office:value="0.029336" calcext:value-type="float">
            <text:p>0.0293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92" calcext:value-type="float">
            <text:p>0.029292</text:p>
          </table:table-cell>
          <table:table-cell office:value-type="float" office:value="0.029289" calcext:value-type="float">
            <text:p>0.0292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58" calcext:value-type="float">
            <text:p>0.029258</text:p>
          </table:table-cell>
          <table:table-cell office:value-type="float" office:value="0.029255" calcext:value-type="float">
            <text:p>0.0292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72" calcext:value-type="float">
            <text:p>0.029272</text:p>
          </table:table-cell>
          <table:table-cell office:value-type="float" office:value="0.02927" calcext:value-type="float">
            <text:p>0.029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85" calcext:value-type="float">
            <text:p>0.029285</text:p>
          </table:table-cell>
          <table:table-cell office:value-type="float" office:value="0.029282" calcext:value-type="float">
            <text:p>0.0292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198" calcext:value-type="float">
            <text:p>0.029198</text:p>
          </table:table-cell>
          <table:table-cell office:value-type="float" office:value="0.029195" calcext:value-type="float">
            <text:p>0.0291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9" calcext:value-type="float">
            <text:p>0.0299</text:p>
          </table:table-cell>
          <table:table-cell office:value-type="float" office:value="0.029897" calcext:value-type="float">
            <text:p>0.0298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5273" calcext:value-type="float">
            <text:p>0.05273</text:p>
          </table:table-cell>
          <table:table-cell office:value-type="float" office:value="0.052727" calcext:value-type="float">
            <text:p>0.0527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51702" calcext:value-type="float">
            <text:p>0.051702</text:p>
          </table:table-cell>
          <table:table-cell office:value-type="float" office:value="0.051696" calcext:value-type="float">
            <text:p>0.0516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9121" calcext:value-type="float">
            <text:p>0.039121</text:p>
          </table:table-cell>
          <table:table-cell office:value-type="float" office:value="0.039116" calcext:value-type="float">
            <text:p>0.0391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3127" calcext:value-type="float">
            <text:p>0.033127</text:p>
          </table:table-cell>
          <table:table-cell office:value-type="float" office:value="0.033123" calcext:value-type="float">
            <text:p>0.0331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68" calcext:value-type="float">
            <text:p>0.029368</text:p>
          </table:table-cell>
          <table:table-cell office:value-type="float" office:value="0.029365" calcext:value-type="float">
            <text:p>0.0293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76" calcext:value-type="float">
            <text:p>0.029276</text:p>
          </table:table-cell>
          <table:table-cell office:value-type="float" office:value="0.029273" calcext:value-type="float">
            <text:p>0.0292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216" calcext:value-type="float">
            <text:p>0.029216</text:p>
          </table:table-cell>
          <table:table-cell office:value-type="float" office:value="0.029213" calcext:value-type="float">
            <text:p>0.0292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48" calcext:value-type="float">
            <text:p>0.029348</text:p>
          </table:table-cell>
          <table:table-cell office:value-type="float" office:value="0.029345" calcext:value-type="float">
            <text:p>0.029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242" calcext:value-type="float">
            <text:p>0.029242</text:p>
          </table:table-cell>
          <table:table-cell office:value-type="float" office:value="0.029239" calcext:value-type="float">
            <text:p>0.0292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39" calcext:value-type="float">
            <text:p>0.029239</text:p>
          </table:table-cell>
          <table:table-cell office:value-type="float" office:value="0.029236" calcext:value-type="float">
            <text:p>0.029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02" calcext:value-type="float">
            <text:p>0.029302</text:p>
          </table:table-cell>
          <table:table-cell office:value-type="float" office:value="0.029299" calcext:value-type="float">
            <text:p>0.0292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84" calcext:value-type="float">
            <text:p>0.029384</text:p>
          </table:table-cell>
          <table:table-cell office:value-type="float" office:value="0.029382" calcext:value-type="float">
            <text:p>0.0293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415" calcext:value-type="float">
            <text:p>0.029415</text:p>
          </table:table-cell>
          <table:table-cell office:value-type="float" office:value="0.029412" calcext:value-type="float">
            <text:p>0.0294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16" calcext:value-type="float">
            <text:p>0.029316</text:p>
          </table:table-cell>
          <table:table-cell office:value-type="float" office:value="0.029313" calcext:value-type="float">
            <text:p>0.0293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627" calcext:value-type="float">
            <text:p>0.029627</text:p>
          </table:table-cell>
          <table:table-cell office:value-type="float" office:value="0.029624" calcext:value-type="float">
            <text:p>0.0296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5194" calcext:value-type="float">
            <text:p>0.05194</text:p>
          </table:table-cell>
          <table:table-cell office:value-type="float" office:value="0.051937" calcext:value-type="float">
            <text:p>0.0519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8764" calcext:value-type="float">
            <text:p>0.038764</text:p>
          </table:table-cell>
          <table:table-cell office:value-type="float" office:value="0.038761" calcext:value-type="float">
            <text:p>0.0387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034973" calcext:value-type="float">
            <text:p>0.0349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51927" calcext:value-type="float">
            <text:p>0.051927</text:p>
          </table:table-cell>
          <table:table-cell office:value-type="float" office:value="0.051924" calcext:value-type="float">
            <text:p>0.0519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5066" calcext:value-type="float">
            <text:p>0.05066</text:p>
          </table:table-cell>
          <table:table-cell office:value-type="float" office:value="0.050658" calcext:value-type="float">
            <text:p>0.0506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50834" calcext:value-type="float">
            <text:p>0.050834</text:p>
          </table:table-cell>
          <table:table-cell office:value-type="float" office:value="0.050831" calcext:value-type="float">
            <text:p>0.0508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52069" calcext:value-type="float">
            <text:p>0.052069</text:p>
          </table:table-cell>
          <table:table-cell office:value-type="float" office:value="0.052065" calcext:value-type="float">
            <text:p>0.0520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48544" calcext:value-type="float">
            <text:p>0.048544</text:p>
          </table:table-cell>
          <table:table-cell office:value-type="float" office:value="0.048539" calcext:value-type="float">
            <text:p>0.0485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7816" calcext:value-type="float">
            <text:p>0.037816</text:p>
          </table:table-cell>
          <table:table-cell office:value-type="float" office:value="0.037813" calcext:value-type="float">
            <text:p>0.0378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0736" calcext:value-type="float">
            <text:p>0.030736</text:p>
          </table:table-cell>
          <table:table-cell office:value-type="float" office:value="0.030733" calcext:value-type="float">
            <text:p>0.0307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27" calcext:value-type="float">
            <text:p>0.029227</text:p>
          </table:table-cell>
          <table:table-cell office:value-type="float" office:value="0.029225" calcext:value-type="float">
            <text:p>0.0292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49" calcext:value-type="float">
            <text:p>0.029349</text:p>
          </table:table-cell>
          <table:table-cell office:value-type="float" office:value="0.029346" calcext:value-type="float">
            <text:p>0.0293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351" calcext:value-type="float">
            <text:p>0.029351</text:p>
          </table:table-cell>
          <table:table-cell office:value-type="float" office:value="0.029348" calcext:value-type="float">
            <text:p>0.0293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19" calcext:value-type="float">
            <text:p>0.029319</text:p>
          </table:table-cell>
          <table:table-cell office:value-type="float" office:value="0.029316" calcext:value-type="float">
            <text:p>0.0293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231" calcext:value-type="float">
            <text:p>0.029231</text:p>
          </table:table-cell>
          <table:table-cell office:value-type="float" office:value="0.029228" calcext:value-type="float">
            <text:p>0.0292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78" calcext:value-type="float">
            <text:p>0.029378</text:p>
          </table:table-cell>
          <table:table-cell office:value-type="float" office:value="0.029376" calcext:value-type="float">
            <text:p>0.0293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197" calcext:value-type="float">
            <text:p>0.029197</text:p>
          </table:table-cell>
          <table:table-cell office:value-type="float" office:value="0.029194" calcext:value-type="float">
            <text:p>0.0291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64" calcext:value-type="float">
            <text:p>0.029264</text:p>
          </table:table-cell>
          <table:table-cell office:value-type="float" office:value="0.029261" calcext:value-type="float">
            <text:p>0.0292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44" calcext:value-type="float">
            <text:p>0.029244</text:p>
          </table:table-cell>
          <table:table-cell office:value-type="float" office:value="0.029241" calcext:value-type="float">
            <text:p>0.0292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945" calcext:value-type="float">
            <text:p>0.029945</text:p>
          </table:table-cell>
          <table:table-cell office:value-type="float" office:value="0.029942" calcext:value-type="float">
            <text:p>0.0299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27" calcext:value-type="float">
            <text:p>0.029227</text:p>
          </table:table-cell>
          <table:table-cell office:value-type="float" office:value="0.029225" calcext:value-type="float">
            <text:p>0.0292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65" calcext:value-type="float">
            <text:p>0.029365</text:p>
          </table:table-cell>
          <table:table-cell office:value-type="float" office:value="0.029362" calcext:value-type="float">
            <text:p>0.029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03" calcext:value-type="float">
            <text:p>0.029203</text:p>
          </table:table-cell>
          <table:table-cell office:value-type="float" office:value="0.0292" calcext:value-type="float">
            <text:p>0.0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72" calcext:value-type="float">
            <text:p>0.029272</text:p>
          </table:table-cell>
          <table:table-cell office:value-type="float" office:value="0.029269" calcext:value-type="float">
            <text:p>0.0292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2" calcext:value-type="float">
            <text:p>0.02922</text:p>
          </table:table-cell>
          <table:table-cell office:value-type="float" office:value="0.029217" calcext:value-type="float">
            <text:p>0.0292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7443" calcext:value-type="float">
            <text:p>0.037443</text:p>
          </table:table-cell>
          <table:table-cell office:value-type="float" office:value="0.03744" calcext:value-type="float">
            <text:p>0.037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72" calcext:value-type="float">
            <text:p>0.029372</text:p>
          </table:table-cell>
          <table:table-cell office:value-type="float" office:value="0.029369" calcext:value-type="float">
            <text:p>0.0293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62" calcext:value-type="float">
            <text:p>0.029262</text:p>
          </table:table-cell>
          <table:table-cell office:value-type="float" office:value="0.029259" calcext:value-type="float">
            <text:p>0.0292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26" calcext:value-type="float">
            <text:p>0.029326</text:p>
          </table:table-cell>
          <table:table-cell office:value-type="float" office:value="0.029323" calcext:value-type="float">
            <text:p>0.0293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429" calcext:value-type="float">
            <text:p>0.029429</text:p>
          </table:table-cell>
          <table:table-cell office:value-type="float" office:value="0.029427" calcext:value-type="float">
            <text:p>0.029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02" calcext:value-type="float">
            <text:p>0.029202</text:p>
          </table:table-cell>
          <table:table-cell office:value-type="float" office:value="0.0292" calcext:value-type="float">
            <text:p>0.0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28" calcext:value-type="float">
            <text:p>0.029228</text:p>
          </table:table-cell>
          <table:table-cell office:value-type="float" office:value="0.029225" calcext:value-type="float">
            <text:p>0.0292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15" calcext:value-type="float">
            <text:p>0.029315</text:p>
          </table:table-cell>
          <table:table-cell office:value-type="float" office:value="0.029312" calcext:value-type="float">
            <text:p>0.0293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89" calcext:value-type="float">
            <text:p>0.029289</text:p>
          </table:table-cell>
          <table:table-cell office:value-type="float" office:value="0.029286" calcext:value-type="float">
            <text:p>0.0292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3" calcext:value-type="float">
            <text:p>0.02923</text:p>
          </table:table-cell>
          <table:table-cell office:value-type="float" office:value="0.029227" calcext:value-type="float">
            <text:p>0.0292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85" calcext:value-type="float">
            <text:p>0.029385</text:p>
          </table:table-cell>
          <table:table-cell office:value-type="float" office:value="0.029383" calcext:value-type="float">
            <text:p>0.0293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19" calcext:value-type="float">
            <text:p>0.029219</text:p>
          </table:table-cell>
          <table:table-cell office:value-type="float" office:value="0.029216" calcext:value-type="float">
            <text:p>0.0292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09" calcext:value-type="float">
            <text:p>0.029209</text:p>
          </table:table-cell>
          <table:table-cell office:value-type="float" office:value="0.029206" calcext:value-type="float">
            <text:p>0.0292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31" calcext:value-type="float">
            <text:p>0.029331</text:p>
          </table:table-cell>
          <table:table-cell office:value-type="float" office:value="0.029328" calcext:value-type="float">
            <text:p>0.0293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17" calcext:value-type="float">
            <text:p>0.029217</text:p>
          </table:table-cell>
          <table:table-cell office:value-type="float" office:value="0.029214" calcext:value-type="float">
            <text:p>0.0292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26" calcext:value-type="float">
            <text:p>0.029226</text:p>
          </table:table-cell>
          <table:table-cell office:value-type="float" office:value="0.029223" calcext:value-type="float">
            <text:p>0.0292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67" calcext:value-type="float">
            <text:p>0.029267</text:p>
          </table:table-cell>
          <table:table-cell office:value-type="float" office:value="0.029264" calcext:value-type="float">
            <text:p>0.0292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7" calcext:value-type="float">
            <text:p>0.02927</text:p>
          </table:table-cell>
          <table:table-cell office:value-type="float" office:value="0.029267" calcext:value-type="float">
            <text:p>0.0292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51" calcext:value-type="float">
            <text:p>0.029251</text:p>
          </table:table-cell>
          <table:table-cell office:value-type="float" office:value="0.029248" calcext:value-type="float">
            <text:p>0.0292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18" calcext:value-type="float">
            <text:p>0.029218</text:p>
          </table:table-cell>
          <table:table-cell office:value-type="float" office:value="0.029215" calcext:value-type="float">
            <text:p>0.0292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82" calcext:value-type="float">
            <text:p>0.029282</text:p>
          </table:table-cell>
          <table:table-cell office:value-type="float" office:value="0.029279" calcext:value-type="float">
            <text:p>0.0292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173" calcext:value-type="float">
            <text:p>0.029173</text:p>
          </table:table-cell>
          <table:table-cell office:value-type="float" office:value="0.02917" calcext:value-type="float">
            <text:p>0.029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42" calcext:value-type="float">
            <text:p>0.01042</text:p>
          </table:table-cell>
          <table:table-cell office:value-type="float" office:value="0.010417" calcext:value-type="float">
            <text:p>0.0104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9653" calcext:value-type="float">
            <text:p>0.009653</text:p>
          </table:table-cell>
          <table:table-cell office:value-type="float" office:value="0.00965" calcext:value-type="float">
            <text:p>0.009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9129" calcext:value-type="float">
            <text:p>0.009129</text:p>
          </table:table-cell>
          <table:table-cell office:value-type="float" office:value="0.009126" calcext:value-type="float">
            <text:p>0.0091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9054" calcext:value-type="float">
            <text:p>0.009054</text:p>
          </table:table-cell>
          <table:table-cell office:value-type="float" office:value="0.009052" calcext:value-type="float">
            <text:p>0.0090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10512" calcext:value-type="float">
            <text:p>0.010512</text:p>
          </table:table-cell>
          <table:table-cell office:value-type="float" office:value="0.010509" calcext:value-type="float">
            <text:p>0.0105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98" calcext:value-type="float">
            <text:p>0.00798</text:p>
          </table:table-cell>
          <table:table-cell office:value-type="float" office:value="0.007977" calcext:value-type="float">
            <text:p>0.0079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605" calcext:value-type="float">
            <text:p>0.007605</text:p>
          </table:table-cell>
          <table:table-cell office:value-type="float" office:value="0.007602" calcext:value-type="float">
            <text:p>0.0076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563" calcext:value-type="float">
            <text:p>0.007563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346" calcext:value-type="float">
            <text:p>0.007346</text:p>
          </table:table-cell>
          <table:table-cell office:value-type="float" office:value="0.007343" calcext:value-type="float">
            <text:p>0.0073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027" calcext:value-type="float">
            <text:p>0.007027</text:p>
          </table:table-cell>
          <table:table-cell office:value-type="float" office:value="0.007024" calcext:value-type="float">
            <text:p>0.0070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06" calcext:value-type="float">
            <text:p>0.00706</text:p>
          </table:table-cell>
          <table:table-cell office:value-type="float" office:value="0.007058" calcext:value-type="float">
            <text:p>0.0070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984" calcext:value-type="float">
            <text:p>0.006984</text:p>
          </table:table-cell>
          <table:table-cell office:value-type="float" office:value="0.006981" calcext:value-type="float">
            <text:p>0.0069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778" calcext:value-type="float">
            <text:p>0.006778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713" calcext:value-type="float">
            <text:p>0.006713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619" calcext:value-type="float">
            <text:p>0.006619</text:p>
          </table:table-cell>
          <table:table-cell office:value-type="float" office:value="0.006616" calcext:value-type="float">
            <text:p>0.0066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412" calcext:value-type="float">
            <text:p>0.006412</text:p>
          </table:table-cell>
          <table:table-cell office:value-type="float" office:value="0.006409" calcext:value-type="float">
            <text:p>0.0064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6329" calcext:value-type="float">
            <text:p>0.006329</text:p>
          </table:table-cell>
          <table:table-cell office:value-type="float" office:value="0.006326" calcext:value-type="float">
            <text:p>0.0063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363" calcext:value-type="float">
            <text:p>0.006363</text:p>
          </table:table-cell>
          <table:table-cell office:value-type="float" office:value="0.006361" calcext:value-type="float">
            <text:p>0.0063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6062" calcext:value-type="float">
            <text:p>0.006062</text:p>
          </table:table-cell>
          <table:table-cell office:value-type="float" office:value="0.006059" calcext:value-type="float">
            <text:p>0.0060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876" calcext:value-type="float">
            <text:p>0.005876</text:p>
          </table:table-cell>
          <table:table-cell office:value-type="float" office:value="0.005874" calcext:value-type="float">
            <text:p>0.0058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754" calcext:value-type="float">
            <text:p>0.005754</text:p>
          </table:table-cell>
          <table:table-cell office:value-type="float" office:value="0.005751" calcext:value-type="float">
            <text:p>0.0057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45" calcext:value-type="float">
            <text:p>0.005245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41" calcext:value-type="float">
            <text:p>0.005241</text:p>
          </table:table-cell>
          <table:table-cell office:value-type="float" office:value="0.005239" calcext:value-type="float">
            <text:p>0.0052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0484" calcext:value-type="float">
            <text:p>0.010484</text:p>
          </table:table-cell>
          <table:table-cell office:value-type="float" office:value="0.010477" calcext:value-type="float">
            <text:p>0.0104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7" calcext:value-type="float">
            <text:p>0.00517</text:p>
          </table:table-cell>
          <table:table-cell office:value-type="float" office:value="0.005167" calcext:value-type="float">
            <text:p>0.0051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09" calcext:value-type="float">
            <text:p>0.005309</text:p>
          </table:table-cell>
          <table:table-cell office:value-type="float" office:value="0.005306" calcext:value-type="float">
            <text:p>0.0053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247" calcext:value-type="float">
            <text:p>0.005247</text:p>
          </table:table-cell>
          <table:table-cell office:value-type="float" office:value="0.005244" calcext:value-type="float">
            <text:p>0.0052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75" calcext:value-type="float">
            <text:p>0.005375</text:p>
          </table:table-cell>
          <table:table-cell office:value-type="float" office:value="0.005372" calcext:value-type="float">
            <text:p>0.0053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32" calcext:value-type="float">
            <text:p>0.005232</text:p>
          </table:table-cell>
          <table:table-cell office:value-type="float" office:value="0.005229" calcext:value-type="float">
            <text:p>0.0052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35" calcext:value-type="float">
            <text:p>0.005335</text:p>
          </table:table-cell>
          <table:table-cell office:value-type="float" office:value="0.005333" calcext:value-type="float">
            <text:p>0.0053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357" calcext:value-type="float">
            <text:p>0.005357</text:p>
          </table:table-cell>
          <table:table-cell office:value-type="float" office:value="0.005354" calcext:value-type="float">
            <text:p>0.0053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534" calcext:value-type="float">
            <text:p>0.005534</text:p>
          </table:table-cell>
          <table:table-cell office:value-type="float" office:value="0.005532" calcext:value-type="float">
            <text:p>0.0055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636" calcext:value-type="float">
            <text:p>0.005636</text:p>
          </table:table-cell>
          <table:table-cell office:value-type="float" office:value="0.005633" calcext:value-type="float">
            <text:p>0.0056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41" calcext:value-type="float">
            <text:p>0.005141</text:p>
          </table:table-cell>
          <table:table-cell office:value-type="float" office:value="0.005138" calcext:value-type="float">
            <text:p>0.0051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01" calcext:value-type="float">
            <text:p>0.005201</text:p>
          </table:table-cell>
          <table:table-cell office:value-type="float" office:value="0.005198" calcext:value-type="float">
            <text:p>0.0051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47" calcext:value-type="float">
            <text:p>0.005147</text:p>
          </table:table-cell>
          <table:table-cell office:value-type="float" office:value="0.005144" calcext:value-type="float">
            <text:p>0.0051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0444" calcext:value-type="float">
            <text:p>0.010444</text:p>
          </table:table-cell>
          <table:table-cell office:value-type="float" office:value="0.010441" calcext:value-type="float">
            <text:p>0.0104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048" calcext:value-type="float">
            <text:p>0.007048</text:p>
          </table:table-cell>
          <table:table-cell office:value-type="float" office:value="0.007045" calcext:value-type="float">
            <text:p>0.0070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821" calcext:value-type="float">
            <text:p>0.006821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785" calcext:value-type="float">
            <text:p>0.006785</text:p>
          </table:table-cell>
          <table:table-cell office:value-type="float" office:value="0.006782" calcext:value-type="float">
            <text:p>0.0067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33" calcext:value-type="float">
            <text:p>0.00633</text:p>
          </table:table-cell>
          <table:table-cell office:value-type="float" office:value="0.006327" calcext:value-type="float">
            <text:p>0.0063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137" calcext:value-type="float">
            <text:p>0.006137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952" calcext:value-type="float">
            <text:p>0.005952</text:p>
          </table:table-cell>
          <table:table-cell office:value-type="float" office:value="0.005949" calcext:value-type="float">
            <text:p>0.0059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565" calcext:value-type="float">
            <text:p>0.010565</text:p>
          </table:table-cell>
          <table:table-cell office:value-type="float" office:value="0.010562" calcext:value-type="float">
            <text:p>0.0105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53" calcext:value-type="float">
            <text:p>0.005353</text:p>
          </table:table-cell>
          <table:table-cell office:value-type="float" office:value="0.005351" calcext:value-type="float">
            <text:p>0.0053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64" calcext:value-type="float">
            <text:p>0.005164</text:p>
          </table:table-cell>
          <table:table-cell office:value-type="float" office:value="0.005161" calcext:value-type="float">
            <text:p>0.0051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71" calcext:value-type="float">
            <text:p>0.005271</text:p>
          </table:table-cell>
          <table:table-cell office:value-type="float" office:value="0.005268" calcext:value-type="float">
            <text:p>0.0052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98" calcext:value-type="float">
            <text:p>0.005298</text:p>
          </table:table-cell>
          <table:table-cell office:value-type="float" office:value="0.005295" calcext:value-type="float">
            <text:p>0.0052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41" calcext:value-type="float">
            <text:p>0.005241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46" calcext:value-type="float">
            <text:p>0.005346</text:p>
          </table:table-cell>
          <table:table-cell office:value-type="float" office:value="0.005343" calcext:value-type="float">
            <text:p>0.0053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42" calcext:value-type="float">
            <text:p>0.005142</text:p>
          </table:table-cell>
          <table:table-cell office:value-type="float" office:value="0.005138" calcext:value-type="float">
            <text:p>0.0051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56" calcext:value-type="float">
            <text:p>0.005256</text:p>
          </table:table-cell>
          <table:table-cell office:value-type="float" office:value="0.005253" calcext:value-type="float">
            <text:p>0.0052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887" calcext:value-type="float">
            <text:p>0.005887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38" calcext:value-type="float">
            <text:p>0.005138</text:p>
          </table:table-cell>
          <table:table-cell office:value-type="float" office:value="0.005136" calcext:value-type="float">
            <text:p>0.005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707" calcext:value-type="float">
            <text:p>0.005707</text:p>
          </table:table-cell>
          <table:table-cell office:value-type="float" office:value="0.005704" calcext:value-type="float">
            <text:p>0.0057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279" calcext:value-type="float">
            <text:p>0.005279</text:p>
          </table:table-cell>
          <table:table-cell office:value-type="float" office:value="0.005276" calcext:value-type="float">
            <text:p>0.0052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31" calcext:value-type="float">
            <text:p>0.005131</text:p>
          </table:table-cell>
          <table:table-cell office:value-type="float" office:value="0.005128" calcext:value-type="float">
            <text:p>0.0051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368" calcext:value-type="float">
            <text:p>0.005368</text:p>
          </table:table-cell>
          <table:table-cell office:value-type="float" office:value="0.005366" calcext:value-type="float">
            <text:p>0.0053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14" calcext:value-type="float">
            <text:p>0.005214</text:p>
          </table:table-cell>
          <table:table-cell office:value-type="float" office:value="0.005212" calcext:value-type="float">
            <text:p>0.0052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08" calcext:value-type="float">
            <text:p>0.005108</text:p>
          </table:table-cell>
          <table:table-cell office:value-type="float" office:value="0.005106" calcext:value-type="float">
            <text:p>0.0051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332" calcext:value-type="float">
            <text:p>0.005332</text:p>
          </table:table-cell>
          <table:table-cell office:value-type="float" office:value="0.005329" calcext:value-type="float">
            <text:p>0.0053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12" calcext:value-type="float">
            <text:p>0.005112</text:p>
          </table:table-cell>
          <table:table-cell office:value-type="float" office:value="0.005109" calcext:value-type="float">
            <text:p>0.0051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304" calcext:value-type="float">
            <text:p>0.005304</text:p>
          </table:table-cell>
          <table:table-cell office:value-type="float" office:value="0.005302" calcext:value-type="float">
            <text:p>0.0053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0344" calcext:value-type="float">
            <text:p>0.010344</text:p>
          </table:table-cell>
          <table:table-cell office:value-type="float" office:value="0.010341" calcext:value-type="float">
            <text:p>0.0103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35" calcext:value-type="float">
            <text:p>0.005135</text:p>
          </table:table-cell>
          <table:table-cell office:value-type="float" office:value="0.005133" calcext:value-type="float">
            <text:p>0.0051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79" calcext:value-type="float">
            <text:p>0.005179</text:p>
          </table:table-cell>
          <table:table-cell office:value-type="float" office:value="0.005176" calcext:value-type="float">
            <text:p>0.0051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139" calcext:value-type="float">
            <text:p>0.005139</text:p>
          </table:table-cell>
          <table:table-cell office:value-type="float" office:value="0.005136" calcext:value-type="float">
            <text:p>0.005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09" calcext:value-type="float">
            <text:p>0.005309</text:p>
          </table:table-cell>
          <table:table-cell office:value-type="float" office:value="0.005306" calcext:value-type="float">
            <text:p>0.0053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17" calcext:value-type="float">
            <text:p>0.005117</text:p>
          </table:table-cell>
          <table:table-cell office:value-type="float" office:value="0.005114" calcext:value-type="float">
            <text:p>0.0051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38" calcext:value-type="float">
            <text:p>0.005138</text:p>
          </table:table-cell>
          <table:table-cell office:value-type="float" office:value="0.005136" calcext:value-type="float">
            <text:p>0.005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67" calcext:value-type="float">
            <text:p>0.005267</text:p>
          </table:table-cell>
          <table:table-cell office:value-type="float" office:value="0.005264" calcext:value-type="float">
            <text:p>0.0052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98" calcext:value-type="float">
            <text:p>0.005298</text:p>
          </table:table-cell>
          <table:table-cell office:value-type="float" office:value="0.005295" calcext:value-type="float">
            <text:p>0.0052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54" calcext:value-type="float">
            <text:p>0.005154</text:p>
          </table:table-cell>
          <table:table-cell office:value-type="float" office:value="0.005151" calcext:value-type="float">
            <text:p>0.0051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21" calcext:value-type="float">
            <text:p>0.005121</text:p>
          </table:table-cell>
          <table:table-cell office:value-type="float" office:value="0.005118" calcext:value-type="float">
            <text:p>0.0051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43" calcext:value-type="float">
            <text:p>0.005343</text:p>
          </table:table-cell>
          <table:table-cell office:value-type="float" office:value="0.005341" calcext:value-type="float">
            <text:p>0.0053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92" calcext:value-type="float">
            <text:p>0.005192</text:p>
          </table:table-cell>
          <table:table-cell office:value-type="float" office:value="0.005189" calcext:value-type="float">
            <text:p>0.0051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457" calcext:value-type="float">
            <text:p>0.005457</text:p>
          </table:table-cell>
          <table:table-cell office:value-type="float" office:value="0.005454" calcext:value-type="float">
            <text:p>0.0054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314" calcext:value-type="float">
            <text:p>0.005314</text:p>
          </table:table-cell>
          <table:table-cell office:value-type="float" office:value="0.005311" calcext:value-type="float">
            <text:p>0.0053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097" calcext:value-type="float">
            <text:p>0.005097</text:p>
          </table:table-cell>
          <table:table-cell office:value-type="float" office:value="0.005094" calcext:value-type="float">
            <text:p>0.0050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85" calcext:value-type="float">
            <text:p>0.005285</text:p>
          </table:table-cell>
          <table:table-cell office:value-type="float" office:value="0.005282" calcext:value-type="float">
            <text:p>0.0052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46" calcext:value-type="float">
            <text:p>0.005246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23" calcext:value-type="float">
            <text:p>0.005123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4" calcext:value-type="float">
            <text:p>0.00514</text:p>
          </table:table-cell>
          <table:table-cell office:value-type="float" office:value="0.005137" calcext:value-type="float">
            <text:p>0.0051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09" calcext:value-type="float">
            <text:p>0.005309</text:p>
          </table:table-cell>
          <table:table-cell office:value-type="float" office:value="0.005306" calcext:value-type="float">
            <text:p>0.0053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6" calcext:value-type="float">
            <text:p>0.00516</text:p>
          </table:table-cell>
          <table:table-cell office:value-type="float" office:value="0.005158" calcext:value-type="float">
            <text:p>0.0051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25" calcext:value-type="float">
            <text:p>0.005225</text:p>
          </table:table-cell>
          <table:table-cell office:value-type="float" office:value="0.005222" calcext:value-type="float">
            <text:p>0.0052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31" calcext:value-type="float">
            <text:p>0.005131</text:p>
          </table:table-cell>
          <table:table-cell office:value-type="float" office:value="0.005128" calcext:value-type="float">
            <text:p>0.0051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21" calcext:value-type="float">
            <text:p>0.005121</text:p>
          </table:table-cell>
          <table:table-cell office:value-type="float" office:value="0.005119" calcext:value-type="float">
            <text:p>0.0051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86" calcext:value-type="float">
            <text:p>0.005386</text:p>
          </table:table-cell>
          <table:table-cell office:value-type="float" office:value="0.005383" calcext:value-type="float">
            <text:p>0.0053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79" calcext:value-type="float">
            <text:p>0.005179</text:p>
          </table:table-cell>
          <table:table-cell office:value-type="float" office:value="0.005176" calcext:value-type="float">
            <text:p>0.0051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9" calcext:value-type="float">
            <text:p>0.00519</text:p>
          </table:table-cell>
          <table:table-cell office:value-type="float" office:value="0.005187" calcext:value-type="float">
            <text:p>0.0051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26" calcext:value-type="float">
            <text:p>0.005226</text:p>
          </table:table-cell>
          <table:table-cell office:value-type="float" office:value="0.005223" calcext:value-type="float">
            <text:p>0.0052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64" calcext:value-type="float">
            <text:p>0.005264</text:p>
          </table:table-cell>
          <table:table-cell office:value-type="float" office:value="0.005261" calcext:value-type="float">
            <text:p>0.0052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97" calcext:value-type="float">
            <text:p>0.005297</text:p>
          </table:table-cell>
          <table:table-cell office:value-type="float" office:value="0.005294" calcext:value-type="float">
            <text:p>0.0052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471" calcext:value-type="float">
            <text:p>0.005471</text:p>
          </table:table-cell>
          <table:table-cell office:value-type="float" office:value="0.005468" calcext:value-type="float">
            <text:p>0.0054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25" calcext:value-type="float">
            <text:p>0.005225</text:p>
          </table:table-cell>
          <table:table-cell office:value-type="float" office:value="0.005222" calcext:value-type="float">
            <text:p>0.0052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09" calcext:value-type="float">
            <text:p>0.005209</text:p>
          </table:table-cell>
          <table:table-cell office:value-type="float" office:value="0.005206" calcext:value-type="float">
            <text:p>0.0052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26" calcext:value-type="float">
            <text:p>0.005226</text:p>
          </table:table-cell>
          <table:table-cell office:value-type="float" office:value="0.005223" calcext:value-type="float">
            <text:p>0.0052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089" calcext:value-type="float">
            <text:p>0.005089</text:p>
          </table:table-cell>
          <table:table-cell office:value-type="float" office:value="0.005086" calcext:value-type="float">
            <text:p>0.0050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56" calcext:value-type="float">
            <text:p>0.005356</text:p>
          </table:table-cell>
          <table:table-cell office:value-type="float" office:value="0.005354" calcext:value-type="float">
            <text:p>0.0053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143" calcext:value-type="float">
            <text:p>0.010143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3" calcext:value-type="float">
            <text:p>0.010153</text:p>
          </table:table-cell>
          <table:table-cell office:value-type="float" office:value="0.01015" calcext:value-type="float">
            <text:p>0.010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91" calcext:value-type="float">
            <text:p>0.009991</text:p>
          </table:table-cell>
          <table:table-cell office:value-type="float" office:value="0.009988" calcext:value-type="float">
            <text:p>0.0099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04" calcext:value-type="float">
            <text:p>0.009904</text:p>
          </table:table-cell>
          <table:table-cell office:value-type="float" office:value="0.009901" calcext:value-type="float">
            <text:p>0.0099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9" calcext:value-type="float">
            <text:p>0.01009</text:p>
          </table:table-cell>
          <table:table-cell office:value-type="float" office:value="0.010087" calcext:value-type="float">
            <text:p>0.0100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09944" calcext:value-type="float">
            <text:p>0.009944</text:p>
          </table:table-cell>
          <table:table-cell office:value-type="float" office:value="0.009941" calcext:value-type="float">
            <text:p>0.0099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3" calcext:value-type="float">
            <text:p>0.009993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26" calcext:value-type="float">
            <text:p>0.010126</text:p>
          </table:table-cell>
          <table:table-cell office:value-type="float" office:value="0.010123" calcext:value-type="float">
            <text:p>0.0101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96" calcext:value-type="float">
            <text:p>0.010096</text:p>
          </table:table-cell>
          <table:table-cell office:value-type="float" office:value="0.010093" calcext:value-type="float">
            <text:p>0.0100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23" calcext:value-type="float">
            <text:p>0.009923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12" calcext:value-type="float">
            <text:p>0.010112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72" calcext:value-type="float">
            <text:p>0.010072</text:p>
          </table:table-cell>
          <table:table-cell office:value-type="float" office:value="0.010069" calcext:value-type="float">
            <text:p>0.0100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33" calcext:value-type="float">
            <text:p>0.009933</text:p>
          </table:table-cell>
          <table:table-cell office:value-type="float" office:value="0.00993" calcext:value-type="float">
            <text:p>0.009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75" calcext:value-type="float">
            <text:p>0.009975</text:p>
          </table:table-cell>
          <table:table-cell office:value-type="float" office:value="0.009972" calcext:value-type="float">
            <text:p>0.0099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09925" calcext:value-type="float">
            <text:p>0.009925</text:p>
          </table:table-cell>
          <table:table-cell office:value-type="float" office:value="0.009922" calcext:value-type="float">
            <text:p>0.0099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25" calcext:value-type="float">
            <text:p>0.010125</text:p>
          </table:table-cell>
          <table:table-cell office:value-type="float" office:value="0.010122" calcext:value-type="float">
            <text:p>0.0101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4" calcext:value-type="float">
            <text:p>0.009994</text:p>
          </table:table-cell>
          <table:table-cell office:value-type="float" office:value="0.009991" calcext:value-type="float">
            <text:p>0.0099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24" calcext:value-type="float">
            <text:p>0.009924</text:p>
          </table:table-cell>
          <table:table-cell office:value-type="float" office:value="0.009921" calcext:value-type="float">
            <text:p>0.0099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56" calcext:value-type="float">
            <text:p>0.010056</text:p>
          </table:table-cell>
          <table:table-cell office:value-type="float" office:value="0.010053" calcext:value-type="float">
            <text:p>0.0100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85" calcext:value-type="float">
            <text:p>0.010085</text:p>
          </table:table-cell>
          <table:table-cell office:value-type="float" office:value="0.010082" calcext:value-type="float">
            <text:p>0.0100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39" calcext:value-type="float">
            <text:p>0.009939</text:p>
          </table:table-cell>
          <table:table-cell office:value-type="float" office:value="0.009936" calcext:value-type="float">
            <text:p>0.00993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4" calcext:value-type="float">
            <text:p>0.00994</text:p>
          </table:table-cell>
          <table:table-cell office:value-type="float" office:value="0.009937" calcext:value-type="float">
            <text:p>0.0099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84" calcext:value-type="float">
            <text:p>0.009984</text:p>
          </table:table-cell>
          <table:table-cell office:value-type="float" office:value="0.009981" calcext:value-type="float">
            <text:p>0.0099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09999" calcext:value-type="float">
            <text:p>0.009999</text:p>
          </table:table-cell>
          <table:table-cell office:value-type="float" office:value="0.009996" calcext:value-type="float">
            <text:p>0.009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58" calcext:value-type="float">
            <text:p>0.010158</text:p>
          </table:table-cell>
          <table:table-cell office:value-type="float" office:value="0.010155" calcext:value-type="float">
            <text:p>0.010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97" calcext:value-type="float">
            <text:p>0.010097</text:p>
          </table:table-cell>
          <table:table-cell office:value-type="float" office:value="0.010094" calcext:value-type="float">
            <text:p>0.0100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3" calcext:value-type="float">
            <text:p>0.00993</text:p>
          </table:table-cell>
          <table:table-cell office:value-type="float" office:value="0.009927" calcext:value-type="float">
            <text:p>0.0099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3" calcext:value-type="float">
            <text:p>0.01013</text:p>
          </table:table-cell>
          <table:table-cell office:value-type="float" office:value="0.010127" calcext:value-type="float">
            <text:p>0.0101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69" calcext:value-type="float">
            <text:p>0.010069</text:p>
          </table:table-cell>
          <table:table-cell office:value-type="float" office:value="0.010066" calcext:value-type="float">
            <text:p>0.0100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38" calcext:value-type="float">
            <text:p>0.01003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6" calcext:value-type="float">
            <text:p>0.01006</text:p>
          </table:table-cell>
          <table:table-cell office:value-type="float" office:value="0.010057" calcext:value-type="float">
            <text:p>0.0100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56" calcext:value-type="float">
            <text:p>0.009956</text:p>
          </table:table-cell>
          <table:table-cell office:value-type="float" office:value="0.009953" calcext:value-type="float">
            <text:p>0.0099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67" calcext:value-type="float">
            <text:p>0.009967</text:p>
          </table:table-cell>
          <table:table-cell office:value-type="float" office:value="0.009964" calcext:value-type="float">
            <text:p>0.0099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6" calcext:value-type="float">
            <text:p>0.009996</text:p>
          </table:table-cell>
          <table:table-cell office:value-type="float" office:value="0.009993" calcext:value-type="float">
            <text:p>0.0099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34" calcext:value-type="float">
            <text:p>0.009934</text:p>
          </table:table-cell>
          <table:table-cell office:value-type="float" office:value="0.009932" calcext:value-type="float">
            <text:p>0.0099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4" calcext:value-type="float">
            <text:p>0.010154</text:p>
          </table:table-cell>
          <table:table-cell office:value-type="float" office:value="0.010151" calcext:value-type="float">
            <text:p>0.0101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264" calcext:value-type="float">
            <text:p>0.010264</text:p>
          </table:table-cell>
          <table:table-cell office:value-type="float" office:value="0.010246" calcext:value-type="float">
            <text:p>0.0102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71" calcext:value-type="float">
            <text:p>0.010071</text:p>
          </table:table-cell>
          <table:table-cell office:value-type="float" office:value="0.010068" calcext:value-type="float">
            <text:p>0.0100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13" calcext:value-type="float">
            <text:p>0.009913</text:p>
          </table:table-cell>
          <table:table-cell office:value-type="float" office:value="0.00991" calcext:value-type="float">
            <text:p>0.009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65" calcext:value-type="float">
            <text:p>0.009965</text:p>
          </table:table-cell>
          <table:table-cell office:value-type="float" office:value="0.009962" calcext:value-type="float">
            <text:p>0.0099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09931" calcext:value-type="float">
            <text:p>0.009931</text:p>
          </table:table-cell>
          <table:table-cell office:value-type="float" office:value="0.009928" calcext:value-type="float">
            <text:p>0.0099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24" calcext:value-type="float">
            <text:p>0.010124</text:p>
          </table:table-cell>
          <table:table-cell office:value-type="float" office:value="0.010121" calcext:value-type="float">
            <text:p>0.0101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9" calcext:value-type="float">
            <text:p>0.01009</text:p>
          </table:table-cell>
          <table:table-cell office:value-type="float" office:value="0.010087" calcext:value-type="float">
            <text:p>0.0100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" calcext:value-type="float">
            <text:p>0.01015</text:p>
          </table:table-cell>
          <table:table-cell office:value-type="float" office:value="0.010147" calcext:value-type="float">
            <text:p>0.010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29" calcext:value-type="float">
            <text:p>0.010029</text:p>
          </table:table-cell>
          <table:table-cell office:value-type="float" office:value="0.010026" calcext:value-type="float">
            <text:p>0.0100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48" calcext:value-type="float">
            <text:p>0.010148</text:p>
          </table:table-cell>
          <table:table-cell office:value-type="float" office:value="0.010145" calcext:value-type="float">
            <text:p>0.0101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86" calcext:value-type="float">
            <text:p>0.010086</text:p>
          </table:table-cell>
          <table:table-cell office:value-type="float" office:value="0.010083" calcext:value-type="float">
            <text:p>0.0100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78" calcext:value-type="float">
            <text:p>0.010078</text:p>
          </table:table-cell>
          <table:table-cell office:value-type="float" office:value="0.010075" calcext:value-type="float">
            <text:p>0.0100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168" calcext:value-type="float">
            <text:p>0.010168</text:p>
          </table:table-cell>
          <table:table-cell office:value-type="float" office:value="0.010165" calcext:value-type="float">
            <text:p>0.0101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14" calcext:value-type="float">
            <text:p>0.010114</text:p>
          </table:table-cell>
          <table:table-cell office:value-type="float" office:value="0.010111" calcext:value-type="float">
            <text:p>0.0101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86" calcext:value-type="float">
            <text:p>0.009986</text:p>
          </table:table-cell>
          <table:table-cell office:value-type="float" office:value="0.009983" calcext:value-type="float">
            <text:p>0.0099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96" calcext:value-type="float">
            <text:p>0.010096</text:p>
          </table:table-cell>
          <table:table-cell office:value-type="float" office:value="0.010093" calcext:value-type="float">
            <text:p>0.0100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24" calcext:value-type="float">
            <text:p>0.010124</text:p>
          </table:table-cell>
          <table:table-cell office:value-type="float" office:value="0.010121" calcext:value-type="float">
            <text:p>0.0101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2" calcext:value-type="float">
            <text:p>0.01012</text:p>
          </table:table-cell>
          <table:table-cell office:value-type="float" office:value="0.010118" calcext:value-type="float">
            <text:p>0.0101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218" calcext:value-type="float">
            <text:p>0.010218</text:p>
          </table:table-cell>
          <table:table-cell office:value-type="float" office:value="0.010215" calcext:value-type="float">
            <text:p>0.0102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82" calcext:value-type="float">
            <text:p>0.009982</text:p>
          </table:table-cell>
          <table:table-cell office:value-type="float" office:value="0.009979" calcext:value-type="float">
            <text:p>0.0099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84" calcext:value-type="float">
            <text:p>0.010084</text:p>
          </table:table-cell>
          <table:table-cell office:value-type="float" office:value="0.010081" calcext:value-type="float">
            <text:p>0.0100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" calcext:value-type="float">
            <text:p>0.00999</text:p>
          </table:table-cell>
          <table:table-cell office:value-type="float" office:value="0.009987" calcext:value-type="float">
            <text:p>0.0099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77" calcext:value-type="float">
            <text:p>0.010177</text:p>
          </table:table-cell>
          <table:table-cell office:value-type="float" office:value="0.010174" calcext:value-type="float">
            <text:p>0.0101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48" calcext:value-type="float">
            <text:p>0.010148</text:p>
          </table:table-cell>
          <table:table-cell office:value-type="float" office:value="0.010145" calcext:value-type="float">
            <text:p>0.0101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62" calcext:value-type="float">
            <text:p>0.010062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47" calcext:value-type="float">
            <text:p>0.010147</text:p>
          </table:table-cell>
          <table:table-cell office:value-type="float" office:value="0.010144" calcext:value-type="float">
            <text:p>0.0101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62" calcext:value-type="float">
            <text:p>0.009962</text:p>
          </table:table-cell>
          <table:table-cell office:value-type="float" office:value="0.009959" calcext:value-type="float">
            <text:p>0.0099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95" calcext:value-type="float">
            <text:p>0.010195</text:p>
          </table:table-cell>
          <table:table-cell office:value-type="float" office:value="0.010192" calcext:value-type="float">
            <text:p>0.0101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81" calcext:value-type="float">
            <text:p>0.010081</text:p>
          </table:table-cell>
          <table:table-cell office:value-type="float" office:value="0.010078" calcext:value-type="float">
            <text:p>0.0100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84" calcext:value-type="float">
            <text:p>0.009984</text:p>
          </table:table-cell>
          <table:table-cell office:value-type="float" office:value="0.009981" calcext:value-type="float">
            <text:p>0.0099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18" calcext:value-type="float">
            <text:p>0.010018</text:p>
          </table:table-cell>
          <table:table-cell office:value-type="float" office:value="0.010016" calcext:value-type="float">
            <text:p>0.0100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7" calcext:value-type="float">
            <text:p>0.01017</text:p>
          </table:table-cell>
          <table:table-cell office:value-type="float" office:value="0.010168" calcext:value-type="float">
            <text:p>0.0101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9798" calcext:value-type="float">
            <text:p>0.019798</text:p>
          </table:table-cell>
          <table:table-cell office:value-type="float" office:value="0.019795" calcext:value-type="float">
            <text:p>0.0197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7193" calcext:value-type="float">
            <text:p>0.017193</text:p>
          </table:table-cell>
          <table:table-cell office:value-type="float" office:value="0.01719" calcext:value-type="float">
            <text:p>0.017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465494" calcext:value-type="float">
            <text:p>1.465494E-14</text:p>
          </table:table-cell>
          <table:table-cell table:number-columns-repeated="10"/>
        </table:table-row>
        <table:table-row table:style-name="ro1">
          <table:table-cell office:value-type="float" office:value="0.010303" calcext:value-type="float">
            <text:p>0.010303</text:p>
          </table:table-cell>
          <table:table-cell office:value-type="float" office:value="0.0103" calcext:value-type="float">
            <text:p>0.01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45" calcext:value-type="float">
            <text:p>0.010045</text:p>
          </table:table-cell>
          <table:table-cell office:value-type="float" office:value="0.010042" calcext:value-type="float">
            <text:p>0.0100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01" calcext:value-type="float">
            <text:p>0.010101</text:p>
          </table:table-cell>
          <table:table-cell office:value-type="float" office:value="0.010098" calcext:value-type="float">
            <text:p>0.0100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7" calcext:value-type="float">
            <text:p>0.00997</text:p>
          </table:table-cell>
          <table:table-cell office:value-type="float" office:value="0.009967" calcext:value-type="float">
            <text:p>0.0099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02" calcext:value-type="float">
            <text:p>0.010002</text:p>
          </table:table-cell>
          <table:table-cell office:value-type="float" office:value="0.01" calcext:value-type="float">
            <text:p>0.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206" calcext:value-type="float">
            <text:p>0.010206</text:p>
          </table:table-cell>
          <table:table-cell office:value-type="float" office:value="0.010203" calcext:value-type="float">
            <text:p>0.0102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9" calcext:value-type="float">
            <text:p>0.009999</text:p>
          </table:table-cell>
          <table:table-cell office:value-type="float" office:value="0.009996" calcext:value-type="float">
            <text:p>0.009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46" calcext:value-type="float">
            <text:p>0.010146</text:p>
          </table:table-cell>
          <table:table-cell office:value-type="float" office:value="0.010143" calcext:value-type="float">
            <text:p>0.0101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9555" calcext:value-type="float">
            <text:p>0.019555</text:p>
          </table:table-cell>
          <table:table-cell office:value-type="float" office:value="0.019552" calcext:value-type="float">
            <text:p>0.01955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548" calcext:value-type="float">
            <text:p>0.010548</text:p>
          </table:table-cell>
          <table:table-cell office:value-type="float" office:value="0.010545" calcext:value-type="float">
            <text:p>0.0105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4323" calcext:value-type="float">
            <text:p>0.014323</text:p>
          </table:table-cell>
          <table:table-cell office:value-type="float" office:value="0.014321" calcext:value-type="float">
            <text:p>0.0143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" calcext:value-type="float">
            <text:p>0.01015</text:p>
          </table:table-cell>
          <table:table-cell office:value-type="float" office:value="0.010147" calcext:value-type="float">
            <text:p>0.010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2" calcext:value-type="float">
            <text:p>0.009992</text:p>
          </table:table-cell>
          <table:table-cell office:value-type="float" office:value="0.009989" calcext:value-type="float">
            <text:p>0.0099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64" calcext:value-type="float">
            <text:p>0.010164</text:p>
          </table:table-cell>
          <table:table-cell office:value-type="float" office:value="0.010161" calcext:value-type="float">
            <text:p>0.0101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18" calcext:value-type="float">
            <text:p>0.010118</text:p>
          </table:table-cell>
          <table:table-cell office:value-type="float" office:value="0.010115" calcext:value-type="float">
            <text:p>0.0101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82" calcext:value-type="float">
            <text:p>0.010182</text:p>
          </table:table-cell>
          <table:table-cell office:value-type="float" office:value="0.010179" calcext:value-type="float">
            <text:p>0.0101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12" calcext:value-type="float">
            <text:p>0.010012</text:p>
          </table:table-cell>
          <table:table-cell office:value-type="float" office:value="0.010009" calcext:value-type="float">
            <text:p>0.0100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99" calcext:value-type="float">
            <text:p>0.009999</text:p>
          </table:table-cell>
          <table:table-cell office:value-type="float" office:value="0.009996" calcext:value-type="float">
            <text:p>0.009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3" calcext:value-type="float">
            <text:p>0.009993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9783" calcext:value-type="float">
            <text:p>0.019783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" calcext:value-type="float">
            <text:p>0.01015</text:p>
          </table:table-cell>
          <table:table-cell office:value-type="float" office:value="0.010147" calcext:value-type="float">
            <text:p>0.010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212" calcext:value-type="float">
            <text:p>0.010212</text:p>
          </table:table-cell>
          <table:table-cell office:value-type="float" office:value="0.010209" calcext:value-type="float">
            <text:p>0.0102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42" calcext:value-type="float">
            <text:p>0.010142</text:p>
          </table:table-cell>
          <table:table-cell office:value-type="float" office:value="0.010139" calcext:value-type="float">
            <text:p>0.0101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08" calcext:value-type="float">
            <text:p>0.010108</text:p>
          </table:table-cell>
          <table:table-cell office:value-type="float" office:value="0.010105" calcext:value-type="float">
            <text:p>0.0101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66" calcext:value-type="float">
            <text:p>0.010166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6" calcext:value-type="float">
            <text:p>0.010156</text:p>
          </table:table-cell>
          <table:table-cell office:value-type="float" office:value="0.010153" calcext:value-type="float">
            <text:p>0.0101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204" calcext:value-type="float">
            <text:p>0.010204</text:p>
          </table:table-cell>
          <table:table-cell office:value-type="float" office:value="0.010201" calcext:value-type="float">
            <text:p>0.0102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47" calcext:value-type="float">
            <text:p>0.010047</text:p>
          </table:table-cell>
          <table:table-cell office:value-type="float" office:value="0.010044" calcext:value-type="float">
            <text:p>0.0100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9718" calcext:value-type="float">
            <text:p>0.019718</text:p>
          </table:table-cell>
          <table:table-cell office:value-type="float" office:value="0.019715" calcext:value-type="float">
            <text:p>0.0197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46" calcext:value-type="float">
            <text:p>0.019746</text:p>
          </table:table-cell>
          <table:table-cell office:value-type="float" office:value="0.019744" calcext:value-type="float">
            <text:p>0.0197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49" calcext:value-type="float">
            <text:p>0.019649</text:p>
          </table:table-cell>
          <table:table-cell office:value-type="float" office:value="0.019646" calcext:value-type="float">
            <text:p>0.0196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33" calcext:value-type="float">
            <text:p>0.019633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3" calcext:value-type="float">
            <text:p>0.019653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34" calcext:value-type="float">
            <text:p>0.019634</text:p>
          </table:table-cell>
          <table:table-cell office:value-type="float" office:value="0.019631" calcext:value-type="float">
            <text:p>0.0196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79" calcext:value-type="float">
            <text:p>0.019679</text:p>
          </table:table-cell>
          <table:table-cell office:value-type="float" office:value="0.019676" calcext:value-type="float">
            <text:p>0.0196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53" calcext:value-type="float">
            <text:p>0.019853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41" calcext:value-type="float">
            <text:p>0.019841</text:p>
          </table:table-cell>
          <table:table-cell office:value-type="float" office:value="0.019838" calcext:value-type="float">
            <text:p>0.0198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9" calcext:value-type="float">
            <text:p>0.01979</text:p>
          </table:table-cell>
          <table:table-cell office:value-type="float" office:value="0.019788" calcext:value-type="float">
            <text:p>0.0197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36" calcext:value-type="float">
            <text:p>0.019636</text:p>
          </table:table-cell>
          <table:table-cell office:value-type="float" office:value="0.019634" calcext:value-type="float">
            <text:p>0.0196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72" calcext:value-type="float">
            <text:p>0.019672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3669" calcext:value-type="float">
            <text:p>0.03669</text:p>
          </table:table-cell>
          <table:table-cell office:value-type="float" office:value="0.036687" calcext:value-type="float">
            <text:p>0.0366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36364" calcext:value-type="float">
            <text:p>0.036364</text:p>
          </table:table-cell>
          <table:table-cell office:value-type="float" office:value="0.036361" calcext:value-type="float">
            <text:p>0.0363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30951" calcext:value-type="float">
            <text:p>0.030951</text:p>
          </table:table-cell>
          <table:table-cell office:value-type="float" office:value="0.030946" calcext:value-type="float">
            <text:p>0.0309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27535" calcext:value-type="float">
            <text:p>0.027535</text:p>
          </table:table-cell>
          <table:table-cell office:value-type="float" office:value="0.027531" calcext:value-type="float">
            <text:p>0.0275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2388" calcext:value-type="float">
            <text:p>0.02388</text:p>
          </table:table-cell>
          <table:table-cell office:value-type="float" office:value="0.023877" calcext:value-type="float">
            <text:p>0.0238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20465" calcext:value-type="float">
            <text:p>0.020465</text:p>
          </table:table-cell>
          <table:table-cell office:value-type="float" office:value="0.020462" calcext:value-type="float">
            <text:p>0.0204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98" calcext:value-type="float">
            <text:p>0.019698</text:p>
          </table:table-cell>
          <table:table-cell office:value-type="float" office:value="0.019695" calcext:value-type="float">
            <text:p>0.0196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" calcext:value-type="float">
            <text:p>0.0197</text:p>
          </table:table-cell>
          <table:table-cell office:value-type="float" office:value="0.019698" calcext:value-type="float">
            <text:p>0.0196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" calcext:value-type="float">
            <text:p>0.01965</text:p>
          </table:table-cell>
          <table:table-cell office:value-type="float" office:value="0.019647" calcext:value-type="float">
            <text:p>0.0196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797" calcext:value-type="float">
            <text:p>0.019797</text:p>
          </table:table-cell>
          <table:table-cell office:value-type="float" office:value="0.019794" calcext:value-type="float">
            <text:p>0.0197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62" calcext:value-type="float">
            <text:p>0.019862</text:p>
          </table:table-cell>
          <table:table-cell office:value-type="float" office:value="0.019859" calcext:value-type="float">
            <text:p>0.0198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61" calcext:value-type="float">
            <text:p>0.019661</text:p>
          </table:table-cell>
          <table:table-cell office:value-type="float" office:value="0.019658" calcext:value-type="float">
            <text:p>0.0196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873" calcext:value-type="float">
            <text:p>0.019873</text:p>
          </table:table-cell>
          <table:table-cell office:value-type="float" office:value="0.01987" calcext:value-type="float">
            <text:p>0.019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777" calcext:value-type="float">
            <text:p>0.019777</text:p>
          </table:table-cell>
          <table:table-cell office:value-type="float" office:value="0.019774" calcext:value-type="float">
            <text:p>0.0197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03" calcext:value-type="float">
            <text:p>0.019703</text:p>
          </table:table-cell>
          <table:table-cell office:value-type="float" office:value="0.019701" calcext:value-type="float">
            <text:p>0.0197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29" calcext:value-type="float">
            <text:p>0.019629</text:p>
          </table:table-cell>
          <table:table-cell office:value-type="float" office:value="0.019627" calcext:value-type="float">
            <text:p>0.0196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2" calcext:value-type="float">
            <text:p>0.01982</text:p>
          </table:table-cell>
          <table:table-cell office:value-type="float" office:value="0.019817" calcext:value-type="float">
            <text:p>0.0198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09" calcext:value-type="float">
            <text:p>0.019809</text:p>
          </table:table-cell>
          <table:table-cell office:value-type="float" office:value="0.019807" calcext:value-type="float">
            <text:p>0.0198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7" calcext:value-type="float">
            <text:p>0.019717</text:p>
          </table:table-cell>
          <table:table-cell office:value-type="float" office:value="0.019714" calcext:value-type="float">
            <text:p>0.0197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24" calcext:value-type="float">
            <text:p>0.019824</text:p>
          </table:table-cell>
          <table:table-cell office:value-type="float" office:value="0.019821" calcext:value-type="float">
            <text:p>0.0198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7" calcext:value-type="float">
            <text:p>0.01987</text:p>
          </table:table-cell>
          <table:table-cell office:value-type="float" office:value="0.019867" calcext:value-type="float">
            <text:p>0.0198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92" calcext:value-type="float">
            <text:p>0.019792</text:p>
          </table:table-cell>
          <table:table-cell office:value-type="float" office:value="0.01979" calcext:value-type="float">
            <text:p>0.019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84" calcext:value-type="float">
            <text:p>0.019784</text:p>
          </table:table-cell>
          <table:table-cell office:value-type="float" office:value="0.019781" calcext:value-type="float">
            <text:p>0.0197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74" calcext:value-type="float">
            <text:p>0.019674</text:p>
          </table:table-cell>
          <table:table-cell office:value-type="float" office:value="0.019671" calcext:value-type="float">
            <text:p>0.0196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45" calcext:value-type="float">
            <text:p>0.019645</text:p>
          </table:table-cell>
          <table:table-cell office:value-type="float" office:value="0.019643" calcext:value-type="float">
            <text:p>0.0196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31" calcext:value-type="float">
            <text:p>0.019631</text:p>
          </table:table-cell>
          <table:table-cell office:value-type="float" office:value="0.019628" calcext:value-type="float">
            <text:p>0.0196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98" calcext:value-type="float">
            <text:p>0.019698</text:p>
          </table:table-cell>
          <table:table-cell office:value-type="float" office:value="0.019696" calcext:value-type="float">
            <text:p>0.0196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905" calcext:value-type="float">
            <text:p>0.019905</text:p>
          </table:table-cell>
          <table:table-cell office:value-type="float" office:value="0.019902" calcext:value-type="float">
            <text:p>0.0199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876" calcext:value-type="float">
            <text:p>0.019876</text:p>
          </table:table-cell>
          <table:table-cell office:value-type="float" office:value="0.019873" calcext:value-type="float">
            <text:p>0.0198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96" calcext:value-type="float">
            <text:p>0.019696</text:p>
          </table:table-cell>
          <table:table-cell office:value-type="float" office:value="0.019693" calcext:value-type="float">
            <text:p>0.0196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779" calcext:value-type="float">
            <text:p>0.019779</text:p>
          </table:table-cell>
          <table:table-cell office:value-type="float" office:value="0.019777" calcext:value-type="float">
            <text:p>0.0197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84" calcext:value-type="float">
            <text:p>0.019884</text:p>
          </table:table-cell>
          <table:table-cell office:value-type="float" office:value="0.019881" calcext:value-type="float">
            <text:p>0.0198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89" calcext:value-type="float">
            <text:p>0.019689</text:p>
          </table:table-cell>
          <table:table-cell office:value-type="float" office:value="0.019686" calcext:value-type="float">
            <text:p>0.0196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848" calcext:value-type="float">
            <text:p>0.019848</text:p>
          </table:table-cell>
          <table:table-cell office:value-type="float" office:value="0.019845" calcext:value-type="float">
            <text:p>0.0198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26" calcext:value-type="float">
            <text:p>0.019626</text:p>
          </table:table-cell>
          <table:table-cell office:value-type="float" office:value="0.019623" calcext:value-type="float">
            <text:p>0.0196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11" calcext:value-type="float">
            <text:p>0.019811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45" calcext:value-type="float">
            <text:p>0.019745</text:p>
          </table:table-cell>
          <table:table-cell office:value-type="float" office:value="0.019743" calcext:value-type="float">
            <text:p>0.0197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54" calcext:value-type="float">
            <text:p>0.019654</text:p>
          </table:table-cell>
          <table:table-cell office:value-type="float" office:value="0.019651" calcext:value-type="float">
            <text:p>0.0196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6" calcext:value-type="float">
            <text:p>0.01976</text:p>
          </table:table-cell>
          <table:table-cell office:value-type="float" office:value="0.019757" calcext:value-type="float">
            <text:p>0.0197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5" calcext:value-type="float">
            <text:p>0.019715</text:p>
          </table:table-cell>
          <table:table-cell office:value-type="float" office:value="0.019713" calcext:value-type="float">
            <text:p>0.0197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22" calcext:value-type="float">
            <text:p>0.019622</text:p>
          </table:table-cell>
          <table:table-cell office:value-type="float" office:value="0.019619" calcext:value-type="float">
            <text:p>0.0196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7895" calcext:value-type="float">
            <text:p>0.027895</text:p>
          </table:table-cell>
          <table:table-cell office:value-type="float" office:value="0.027892" calcext:value-type="float">
            <text:p>0.0278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62" calcext:value-type="float">
            <text:p>0.019662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67" calcext:value-type="float">
            <text:p>0.019667</text:p>
          </table:table-cell>
          <table:table-cell office:value-type="float" office:value="0.019664" calcext:value-type="float">
            <text:p>0.0196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73" calcext:value-type="float">
            <text:p>0.019673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33" calcext:value-type="float">
            <text:p>0.019733</text:p>
          </table:table-cell>
          <table:table-cell office:value-type="float" office:value="0.01973" calcext:value-type="float">
            <text:p>0.019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41" calcext:value-type="float">
            <text:p>0.019741</text:p>
          </table:table-cell>
          <table:table-cell office:value-type="float" office:value="0.019738" calcext:value-type="float">
            <text:p>0.0197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87" calcext:value-type="float">
            <text:p>0.019687</text:p>
          </table:table-cell>
          <table:table-cell office:value-type="float" office:value="0.019684" calcext:value-type="float">
            <text:p>0.0196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0217" calcext:value-type="float">
            <text:p>0.020217</text:p>
          </table:table-cell>
          <table:table-cell office:value-type="float" office:value="0.020214" calcext:value-type="float">
            <text:p>0.0202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36758" calcext:value-type="float">
            <text:p>0.036758</text:p>
          </table:table-cell>
          <table:table-cell office:value-type="float" office:value="0.036756" calcext:value-type="float">
            <text:p>0.0367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36206" calcext:value-type="float">
            <text:p>0.036206</text:p>
          </table:table-cell>
          <table:table-cell office:value-type="float" office:value="0.036203" calcext:value-type="float">
            <text:p>0.0362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9444" calcext:value-type="float">
            <text:p>0.029444</text:p>
          </table:table-cell>
          <table:table-cell office:value-type="float" office:value="0.029441" calcext:value-type="float">
            <text:p>0.0294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523" calcext:value-type="float">
            <text:p>0.02523</text:p>
          </table:table-cell>
          <table:table-cell office:value-type="float" office:value="0.025227" calcext:value-type="float">
            <text:p>0.0252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1976" calcext:value-type="float">
            <text:p>0.021976</text:p>
          </table:table-cell>
          <table:table-cell office:value-type="float" office:value="0.021974" calcext:value-type="float">
            <text:p>0.0219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8" calcext:value-type="float">
            <text:p>0.01968</text:p>
          </table:table-cell>
          <table:table-cell office:value-type="float" office:value="0.019677" calcext:value-type="float">
            <text:p>0.0196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61" calcext:value-type="float">
            <text:p>0.019661</text:p>
          </table:table-cell>
          <table:table-cell office:value-type="float" office:value="0.019658" calcext:value-type="float">
            <text:p>0.0196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7" calcext:value-type="float">
            <text:p>0.019717</text:p>
          </table:table-cell>
          <table:table-cell office:value-type="float" office:value="0.019715" calcext:value-type="float">
            <text:p>0.0197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71" calcext:value-type="float">
            <text:p>0.019671</text:p>
          </table:table-cell>
          <table:table-cell office:value-type="float" office:value="0.019668" calcext:value-type="float">
            <text:p>0.0196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63" calcext:value-type="float">
            <text:p>0.019663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4" calcext:value-type="float">
            <text:p>0.019654</text:p>
          </table:table-cell>
          <table:table-cell office:value-type="float" office:value="0.019652" calcext:value-type="float">
            <text:p>0.0196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749" calcext:value-type="float">
            <text:p>0.019749</text:p>
          </table:table-cell>
          <table:table-cell office:value-type="float" office:value="0.019747" calcext:value-type="float">
            <text:p>0.0197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4" calcext:value-type="float">
            <text:p>0.019714</text:p>
          </table:table-cell>
          <table:table-cell office:value-type="float" office:value="0.019711" calcext:value-type="float">
            <text:p>0.0197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79" calcext:value-type="float">
            <text:p>0.019879</text:p>
          </table:table-cell>
          <table:table-cell office:value-type="float" office:value="0.019877" calcext:value-type="float">
            <text:p>0.0198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739" calcext:value-type="float">
            <text:p>0.019739</text:p>
          </table:table-cell>
          <table:table-cell office:value-type="float" office:value="0.019736" calcext:value-type="float">
            <text:p>0.0197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7514" calcext:value-type="float">
            <text:p>0.027514</text:p>
          </table:table-cell>
          <table:table-cell office:value-type="float" office:value="0.027511" calcext:value-type="float">
            <text:p>0.0275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63" calcext:value-type="float">
            <text:p>0.019663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05" calcext:value-type="float">
            <text:p>0.019705</text:p>
          </table:table-cell>
          <table:table-cell office:value-type="float" office:value="0.019702" calcext:value-type="float">
            <text:p>0.0197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99" calcext:value-type="float">
            <text:p>0.019699</text:p>
          </table:table-cell>
          <table:table-cell office:value-type="float" office:value="0.019696" calcext:value-type="float">
            <text:p>0.0196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61" calcext:value-type="float">
            <text:p>0.019761</text:p>
          </table:table-cell>
          <table:table-cell office:value-type="float" office:value="0.019758" calcext:value-type="float">
            <text:p>0.0197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94" calcext:value-type="float">
            <text:p>0.01994</text:p>
          </table:table-cell>
          <table:table-cell office:value-type="float" office:value="0.019937" calcext:value-type="float">
            <text:p>0.0199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702" calcext:value-type="float">
            <text:p>0.019702</text:p>
          </table:table-cell>
          <table:table-cell office:value-type="float" office:value="0.019699" calcext:value-type="float">
            <text:p>0.0196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944" calcext:value-type="float">
            <text:p>0.019944</text:p>
          </table:table-cell>
          <table:table-cell office:value-type="float" office:value="0.019942" calcext:value-type="float">
            <text:p>0.0199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726" calcext:value-type="float">
            <text:p>0.019726</text:p>
          </table:table-cell>
          <table:table-cell office:value-type="float" office:value="0.019724" calcext:value-type="float">
            <text:p>0.0197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0223" calcext:value-type="float">
            <text:p>0.020223</text:p>
          </table:table-cell>
          <table:table-cell office:value-type="float" office:value="0.02022" calcext:value-type="float">
            <text:p>0.020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911" calcext:value-type="float">
            <text:p>0.019911</text:p>
          </table:table-cell>
          <table:table-cell office:value-type="float" office:value="0.019908" calcext:value-type="float">
            <text:p>0.0199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" calcext:value-type="float">
            <text:p>0.01965</text:p>
          </table:table-cell>
          <table:table-cell office:value-type="float" office:value="0.019647" calcext:value-type="float">
            <text:p>0.0196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4" calcext:value-type="float">
            <text:p>0.01964</text:p>
          </table:table-cell>
          <table:table-cell office:value-type="float" office:value="0.019637" calcext:value-type="float">
            <text:p>0.0196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8" calcext:value-type="float">
            <text:p>0.019658</text:p>
          </table:table-cell>
          <table:table-cell office:value-type="float" office:value="0.019656" calcext:value-type="float">
            <text:p>0.0196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41" calcext:value-type="float">
            <text:p>0.019641</text:p>
          </table:table-cell>
          <table:table-cell office:value-type="float" office:value="0.019638" calcext:value-type="float">
            <text:p>0.0196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908" calcext:value-type="float">
            <text:p>0.019908</text:p>
          </table:table-cell>
          <table:table-cell office:value-type="float" office:value="0.019905" calcext:value-type="float">
            <text:p>0.0199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14" calcext:value-type="float">
            <text:p>0.019614</text:p>
          </table:table-cell>
          <table:table-cell office:value-type="float" office:value="0.019611" calcext:value-type="float">
            <text:p>0.0196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2" calcext:value-type="float">
            <text:p>0.019712</text:p>
          </table:table-cell>
          <table:table-cell office:value-type="float" office:value="0.019709" calcext:value-type="float">
            <text:p>0.0197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24" calcext:value-type="float">
            <text:p>0.019624</text:p>
          </table:table-cell>
          <table:table-cell office:value-type="float" office:value="0.019621" calcext:value-type="float">
            <text:p>0.0196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17" calcext:value-type="float">
            <text:p>0.019617</text:p>
          </table:table-cell>
          <table:table-cell office:value-type="float" office:value="0.019614" calcext:value-type="float">
            <text:p>0.0196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21" calcext:value-type="float">
            <text:p>0.019821</text:p>
          </table:table-cell>
          <table:table-cell office:value-type="float" office:value="0.019818" calcext:value-type="float">
            <text:p>0.0198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813" calcext:value-type="float">
            <text:p>0.019813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21174" calcext:value-type="float">
            <text:p>0.021174</text:p>
          </table:table-cell>
          <table:table-cell office:value-type="float" office:value="0.021172" calcext:value-type="float">
            <text:p>0.0211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58" calcext:value-type="float">
            <text:p>0.019858</text:p>
          </table:table-cell>
          <table:table-cell office:value-type="float" office:value="0.019855" calcext:value-type="float">
            <text:p>0.0198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07994" calcext:value-type="float">
            <text:p>0.007994</text:p>
          </table:table-cell>
          <table:table-cell office:value-type="float" office:value="0.007991" calcext:value-type="float">
            <text:p>0.0079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565" calcext:value-type="float">
            <text:p>0.007565</text:p>
          </table:table-cell>
          <table:table-cell office:value-type="float" office:value="0.007562" calcext:value-type="float">
            <text:p>0.0075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468" calcext:value-type="float">
            <text:p>0.007468</text:p>
          </table:table-cell>
          <table:table-cell office:value-type="float" office:value="0.007466" calcext:value-type="float">
            <text:p>0.0074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658" calcext:value-type="float">
            <text:p>0.007658</text:p>
          </table:table-cell>
          <table:table-cell office:value-type="float" office:value="0.007655" calcext:value-type="float">
            <text:p>0.0076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3" calcext:value-type="float">
            <text:p>0.00718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3" calcext:value-type="float">
            <text:p>0.00718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2" calcext:value-type="float">
            <text:p>0.007182</text:p>
          </table:table-cell>
          <table:table-cell office:value-type="float" office:value="0.007179" calcext:value-type="float">
            <text:p>0.0071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6" calcext:value-type="float">
            <text:p>0.007186</text:p>
          </table:table-cell>
          <table:table-cell office:value-type="float" office:value="0.007183" calcext:value-type="float">
            <text:p>0.0071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63" calcext:value-type="float">
            <text:p>0.007163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94" calcext:value-type="float">
            <text:p>0.007194</text:p>
          </table:table-cell>
          <table:table-cell office:value-type="float" office:value="0.007191" calcext:value-type="float">
            <text:p>0.0071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63" calcext:value-type="float">
            <text:p>0.007163</text:p>
          </table:table-cell>
          <table:table-cell office:value-type="float" office:value="0.007161" calcext:value-type="float">
            <text:p>0.0071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174" calcext:value-type="float">
            <text:p>0.007174</text:p>
          </table:table-cell>
          <table:table-cell office:value-type="float" office:value="0.007171" calcext:value-type="float">
            <text:p>0.0071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9" calcext:value-type="float">
            <text:p>0.007189</text:p>
          </table:table-cell>
          <table:table-cell office:value-type="float" office:value="0.007186" calcext:value-type="float">
            <text:p>0.0071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" calcext:value-type="float">
            <text:p>0.00718</text:p>
          </table:table-cell>
          <table:table-cell office:value-type="float" office:value="0.007177" calcext:value-type="float">
            <text:p>0.0071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14" calcext:value-type="float">
            <text:p>0.007214</text:p>
          </table:table-cell>
          <table:table-cell office:value-type="float" office:value="0.007194" calcext:value-type="float">
            <text:p>0.0071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54" calcext:value-type="float">
            <text:p>0.007154</text:p>
          </table:table-cell>
          <table:table-cell office:value-type="float" office:value="0.007152" calcext:value-type="float">
            <text:p>0.0071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5" calcext:value-type="float">
            <text:p>0.00705</text:p>
          </table:table-cell>
          <table:table-cell office:value-type="float" office:value="0.007047" calcext:value-type="float">
            <text:p>0.0070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068" calcext:value-type="float">
            <text:p>0.007068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072" calcext:value-type="float">
            <text:p>0.007072</text:p>
          </table:table-cell>
          <table:table-cell office:value-type="float" office:value="0.007069" calcext:value-type="float">
            <text:p>0.0070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7" calcext:value-type="float">
            <text:p>0.007187</text:p>
          </table:table-cell>
          <table:table-cell office:value-type="float" office:value="0.007184" calcext:value-type="float">
            <text:p>0.0071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95" calcext:value-type="float">
            <text:p>0.007095</text:p>
          </table:table-cell>
          <table:table-cell office:value-type="float" office:value="0.007092" calcext:value-type="float">
            <text:p>0.0070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05" calcext:value-type="float">
            <text:p>0.007105</text:p>
          </table:table-cell>
          <table:table-cell office:value-type="float" office:value="0.007102" calcext:value-type="float">
            <text:p>0.0071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4" calcext:value-type="float">
            <text:p>0.00704</text:p>
          </table:table-cell>
          <table:table-cell office:value-type="float" office:value="0.007037" calcext:value-type="float">
            <text:p>0.0070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46" calcext:value-type="float">
            <text:p>0.007046</text:p>
          </table:table-cell>
          <table:table-cell office:value-type="float" office:value="0.007043" calcext:value-type="float">
            <text:p>0.0070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46" calcext:value-type="float">
            <text:p>0.007146</text:p>
          </table:table-cell>
          <table:table-cell office:value-type="float" office:value="0.007144" calcext:value-type="float">
            <text:p>0.0071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78" calcext:value-type="float">
            <text:p>0.007078</text:p>
          </table:table-cell>
          <table:table-cell office:value-type="float" office:value="0.007075" calcext:value-type="float">
            <text:p>0.0070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85" calcext:value-type="float">
            <text:p>0.007085</text:p>
          </table:table-cell>
          <table:table-cell office:value-type="float" office:value="0.007083" calcext:value-type="float">
            <text:p>0.0070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44" calcext:value-type="float">
            <text:p>0.007044</text:p>
          </table:table-cell>
          <table:table-cell office:value-type="float" office:value="0.007041" calcext:value-type="float">
            <text:p>0.0070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44" calcext:value-type="float">
            <text:p>0.007144</text:p>
          </table:table-cell>
          <table:table-cell office:value-type="float" office:value="0.007141" calcext:value-type="float">
            <text:p>0.0071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48" calcext:value-type="float">
            <text:p>0.007048</text:p>
          </table:table-cell>
          <table:table-cell office:value-type="float" office:value="0.007046" calcext:value-type="float">
            <text:p>0.0070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05" calcext:value-type="float">
            <text:p>0.007105</text:p>
          </table:table-cell>
          <table:table-cell office:value-type="float" office:value="0.007103" calcext:value-type="float">
            <text:p>0.0071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539" calcext:value-type="float">
            <text:p>0.007539</text:p>
          </table:table-cell>
          <table:table-cell office:value-type="float" office:value="0.007536" calcext:value-type="float">
            <text:p>0.0075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8" calcext:value-type="float">
            <text:p>0.007188</text:p>
          </table:table-cell>
          <table:table-cell office:value-type="float" office:value="0.007185" calcext:value-type="float">
            <text:p>0.0071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99" calcext:value-type="float">
            <text:p>0.007099</text:p>
          </table:table-cell>
          <table:table-cell office:value-type="float" office:value="0.007097" calcext:value-type="float">
            <text:p>0.0070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43" calcext:value-type="float">
            <text:p>0.007043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7" calcext:value-type="float">
            <text:p>0.00707</text:p>
          </table:table-cell>
          <table:table-cell office:value-type="float" office:value="0.007067" calcext:value-type="float">
            <text:p>0.0070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93" calcext:value-type="float">
            <text:p>0.007193</text:p>
          </table:table-cell>
          <table:table-cell office:value-type="float" office:value="0.00719" calcext:value-type="float">
            <text:p>0.007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52" calcext:value-type="float">
            <text:p>0.007052</text:p>
          </table:table-cell>
          <table:table-cell office:value-type="float" office:value="0.007049" calcext:value-type="float">
            <text:p>0.0070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54" calcext:value-type="float">
            <text:p>0.007254</text:p>
          </table:table-cell>
          <table:table-cell office:value-type="float" office:value="0.007251" calcext:value-type="float">
            <text:p>0.0072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55" calcext:value-type="float">
            <text:p>0.007255</text:p>
          </table:table-cell>
          <table:table-cell office:value-type="float" office:value="0.007252" calcext:value-type="float">
            <text:p>0.0072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66" calcext:value-type="float">
            <text:p>0.007166</text:p>
          </table:table-cell>
          <table:table-cell office:value-type="float" office:value="0.007163" calcext:value-type="float">
            <text:p>0.0071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169" calcext:value-type="float">
            <text:p>0.007169</text:p>
          </table:table-cell>
          <table:table-cell office:value-type="float" office:value="0.007167" calcext:value-type="float">
            <text:p>0.0071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12" calcext:value-type="float">
            <text:p>0.007212</text:p>
          </table:table-cell>
          <table:table-cell office:value-type="float" office:value="0.00721" calcext:value-type="float">
            <text:p>0.007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04" calcext:value-type="float">
            <text:p>0.007204</text:p>
          </table:table-cell>
          <table:table-cell office:value-type="float" office:value="0.007201" calcext:value-type="float">
            <text:p>0.0072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399" calcext:value-type="float">
            <text:p>0.007399</text:p>
          </table:table-cell>
          <table:table-cell office:value-type="float" office:value="0.007396" calcext:value-type="float">
            <text:p>0.0073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7" calcext:value-type="float">
            <text:p>0.00717</text:p>
          </table:table-cell>
          <table:table-cell office:value-type="float" office:value="0.007167" calcext:value-type="float">
            <text:p>0.0071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91" calcext:value-type="float">
            <text:p>0.007191</text:p>
          </table:table-cell>
          <table:table-cell office:value-type="float" office:value="0.007188" calcext:value-type="float">
            <text:p>0.0071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75" calcext:value-type="float">
            <text:p>0.007275</text:p>
          </table:table-cell>
          <table:table-cell office:value-type="float" office:value="0.007272" calcext:value-type="float">
            <text:p>0.0072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31" calcext:value-type="float">
            <text:p>0.007231</text:p>
          </table:table-cell>
          <table:table-cell office:value-type="float" office:value="0.007229" calcext:value-type="float">
            <text:p>0.0072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98" calcext:value-type="float">
            <text:p>0.007198</text:p>
          </table:table-cell>
          <table:table-cell office:value-type="float" office:value="0.007195" calcext:value-type="float">
            <text:p>0.0071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05" calcext:value-type="float">
            <text:p>0.00720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07197" calcext:value-type="float">
            <text:p>0.0071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3" calcext:value-type="float">
            <text:p>0.00718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" calcext:value-type="float">
            <text:p>0.00718</text:p>
          </table:table-cell>
          <table:table-cell office:value-type="float" office:value="0.007177" calcext:value-type="float">
            <text:p>0.0071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5" calcext:value-type="float">
            <text:p>0.00715</text:p>
          </table:table-cell>
          <table:table-cell office:value-type="float" office:value="0.007147" calcext:value-type="float">
            <text:p>0.0071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98" calcext:value-type="float">
            <text:p>0.007198</text:p>
          </table:table-cell>
          <table:table-cell office:value-type="float" office:value="0.007195" calcext:value-type="float">
            <text:p>0.0071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74" calcext:value-type="float">
            <text:p>0.007174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73" calcext:value-type="float">
            <text:p>0.007173</text:p>
          </table:table-cell>
          <table:table-cell office:value-type="float" office:value="0.007169" calcext:value-type="float">
            <text:p>0.0071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" calcext:value-type="float">
            <text:p>0.00718</text:p>
          </table:table-cell>
          <table:table-cell office:value-type="float" office:value="0.007177" calcext:value-type="float">
            <text:p>0.0071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6" calcext:value-type="float">
            <text:p>0.007186</text:p>
          </table:table-cell>
          <table:table-cell office:value-type="float" office:value="0.007183" calcext:value-type="float">
            <text:p>0.0071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16" calcext:value-type="float">
            <text:p>0.007216</text:p>
          </table:table-cell>
          <table:table-cell office:value-type="float" office:value="0.007213" calcext:value-type="float">
            <text:p>0.0072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508305" calcext:value-type="float">
            <text:p>-3.508305E-14</text:p>
          </table:table-cell>
          <table:table-cell table:number-columns-repeated="10"/>
        </table:table-row>
        <table:table-row table:style-name="ro1">
          <table:table-cell office:value-type="float" office:value="0.007326" calcext:value-type="float">
            <text:p>0.007326</text:p>
          </table:table-cell>
          <table:table-cell office:value-type="float" office:value="0.007324" calcext:value-type="float">
            <text:p>0.0073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25" calcext:value-type="float">
            <text:p>0.007225</text:p>
          </table:table-cell>
          <table:table-cell office:value-type="float" office:value="0.007223" calcext:value-type="float">
            <text:p>0.0072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75" calcext:value-type="float">
            <text:p>0.007075</text:p>
          </table:table-cell>
          <table:table-cell office:value-type="float" office:value="0.007072" calcext:value-type="float">
            <text:p>0.0070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41" calcext:value-type="float">
            <text:p>0.007241</text:p>
          </table:table-cell>
          <table:table-cell office:value-type="float" office:value="0.007239" calcext:value-type="float">
            <text:p>0.0072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78" calcext:value-type="float">
            <text:p>0.007178</text:p>
          </table:table-cell>
          <table:table-cell office:value-type="float" office:value="0.007176" calcext:value-type="float">
            <text:p>0.0071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88" calcext:value-type="float">
            <text:p>0.007088</text:p>
          </table:table-cell>
          <table:table-cell office:value-type="float" office:value="0.007085" calcext:value-type="float">
            <text:p>0.0070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93" calcext:value-type="float">
            <text:p>0.007093</text:p>
          </table:table-cell>
          <table:table-cell office:value-type="float" office:value="0.007091" calcext:value-type="float">
            <text:p>0.0070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83" calcext:value-type="float">
            <text:p>0.007083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1" calcext:value-type="float">
            <text:p>0.00711</text:p>
          </table:table-cell>
          <table:table-cell office:value-type="float" office:value="0.007108" calcext:value-type="float">
            <text:p>0.0071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17" calcext:value-type="float">
            <text:p>0.007117</text:p>
          </table:table-cell>
          <table:table-cell office:value-type="float" office:value="0.007114" calcext:value-type="float">
            <text:p>0.0071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6" calcext:value-type="float">
            <text:p>0.007186</text:p>
          </table:table-cell>
          <table:table-cell office:value-type="float" office:value="0.007183" calcext:value-type="float">
            <text:p>0.0071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84" calcext:value-type="float">
            <text:p>0.007084</text:p>
          </table:table-cell>
          <table:table-cell office:value-type="float" office:value="0.007081" calcext:value-type="float">
            <text:p>0.0070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95" calcext:value-type="float">
            <text:p>0.007095</text:p>
          </table:table-cell>
          <table:table-cell office:value-type="float" office:value="0.007092" calcext:value-type="float">
            <text:p>0.0070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18" calcext:value-type="float">
            <text:p>0.007118</text:p>
          </table:table-cell>
          <table:table-cell office:value-type="float" office:value="0.007115" calcext:value-type="float">
            <text:p>0.0071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95" calcext:value-type="float">
            <text:p>0.007295</text:p>
          </table:table-cell>
          <table:table-cell office:value-type="float" office:value="0.007292" calcext:value-type="float">
            <text:p>0.0072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58" calcext:value-type="float">
            <text:p>0.007058</text:p>
          </table:table-cell>
          <table:table-cell office:value-type="float" office:value="0.007055" calcext:value-type="float">
            <text:p>0.0070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74" calcext:value-type="float">
            <text:p>0.007074</text:p>
          </table:table-cell>
          <table:table-cell office:value-type="float" office:value="0.007072" calcext:value-type="float">
            <text:p>0.0070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09" calcext:value-type="float">
            <text:p>0.007209</text:p>
          </table:table-cell>
          <table:table-cell office:value-type="float" office:value="0.007206" calcext:value-type="float">
            <text:p>0.0072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4" calcext:value-type="float">
            <text:p>0.007184</text:p>
          </table:table-cell>
          <table:table-cell office:value-type="float" office:value="0.007181" calcext:value-type="float">
            <text:p>0.0071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91" calcext:value-type="float">
            <text:p>0.007091</text:p>
          </table:table-cell>
          <table:table-cell office:value-type="float" office:value="0.007088" calcext:value-type="float">
            <text:p>0.0070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04" calcext:value-type="float">
            <text:p>0.007104</text:p>
          </table:table-cell>
          <table:table-cell office:value-type="float" office:value="0.007101" calcext:value-type="float">
            <text:p>0.0071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3" calcext:value-type="float">
            <text:p>0.00703</text:p>
          </table:table-cell>
          <table:table-cell office:value-type="float" office:value="0.007027" calcext:value-type="float">
            <text:p>0.0070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58" calcext:value-type="float">
            <text:p>0.007158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84" calcext:value-type="float">
            <text:p>0.007084</text:p>
          </table:table-cell>
          <table:table-cell office:value-type="float" office:value="0.007081" calcext:value-type="float">
            <text:p>0.0070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56" calcext:value-type="float">
            <text:p>0.007056</text:p>
          </table:table-cell>
          <table:table-cell office:value-type="float" office:value="0.007053" calcext:value-type="float">
            <text:p>0.0070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39" calcext:value-type="float">
            <text:p>0.007139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366" calcext:value-type="float">
            <text:p>0.007366</text:p>
          </table:table-cell>
          <table:table-cell office:value-type="float" office:value="0.007363" calcext:value-type="float">
            <text:p>0.0073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86" calcext:value-type="float">
            <text:p>0.007086</text:p>
          </table:table-cell>
          <table:table-cell office:value-type="float" office:value="0.007083" calcext:value-type="float">
            <text:p>0.0070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98" calcext:value-type="float">
            <text:p>0.007098</text:p>
          </table:table-cell>
          <table:table-cell office:value-type="float" office:value="0.007096" calcext:value-type="float">
            <text:p>0.0070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42" calcext:value-type="float">
            <text:p>0.007142</text:p>
          </table:table-cell>
          <table:table-cell office:value-type="float" office:value="0.007139" calcext:value-type="float">
            <text:p>0.0071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05" calcext:value-type="float">
            <text:p>0.007105</text:p>
          </table:table-cell>
          <table:table-cell office:value-type="float" office:value="0.007102" calcext:value-type="float">
            <text:p>0.0071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49" calcext:value-type="float">
            <text:p>0.007149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84" calcext:value-type="float">
            <text:p>0.007084</text:p>
          </table:table-cell>
          <table:table-cell office:value-type="float" office:value="0.007082" calcext:value-type="float">
            <text:p>0.0070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57" calcext:value-type="float">
            <text:p>0.007157</text:p>
          </table:table-cell>
          <table:table-cell office:value-type="float" office:value="0.007154" calcext:value-type="float">
            <text:p>0.0071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79" calcext:value-type="float">
            <text:p>0.007079</text:p>
          </table:table-cell>
          <table:table-cell office:value-type="float" office:value="0.007076" calcext:value-type="float">
            <text:p>0.0070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034" calcext:value-type="float">
            <text:p>0.007034</text:p>
          </table:table-cell>
          <table:table-cell office:value-type="float" office:value="0.007031" calcext:value-type="float">
            <text:p>0.0070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58" calcext:value-type="float">
            <text:p>0.007158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71" calcext:value-type="float">
            <text:p>0.007171</text:p>
          </table:table-cell>
          <table:table-cell office:value-type="float" office:value="0.007169" calcext:value-type="float">
            <text:p>0.0071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04" calcext:value-type="float">
            <text:p>0.007104</text:p>
          </table:table-cell>
          <table:table-cell office:value-type="float" office:value="0.007102" calcext:value-type="float">
            <text:p>0.0071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13583" calcext:value-type="float">
            <text:p>0.013583</text:p>
          </table:table-cell>
          <table:table-cell office:value-type="float" office:value="0.013581" calcext:value-type="float">
            <text:p>0.0135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92" calcext:value-type="float">
            <text:p>0.01392</text:p>
          </table:table-cell>
          <table:table-cell office:value-type="float" office:value="0.013917" calcext:value-type="float">
            <text:p>0.0139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41" calcext:value-type="float">
            <text:p>0.013541</text:p>
          </table:table-cell>
          <table:table-cell office:value-type="float" office:value="0.013539" calcext:value-type="float">
            <text:p>0.0135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831" calcext:value-type="float">
            <text:p>0.013831</text:p>
          </table:table-cell>
          <table:table-cell office:value-type="float" office:value="0.013828" calcext:value-type="float">
            <text:p>0.0138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5633" calcext:value-type="float">
            <text:p>0.015633</text:p>
          </table:table-cell>
          <table:table-cell office:value-type="float" office:value="0.015631" calcext:value-type="float">
            <text:p>0.0156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9" calcext:value-type="float">
            <text:p>0.013579</text:p>
          </table:table-cell>
          <table:table-cell office:value-type="float" office:value="0.013576" calcext:value-type="float">
            <text:p>0.0135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3" calcext:value-type="float">
            <text:p>0.013583</text:p>
          </table:table-cell>
          <table:table-cell office:value-type="float" office:value="0.01358" calcext:value-type="float">
            <text:p>0.013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679" calcext:value-type="float">
            <text:p>0.014679</text:p>
          </table:table-cell>
          <table:table-cell office:value-type="float" office:value="0.014676" calcext:value-type="float">
            <text:p>0.0146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484" calcext:value-type="float">
            <text:p>0.013484</text:p>
          </table:table-cell>
          <table:table-cell office:value-type="float" office:value="0.013481" calcext:value-type="float">
            <text:p>0.0134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92" calcext:value-type="float">
            <text:p>0.013592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69" calcext:value-type="float">
            <text:p>0.013569</text:p>
          </table:table-cell>
          <table:table-cell office:value-type="float" office:value="0.013566" calcext:value-type="float">
            <text:p>0.013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42" calcext:value-type="float">
            <text:p>0.013642</text:p>
          </table:table-cell>
          <table:table-cell office:value-type="float" office:value="0.013639" calcext:value-type="float">
            <text:p>0.0136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77" calcext:value-type="float">
            <text:p>0.013477</text:p>
          </table:table-cell>
          <table:table-cell office:value-type="float" office:value="0.013474" calcext:value-type="float">
            <text:p>0.013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4" calcext:value-type="float">
            <text:p>0.013574</text:p>
          </table:table-cell>
          <table:table-cell office:value-type="float" office:value="0.013571" calcext:value-type="float">
            <text:p>0.01357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8" calcext:value-type="float">
            <text:p>0.013588</text:p>
          </table:table-cell>
          <table:table-cell office:value-type="float" office:value="0.013585" calcext:value-type="float">
            <text:p>0.0135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68" calcext:value-type="float">
            <text:p>0.013468</text:p>
          </table:table-cell>
          <table:table-cell office:value-type="float" office:value="0.013465" calcext:value-type="float">
            <text:p>0.0134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5" calcext:value-type="float">
            <text:p>0.013605</text:p>
          </table:table-cell>
          <table:table-cell office:value-type="float" office:value="0.013603" calcext:value-type="float">
            <text:p>0.0136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94" calcext:value-type="float">
            <text:p>0.013594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765" calcext:value-type="float">
            <text:p>0.013765</text:p>
          </table:table-cell>
          <table:table-cell office:value-type="float" office:value="0.013762" calcext:value-type="float">
            <text:p>0.0137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89" calcext:value-type="float">
            <text:p>0.013489</text:p>
          </table:table-cell>
          <table:table-cell office:value-type="float" office:value="0.013486" calcext:value-type="float">
            <text:p>0.0134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1" calcext:value-type="float">
            <text:p>0.013601</text:p>
          </table:table-cell>
          <table:table-cell office:value-type="float" office:value="0.013599" calcext:value-type="float">
            <text:p>0.0135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61" calcext:value-type="float">
            <text:p>0.013661</text:p>
          </table:table-cell>
          <table:table-cell office:value-type="float" office:value="0.013659" calcext:value-type="float">
            <text:p>0.0136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55" calcext:value-type="float">
            <text:p>0.013655</text:p>
          </table:table-cell>
          <table:table-cell office:value-type="float" office:value="0.013652" calcext:value-type="float">
            <text:p>0.01365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61" calcext:value-type="float">
            <text:p>0.013561</text:p>
          </table:table-cell>
          <table:table-cell office:value-type="float" office:value="0.013559" calcext:value-type="float">
            <text:p>0.0135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98" calcext:value-type="float">
            <text:p>0.013598</text:p>
          </table:table-cell>
          <table:table-cell office:value-type="float" office:value="0.013595" calcext:value-type="float">
            <text:p>0.0135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77" calcext:value-type="float">
            <text:p>0.013477</text:p>
          </table:table-cell>
          <table:table-cell office:value-type="float" office:value="0.013474" calcext:value-type="float">
            <text:p>0.013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67" calcext:value-type="float">
            <text:p>0.013667</text:p>
          </table:table-cell>
          <table:table-cell office:value-type="float" office:value="0.013665" calcext:value-type="float">
            <text:p>0.0136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857" calcext:value-type="float">
            <text:p>0.013857</text:p>
          </table:table-cell>
          <table:table-cell office:value-type="float" office:value="0.013854" calcext:value-type="float">
            <text:p>0.0138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89" calcext:value-type="float">
            <text:p>0.013689</text:p>
          </table:table-cell>
          <table:table-cell office:value-type="float" office:value="0.013686" calcext:value-type="float">
            <text:p>0.0136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24" calcext:value-type="float">
            <text:p>0.013524</text:p>
          </table:table-cell>
          <table:table-cell office:value-type="float" office:value="0.013521" calcext:value-type="float">
            <text:p>0.0135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45" calcext:value-type="float">
            <text:p>0.013545</text:p>
          </table:table-cell>
          <table:table-cell office:value-type="float" office:value="0.013542" calcext:value-type="float">
            <text:p>0.0135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75" calcext:value-type="float">
            <text:p>0.013675</text:p>
          </table:table-cell>
          <table:table-cell office:value-type="float" office:value="0.013673" calcext:value-type="float">
            <text:p>0.0136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6" calcext:value-type="float">
            <text:p>0.013586</text:p>
          </table:table-cell>
          <table:table-cell office:value-type="float" office:value="0.013583" calcext:value-type="float">
            <text:p>0.0135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72" calcext:value-type="float">
            <text:p>0.013672</text:p>
          </table:table-cell>
          <table:table-cell office:value-type="float" office:value="0.013669" calcext:value-type="float">
            <text:p>0.0136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5" calcext:value-type="float">
            <text:p>0.01355</text:p>
          </table:table-cell>
          <table:table-cell office:value-type="float" office:value="0.013548" calcext:value-type="float">
            <text:p>0.0135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2" calcext:value-type="float">
            <text:p>0.01362</text:p>
          </table:table-cell>
          <table:table-cell office:value-type="float" office:value="0.013617" calcext:value-type="float">
            <text:p>0.0136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6211" calcext:value-type="float">
            <text:p>0.016211</text:p>
          </table:table-cell>
          <table:table-cell office:value-type="float" office:value="0.016208" calcext:value-type="float">
            <text:p>0.0162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482" calcext:value-type="float">
            <text:p>0.013482</text:p>
          </table:table-cell>
          <table:table-cell office:value-type="float" office:value="0.013479" calcext:value-type="float">
            <text:p>0.0134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57" calcext:value-type="float">
            <text:p>0.013457</text:p>
          </table:table-cell>
          <table:table-cell office:value-type="float" office:value="0.013455" calcext:value-type="float">
            <text:p>0.0134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48" calcext:value-type="float">
            <text:p>0.013548</text:p>
          </table:table-cell>
          <table:table-cell office:value-type="float" office:value="0.013546" calcext:value-type="float">
            <text:p>0.0135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13" calcext:value-type="float">
            <text:p>0.013613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784" calcext:value-type="float">
            <text:p>0.013784</text:p>
          </table:table-cell>
          <table:table-cell office:value-type="float" office:value="0.013781" calcext:value-type="float">
            <text:p>0.0137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47" calcext:value-type="float">
            <text:p>0.013747</text:p>
          </table:table-cell>
          <table:table-cell office:value-type="float" office:value="0.013744" calcext:value-type="float">
            <text:p>0.0137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502" calcext:value-type="float">
            <text:p>0.01502</text:p>
          </table:table-cell>
          <table:table-cell office:value-type="float" office:value="0.015017" calcext:value-type="float">
            <text:p>0.0150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29" calcext:value-type="float">
            <text:p>0.013629</text:p>
          </table:table-cell>
          <table:table-cell office:value-type="float" office:value="0.013626" calcext:value-type="float">
            <text:p>0.0136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7" calcext:value-type="float">
            <text:p>0.013577</text:p>
          </table:table-cell>
          <table:table-cell office:value-type="float" office:value="0.013574" calcext:value-type="float">
            <text:p>0.0135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74" calcext:value-type="float">
            <text:p>0.013574</text:p>
          </table:table-cell>
          <table:table-cell office:value-type="float" office:value="0.013571" calcext:value-type="float">
            <text:p>0.01357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12" calcext:value-type="float">
            <text:p>0.013512</text:p>
          </table:table-cell>
          <table:table-cell office:value-type="float" office:value="0.013509" calcext:value-type="float">
            <text:p>0.013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" calcext:value-type="float">
            <text:p>0.0136</text:p>
          </table:table-cell>
          <table:table-cell office:value-type="float" office:value="0.013597" calcext:value-type="float">
            <text:p>0.0135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5019" calcext:value-type="float">
            <text:p>0.015019</text:p>
          </table:table-cell>
          <table:table-cell office:value-type="float" office:value="0.015016" calcext:value-type="float">
            <text:p>0.0150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5" calcext:value-type="float">
            <text:p>0.013585</text:p>
          </table:table-cell>
          <table:table-cell office:value-type="float" office:value="0.013582" calcext:value-type="float">
            <text:p>0.0135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7" calcext:value-type="float">
            <text:p>0.013607</text:p>
          </table:table-cell>
          <table:table-cell office:value-type="float" office:value="0.013604" calcext:value-type="float">
            <text:p>0.0136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3" calcext:value-type="float">
            <text:p>0.013573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5" calcext:value-type="float">
            <text:p>0.013575</text:p>
          </table:table-cell>
          <table:table-cell office:value-type="float" office:value="0.013567" calcext:value-type="float">
            <text:p>0.0135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8" calcext:value-type="float">
            <text:p>0.013608</text:p>
          </table:table-cell>
          <table:table-cell office:value-type="float" office:value="0.013606" calcext:value-type="float">
            <text:p>0.0136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563" calcext:value-type="float">
            <text:p>0.013563</text:p>
          </table:table-cell>
          <table:table-cell office:value-type="float" office:value="0.01356" calcext:value-type="float">
            <text:p>0.013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4" calcext:value-type="float">
            <text:p>0.013584</text:p>
          </table:table-cell>
          <table:table-cell office:value-type="float" office:value="0.013581" calcext:value-type="float">
            <text:p>0.0135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609" calcext:value-type="float">
            <text:p>0.013609</text:p>
          </table:table-cell>
          <table:table-cell office:value-type="float" office:value="0.013606" calcext:value-type="float">
            <text:p>0.0136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41" calcext:value-type="float">
            <text:p>0.013641</text:p>
          </table:table-cell>
          <table:table-cell office:value-type="float" office:value="0.013638" calcext:value-type="float">
            <text:p>0.0136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64" calcext:value-type="float">
            <text:p>0.013464</text:p>
          </table:table-cell>
          <table:table-cell office:value-type="float" office:value="0.013461" calcext:value-type="float">
            <text:p>0.0134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22" calcext:value-type="float">
            <text:p>0.013722</text:p>
          </table:table-cell>
          <table:table-cell office:value-type="float" office:value="0.013719" calcext:value-type="float">
            <text:p>0.0137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02" calcext:value-type="float">
            <text:p>0.013502</text:p>
          </table:table-cell>
          <table:table-cell office:value-type="float" office:value="0.013499" calcext:value-type="float">
            <text:p>0.0134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95" calcext:value-type="float">
            <text:p>0.013595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86" calcext:value-type="float">
            <text:p>0.013686</text:p>
          </table:table-cell>
          <table:table-cell office:value-type="float" office:value="0.013684" calcext:value-type="float">
            <text:p>0.0136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68" calcext:value-type="float">
            <text:p>0.013568</text:p>
          </table:table-cell>
          <table:table-cell office:value-type="float" office:value="0.013566" calcext:value-type="float">
            <text:p>0.013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4" calcext:value-type="float">
            <text:p>0.013584</text:p>
          </table:table-cell>
          <table:table-cell office:value-type="float" office:value="0.013581" calcext:value-type="float">
            <text:p>0.0135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15" calcext:value-type="float">
            <text:p>0.013615</text:p>
          </table:table-cell>
          <table:table-cell office:value-type="float" office:value="0.013613" calcext:value-type="float">
            <text:p>0.0136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18" calcext:value-type="float">
            <text:p>0.013518</text:p>
          </table:table-cell>
          <table:table-cell office:value-type="float" office:value="0.013516" calcext:value-type="float">
            <text:p>0.0135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16" calcext:value-type="float">
            <text:p>0.013516</text:p>
          </table:table-cell>
          <table:table-cell office:value-type="float" office:value="0.013514" calcext:value-type="float">
            <text:p>0.013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24" calcext:value-type="float">
            <text:p>0.013624</text:p>
          </table:table-cell>
          <table:table-cell office:value-type="float" office:value="0.013621" calcext:value-type="float">
            <text:p>0.0136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36" calcext:value-type="float">
            <text:p>0.013736</text:p>
          </table:table-cell>
          <table:table-cell office:value-type="float" office:value="0.013733" calcext:value-type="float">
            <text:p>0.0137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3" calcext:value-type="float">
            <text:p>0.013573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5" calcext:value-type="float">
            <text:p>0.013585</text:p>
          </table:table-cell>
          <table:table-cell office:value-type="float" office:value="0.013582" calcext:value-type="float">
            <text:p>0.0135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7" calcext:value-type="float">
            <text:p>0.013577</text:p>
          </table:table-cell>
          <table:table-cell office:value-type="float" office:value="0.013574" calcext:value-type="float">
            <text:p>0.0135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97" calcext:value-type="float">
            <text:p>0.013597</text:p>
          </table:table-cell>
          <table:table-cell office:value-type="float" office:value="0.013594" calcext:value-type="float">
            <text:p>0.0135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93" calcext:value-type="float">
            <text:p>0.01393</text:p>
          </table:table-cell>
          <table:table-cell office:value-type="float" office:value="0.013927" calcext:value-type="float">
            <text:p>0.0139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32" calcext:value-type="float">
            <text:p>0.013632</text:p>
          </table:table-cell>
          <table:table-cell office:value-type="float" office:value="0.013629" calcext:value-type="float">
            <text:p>0.0136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71" calcext:value-type="float">
            <text:p>0.013571</text:p>
          </table:table-cell>
          <table:table-cell office:value-type="float" office:value="0.013568" calcext:value-type="float">
            <text:p>0.0135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61" calcext:value-type="float">
            <text:p>0.013561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8" calcext:value-type="float">
            <text:p>0.013588</text:p>
          </table:table-cell>
          <table:table-cell office:value-type="float" office:value="0.013585" calcext:value-type="float">
            <text:p>0.0135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75" calcext:value-type="float">
            <text:p>0.013475</text:p>
          </table:table-cell>
          <table:table-cell office:value-type="float" office:value="0.013472" calcext:value-type="float">
            <text:p>0.0134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13" calcext:value-type="float">
            <text:p>0.013613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15" calcext:value-type="float">
            <text:p>0.013615</text:p>
          </table:table-cell>
          <table:table-cell office:value-type="float" office:value="0.013613" calcext:value-type="float">
            <text:p>0.0136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87" calcext:value-type="float">
            <text:p>0.013487</text:p>
          </table:table-cell>
          <table:table-cell office:value-type="float" office:value="0.013484" calcext:value-type="float">
            <text:p>0.0134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11" calcext:value-type="float">
            <text:p>0.013711</text:p>
          </table:table-cell>
          <table:table-cell office:value-type="float" office:value="0.013708" calcext:value-type="float">
            <text:p>0.0137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29" calcext:value-type="float">
            <text:p>0.013729</text:p>
          </table:table-cell>
          <table:table-cell office:value-type="float" office:value="0.013726" calcext:value-type="float">
            <text:p>0.0137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1" calcext:value-type="float">
            <text:p>0.01361</text:p>
          </table:table-cell>
          <table:table-cell office:value-type="float" office:value="0.013607" calcext:value-type="float">
            <text:p>0.0136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66" calcext:value-type="float">
            <text:p>0.013566</text:p>
          </table:table-cell>
          <table:table-cell office:value-type="float" office:value="0.013563" calcext:value-type="float">
            <text:p>0.0135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577" calcext:value-type="float">
            <text:p>0.013577</text:p>
          </table:table-cell>
          <table:table-cell office:value-type="float" office:value="0.013574" calcext:value-type="float">
            <text:p>0.0135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4" calcext:value-type="float">
            <text:p>0.013604</text:p>
          </table:table-cell>
          <table:table-cell office:value-type="float" office:value="0.013601" calcext:value-type="float">
            <text:p>0.013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69" calcext:value-type="float">
            <text:p>0.013569</text:p>
          </table:table-cell>
          <table:table-cell office:value-type="float" office:value="0.013566" calcext:value-type="float">
            <text:p>0.013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84" calcext:value-type="float">
            <text:p>0.013684</text:p>
          </table:table-cell>
          <table:table-cell office:value-type="float" office:value="0.013681" calcext:value-type="float">
            <text:p>0.0136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603" calcext:value-type="float">
            <text:p>0.014603</text:p>
          </table:table-cell>
          <table:table-cell office:value-type="float" office:value="0.014601" calcext:value-type="float">
            <text:p>0.014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8" calcext:value-type="float">
            <text:p>0.013608</text:p>
          </table:table-cell>
          <table:table-cell office:value-type="float" office:value="0.013605" calcext:value-type="float">
            <text:p>0.0136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3" calcext:value-type="float">
            <text:p>0.01363</text:p>
          </table:table-cell>
          <table:table-cell office:value-type="float" office:value="0.013628" calcext:value-type="float">
            <text:p>0.0136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97" calcext:value-type="float">
            <text:p>0.013497</text:p>
          </table:table-cell>
          <table:table-cell office:value-type="float" office:value="0.013494" calcext:value-type="float">
            <text:p>0.0134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04" calcext:value-type="float">
            <text:p>0.013704</text:p>
          </table:table-cell>
          <table:table-cell office:value-type="float" office:value="0.013701" calcext:value-type="float">
            <text:p>0.0137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4" calcext:value-type="float">
            <text:p>0.013604</text:p>
          </table:table-cell>
          <table:table-cell office:value-type="float" office:value="0.013601" calcext:value-type="float">
            <text:p>0.013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46" calcext:value-type="float">
            <text:p>0.013546</text:p>
          </table:table-cell>
          <table:table-cell office:value-type="float" office:value="0.013543" calcext:value-type="float">
            <text:p>0.0135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89" calcext:value-type="float">
            <text:p>0.013689</text:p>
          </table:table-cell>
          <table:table-cell office:value-type="float" office:value="0.013686" calcext:value-type="float">
            <text:p>0.0136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26758" calcext:value-type="float">
            <text:p>0.026758</text:p>
          </table:table-cell>
          <table:table-cell office:value-type="float" office:value="0.026755" calcext:value-type="float">
            <text:p>0.0267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425" calcext:value-type="float">
            <text:p>0.026425</text:p>
          </table:table-cell>
          <table:table-cell office:value-type="float" office:value="0.026422" calcext:value-type="float">
            <text:p>0.0264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14" calcext:value-type="float">
            <text:p>0.026514</text:p>
          </table:table-cell>
          <table:table-cell office:value-type="float" office:value="0.026511" calcext:value-type="float">
            <text:p>0.0265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07" calcext:value-type="float">
            <text:p>0.026407</text:p>
          </table:table-cell>
          <table:table-cell office:value-type="float" office:value="0.026405" calcext:value-type="float">
            <text:p>0.0264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89" calcext:value-type="float">
            <text:p>0.026289</text:p>
          </table:table-cell>
          <table:table-cell office:value-type="float" office:value="0.026286" calcext:value-type="float">
            <text:p>0.0262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64" calcext:value-type="float">
            <text:p>0.026364</text:p>
          </table:table-cell>
          <table:table-cell office:value-type="float" office:value="0.026361" calcext:value-type="float">
            <text:p>0.0263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78" calcext:value-type="float">
            <text:p>0.026378</text:p>
          </table:table-cell>
          <table:table-cell office:value-type="float" office:value="0.026375" calcext:value-type="float">
            <text:p>0.0263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577" calcext:value-type="float">
            <text:p>0.026577</text:p>
          </table:table-cell>
          <table:table-cell office:value-type="float" office:value="0.026574" calcext:value-type="float">
            <text:p>0.0265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16" calcext:value-type="float">
            <text:p>0.026416</text:p>
          </table:table-cell>
          <table:table-cell office:value-type="float" office:value="0.026414" calcext:value-type="float">
            <text:p>0.026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44" calcext:value-type="float">
            <text:p>0.02644</text:p>
          </table:table-cell>
          <table:table-cell office:value-type="float" office:value="0.026437" calcext:value-type="float">
            <text:p>0.0264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7" calcext:value-type="float">
            <text:p>0.02627</text:p>
          </table:table-cell>
          <table:table-cell office:value-type="float" office:value="0.026268" calcext:value-type="float">
            <text:p>0.0262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39" calcext:value-type="float">
            <text:p>0.026439</text:p>
          </table:table-cell>
          <table:table-cell office:value-type="float" office:value="0.026436" calcext:value-type="float">
            <text:p>0.0264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85" calcext:value-type="float">
            <text:p>0.026285</text:p>
          </table:table-cell>
          <table:table-cell office:value-type="float" office:value="0.026282" calcext:value-type="float">
            <text:p>0.0262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47" calcext:value-type="float">
            <text:p>0.026347</text:p>
          </table:table-cell>
          <table:table-cell office:value-type="float" office:value="0.026345" calcext:value-type="float">
            <text:p>0.026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75" calcext:value-type="float">
            <text:p>0.026475</text:p>
          </table:table-cell>
          <table:table-cell office:value-type="float" office:value="0.026472" calcext:value-type="float">
            <text:p>0.0264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752" calcext:value-type="float">
            <text:p>0.02752</text:p>
          </table:table-cell>
          <table:table-cell office:value-type="float" office:value="0.027517" calcext:value-type="float">
            <text:p>0.0275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337" calcext:value-type="float">
            <text:p>0.026337</text:p>
          </table:table-cell>
          <table:table-cell office:value-type="float" office:value="0.026334" calcext:value-type="float">
            <text:p>0.0263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47" calcext:value-type="float">
            <text:p>0.026347</text:p>
          </table:table-cell>
          <table:table-cell office:value-type="float" office:value="0.026344" calcext:value-type="float">
            <text:p>0.0263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11" calcext:value-type="float">
            <text:p>0.026411</text:p>
          </table:table-cell>
          <table:table-cell office:value-type="float" office:value="0.026409" calcext:value-type="float">
            <text:p>0.0264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8009" calcext:value-type="float">
            <text:p>0.028009</text:p>
          </table:table-cell>
          <table:table-cell office:value-type="float" office:value="0.028006" calcext:value-type="float">
            <text:p>0.0280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9436" calcext:value-type="float">
            <text:p>0.029436</text:p>
          </table:table-cell>
          <table:table-cell office:value-type="float" office:value="0.029433" calcext:value-type="float">
            <text:p>0.029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598" calcext:value-type="float">
            <text:p>0.026598</text:p>
          </table:table-cell>
          <table:table-cell office:value-type="float" office:value="0.026595" calcext:value-type="float">
            <text:p>0.0265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8607" calcext:value-type="float">
            <text:p>0.028607</text:p>
          </table:table-cell>
          <table:table-cell office:value-type="float" office:value="0.028604" calcext:value-type="float">
            <text:p>0.0286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24" calcext:value-type="float">
            <text:p>0.026524</text:p>
          </table:table-cell>
          <table:table-cell office:value-type="float" office:value="0.026522" calcext:value-type="float">
            <text:p>0.0265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41" calcext:value-type="float">
            <text:p>0.026341</text:p>
          </table:table-cell>
          <table:table-cell office:value-type="float" office:value="0.026339" calcext:value-type="float">
            <text:p>0.0263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03" calcext:value-type="float">
            <text:p>0.026403</text:p>
          </table:table-cell>
          <table:table-cell office:value-type="float" office:value="0.0264" calcext:value-type="float">
            <text:p>0.02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416" calcext:value-type="float">
            <text:p>0.026416</text:p>
          </table:table-cell>
          <table:table-cell office:value-type="float" office:value="0.026414" calcext:value-type="float">
            <text:p>0.026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28" calcext:value-type="float">
            <text:p>0.026428</text:p>
          </table:table-cell>
          <table:table-cell office:value-type="float" office:value="0.026426" calcext:value-type="float">
            <text:p>0.0264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75" calcext:value-type="float">
            <text:p>0.026575</text:p>
          </table:table-cell>
          <table:table-cell office:value-type="float" office:value="0.026573" calcext:value-type="float">
            <text:p>0.0265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8" calcext:value-type="float">
            <text:p>0.02628</text:p>
          </table:table-cell>
          <table:table-cell office:value-type="float" office:value="0.026277" calcext:value-type="float">
            <text:p>0.0262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34" calcext:value-type="float">
            <text:p>0.026334</text:p>
          </table:table-cell>
          <table:table-cell office:value-type="float" office:value="0.026331" calcext:value-type="float">
            <text:p>0.0263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37" calcext:value-type="float">
            <text:p>0.026337</text:p>
          </table:table-cell>
          <table:table-cell office:value-type="float" office:value="0.026334" calcext:value-type="float">
            <text:p>0.0263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53" calcext:value-type="float">
            <text:p>0.026353</text:p>
          </table:table-cell>
          <table:table-cell office:value-type="float" office:value="0.026351" calcext:value-type="float">
            <text:p>0.0263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74" calcext:value-type="float">
            <text:p>0.026374</text:p>
          </table:table-cell>
          <table:table-cell office:value-type="float" office:value="0.026371" calcext:value-type="float">
            <text:p>0.0263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42" calcext:value-type="float">
            <text:p>0.026442</text:p>
          </table:table-cell>
          <table:table-cell office:value-type="float" office:value="0.02644" calcext:value-type="float">
            <text:p>0.026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513" calcext:value-type="float">
            <text:p>0.026513</text:p>
          </table:table-cell>
          <table:table-cell office:value-type="float" office:value="0.02651" calcext:value-type="float">
            <text:p>0.026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2259" calcext:value-type="float">
            <text:p>0.022259</text:p>
          </table:table-cell>
          <table:table-cell office:value-type="float" office:value="0.022257" calcext:value-type="float">
            <text:p>0.0222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24" calcext:value-type="float">
            <text:p>0.026424</text:p>
          </table:table-cell>
          <table:table-cell office:value-type="float" office:value="0.026421" calcext:value-type="float">
            <text:p>0.0264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8531" calcext:value-type="float">
            <text:p>0.028531</text:p>
          </table:table-cell>
          <table:table-cell office:value-type="float" office:value="0.028528" calcext:value-type="float">
            <text:p>0.0285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09" calcext:value-type="float">
            <text:p>0.026309</text:p>
          </table:table-cell>
          <table:table-cell office:value-type="float" office:value="0.026306" calcext:value-type="float">
            <text:p>0.0263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78" calcext:value-type="float">
            <text:p>0.026478</text:p>
          </table:table-cell>
          <table:table-cell office:value-type="float" office:value="0.026476" calcext:value-type="float">
            <text:p>0.0264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43" calcext:value-type="float">
            <text:p>0.026343</text:p>
          </table:table-cell>
          <table:table-cell office:value-type="float" office:value="0.02634" calcext:value-type="float">
            <text:p>0.026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09" calcext:value-type="float">
            <text:p>0.026309</text:p>
          </table:table-cell>
          <table:table-cell office:value-type="float" office:value="0.026307" calcext:value-type="float">
            <text:p>0.0263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423" calcext:value-type="float">
            <text:p>0.026423</text:p>
          </table:table-cell>
          <table:table-cell office:value-type="float" office:value="0.02642" calcext:value-type="float">
            <text:p>0.026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9" calcext:value-type="float">
            <text:p>0.02629</text:p>
          </table:table-cell>
          <table:table-cell office:value-type="float" office:value="0.026287" calcext:value-type="float">
            <text:p>0.026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59" calcext:value-type="float">
            <text:p>0.026359</text:p>
          </table:table-cell>
          <table:table-cell office:value-type="float" office:value="0.026356" calcext:value-type="float">
            <text:p>0.0263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91" calcext:value-type="float">
            <text:p>0.026391</text:p>
          </table:table-cell>
          <table:table-cell office:value-type="float" office:value="0.026388" calcext:value-type="float">
            <text:p>0.0263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55" calcext:value-type="float">
            <text:p>0.026355</text:p>
          </table:table-cell>
          <table:table-cell office:value-type="float" office:value="0.026352" calcext:value-type="float">
            <text:p>0.0263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9464" calcext:value-type="float">
            <text:p>0.029464</text:p>
          </table:table-cell>
          <table:table-cell office:value-type="float" office:value="0.029462" calcext:value-type="float">
            <text:p>0.0294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65" calcext:value-type="float">
            <text:p>0.026365</text:p>
          </table:table-cell>
          <table:table-cell office:value-type="float" office:value="0.026362" calcext:value-type="float">
            <text:p>0.026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2" calcext:value-type="float">
            <text:p>0.02632</text:p>
          </table:table-cell>
          <table:table-cell office:value-type="float" office:value="0.026318" calcext:value-type="float">
            <text:p>0.0263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434" calcext:value-type="float">
            <text:p>0.026434</text:p>
          </table:table-cell>
          <table:table-cell office:value-type="float" office:value="0.026432" calcext:value-type="float">
            <text:p>0.0264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27" calcext:value-type="float">
            <text:p>0.026327</text:p>
          </table:table-cell>
          <table:table-cell office:value-type="float" office:value="0.026324" calcext:value-type="float">
            <text:p>0.0263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33" calcext:value-type="float">
            <text:p>0.026333</text:p>
          </table:table-cell>
          <table:table-cell office:value-type="float" office:value="0.026331" calcext:value-type="float">
            <text:p>0.0263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53" calcext:value-type="float">
            <text:p>0.026453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8269" calcext:value-type="float">
            <text:p>0.028269</text:p>
          </table:table-cell>
          <table:table-cell office:value-type="float" office:value="0.028266" calcext:value-type="float">
            <text:p>0.0282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7" calcext:value-type="float">
            <text:p>0.02647</text:p>
          </table:table-cell>
          <table:table-cell office:value-type="float" office:value="0.026467" calcext:value-type="float">
            <text:p>0.0264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28" calcext:value-type="float">
            <text:p>0.026428</text:p>
          </table:table-cell>
          <table:table-cell office:value-type="float" office:value="0.026425" calcext:value-type="float">
            <text:p>0.0264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72" calcext:value-type="float">
            <text:p>0.026372</text:p>
          </table:table-cell>
          <table:table-cell office:value-type="float" office:value="0.02637" calcext:value-type="float">
            <text:p>0.026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08" calcext:value-type="float">
            <text:p>0.026308</text:p>
          </table:table-cell>
          <table:table-cell office:value-type="float" office:value="0.026305" calcext:value-type="float">
            <text:p>0.0263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766" calcext:value-type="float">
            <text:p>0.026766</text:p>
          </table:table-cell>
          <table:table-cell office:value-type="float" office:value="0.026763" calcext:value-type="float">
            <text:p>0.0267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11" calcext:value-type="float">
            <text:p>0.026411</text:p>
          </table:table-cell>
          <table:table-cell office:value-type="float" office:value="0.026408" calcext:value-type="float">
            <text:p>0.0264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505" calcext:value-type="float">
            <text:p>0.026505</text:p>
          </table:table-cell>
          <table:table-cell office:value-type="float" office:value="0.026502" calcext:value-type="float">
            <text:p>0.0265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61" calcext:value-type="float">
            <text:p>0.026361</text:p>
          </table:table-cell>
          <table:table-cell office:value-type="float" office:value="0.026358" calcext:value-type="float">
            <text:p>0.0263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416" calcext:value-type="float">
            <text:p>0.026416</text:p>
          </table:table-cell>
          <table:table-cell office:value-type="float" office:value="0.026414" calcext:value-type="float">
            <text:p>0.026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24" calcext:value-type="float">
            <text:p>0.026324</text:p>
          </table:table-cell>
          <table:table-cell office:value-type="float" office:value="0.026321" calcext:value-type="float">
            <text:p>0.0263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73" calcext:value-type="float">
            <text:p>0.026473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81" calcext:value-type="float">
            <text:p>0.026281</text:p>
          </table:table-cell>
          <table:table-cell office:value-type="float" office:value="0.026278" calcext:value-type="float">
            <text:p>0.0262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18" calcext:value-type="float">
            <text:p>0.026418</text:p>
          </table:table-cell>
          <table:table-cell office:value-type="float" office:value="0.026415" calcext:value-type="float">
            <text:p>0.0264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746" calcext:value-type="float">
            <text:p>0.026746</text:p>
          </table:table-cell>
          <table:table-cell office:value-type="float" office:value="0.026743" calcext:value-type="float">
            <text:p>0.0267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65" calcext:value-type="float">
            <text:p>0.026565</text:p>
          </table:table-cell>
          <table:table-cell office:value-type="float" office:value="0.026562" calcext:value-type="float">
            <text:p>0.0265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04" calcext:value-type="float">
            <text:p>0.026404</text:p>
          </table:table-cell>
          <table:table-cell office:value-type="float" office:value="0.026401" calcext:value-type="float">
            <text:p>0.0264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862" calcext:value-type="float">
            <text:p>0.026862</text:p>
          </table:table-cell>
          <table:table-cell office:value-type="float" office:value="0.026859" calcext:value-type="float">
            <text:p>0.0268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79" calcext:value-type="float">
            <text:p>0.026379</text:p>
          </table:table-cell>
          <table:table-cell office:value-type="float" office:value="0.026376" calcext:value-type="float">
            <text:p>0.0263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42" calcext:value-type="float">
            <text:p>0.02642</text:p>
          </table:table-cell>
          <table:table-cell office:value-type="float" office:value="0.026417" calcext:value-type="float">
            <text:p>0.0264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583" calcext:value-type="float">
            <text:p>0.026583</text:p>
          </table:table-cell>
          <table:table-cell office:value-type="float" office:value="0.02658" calcext:value-type="float">
            <text:p>0.026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76" calcext:value-type="float">
            <text:p>0.026376</text:p>
          </table:table-cell>
          <table:table-cell office:value-type="float" office:value="0.026373" calcext:value-type="float">
            <text:p>0.0263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89" calcext:value-type="float">
            <text:p>0.026389</text:p>
          </table:table-cell>
          <table:table-cell office:value-type="float" office:value="0.026386" calcext:value-type="float">
            <text:p>0.0263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75" calcext:value-type="float">
            <text:p>0.026375</text:p>
          </table:table-cell>
          <table:table-cell office:value-type="float" office:value="0.026372" calcext:value-type="float">
            <text:p>0.0263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03" calcext:value-type="float">
            <text:p>0.026303</text:p>
          </table:table-cell>
          <table:table-cell office:value-type="float" office:value="0.0263" calcext:value-type="float">
            <text:p>0.02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616" calcext:value-type="float">
            <text:p>0.026616</text:p>
          </table:table-cell>
          <table:table-cell office:value-type="float" office:value="0.026613" calcext:value-type="float">
            <text:p>0.0266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712" calcext:value-type="float">
            <text:p>0.026712</text:p>
          </table:table-cell>
          <table:table-cell office:value-type="float" office:value="0.02671" calcext:value-type="float">
            <text:p>0.026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9523" calcext:value-type="float">
            <text:p>0.029523</text:p>
          </table:table-cell>
          <table:table-cell office:value-type="float" office:value="0.029521" calcext:value-type="float">
            <text:p>0.0295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29" calcext:value-type="float">
            <text:p>0.02629</text:p>
          </table:table-cell>
          <table:table-cell office:value-type="float" office:value="0.026287" calcext:value-type="float">
            <text:p>0.026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42" calcext:value-type="float">
            <text:p>0.026342</text:p>
          </table:table-cell>
          <table:table-cell office:value-type="float" office:value="0.026339" calcext:value-type="float">
            <text:p>0.0263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29" calcext:value-type="float">
            <text:p>0.026529</text:p>
          </table:table-cell>
          <table:table-cell office:value-type="float" office:value="0.026526" calcext:value-type="float">
            <text:p>0.0265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643" calcext:value-type="float">
            <text:p>0.026643</text:p>
          </table:table-cell>
          <table:table-cell office:value-type="float" office:value="0.02664" calcext:value-type="float">
            <text:p>0.026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8397" calcext:value-type="float">
            <text:p>0.028397</text:p>
          </table:table-cell>
          <table:table-cell office:value-type="float" office:value="0.028394" calcext:value-type="float">
            <text:p>0.0283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9" calcext:value-type="float">
            <text:p>0.02629</text:p>
          </table:table-cell>
          <table:table-cell office:value-type="float" office:value="0.026287" calcext:value-type="float">
            <text:p>0.026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49" calcext:value-type="float">
            <text:p>0.026349</text:p>
          </table:table-cell>
          <table:table-cell office:value-type="float" office:value="0.026346" calcext:value-type="float">
            <text:p>0.0263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68" calcext:value-type="float">
            <text:p>0.026368</text:p>
          </table:table-cell>
          <table:table-cell office:value-type="float" office:value="0.026365" calcext:value-type="float">
            <text:p>0.0263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275" calcext:value-type="float">
            <text:p>0.026275</text:p>
          </table:table-cell>
          <table:table-cell office:value-type="float" office:value="0.026273" calcext:value-type="float">
            <text:p>0.0262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14" calcext:value-type="float">
            <text:p>0.026314</text:p>
          </table:table-cell>
          <table:table-cell office:value-type="float" office:value="0.026311" calcext:value-type="float">
            <text:p>0.0263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01" calcext:value-type="float">
            <text:p>0.026401</text:p>
          </table:table-cell>
          <table:table-cell office:value-type="float" office:value="0.026399" calcext:value-type="float">
            <text:p>0.0263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79" calcext:value-type="float">
            <text:p>0.026279</text:p>
          </table:table-cell>
          <table:table-cell office:value-type="float" office:value="0.026276" calcext:value-type="float">
            <text:p>0.0262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61" calcext:value-type="float">
            <text:p>0.026461</text:p>
          </table:table-cell>
          <table:table-cell office:value-type="float" office:value="0.026458" calcext:value-type="float">
            <text:p>0.0264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6" calcext:value-type="float">
            <text:p>0.02636</text:p>
          </table:table-cell>
          <table:table-cell office:value-type="float" office:value="0.026358" calcext:value-type="float">
            <text:p>0.0263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91" calcext:value-type="float">
            <text:p>0.026291</text:p>
          </table:table-cell>
          <table:table-cell office:value-type="float" office:value="0.026289" calcext:value-type="float">
            <text:p>0.0262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97" calcext:value-type="float">
            <text:p>0.026397</text:p>
          </table:table-cell>
          <table:table-cell office:value-type="float" office:value="0.026395" calcext:value-type="float">
            <text:p>0.0263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34" calcext:value-type="float">
            <text:p>0.026434</text:p>
          </table:table-cell>
          <table:table-cell office:value-type="float" office:value="0.026432" calcext:value-type="float">
            <text:p>0.0264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037" calcext:value-type="float">
            <text:p>0.01037</text:p>
          </table:table-cell>
          <table:table-cell office:value-type="float" office:value="0.010367" calcext:value-type="float">
            <text:p>0.0103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7" calcext:value-type="float">
            <text:p>0.00987</text:p>
          </table:table-cell>
          <table:table-cell office:value-type="float" office:value="0.009867" calcext:value-type="float">
            <text:p>0.0098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911" calcext:value-type="float">
            <text:p>0.009911</text:p>
          </table:table-cell>
          <table:table-cell office:value-type="float" office:value="0.009908" calcext:value-type="float">
            <text:p>0.0099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57" calcext:value-type="float">
            <text:p>0.009757</text:p>
          </table:table-cell>
          <table:table-cell office:value-type="float" office:value="0.009754" calcext:value-type="float">
            <text:p>0.0097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4" calcext:value-type="float">
            <text:p>0.00974</text:p>
          </table:table-cell>
          <table:table-cell office:value-type="float" office:value="0.009738" calcext:value-type="float">
            <text:p>0.0097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03" calcext:value-type="float">
            <text:p>0.009803</text:p>
          </table:table-cell>
          <table:table-cell office:value-type="float" office:value="0.009801" calcext:value-type="float">
            <text:p>0.0098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745" calcext:value-type="float">
            <text:p>0.007745</text:p>
          </table:table-cell>
          <table:table-cell office:value-type="float" office:value="0.007742" calcext:value-type="float">
            <text:p>0.0077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64" calcext:value-type="float">
            <text:p>0.009764</text:p>
          </table:table-cell>
          <table:table-cell office:value-type="float" office:value="0.009761" calcext:value-type="float">
            <text:p>0.0097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8548" calcext:value-type="float">
            <text:p>0.008548</text:p>
          </table:table-cell>
          <table:table-cell office:value-type="float" office:value="0.008545" calcext:value-type="float">
            <text:p>0.0085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37" calcext:value-type="float">
            <text:p>0.009737</text:p>
          </table:table-cell>
          <table:table-cell office:value-type="float" office:value="0.009734" calcext:value-type="float">
            <text:p>0.0097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701" calcext:value-type="float">
            <text:p>0.007701</text:p>
          </table:table-cell>
          <table:table-cell office:value-type="float" office:value="0.007698" calcext:value-type="float">
            <text:p>0.0076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0139" calcext:value-type="float">
            <text:p>0.010139</text:p>
          </table:table-cell>
          <table:table-cell office:value-type="float" office:value="0.010137" calcext:value-type="float">
            <text:p>0.0101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31" calcext:value-type="float">
            <text:p>0.009731</text:p>
          </table:table-cell>
          <table:table-cell office:value-type="float" office:value="0.009728" calcext:value-type="float">
            <text:p>0.0097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65" calcext:value-type="float">
            <text:p>0.009765</text:p>
          </table:table-cell>
          <table:table-cell office:value-type="float" office:value="0.009762" calcext:value-type="float">
            <text:p>0.0097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09" calcext:value-type="float">
            <text:p>0.009709</text:p>
          </table:table-cell>
          <table:table-cell office:value-type="float" office:value="0.009706" calcext:value-type="float">
            <text:p>0.0097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163" calcext:value-type="float">
            <text:p>0.009163</text:p>
          </table:table-cell>
          <table:table-cell office:value-type="float" office:value="0.00916" calcext:value-type="float">
            <text:p>0.009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03" calcext:value-type="float">
            <text:p>0.009803</text:p>
          </table:table-cell>
          <table:table-cell office:value-type="float" office:value="0.0098" calcext:value-type="float">
            <text:p>0.00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94" calcext:value-type="float">
            <text:p>0.009894</text:p>
          </table:table-cell>
          <table:table-cell office:value-type="float" office:value="0.009891" calcext:value-type="float">
            <text:p>0.0098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2" calcext:value-type="float">
            <text:p>0.00972</text:p>
          </table:table-cell>
          <table:table-cell office:value-type="float" office:value="0.009717" calcext:value-type="float">
            <text:p>0.0097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7625" calcext:value-type="float">
            <text:p>0.007625</text:p>
          </table:table-cell>
          <table:table-cell office:value-type="float" office:value="0.007622" calcext:value-type="float">
            <text:p>0.0076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89" calcext:value-type="float">
            <text:p>0.009789</text:p>
          </table:table-cell>
          <table:table-cell office:value-type="float" office:value="0.009787" calcext:value-type="float">
            <text:p>0.0097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23" calcext:value-type="float">
            <text:p>0.009823</text:p>
          </table:table-cell>
          <table:table-cell office:value-type="float" office:value="0.00982" calcext:value-type="float">
            <text:p>0.009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29" calcext:value-type="float">
            <text:p>0.009829</text:p>
          </table:table-cell>
          <table:table-cell office:value-type="float" office:value="0.009827" calcext:value-type="float">
            <text:p>0.0098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959" calcext:value-type="float">
            <text:p>0.009959</text:p>
          </table:table-cell>
          <table:table-cell office:value-type="float" office:value="0.009956" calcext:value-type="float">
            <text:p>0.0099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915" calcext:value-type="float">
            <text:p>0.009915</text:p>
          </table:table-cell>
          <table:table-cell office:value-type="float" office:value="0.009912" calcext:value-type="float">
            <text:p>0.0099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3" calcext:value-type="float">
            <text:p>0.009783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31" calcext:value-type="float">
            <text:p>0.009831</text:p>
          </table:table-cell>
          <table:table-cell office:value-type="float" office:value="0.009828" calcext:value-type="float">
            <text:p>0.0098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57" calcext:value-type="float">
            <text:p>0.009857</text:p>
          </table:table-cell>
          <table:table-cell office:value-type="float" office:value="0.009854" calcext:value-type="float">
            <text:p>0.009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41" calcext:value-type="float">
            <text:p>0.009841</text:p>
          </table:table-cell>
          <table:table-cell office:value-type="float" office:value="0.009838" calcext:value-type="float">
            <text:p>0.0098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07439" calcext:value-type="float">
            <text:p>0.007439</text:p>
          </table:table-cell>
          <table:table-cell office:value-type="float" office:value="0.007436" calcext:value-type="float">
            <text:p>0.0074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98" calcext:value-type="float">
            <text:p>0.009898</text:p>
          </table:table-cell>
          <table:table-cell office:value-type="float" office:value="0.009895" calcext:value-type="float">
            <text:p>0.0098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923" calcext:value-type="float">
            <text:p>0.009923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9" calcext:value-type="float">
            <text:p>0.00979</text:p>
          </table:table-cell>
          <table:table-cell office:value-type="float" office:value="0.009787" calcext:value-type="float">
            <text:p>0.0097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716" calcext:value-type="float">
            <text:p>0.007716</text:p>
          </table:table-cell>
          <table:table-cell office:value-type="float" office:value="0.007713" calcext:value-type="float">
            <text:p>0.0077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948" calcext:value-type="float">
            <text:p>0.009948</text:p>
          </table:table-cell>
          <table:table-cell office:value-type="float" office:value="0.009945" calcext:value-type="float">
            <text:p>0.0099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09798" calcext:value-type="float">
            <text:p>0.009798</text:p>
          </table:table-cell>
          <table:table-cell office:value-type="float" office:value="0.009795" calcext:value-type="float">
            <text:p>0.0097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674" calcext:value-type="float">
            <text:p>0.007674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379" calcext:value-type="float">
            <text:p>0.007379</text:p>
          </table:table-cell>
          <table:table-cell office:value-type="float" office:value="0.007376" calcext:value-type="float">
            <text:p>0.0073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7634" calcext:value-type="float">
            <text:p>0.007634</text:p>
          </table:table-cell>
          <table:table-cell office:value-type="float" office:value="0.007631" calcext:value-type="float">
            <text:p>0.0076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83" calcext:value-type="float">
            <text:p>0.009783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654" calcext:value-type="float">
            <text:p>0.007654</text:p>
          </table:table-cell>
          <table:table-cell office:value-type="float" office:value="0.007651" calcext:value-type="float">
            <text:p>0.0076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646" calcext:value-type="float">
            <text:p>0.007646</text:p>
          </table:table-cell>
          <table:table-cell office:value-type="float" office:value="0.007643" calcext:value-type="float">
            <text:p>0.0076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" calcext:value-type="float">
            <text:p>0.0098</text:p>
          </table:table-cell>
          <table:table-cell office:value-type="float" office:value="0.009797" calcext:value-type="float">
            <text:p>0.0097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55" calcext:value-type="float">
            <text:p>0.009755</text:p>
          </table:table-cell>
          <table:table-cell office:value-type="float" office:value="0.009752" calcext:value-type="float">
            <text:p>0.0097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52" calcext:value-type="float">
            <text:p>0.009752</text:p>
          </table:table-cell>
          <table:table-cell office:value-type="float" office:value="0.009749" calcext:value-type="float">
            <text:p>0.0097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485" calcext:value-type="float">
            <text:p>0.007485</text:p>
          </table:table-cell>
          <table:table-cell office:value-type="float" office:value="0.007482" calcext:value-type="float">
            <text:p>0.0074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09852" calcext:value-type="float">
            <text:p>0.009852</text:p>
          </table:table-cell>
          <table:table-cell office:value-type="float" office:value="0.009849" calcext:value-type="float">
            <text:p>0.0098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19" calcext:value-type="float">
            <text:p>0.009819</text:p>
          </table:table-cell>
          <table:table-cell office:value-type="float" office:value="0.009815" calcext:value-type="float">
            <text:p>0.0098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35" calcext:value-type="float">
            <text:p>0.009835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339" calcext:value-type="float">
            <text:p>0.007339</text:p>
          </table:table-cell>
          <table:table-cell office:value-type="float" office:value="0.007336" calcext:value-type="float">
            <text:p>0.0073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59" calcext:value-type="float">
            <text:p>0.009759</text:p>
          </table:table-cell>
          <table:table-cell office:value-type="float" office:value="0.009755" calcext:value-type="float">
            <text:p>0.0097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28" calcext:value-type="float">
            <text:p>0.009728</text:p>
          </table:table-cell>
          <table:table-cell office:value-type="float" office:value="0.009724" calcext:value-type="float">
            <text:p>0.0097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09784" calcext:value-type="float">
            <text:p>0.009784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7631" calcext:value-type="float">
            <text:p>0.007631</text:p>
          </table:table-cell>
          <table:table-cell office:value-type="float" office:value="0.007627" calcext:value-type="float">
            <text:p>0.0076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0204" calcext:value-type="float">
            <text:p>0.010204</text:p>
          </table:table-cell>
          <table:table-cell office:value-type="float" office:value="0.0102" calcext:value-type="float">
            <text:p>0.01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31" calcext:value-type="float">
            <text:p>0.009731</text:p>
          </table:table-cell>
          <table:table-cell office:value-type="float" office:value="0.009728" calcext:value-type="float">
            <text:p>0.0097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912" calcext:value-type="float">
            <text:p>0.009912</text:p>
          </table:table-cell>
          <table:table-cell office:value-type="float" office:value="0.009909" calcext:value-type="float">
            <text:p>0.0099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6817" calcext:value-type="float">
            <text:p>0.006817</text:p>
          </table:table-cell>
          <table:table-cell office:value-type="float" office:value="0.006813" calcext:value-type="float">
            <text:p>0.006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98" calcext:value-type="float">
            <text:p>0.009798</text:p>
          </table:table-cell>
          <table:table-cell office:value-type="float" office:value="0.009795" calcext:value-type="float">
            <text:p>0.0097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06" calcext:value-type="float">
            <text:p>0.009806</text:p>
          </table:table-cell>
          <table:table-cell office:value-type="float" office:value="0.009803" calcext:value-type="float">
            <text:p>0.0098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46" calcext:value-type="float">
            <text:p>0.009746</text:p>
          </table:table-cell>
          <table:table-cell office:value-type="float" office:value="0.009743" calcext:value-type="float">
            <text:p>0.0097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93" calcext:value-type="float">
            <text:p>0.009793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4" calcext:value-type="float">
            <text:p>0.009784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14" calcext:value-type="float">
            <text:p>0.009714</text:p>
          </table:table-cell>
          <table:table-cell office:value-type="float" office:value="0.009711" calcext:value-type="float">
            <text:p>0.0097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1" calcext:value-type="float">
            <text:p>0.009781</text:p>
          </table:table-cell>
          <table:table-cell office:value-type="float" office:value="0.009778" calcext:value-type="float">
            <text:p>0.0097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141" calcext:value-type="float">
            <text:p>0.007141</text:p>
          </table:table-cell>
          <table:table-cell office:value-type="float" office:value="0.007138" calcext:value-type="float">
            <text:p>0.0071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0175" calcext:value-type="float">
            <text:p>0.010175</text:p>
          </table:table-cell>
          <table:table-cell office:value-type="float" office:value="0.010172" calcext:value-type="float">
            <text:p>0.0101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6853" calcext:value-type="float">
            <text:p>0.006853</text:p>
          </table:table-cell>
          <table:table-cell office:value-type="float" office:value="0.006851" calcext:value-type="float">
            <text:p>0.0068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155" calcext:value-type="float">
            <text:p>0.007155</text:p>
          </table:table-cell>
          <table:table-cell office:value-type="float" office:value="0.007152" calcext:value-type="float">
            <text:p>0.0071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7458" calcext:value-type="float">
            <text:p>0.007458</text:p>
          </table:table-cell>
          <table:table-cell office:value-type="float" office:value="0.007455" calcext:value-type="float">
            <text:p>0.0074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054" calcext:value-type="float">
            <text:p>0.007054</text:p>
          </table:table-cell>
          <table:table-cell office:value-type="float" office:value="0.007051" calcext:value-type="float">
            <text:p>0.0070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133" calcext:value-type="float">
            <text:p>0.009133</text:p>
          </table:table-cell>
          <table:table-cell office:value-type="float" office:value="0.00913" calcext:value-type="float">
            <text:p>0.009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642" calcext:value-type="float">
            <text:p>0.007642</text:p>
          </table:table-cell>
          <table:table-cell office:value-type="float" office:value="0.007639" calcext:value-type="float">
            <text:p>0.0076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07681" calcext:value-type="float">
            <text:p>0.007681</text:p>
          </table:table-cell>
          <table:table-cell office:value-type="float" office:value="0.007677" calcext:value-type="float">
            <text:p>0.0076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648" calcext:value-type="float">
            <text:p>0.007648</text:p>
          </table:table-cell>
          <table:table-cell office:value-type="float" office:value="0.007644" calcext:value-type="float">
            <text:p>0.0076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5" calcext:value-type="float">
            <text:p>0.009785</text:p>
          </table:table-cell>
          <table:table-cell office:value-type="float" office:value="0.009782" calcext:value-type="float">
            <text:p>0.0097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47" calcext:value-type="float">
            <text:p>0.009747</text:p>
          </table:table-cell>
          <table:table-cell office:value-type="float" office:value="0.009744" calcext:value-type="float">
            <text:p>0.0097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34" calcext:value-type="float">
            <text:p>0.009734</text:p>
          </table:table-cell>
          <table:table-cell office:value-type="float" office:value="0.009731" calcext:value-type="float">
            <text:p>0.0097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41" calcext:value-type="float">
            <text:p>0.009741</text:p>
          </table:table-cell>
          <table:table-cell office:value-type="float" office:value="0.009738" calcext:value-type="float">
            <text:p>0.0097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642" calcext:value-type="float">
            <text:p>0.007642</text:p>
          </table:table-cell>
          <table:table-cell office:value-type="float" office:value="0.007639" calcext:value-type="float">
            <text:p>0.0076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3" calcext:value-type="float">
            <text:p>0.009783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5" calcext:value-type="float">
            <text:p>0.00975</text:p>
          </table:table-cell>
          <table:table-cell office:value-type="float" office:value="0.009747" calcext:value-type="float">
            <text:p>0.0097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07636" calcext:value-type="float">
            <text:p>0.007636</text:p>
          </table:table-cell>
          <table:table-cell office:value-type="float" office:value="0.007632" calcext:value-type="float">
            <text:p>0.0076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524" calcext:value-type="float">
            <text:p>0.009524</text:p>
          </table:table-cell>
          <table:table-cell office:value-type="float" office:value="0.009521" calcext:value-type="float">
            <text:p>0.0095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79" calcext:value-type="float">
            <text:p>0.009779</text:p>
          </table:table-cell>
          <table:table-cell office:value-type="float" office:value="0.009776" calcext:value-type="float">
            <text:p>0.0097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11" calcext:value-type="float">
            <text:p>0.00711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36" calcext:value-type="float">
            <text:p>0.009836</text:p>
          </table:table-cell>
          <table:table-cell office:value-type="float" office:value="0.009834" calcext:value-type="float">
            <text:p>0.0098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754" calcext:value-type="float">
            <text:p>0.007754</text:p>
          </table:table-cell>
          <table:table-cell office:value-type="float" office:value="0.007751" calcext:value-type="float">
            <text:p>0.0077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6877" calcext:value-type="float">
            <text:p>0.006877</text:p>
          </table:table-cell>
          <table:table-cell office:value-type="float" office:value="0.006874" calcext:value-type="float">
            <text:p>0.0068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38" calcext:value-type="float">
            <text:p>0.009738</text:p>
          </table:table-cell>
          <table:table-cell office:value-type="float" office:value="0.009735" calcext:value-type="float">
            <text:p>0.0097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8522" calcext:value-type="float">
            <text:p>0.008522</text:p>
          </table:table-cell>
          <table:table-cell office:value-type="float" office:value="0.008519" calcext:value-type="float">
            <text:p>0.0085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0289" calcext:value-type="float">
            <text:p>0.010289</text:p>
          </table:table-cell>
          <table:table-cell office:value-type="float" office:value="0.010286" calcext:value-type="float">
            <text:p>0.0102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53" calcext:value-type="float">
            <text:p>0.009853</text:p>
          </table:table-cell>
          <table:table-cell office:value-type="float" office:value="0.00985" calcext:value-type="float">
            <text:p>0.009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6" calcext:value-type="float">
            <text:p>0.009786</text:p>
          </table:table-cell>
          <table:table-cell office:value-type="float" office:value="0.009783" calcext:value-type="float">
            <text:p>0.0097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26" calcext:value-type="float">
            <text:p>0.009726</text:p>
          </table:table-cell>
          <table:table-cell office:value-type="float" office:value="0.009723" calcext:value-type="float">
            <text:p>0.0097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21" calcext:value-type="float">
            <text:p>0.009821</text:p>
          </table:table-cell>
          <table:table-cell office:value-type="float" office:value="0.009819" calcext:value-type="float">
            <text:p>0.0098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662" calcext:value-type="float">
            <text:p>0.009662</text:p>
          </table:table-cell>
          <table:table-cell office:value-type="float" office:value="0.009659" calcext:value-type="float">
            <text:p>0.0096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04" calcext:value-type="float">
            <text:p>0.009804</text:p>
          </table:table-cell>
          <table:table-cell office:value-type="float" office:value="0.009801" calcext:value-type="float">
            <text:p>0.0098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23" calcext:value-type="float">
            <text:p>0.009823</text:p>
          </table:table-cell>
          <table:table-cell office:value-type="float" office:value="0.00982" calcext:value-type="float">
            <text:p>0.009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8" calcext:value-type="float">
            <text:p>0.00988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1765" calcext:value-type="float">
            <text:p>0.011765</text:p>
          </table:table-cell>
          <table:table-cell office:value-type="float" office:value="0.011762" calcext:value-type="float">
            <text:p>0.0117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405" calcext:value-type="float">
            <text:p>0.010405</text:p>
          </table:table-cell>
          <table:table-cell office:value-type="float" office:value="0.010401" calcext:value-type="float">
            <text:p>0.0104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21" calcext:value-type="float">
            <text:p>0.014921</text:p>
          </table:table-cell>
          <table:table-cell office:value-type="float" office:value="0.014918" calcext:value-type="float">
            <text:p>0.0149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403" calcext:value-type="float">
            <text:p>0.015403</text:p>
          </table:table-cell>
          <table:table-cell office:value-type="float" office:value="0.0154" calcext:value-type="float">
            <text:p>0.01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838" calcext:value-type="float">
            <text:p>0.014838</text:p>
          </table:table-cell>
          <table:table-cell office:value-type="float" office:value="0.014835" calcext:value-type="float">
            <text:p>0.0148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03" calcext:value-type="float">
            <text:p>0.014903</text:p>
          </table:table-cell>
          <table:table-cell office:value-type="float" office:value="0.0149" calcext:value-type="float">
            <text:p>0.01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844" calcext:value-type="float">
            <text:p>0.014844</text:p>
          </table:table-cell>
          <table:table-cell office:value-type="float" office:value="0.014841" calcext:value-type="float">
            <text:p>0.0148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734" calcext:value-type="float">
            <text:p>0.014734</text:p>
          </table:table-cell>
          <table:table-cell office:value-type="float" office:value="0.014731" calcext:value-type="float">
            <text:p>0.0147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142" calcext:value-type="float">
            <text:p>0.015142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883" calcext:value-type="float">
            <text:p>0.014883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19" calcext:value-type="float">
            <text:p>0.014919</text:p>
          </table:table-cell>
          <table:table-cell office:value-type="float" office:value="0.014916" calcext:value-type="float">
            <text:p>0.0149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11" calcext:value-type="float">
            <text:p>0.014911</text:p>
          </table:table-cell>
          <table:table-cell office:value-type="float" office:value="0.014908" calcext:value-type="float">
            <text:p>0.0149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3909" calcext:value-type="float">
            <text:p>0.013909</text:p>
          </table:table-cell>
          <table:table-cell office:value-type="float" office:value="0.013906" calcext:value-type="float">
            <text:p>0.0139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744" calcext:value-type="float">
            <text:p>0.010744</text:p>
          </table:table-cell>
          <table:table-cell office:value-type="float" office:value="0.010741" calcext:value-type="float">
            <text:p>0.0107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1236" calcext:value-type="float">
            <text:p>0.011236</text:p>
          </table:table-cell>
          <table:table-cell office:value-type="float" office:value="0.011233" calcext:value-type="float">
            <text:p>0.0112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54" calcext:value-type="float">
            <text:p>0.015054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1364" calcext:value-type="float">
            <text:p>0.011364</text:p>
          </table:table-cell>
          <table:table-cell office:value-type="float" office:value="0.011362" calcext:value-type="float">
            <text:p>0.0113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88" calcext:value-type="float">
            <text:p>0.015088</text:p>
          </table:table-cell>
          <table:table-cell office:value-type="float" office:value="0.015085" calcext:value-type="float">
            <text:p>0.0150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99" calcext:value-type="float">
            <text:p>0.015099</text:p>
          </table:table-cell>
          <table:table-cell office:value-type="float" office:value="0.015096" calcext:value-type="float">
            <text:p>0.0150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409" calcext:value-type="float">
            <text:p>0.010409</text:p>
          </table:table-cell>
          <table:table-cell office:value-type="float" office:value="0.010407" calcext:value-type="float">
            <text:p>0.0104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1272" calcext:value-type="float">
            <text:p>0.011272</text:p>
          </table:table-cell>
          <table:table-cell office:value-type="float" office:value="0.011269" calcext:value-type="float">
            <text:p>0.0112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938" calcext:value-type="float">
            <text:p>0.010938</text:p>
          </table:table-cell>
          <table:table-cell office:value-type="float" office:value="0.010935" calcext:value-type="float">
            <text:p>0.0109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5021" calcext:value-type="float">
            <text:p>0.015021</text:p>
          </table:table-cell>
          <table:table-cell office:value-type="float" office:value="0.015018" calcext:value-type="float">
            <text:p>0.0150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86" calcext:value-type="float">
            <text:p>0.015086</text:p>
          </table:table-cell>
          <table:table-cell office:value-type="float" office:value="0.015083" calcext:value-type="float">
            <text:p>0.0150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82" calcext:value-type="float">
            <text:p>0.014982</text:p>
          </table:table-cell>
          <table:table-cell office:value-type="float" office:value="0.014979" calcext:value-type="float">
            <text:p>0.0149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49" calcext:value-type="float">
            <text:p>0.015049</text:p>
          </table:table-cell>
          <table:table-cell office:value-type="float" office:value="0.015046" calcext:value-type="float">
            <text:p>0.0150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1257" calcext:value-type="float">
            <text:p>0.011257</text:p>
          </table:table-cell>
          <table:table-cell office:value-type="float" office:value="0.011254" calcext:value-type="float">
            <text:p>0.0112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974" calcext:value-type="float">
            <text:p>0.014974</text:p>
          </table:table-cell>
          <table:table-cell office:value-type="float" office:value="0.014971" calcext:value-type="float">
            <text:p>0.01497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816" calcext:value-type="float">
            <text:p>0.010816</text:p>
          </table:table-cell>
          <table:table-cell office:value-type="float" office:value="0.010813" calcext:value-type="float">
            <text:p>0.0108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417" calcext:value-type="float">
            <text:p>0.010417</text:p>
          </table:table-cell>
          <table:table-cell office:value-type="float" office:value="0.010414" calcext:value-type="float">
            <text:p>0.0104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62" calcext:value-type="float">
            <text:p>0.015062</text:p>
          </table:table-cell>
          <table:table-cell office:value-type="float" office:value="0.015059" calcext:value-type="float">
            <text:p>0.0150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5001" calcext:value-type="float">
            <text:p>0.015001</text:p>
          </table:table-cell>
          <table:table-cell office:value-type="float" office:value="0.014998" calcext:value-type="float">
            <text:p>0.0149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22" calcext:value-type="float">
            <text:p>0.015022</text:p>
          </table:table-cell>
          <table:table-cell office:value-type="float" office:value="0.015019" calcext:value-type="float">
            <text:p>0.0150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46" calcext:value-type="float">
            <text:p>0.015046</text:p>
          </table:table-cell>
          <table:table-cell office:value-type="float" office:value="0.015043" calcext:value-type="float">
            <text:p>0.0150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79" calcext:value-type="float">
            <text:p>0.014979</text:p>
          </table:table-cell>
          <table:table-cell office:value-type="float" office:value="0.014976" calcext:value-type="float">
            <text:p>0.0149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76" calcext:value-type="float">
            <text:p>0.014976</text:p>
          </table:table-cell>
          <table:table-cell office:value-type="float" office:value="0.014973" calcext:value-type="float">
            <text:p>0.0149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46" calcext:value-type="float">
            <text:p>0.015046</text:p>
          </table:table-cell>
          <table:table-cell office:value-type="float" office:value="0.015043" calcext:value-type="float">
            <text:p>0.0150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52" calcext:value-type="float">
            <text:p>0.015052</text:p>
          </table:table-cell>
          <table:table-cell office:value-type="float" office:value="0.015049" calcext:value-type="float">
            <text:p>0.0150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37" calcext:value-type="float">
            <text:p>0.015037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31" calcext:value-type="float">
            <text:p>0.015031</text:p>
          </table:table-cell>
          <table:table-cell office:value-type="float" office:value="0.015028" calcext:value-type="float">
            <text:p>0.0150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875" calcext:value-type="float">
            <text:p>0.014875</text:p>
          </table:table-cell>
          <table:table-cell office:value-type="float" office:value="0.014872" calcext:value-type="float">
            <text:p>0.0148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415" calcext:value-type="float">
            <text:p>0.010415</text:p>
          </table:table-cell>
          <table:table-cell office:value-type="float" office:value="0.010412" calcext:value-type="float">
            <text:p>0.0104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5024" calcext:value-type="float">
            <text:p>0.015024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797" calcext:value-type="float">
            <text:p>0.014797</text:p>
          </table:table-cell>
          <table:table-cell office:value-type="float" office:value="0.014794" calcext:value-type="float">
            <text:p>0.0147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1" calcext:value-type="float">
            <text:p>0.0151</text:p>
          </table:table-cell>
          <table:table-cell office:value-type="float" office:value="0.015097" calcext:value-type="float">
            <text:p>0.0150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81" calcext:value-type="float">
            <text:p>0.015081</text:p>
          </table:table-cell>
          <table:table-cell office:value-type="float" office:value="0.015078" calcext:value-type="float">
            <text:p>0.0150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87" calcext:value-type="float">
            <text:p>0.014987</text:p>
          </table:table-cell>
          <table:table-cell office:value-type="float" office:value="0.014984" calcext:value-type="float">
            <text:p>0.0149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64" calcext:value-type="float">
            <text:p>0.01464</text:p>
          </table:table-cell>
          <table:table-cell office:value-type="float" office:value="0.014637" calcext:value-type="float">
            <text:p>0.0146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0593" calcext:value-type="float">
            <text:p>0.010593</text:p>
          </table:table-cell>
          <table:table-cell office:value-type="float" office:value="0.01059" calcext:value-type="float">
            <text:p>0.010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4" calcext:value-type="float">
            <text:p>0.01494</text:p>
          </table:table-cell>
          <table:table-cell office:value-type="float" office:value="0.014937" calcext:value-type="float">
            <text:p>0.0149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11" calcext:value-type="float">
            <text:p>0.01511</text:p>
          </table:table-cell>
          <table:table-cell office:value-type="float" office:value="0.015107" calcext:value-type="float">
            <text:p>0.0151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101" calcext:value-type="float">
            <text:p>0.015101</text:p>
          </table:table-cell>
          <table:table-cell office:value-type="float" office:value="0.015098" calcext:value-type="float">
            <text:p>0.0150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01" calcext:value-type="float">
            <text:p>0.014901</text:p>
          </table:table-cell>
          <table:table-cell office:value-type="float" office:value="0.014898" calcext:value-type="float">
            <text:p>0.0148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52" calcext:value-type="float">
            <text:p>0.014952</text:p>
          </table:table-cell>
          <table:table-cell office:value-type="float" office:value="0.014949" calcext:value-type="float">
            <text:p>0.0149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77" calcext:value-type="float">
            <text:p>0.014977</text:p>
          </table:table-cell>
          <table:table-cell office:value-type="float" office:value="0.014974" calcext:value-type="float">
            <text:p>0.0149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93" calcext:value-type="float">
            <text:p>0.015093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112" calcext:value-type="float">
            <text:p>0.015112</text:p>
          </table:table-cell>
          <table:table-cell office:value-type="float" office:value="0.015109" calcext:value-type="float">
            <text:p>0.0151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851" calcext:value-type="float">
            <text:p>0.014851</text:p>
          </table:table-cell>
          <table:table-cell office:value-type="float" office:value="0.014848" calcext:value-type="float">
            <text:p>0.0148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7" calcext:value-type="float">
            <text:p>0.01497</text:p>
          </table:table-cell>
          <table:table-cell office:value-type="float" office:value="0.014967" calcext:value-type="float">
            <text:p>0.0149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5095" calcext:value-type="float">
            <text:p>0.015095</text:p>
          </table:table-cell>
          <table:table-cell office:value-type="float" office:value="0.015091" calcext:value-type="float">
            <text:p>0.0150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862" calcext:value-type="float">
            <text:p>0.014862</text:p>
          </table:table-cell>
          <table:table-cell office:value-type="float" office:value="0.014859" calcext:value-type="float">
            <text:p>0.0148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2875" calcext:value-type="float">
            <text:p>0.012875</text:p>
          </table:table-cell>
          <table:table-cell office:value-type="float" office:value="0.012872" calcext:value-type="float">
            <text:p>0.0128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988" calcext:value-type="float">
            <text:p>0.014988</text:p>
          </table:table-cell>
          <table:table-cell office:value-type="float" office:value="0.014985" calcext:value-type="float">
            <text:p>0.0149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84" calcext:value-type="float">
            <text:p>0.015084</text:p>
          </table:table-cell>
          <table:table-cell office:value-type="float" office:value="0.015081" calcext:value-type="float">
            <text:p>0.0150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6" calcext:value-type="float">
            <text:p>0.01506</text:p>
          </table:table-cell>
          <table:table-cell office:value-type="float" office:value="0.015058" calcext:value-type="float">
            <text:p>0.0150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886" calcext:value-type="float">
            <text:p>0.014886</text:p>
          </table:table-cell>
          <table:table-cell office:value-type="float" office:value="0.014883" calcext:value-type="float">
            <text:p>0.0148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84" calcext:value-type="float">
            <text:p>0.015084</text:p>
          </table:table-cell>
          <table:table-cell office:value-type="float" office:value="0.015081" calcext:value-type="float">
            <text:p>0.0150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1341" calcext:value-type="float">
            <text:p>0.011341</text:p>
          </table:table-cell>
          <table:table-cell office:value-type="float" office:value="0.011339" calcext:value-type="float">
            <text:p>0.0113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614" calcext:value-type="float">
            <text:p>0.010614</text:p>
          </table:table-cell>
          <table:table-cell office:value-type="float" office:value="0.010611" calcext:value-type="float">
            <text:p>0.0106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942" calcext:value-type="float">
            <text:p>0.014942</text:p>
          </table:table-cell>
          <table:table-cell office:value-type="float" office:value="0.014939" calcext:value-type="float">
            <text:p>0.0149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741" calcext:value-type="float">
            <text:p>0.014741</text:p>
          </table:table-cell>
          <table:table-cell office:value-type="float" office:value="0.014738" calcext:value-type="float">
            <text:p>0.0147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613" calcext:value-type="float">
            <text:p>0.014613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4922" calcext:value-type="float">
            <text:p>0.014922</text:p>
          </table:table-cell>
          <table:table-cell office:value-type="float" office:value="0.014919" calcext:value-type="float">
            <text:p>0.0149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72" calcext:value-type="float">
            <text:p>0.014972</text:p>
          </table:table-cell>
          <table:table-cell office:value-type="float" office:value="0.014969" calcext:value-type="float">
            <text:p>0.0149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97" calcext:value-type="float">
            <text:p>0.014997</text:p>
          </table:table-cell>
          <table:table-cell office:value-type="float" office:value="0.014994" calcext:value-type="float">
            <text:p>0.0149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907" calcext:value-type="float">
            <text:p>0.014907</text:p>
          </table:table-cell>
          <table:table-cell office:value-type="float" office:value="0.014904" calcext:value-type="float">
            <text:p>0.0149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633" calcext:value-type="float">
            <text:p>0.010633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11" calcext:value-type="float">
            <text:p>0.014911</text:p>
          </table:table-cell>
          <table:table-cell office:value-type="float" office:value="0.014908" calcext:value-type="float">
            <text:p>0.0149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0679" calcext:value-type="float">
            <text:p>0.010679</text:p>
          </table:table-cell>
          <table:table-cell office:value-type="float" office:value="0.010677" calcext:value-type="float">
            <text:p>0.0106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24" calcext:value-type="float">
            <text:p>0.015024</text:p>
          </table:table-cell>
          <table:table-cell office:value-type="float" office:value="0.015021" calcext:value-type="float">
            <text:p>0.0150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4859" calcext:value-type="float">
            <text:p>0.014859</text:p>
          </table:table-cell>
          <table:table-cell office:value-type="float" office:value="0.014856" calcext:value-type="float">
            <text:p>0.0148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882" calcext:value-type="float">
            <text:p>0.014882</text:p>
          </table:table-cell>
          <table:table-cell office:value-type="float" office:value="0.014879" calcext:value-type="float">
            <text:p>0.0148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4928" calcext:value-type="float">
            <text:p>0.01492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3982" calcext:value-type="float">
            <text:p>0.013982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949" calcext:value-type="float">
            <text:p>0.010949</text:p>
          </table:table-cell>
          <table:table-cell office:value-type="float" office:value="0.010946" calcext:value-type="float">
            <text:p>0.0109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1314" calcext:value-type="float">
            <text:p>0.011314</text:p>
          </table:table-cell>
          <table:table-cell office:value-type="float" office:value="0.011311" calcext:value-type="float">
            <text:p>0.0113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8365" calcext:value-type="float">
            <text:p>0.008365</text:p>
          </table:table-cell>
          <table:table-cell office:value-type="float" office:value="0.008362" calcext:value-type="float">
            <text:p>0.0083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629" calcext:value-type="float">
            <text:p>0.010629</text:p>
          </table:table-cell>
          <table:table-cell office:value-type="float" office:value="0.010625" calcext:value-type="float">
            <text:p>0.0106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4997" calcext:value-type="float">
            <text:p>0.0149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15" calcext:value-type="float">
            <text:p>0.01515</text:p>
          </table:table-cell>
          <table:table-cell office:value-type="float" office:value="0.015147" calcext:value-type="float">
            <text:p>0.015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756" calcext:value-type="float">
            <text:p>0.010756</text:p>
          </table:table-cell>
          <table:table-cell office:value-type="float" office:value="0.010753" calcext:value-type="float">
            <text:p>0.0107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889" calcext:value-type="float">
            <text:p>0.014889</text:p>
          </table:table-cell>
          <table:table-cell office:value-type="float" office:value="0.014886" calcext:value-type="float">
            <text:p>0.0148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1273" calcext:value-type="float">
            <text:p>0.011273</text:p>
          </table:table-cell>
          <table:table-cell office:value-type="float" office:value="0.01127" calcext:value-type="float">
            <text:p>0.011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18" calcext:value-type="float">
            <text:p>0.015018</text:p>
          </table:table-cell>
          <table:table-cell office:value-type="float" office:value="0.015015" calcext:value-type="float">
            <text:p>0.0150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25" calcext:value-type="float">
            <text:p>0.015025</text:p>
          </table:table-cell>
          <table:table-cell office:value-type="float" office:value="0.015022" calcext:value-type="float">
            <text:p>0.0150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7268" calcext:value-type="float">
            <text:p>0.017268</text:p>
          </table:table-cell>
          <table:table-cell office:value-type="float" office:value="0.017264" calcext:value-type="float">
            <text:p>0.0172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728" calcext:value-type="float">
            <text:p>0.014728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616" calcext:value-type="float">
            <text:p>0.010616</text:p>
          </table:table-cell>
          <table:table-cell office:value-type="float" office:value="0.010613" calcext:value-type="float">
            <text:p>0.0106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31" calcext:value-type="float">
            <text:p>0.015031</text:p>
          </table:table-cell>
          <table:table-cell office:value-type="float" office:value="0.015027" calcext:value-type="float">
            <text:p>0.0150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01" calcext:value-type="float">
            <text:p>0.015001</text:p>
          </table:table-cell>
          <table:table-cell office:value-type="float" office:value="0.014998" calcext:value-type="float">
            <text:p>0.0149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827" calcext:value-type="float">
            <text:p>0.01827</text:p>
          </table:table-cell>
          <table:table-cell office:value-type="float" office:value="0.018267" calcext:value-type="float">
            <text:p>0.0182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653" calcext:value-type="float">
            <text:p>0.018653</text:p>
          </table:table-cell>
          <table:table-cell office:value-type="float" office:value="0.018651" calcext:value-type="float">
            <text:p>0.0186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366" calcext:value-type="float">
            <text:p>0.024366</text:p>
          </table:table-cell>
          <table:table-cell office:value-type="float" office:value="0.024363" calcext:value-type="float">
            <text:p>0.0243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15" calcext:value-type="float">
            <text:p>0.024215</text:p>
          </table:table-cell>
          <table:table-cell office:value-type="float" office:value="0.024212" calcext:value-type="float">
            <text:p>0.0242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5387" calcext:value-type="float">
            <text:p>0.025387</text:p>
          </table:table-cell>
          <table:table-cell office:value-type="float" office:value="0.025384" calcext:value-type="float">
            <text:p>0.0253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591" calcext:value-type="float">
            <text:p>0.024591</text:p>
          </table:table-cell>
          <table:table-cell office:value-type="float" office:value="0.024588" calcext:value-type="float">
            <text:p>0.0245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512" calcext:value-type="float">
            <text:p>0.024512</text:p>
          </table:table-cell>
          <table:table-cell office:value-type="float" office:value="0.024509" calcext:value-type="float">
            <text:p>0.0245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08" calcext:value-type="float">
            <text:p>0.024408</text:p>
          </table:table-cell>
          <table:table-cell office:value-type="float" office:value="0.024405" calcext:value-type="float">
            <text:p>0.0244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175" calcext:value-type="float">
            <text:p>0.024175</text:p>
          </table:table-cell>
          <table:table-cell office:value-type="float" office:value="0.024172" calcext:value-type="float">
            <text:p>0.0241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53993" calcext:value-type="float">
            <text:p>-1.953993E-14</text:p>
          </table:table-cell>
          <table:table-cell table:number-columns-repeated="10"/>
        </table:table-row>
        <table:table-row table:style-name="ro1">
          <table:table-cell office:value-type="float" office:value="0.025109" calcext:value-type="float">
            <text:p>0.025109</text:p>
          </table:table-cell>
          <table:table-cell office:value-type="float" office:value="0.025106" calcext:value-type="float">
            <text:p>0.0251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619" calcext:value-type="float">
            <text:p>0.018619</text:p>
          </table:table-cell>
          <table:table-cell office:value-type="float" office:value="0.018616" calcext:value-type="float">
            <text:p>0.0186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702" calcext:value-type="float">
            <text:p>0.024702</text:p>
          </table:table-cell>
          <table:table-cell office:value-type="float" office:value="0.024699" calcext:value-type="float">
            <text:p>0.0246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571" calcext:value-type="float">
            <text:p>0.024571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3621" calcext:value-type="float">
            <text:p>0.023621</text:p>
          </table:table-cell>
          <table:table-cell office:value-type="float" office:value="0.023618" calcext:value-type="float">
            <text:p>0.0236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811" calcext:value-type="float">
            <text:p>0.02811</text:p>
          </table:table-cell>
          <table:table-cell office:value-type="float" office:value="0.028107" calcext:value-type="float">
            <text:p>0.0281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3967" calcext:value-type="float">
            <text:p>0.023967</text:p>
          </table:table-cell>
          <table:table-cell office:value-type="float" office:value="0.023964" calcext:value-type="float">
            <text:p>0.0239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315" calcext:value-type="float">
            <text:p>0.024315</text:p>
          </table:table-cell>
          <table:table-cell office:value-type="float" office:value="0.024312" calcext:value-type="float">
            <text:p>0.0243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024" calcext:value-type="float">
            <text:p>0.024024</text:p>
          </table:table-cell>
          <table:table-cell office:value-type="float" office:value="0.024021" calcext:value-type="float">
            <text:p>0.0240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168" calcext:value-type="float">
            <text:p>0.018168</text:p>
          </table:table-cell>
          <table:table-cell office:value-type="float" office:value="0.018166" calcext:value-type="float">
            <text:p>0.0181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076" calcext:value-type="float">
            <text:p>0.024076</text:p>
          </table:table-cell>
          <table:table-cell office:value-type="float" office:value="0.024073" calcext:value-type="float">
            <text:p>0.0240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51" calcext:value-type="float">
            <text:p>0.024451</text:p>
          </table:table-cell>
          <table:table-cell office:value-type="float" office:value="0.024449" calcext:value-type="float">
            <text:p>0.0244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16" calcext:value-type="float">
            <text:p>0.024216</text:p>
          </table:table-cell>
          <table:table-cell office:value-type="float" office:value="0.024213" calcext:value-type="float">
            <text:p>0.0242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013" calcext:value-type="float">
            <text:p>0.024013</text:p>
          </table:table-cell>
          <table:table-cell office:value-type="float" office:value="0.02401" calcext:value-type="float">
            <text:p>0.024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577" calcext:value-type="float">
            <text:p>0.025577</text:p>
          </table:table-cell>
          <table:table-cell office:value-type="float" office:value="0.025574" calcext:value-type="float">
            <text:p>0.0255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077" calcext:value-type="float">
            <text:p>0.025077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3305" calcext:value-type="float">
            <text:p>0.023305</text:p>
          </table:table-cell>
          <table:table-cell office:value-type="float" office:value="0.023302" calcext:value-type="float">
            <text:p>0.0233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229" calcext:value-type="float">
            <text:p>0.024229</text:p>
          </table:table-cell>
          <table:table-cell office:value-type="float" office:value="0.024227" calcext:value-type="float">
            <text:p>0.0242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" calcext:value-type="float">
            <text:p>0.0244</text:p>
          </table:table-cell>
          <table:table-cell office:value-type="float" office:value="0.024397" calcext:value-type="float">
            <text:p>0.0243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5351" calcext:value-type="float">
            <text:p>0.025351</text:p>
          </table:table-cell>
          <table:table-cell office:value-type="float" office:value="0.025348" calcext:value-type="float">
            <text:p>0.0253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138" calcext:value-type="float">
            <text:p>0.024138</text:p>
          </table:table-cell>
          <table:table-cell office:value-type="float" office:value="0.024136" calcext:value-type="float">
            <text:p>0.0241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3033" calcext:value-type="float">
            <text:p>0.023033</text:p>
          </table:table-cell>
          <table:table-cell office:value-type="float" office:value="0.02303" calcext:value-type="float">
            <text:p>0.023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362" calcext:value-type="float">
            <text:p>0.024362</text:p>
          </table:table-cell>
          <table:table-cell office:value-type="float" office:value="0.024359" calcext:value-type="float">
            <text:p>0.0243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4" calcext:value-type="float">
            <text:p>0.02444</text:p>
          </table:table-cell>
          <table:table-cell office:value-type="float" office:value="0.024437" calcext:value-type="float">
            <text:p>0.0244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498" calcext:value-type="float">
            <text:p>0.024498</text:p>
          </table:table-cell>
          <table:table-cell office:value-type="float" office:value="0.024495" calcext:value-type="float">
            <text:p>0.0244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18" calcext:value-type="float">
            <text:p>0.01818</text:p>
          </table:table-cell>
          <table:table-cell office:value-type="float" office:value="0.018177" calcext:value-type="float">
            <text:p>0.0181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52" calcext:value-type="float">
            <text:p>0.02552</text:p>
          </table:table-cell>
          <table:table-cell office:value-type="float" office:value="0.025517" calcext:value-type="float">
            <text:p>0.0255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106" calcext:value-type="float">
            <text:p>0.024106</text:p>
          </table:table-cell>
          <table:table-cell office:value-type="float" office:value="0.024103" calcext:value-type="float">
            <text:p>0.0241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507" calcext:value-type="float">
            <text:p>0.024507</text:p>
          </table:table-cell>
          <table:table-cell office:value-type="float" office:value="0.024504" calcext:value-type="float">
            <text:p>0.0245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412" calcext:value-type="float">
            <text:p>0.018412</text:p>
          </table:table-cell>
          <table:table-cell office:value-type="float" office:value="0.01841" calcext:value-type="float">
            <text:p>0.018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187" calcext:value-type="float">
            <text:p>0.018187</text:p>
          </table:table-cell>
          <table:table-cell office:value-type="float" office:value="0.018184" calcext:value-type="float">
            <text:p>0.0181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155" calcext:value-type="float">
            <text:p>0.018155</text:p>
          </table:table-cell>
          <table:table-cell office:value-type="float" office:value="0.018152" calcext:value-type="float">
            <text:p>0.0181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646" calcext:value-type="float">
            <text:p>0.024646</text:p>
          </table:table-cell>
          <table:table-cell office:value-type="float" office:value="0.024643" calcext:value-type="float">
            <text:p>0.0246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5341" calcext:value-type="float">
            <text:p>0.025341</text:p>
          </table:table-cell>
          <table:table-cell office:value-type="float" office:value="0.025325" calcext:value-type="float">
            <text:p>0.0253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3603" calcext:value-type="float">
            <text:p>0.023603</text:p>
          </table:table-cell>
          <table:table-cell office:value-type="float" office:value="0.0236" calcext:value-type="float">
            <text:p>0.0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128" calcext:value-type="float">
            <text:p>0.024128</text:p>
          </table:table-cell>
          <table:table-cell office:value-type="float" office:value="0.024126" calcext:value-type="float">
            <text:p>0.0241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061" calcext:value-type="float">
            <text:p>0.024061</text:p>
          </table:table-cell>
          <table:table-cell office:value-type="float" office:value="0.024058" calcext:value-type="float">
            <text:p>0.0240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51" calcext:value-type="float">
            <text:p>0.024451</text:p>
          </table:table-cell>
          <table:table-cell office:value-type="float" office:value="0.024448" calcext:value-type="float">
            <text:p>0.0244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33" calcext:value-type="float">
            <text:p>0.024333</text:p>
          </table:table-cell>
          <table:table-cell office:value-type="float" office:value="0.02433" calcext:value-type="float">
            <text:p>0.02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477" calcext:value-type="float">
            <text:p>0.018477</text:p>
          </table:table-cell>
          <table:table-cell office:value-type="float" office:value="0.018474" calcext:value-type="float">
            <text:p>0.0184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333" calcext:value-type="float">
            <text:p>0.024333</text:p>
          </table:table-cell>
          <table:table-cell office:value-type="float" office:value="0.02433" calcext:value-type="float">
            <text:p>0.02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436" calcext:value-type="float">
            <text:p>0.024436</text:p>
          </table:table-cell>
          <table:table-cell office:value-type="float" office:value="0.024433" calcext:value-type="float">
            <text:p>0.024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619" calcext:value-type="float">
            <text:p>0.018619</text:p>
          </table:table-cell>
          <table:table-cell office:value-type="float" office:value="0.018616" calcext:value-type="float">
            <text:p>0.0186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589" calcext:value-type="float">
            <text:p>0.018589</text:p>
          </table:table-cell>
          <table:table-cell office:value-type="float" office:value="0.018587" calcext:value-type="float">
            <text:p>0.0185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9584" calcext:value-type="float">
            <text:p>0.019584</text:p>
          </table:table-cell>
          <table:table-cell office:value-type="float" office:value="0.019581" calcext:value-type="float">
            <text:p>0.0195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519" calcext:value-type="float">
            <text:p>0.024519</text:p>
          </table:table-cell>
          <table:table-cell office:value-type="float" office:value="0.024516" calcext:value-type="float">
            <text:p>0.0245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7999" calcext:value-type="float">
            <text:p>0.017999</text:p>
          </table:table-cell>
          <table:table-cell office:value-type="float" office:value="0.017997" calcext:value-type="float">
            <text:p>0.0179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53993" calcext:value-type="float">
            <text:p>-1.953993E-14</text:p>
          </table:table-cell>
          <table:table-cell table:number-columns-repeated="10"/>
        </table:table-row>
        <table:table-row table:style-name="ro1">
          <table:table-cell office:value-type="float" office:value="0.018502" calcext:value-type="float">
            <text:p>0.018502</text:p>
          </table:table-cell>
          <table:table-cell office:value-type="float" office:value="0.018499" calcext:value-type="float">
            <text:p>0.0184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9595" calcext:value-type="float">
            <text:p>0.019595</text:p>
          </table:table-cell>
          <table:table-cell office:value-type="float" office:value="0.019592" calcext:value-type="float">
            <text:p>0.0195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5511" calcext:value-type="float">
            <text:p>0.025511</text:p>
          </table:table-cell>
          <table:table-cell office:value-type="float" office:value="0.025508" calcext:value-type="float">
            <text:p>0.0255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294" calcext:value-type="float">
            <text:p>0.018294</text:p>
          </table:table-cell>
          <table:table-cell office:value-type="float" office:value="0.018291" calcext:value-type="float">
            <text:p>0.0182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535" calcext:value-type="float">
            <text:p>0.018535</text:p>
          </table:table-cell>
          <table:table-cell office:value-type="float" office:value="0.018533" calcext:value-type="float">
            <text:p>0.0185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77" calcext:value-type="float">
            <text:p>0.02477</text:p>
          </table:table-cell>
          <table:table-cell office:value-type="float" office:value="0.024767" calcext:value-type="float">
            <text:p>0.0247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405" calcext:value-type="float">
            <text:p>0.018405</text:p>
          </table:table-cell>
          <table:table-cell office:value-type="float" office:value="0.018395" calcext:value-type="float">
            <text:p>0.0183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251" calcext:value-type="float">
            <text:p>0.018251</text:p>
          </table:table-cell>
          <table:table-cell office:value-type="float" office:value="0.018249" calcext:value-type="float">
            <text:p>0.018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9603" calcext:value-type="float">
            <text:p>0.019603</text:p>
          </table:table-cell>
          <table:table-cell office:value-type="float" office:value="0.0196" calcext:value-type="float">
            <text:p>0.01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53" calcext:value-type="float">
            <text:p>0.01853</text:p>
          </table:table-cell>
          <table:table-cell office:value-type="float" office:value="0.018527" calcext:value-type="float">
            <text:p>0.0185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111" calcext:value-type="float">
            <text:p>0.024111</text:p>
          </table:table-cell>
          <table:table-cell office:value-type="float" office:value="0.024108" calcext:value-type="float">
            <text:p>0.0241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043" calcext:value-type="float">
            <text:p>0.018043</text:p>
          </table:table-cell>
          <table:table-cell office:value-type="float" office:value="0.01804" calcext:value-type="float">
            <text:p>0.018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63" calcext:value-type="float">
            <text:p>0.024463</text:p>
          </table:table-cell>
          <table:table-cell office:value-type="float" office:value="0.024459" calcext:value-type="float">
            <text:p>0.0244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18" calcext:value-type="float">
            <text:p>0.024218</text:p>
          </table:table-cell>
          <table:table-cell office:value-type="float" office:value="0.024215" calcext:value-type="float">
            <text:p>0.0242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53993" calcext:value-type="float">
            <text:p>-1.953993E-14</text:p>
          </table:table-cell>
          <table:table-cell table:number-columns-repeated="10"/>
        </table:table-row>
        <table:table-row table:style-name="ro1">
          <table:table-cell office:value-type="float" office:value="0.024502" calcext:value-type="float">
            <text:p>0.024502</text:p>
          </table:table-cell>
          <table:table-cell office:value-type="float" office:value="0.024499" calcext:value-type="float">
            <text:p>0.0244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996" calcext:value-type="float">
            <text:p>0.018996</text:p>
          </table:table-cell>
          <table:table-cell office:value-type="float" office:value="0.018993" calcext:value-type="float">
            <text:p>0.0189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746" calcext:value-type="float">
            <text:p>0.024746</text:p>
          </table:table-cell>
          <table:table-cell office:value-type="float" office:value="0.024743" calcext:value-type="float">
            <text:p>0.0247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24" calcext:value-type="float">
            <text:p>0.024324</text:p>
          </table:table-cell>
          <table:table-cell office:value-type="float" office:value="0.024321" calcext:value-type="float">
            <text:p>0.0243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5381" calcext:value-type="float">
            <text:p>0.025381</text:p>
          </table:table-cell>
          <table:table-cell office:value-type="float" office:value="0.025379" calcext:value-type="float">
            <text:p>0.0253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64" calcext:value-type="float">
            <text:p>0.024364</text:p>
          </table:table-cell>
          <table:table-cell office:value-type="float" office:value="0.024362" calcext:value-type="float">
            <text:p>0.024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93" calcext:value-type="float">
            <text:p>0.024493</text:p>
          </table:table-cell>
          <table:table-cell office:value-type="float" office:value="0.024491" calcext:value-type="float">
            <text:p>0.0244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731" calcext:value-type="float">
            <text:p>0.024731</text:p>
          </table:table-cell>
          <table:table-cell office:value-type="float" office:value="0.024728" calcext:value-type="float">
            <text:p>0.0247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515" calcext:value-type="float">
            <text:p>0.024515</text:p>
          </table:table-cell>
          <table:table-cell office:value-type="float" office:value="0.024512" calcext:value-type="float">
            <text:p>0.0245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443" calcext:value-type="float">
            <text:p>0.024443</text:p>
          </table:table-cell>
          <table:table-cell office:value-type="float" office:value="0.02444" calcext:value-type="float">
            <text:p>0.024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369" calcext:value-type="float">
            <text:p>0.024369</text:p>
          </table:table-cell>
          <table:table-cell office:value-type="float" office:value="0.024366" calcext:value-type="float">
            <text:p>0.0243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19" calcext:value-type="float">
            <text:p>0.024219</text:p>
          </table:table-cell>
          <table:table-cell office:value-type="float" office:value="0.024216" calcext:value-type="float">
            <text:p>0.0242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531" calcext:value-type="float">
            <text:p>0.018531</text:p>
          </table:table-cell>
          <table:table-cell office:value-type="float" office:value="0.018529" calcext:value-type="float">
            <text:p>0.0185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534" calcext:value-type="float">
            <text:p>0.024534</text:p>
          </table:table-cell>
          <table:table-cell office:value-type="float" office:value="0.024531" calcext:value-type="float">
            <text:p>0.0245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5097" calcext:value-type="float">
            <text:p>0.025097</text:p>
          </table:table-cell>
          <table:table-cell office:value-type="float" office:value="0.025094" calcext:value-type="float">
            <text:p>0.0250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181" calcext:value-type="float">
            <text:p>0.024181</text:p>
          </table:table-cell>
          <table:table-cell office:value-type="float" office:value="0.024178" calcext:value-type="float">
            <text:p>0.0241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751" calcext:value-type="float">
            <text:p>0.024751</text:p>
          </table:table-cell>
          <table:table-cell office:value-type="float" office:value="0.024748" calcext:value-type="float">
            <text:p>0.0247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44" calcext:value-type="float">
            <text:p>0.02444</text:p>
          </table:table-cell>
          <table:table-cell office:value-type="float" office:value="0.024437" calcext:value-type="float">
            <text:p>0.0244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204" calcext:value-type="float">
            <text:p>0.018204</text:p>
          </table:table-cell>
          <table:table-cell office:value-type="float" office:value="0.018201" calcext:value-type="float">
            <text:p>0.0182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268" calcext:value-type="float">
            <text:p>0.024268</text:p>
          </table:table-cell>
          <table:table-cell office:value-type="float" office:value="0.024265" calcext:value-type="float">
            <text:p>0.0242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1" calcext:value-type="float">
            <text:p>0.02431</text:p>
          </table:table-cell>
          <table:table-cell office:value-type="float" office:value="0.024307" calcext:value-type="float">
            <text:p>0.0243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105" calcext:value-type="float">
            <text:p>0.025105</text:p>
          </table:table-cell>
          <table:table-cell office:value-type="float" office:value="0.025102" calcext:value-type="float">
            <text:p>0.0251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39" calcext:value-type="float">
            <text:p>0.024339</text:p>
          </table:table-cell>
          <table:table-cell office:value-type="float" office:value="0.024336" calcext:value-type="float">
            <text:p>0.0243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2359" calcext:value-type="float">
            <text:p>0.022359</text:p>
          </table:table-cell>
          <table:table-cell office:value-type="float" office:value="0.022356" calcext:value-type="float">
            <text:p>0.0223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516" calcext:value-type="float">
            <text:p>0.024516</text:p>
          </table:table-cell>
          <table:table-cell office:value-type="float" office:value="0.024513" calcext:value-type="float">
            <text:p>0.0245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88" calcext:value-type="float">
            <text:p>0.024288</text:p>
          </table:table-cell>
          <table:table-cell office:value-type="float" office:value="0.024285" calcext:value-type="float">
            <text:p>0.0242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335" calcext:value-type="float">
            <text:p>0.024335</text:p>
          </table:table-cell>
          <table:table-cell office:value-type="float" office:value="0.024316" calcext:value-type="float">
            <text:p>0.0243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945" calcext:value-type="float">
            <text:p>0.024945</text:p>
          </table:table-cell>
          <table:table-cell office:value-type="float" office:value="0.024942" calcext:value-type="float">
            <text:p>0.0249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84" calcext:value-type="float">
            <text:p>0.024384</text:p>
          </table:table-cell>
          <table:table-cell office:value-type="float" office:value="0.024381" calcext:value-type="float">
            <text:p>0.0243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368" calcext:value-type="float">
            <text:p>0.025368</text:p>
          </table:table-cell>
          <table:table-cell office:value-type="float" office:value="0.025366" calcext:value-type="float">
            <text:p>0.0253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06843" calcext:value-type="float">
            <text:p>0.006843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6088" calcext:value-type="float">
            <text:p>0.006088</text:p>
          </table:table-cell>
          <table:table-cell office:value-type="float" office:value="0.006085" calcext:value-type="float">
            <text:p>0.0060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8001" calcext:value-type="float">
            <text:p>0.008001</text:p>
          </table:table-cell>
          <table:table-cell office:value-type="float" office:value="0.007998" calcext:value-type="float">
            <text:p>0.0079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65814" calcext:value-type="float">
            <text:p>1.065814E-14</text:p>
          </table:table-cell>
          <table:table-cell table:number-columns-repeated="10"/>
        </table:table-row>
        <table:table-row table:style-name="ro1">
          <table:table-cell office:value-type="float" office:value="0.006828" calcext:value-type="float">
            <text:p>0.006828</text:p>
          </table:table-cell>
          <table:table-cell office:value-type="float" office:value="0.006825" calcext:value-type="float">
            <text:p>0.006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9113" calcext:value-type="float">
            <text:p>0.009113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162" calcext:value-type="float">
            <text:p>0.006162</text:p>
          </table:table-cell>
          <table:table-cell office:value-type="float" office:value="0.006159" calcext:value-type="float">
            <text:p>0.0061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27" calcext:value-type="float">
            <text:p>0.00827</text:p>
          </table:table-cell>
          <table:table-cell office:value-type="float" office:value="0.008266" calcext:value-type="float">
            <text:p>0.0082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348" calcext:value-type="float">
            <text:p>0.007348</text:p>
          </table:table-cell>
          <table:table-cell office:value-type="float" office:value="0.007344" calcext:value-type="float">
            <text:p>0.0073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5897" calcext:value-type="float">
            <text:p>0.005897</text:p>
          </table:table-cell>
          <table:table-cell office:value-type="float" office:value="0.005894" calcext:value-type="float">
            <text:p>0.0058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935" calcext:value-type="float">
            <text:p>0.007935</text:p>
          </table:table-cell>
          <table:table-cell office:value-type="float" office:value="0.007932" calcext:value-type="float">
            <text:p>0.0079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8199" calcext:value-type="float">
            <text:p>0.008199</text:p>
          </table:table-cell>
          <table:table-cell office:value-type="float" office:value="0.008196" calcext:value-type="float">
            <text:p>0.0081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73" calcext:value-type="float">
            <text:p>0.007073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7" calcext:value-type="float">
            <text:p>0.0077</text:p>
          </table:table-cell>
          <table:table-cell office:value-type="float" office:value="0.007697" calcext:value-type="float">
            <text:p>0.0076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8891" calcext:value-type="float">
            <text:p>0.008891</text:p>
          </table:table-cell>
          <table:table-cell office:value-type="float" office:value="0.008887" calcext:value-type="float">
            <text:p>0.0088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391" calcext:value-type="float">
            <text:p>0.006391</text:p>
          </table:table-cell>
          <table:table-cell office:value-type="float" office:value="0.006388" calcext:value-type="float">
            <text:p>0.0063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918" calcext:value-type="float">
            <text:p>0.006918</text:p>
          </table:table-cell>
          <table:table-cell office:value-type="float" office:value="0.006915" calcext:value-type="float">
            <text:p>0.0069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65814" calcext:value-type="float">
            <text:p>1.065814E-14</text:p>
          </table:table-cell>
          <table:table-cell table:number-columns-repeated="10"/>
        </table:table-row>
        <table:table-row table:style-name="ro1">
          <table:table-cell office:value-type="float" office:value="0.006769" calcext:value-type="float">
            <text:p>0.006769</text:p>
          </table:table-cell>
          <table:table-cell office:value-type="float" office:value="0.006766" calcext:value-type="float">
            <text:p>0.0067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112" calcext:value-type="float">
            <text:p>0.007112</text:p>
          </table:table-cell>
          <table:table-cell office:value-type="float" office:value="0.007109" calcext:value-type="float">
            <text:p>0.0071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863" calcext:value-type="float">
            <text:p>0.007863</text:p>
          </table:table-cell>
          <table:table-cell office:value-type="float" office:value="0.007861" calcext:value-type="float">
            <text:p>0.0078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783" calcext:value-type="float">
            <text:p>0.006783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622" calcext:value-type="float">
            <text:p>0.007622</text:p>
          </table:table-cell>
          <table:table-cell office:value-type="float" office:value="0.007618" calcext:value-type="float">
            <text:p>0.0076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344" calcext:value-type="float">
            <text:p>0.006344</text:p>
          </table:table-cell>
          <table:table-cell office:value-type="float" office:value="0.006341" calcext:value-type="float">
            <text:p>0.0063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472" calcext:value-type="float">
            <text:p>0.007472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6855" calcext:value-type="float">
            <text:p>0.006855</text:p>
          </table:table-cell>
          <table:table-cell office:value-type="float" office:value="0.006852" calcext:value-type="float">
            <text:p>0.0068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833" calcext:value-type="float">
            <text:p>0.007833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139" calcext:value-type="float">
            <text:p>0.006139</text:p>
          </table:table-cell>
          <table:table-cell office:value-type="float" office:value="0.006136" calcext:value-type="float">
            <text:p>0.006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857" calcext:value-type="float">
            <text:p>0.006857</text:p>
          </table:table-cell>
          <table:table-cell office:value-type="float" office:value="0.006854" calcext:value-type="float">
            <text:p>0.006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07" calcext:value-type="float">
            <text:p>0.00607</text:p>
          </table:table-cell>
          <table:table-cell office:value-type="float" office:value="0.006067" calcext:value-type="float">
            <text:p>0.0060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7669" calcext:value-type="float">
            <text:p>0.007669</text:p>
          </table:table-cell>
          <table:table-cell office:value-type="float" office:value="0.007666" calcext:value-type="float">
            <text:p>0.00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624" calcext:value-type="float">
            <text:p>0.007624</text:p>
          </table:table-cell>
          <table:table-cell office:value-type="float" office:value="0.007621" calcext:value-type="float">
            <text:p>0.0076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8531" calcext:value-type="float">
            <text:p>0.008531</text:p>
          </table:table-cell>
          <table:table-cell office:value-type="float" office:value="0.008528" calcext:value-type="float">
            <text:p>0.0085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125" calcext:value-type="float">
            <text:p>0.008125</text:p>
          </table:table-cell>
          <table:table-cell office:value-type="float" office:value="0.008123" calcext:value-type="float">
            <text:p>0.0081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07097" calcext:value-type="float">
            <text:p>0.007097</text:p>
          </table:table-cell>
          <table:table-cell office:value-type="float" office:value="0.007094" calcext:value-type="float">
            <text:p>0.0070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8321" calcext:value-type="float">
            <text:p>0.008321</text:p>
          </table:table-cell>
          <table:table-cell office:value-type="float" office:value="0.008319" calcext:value-type="float">
            <text:p>0.0083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111" calcext:value-type="float">
            <text:p>0.006111</text:p>
          </table:table-cell>
          <table:table-cell office:value-type="float" office:value="0.006108" calcext:value-type="float">
            <text:p>0.0061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969" calcext:value-type="float">
            <text:p>0.007969</text:p>
          </table:table-cell>
          <table:table-cell office:value-type="float" office:value="0.007966" calcext:value-type="float">
            <text:p>0.0079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953" calcext:value-type="float">
            <text:p>0.005953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54632" calcext:value-type="float">
            <text:p>1.154632E-14</text:p>
          </table:table-cell>
          <table:table-cell table:number-columns-repeated="10"/>
        </table:table-row>
        <table:table-row table:style-name="ro1">
          <table:table-cell office:value-type="float" office:value="0.007134" calcext:value-type="float">
            <text:p>0.007134</text:p>
          </table:table-cell>
          <table:table-cell office:value-type="float" office:value="0.007131" calcext:value-type="float">
            <text:p>0.0071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064" calcext:value-type="float">
            <text:p>0.006064</text:p>
          </table:table-cell>
          <table:table-cell office:value-type="float" office:value="0.006061" calcext:value-type="float">
            <text:p>0.0060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167" calcext:value-type="float">
            <text:p>0.007167</text:p>
          </table:table-cell>
          <table:table-cell office:value-type="float" office:value="0.007164" calcext:value-type="float">
            <text:p>0.0071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8155" calcext:value-type="float">
            <text:p>0.008155</text:p>
          </table:table-cell>
          <table:table-cell office:value-type="float" office:value="0.008152" calcext:value-type="float">
            <text:p>0.0081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9538" calcext:value-type="float">
            <text:p>0.009538</text:p>
          </table:table-cell>
          <table:table-cell office:value-type="float" office:value="0.009519" calcext:value-type="float">
            <text:p>0.0095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7723" calcext:value-type="float">
            <text:p>0.007723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735" calcext:value-type="float">
            <text:p>0.007735</text:p>
          </table:table-cell>
          <table:table-cell office:value-type="float" office:value="0.007732" calcext:value-type="float">
            <text:p>0.0077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447" calcext:value-type="float">
            <text:p>0.007447</text:p>
          </table:table-cell>
          <table:table-cell office:value-type="float" office:value="0.007444" calcext:value-type="float">
            <text:p>0.0074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865" calcext:value-type="float">
            <text:p>0.006865</text:p>
          </table:table-cell>
          <table:table-cell office:value-type="float" office:value="0.006862" calcext:value-type="float">
            <text:p>0.0068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6838" calcext:value-type="float">
            <text:p>0.006838</text:p>
          </table:table-cell>
          <table:table-cell office:value-type="float" office:value="0.006835" calcext:value-type="float">
            <text:p>0.0068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668" calcext:value-type="float">
            <text:p>0.007668</text:p>
          </table:table-cell>
          <table:table-cell office:value-type="float" office:value="0.007664" calcext:value-type="float">
            <text:p>0.0076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149" calcext:value-type="float">
            <text:p>0.007149</text:p>
          </table:table-cell>
          <table:table-cell office:value-type="float" office:value="0.007147" calcext:value-type="float">
            <text:p>0.0071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368" calcext:value-type="float">
            <text:p>0.007368</text:p>
          </table:table-cell>
          <table:table-cell office:value-type="float" office:value="0.007365" calcext:value-type="float">
            <text:p>0.0073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979" calcext:value-type="float">
            <text:p>0.007979</text:p>
          </table:table-cell>
          <table:table-cell office:value-type="float" office:value="0.007976" calcext:value-type="float">
            <text:p>0.0079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303" calcext:value-type="float">
            <text:p>0.007303</text:p>
          </table:table-cell>
          <table:table-cell office:value-type="float" office:value="0.0073" calcext:value-type="float">
            <text:p>0.00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46" calcext:value-type="float">
            <text:p>0.007046</text:p>
          </table:table-cell>
          <table:table-cell office:value-type="float" office:value="0.007043" calcext:value-type="float">
            <text:p>0.0070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66" calcext:value-type="float">
            <text:p>0.00766</text:p>
          </table:table-cell>
          <table:table-cell office:value-type="float" office:value="0.007656" calcext:value-type="float">
            <text:p>0.0076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762" calcext:value-type="float">
            <text:p>0.007762</text:p>
          </table:table-cell>
          <table:table-cell office:value-type="float" office:value="0.007759" calcext:value-type="float">
            <text:p>0.0077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959" calcext:value-type="float">
            <text:p>0.006959</text:p>
          </table:table-cell>
          <table:table-cell office:value-type="float" office:value="0.006956" calcext:value-type="float">
            <text:p>0.0069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898" calcext:value-type="float">
            <text:p>0.007898</text:p>
          </table:table-cell>
          <table:table-cell office:value-type="float" office:value="0.007895" calcext:value-type="float">
            <text:p>0.0078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351" calcext:value-type="float">
            <text:p>0.007351</text:p>
          </table:table-cell>
          <table:table-cell office:value-type="float" office:value="0.007348" calcext:value-type="float">
            <text:p>0.0073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11" calcext:value-type="float">
            <text:p>0.00711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177" calcext:value-type="float">
            <text:p>0.008177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077" calcext:value-type="float">
            <text:p>0.007077</text:p>
          </table:table-cell>
          <table:table-cell office:value-type="float" office:value="0.007074" calcext:value-type="float">
            <text:p>0.0070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688" calcext:value-type="float">
            <text:p>0.007688</text:p>
          </table:table-cell>
          <table:table-cell office:value-type="float" office:value="0.007685" calcext:value-type="float">
            <text:p>0.0076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9174" calcext:value-type="float">
            <text:p>0.009174</text:p>
          </table:table-cell>
          <table:table-cell office:value-type="float" office:value="0.009171" calcext:value-type="float">
            <text:p>0.0091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546" calcext:value-type="float">
            <text:p>0.006546</text:p>
          </table:table-cell>
          <table:table-cell office:value-type="float" office:value="0.006543" calcext:value-type="float">
            <text:p>0.0065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123" calcext:value-type="float">
            <text:p>0.007123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3" calcext:value-type="float">
            <text:p>0.0073</text:p>
          </table:table-cell>
          <table:table-cell office:value-type="float" office:value="0.007297" calcext:value-type="float">
            <text:p>0.0072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959" calcext:value-type="float">
            <text:p>0.007959</text:p>
          </table:table-cell>
          <table:table-cell office:value-type="float" office:value="0.007955" calcext:value-type="float">
            <text:p>0.0079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241" calcext:value-type="float">
            <text:p>0.007241</text:p>
          </table:table-cell>
          <table:table-cell office:value-type="float" office:value="0.007238" calcext:value-type="float">
            <text:p>0.0072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945" calcext:value-type="float">
            <text:p>0.007945</text:p>
          </table:table-cell>
          <table:table-cell office:value-type="float" office:value="0.007942" calcext:value-type="float">
            <text:p>0.0079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07382" calcext:value-type="float">
            <text:p>0.007382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8006" calcext:value-type="float">
            <text:p>0.008006</text:p>
          </table:table-cell>
          <table:table-cell office:value-type="float" office:value="0.008003" calcext:value-type="float">
            <text:p>0.0080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288" calcext:value-type="float">
            <text:p>0.007288</text:p>
          </table:table-cell>
          <table:table-cell office:value-type="float" office:value="0.007285" calcext:value-type="float">
            <text:p>0.0072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8011" calcext:value-type="float">
            <text:p>0.008011</text:p>
          </table:table-cell>
          <table:table-cell office:value-type="float" office:value="0.008008" calcext:value-type="float">
            <text:p>0.0080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15" calcext:value-type="float">
            <text:p>0.007015</text:p>
          </table:table-cell>
          <table:table-cell office:value-type="float" office:value="0.007012" calcext:value-type="float">
            <text:p>0.0070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315" calcext:value-type="float">
            <text:p>0.007315</text:p>
          </table:table-cell>
          <table:table-cell office:value-type="float" office:value="0.007312" calcext:value-type="float">
            <text:p>0.0073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641" calcext:value-type="float">
            <text:p>0.007641</text:p>
          </table:table-cell>
          <table:table-cell office:value-type="float" office:value="0.007639" calcext:value-type="float">
            <text:p>0.0076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986" calcext:value-type="float">
            <text:p>0.007986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862" calcext:value-type="float">
            <text:p>0.00862</text:p>
          </table:table-cell>
          <table:table-cell office:value-type="float" office:value="0.008617" calcext:value-type="float">
            <text:p>0.0086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927" calcext:value-type="float">
            <text:p>0.006927</text:p>
          </table:table-cell>
          <table:table-cell office:value-type="float" office:value="0.006924" calcext:value-type="float">
            <text:p>0.0069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766" calcext:value-type="float">
            <text:p>0.006766</text:p>
          </table:table-cell>
          <table:table-cell office:value-type="float" office:value="0.006763" calcext:value-type="float">
            <text:p>0.0067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94" calcext:value-type="float">
            <text:p>0.00794</text:p>
          </table:table-cell>
          <table:table-cell office:value-type="float" office:value="0.007937" calcext:value-type="float">
            <text:p>0.0079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891" calcext:value-type="float">
            <text:p>0.006891</text:p>
          </table:table-cell>
          <table:table-cell office:value-type="float" office:value="0.006889" calcext:value-type="float">
            <text:p>0.0068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926" calcext:value-type="float">
            <text:p>0.007926</text:p>
          </table:table-cell>
          <table:table-cell office:value-type="float" office:value="0.007923" calcext:value-type="float">
            <text:p>0.0079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22" calcext:value-type="float">
            <text:p>0.007022</text:p>
          </table:table-cell>
          <table:table-cell office:value-type="float" office:value="0.007018" calcext:value-type="float">
            <text:p>0.0070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346" calcext:value-type="float">
            <text:p>0.007346</text:p>
          </table:table-cell>
          <table:table-cell office:value-type="float" office:value="0.007343" calcext:value-type="float">
            <text:p>0.0073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8223" calcext:value-type="float">
            <text:p>0.008223</text:p>
          </table:table-cell>
          <table:table-cell office:value-type="float" office:value="0.00822" calcext:value-type="float">
            <text:p>0.008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564" calcext:value-type="float">
            <text:p>0.007564</text:p>
          </table:table-cell>
          <table:table-cell office:value-type="float" office:value="0.007561" calcext:value-type="float">
            <text:p>0.0075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787" calcext:value-type="float">
            <text:p>0.006787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646" calcext:value-type="float">
            <text:p>0.007646</text:p>
          </table:table-cell>
          <table:table-cell office:value-type="float" office:value="0.007643" calcext:value-type="float">
            <text:p>0.0076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006" calcext:value-type="float">
            <text:p>0.008006</text:p>
          </table:table-cell>
          <table:table-cell office:value-type="float" office:value="0.008003" calcext:value-type="float">
            <text:p>0.0080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79" calcext:value-type="float">
            <text:p>0.00779</text:p>
          </table:table-cell>
          <table:table-cell office:value-type="float" office:value="0.007787" calcext:value-type="float">
            <text:p>0.0077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382" calcext:value-type="float">
            <text:p>0.007382</text:p>
          </table:table-cell>
          <table:table-cell office:value-type="float" office:value="0.007378" calcext:value-type="float">
            <text:p>0.0073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511" calcext:value-type="float">
            <text:p>0.008511</text:p>
          </table:table-cell>
          <table:table-cell office:value-type="float" office:value="0.008509" calcext:value-type="float">
            <text:p>0.0085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086" calcext:value-type="float">
            <text:p>0.006086</text:p>
          </table:table-cell>
          <table:table-cell office:value-type="float" office:value="0.006083" calcext:value-type="float">
            <text:p>0.0060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99" calcext:value-type="float">
            <text:p>0.007099</text:p>
          </table:table-cell>
          <table:table-cell office:value-type="float" office:value="0.007096" calcext:value-type="float">
            <text:p>0.0070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975" calcext:value-type="float">
            <text:p>0.005975</text:p>
          </table:table-cell>
          <table:table-cell office:value-type="float" office:value="0.005972" calcext:value-type="float">
            <text:p>0.0059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058" calcext:value-type="float">
            <text:p>0.007058</text:p>
          </table:table-cell>
          <table:table-cell office:value-type="float" office:value="0.007055" calcext:value-type="float">
            <text:p>0.0070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425" calcext:value-type="float">
            <text:p>0.007425</text:p>
          </table:table-cell>
          <table:table-cell office:value-type="float" office:value="0.007422" calcext:value-type="float">
            <text:p>0.0074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824" calcext:value-type="float">
            <text:p>0.007824</text:p>
          </table:table-cell>
          <table:table-cell office:value-type="float" office:value="0.007821" calcext:value-type="float">
            <text:p>0.0078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997" calcext:value-type="float">
            <text:p>0.006997</text:p>
          </table:table-cell>
          <table:table-cell office:value-type="float" office:value="0.006993" calcext:value-type="float">
            <text:p>0.0069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14499" calcext:value-type="float">
            <text:p>0.014499</text:p>
          </table:table-cell>
          <table:table-cell office:value-type="float" office:value="0.014496" calcext:value-type="float">
            <text:p>0.0144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753" calcext:value-type="float">
            <text:p>0.012753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2082" calcext:value-type="float">
            <text:p>0.012082</text:p>
          </table:table-cell>
          <table:table-cell office:value-type="float" office:value="0.012079" calcext:value-type="float">
            <text:p>0.0120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1011" calcext:value-type="float">
            <text:p>0.011011</text:p>
          </table:table-cell>
          <table:table-cell office:value-type="float" office:value="0.011008" calcext:value-type="float">
            <text:p>0.0110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158" calcext:value-type="float">
            <text:p>0.013158</text:p>
          </table:table-cell>
          <table:table-cell office:value-type="float" office:value="0.013155" calcext:value-type="float">
            <text:p>0.013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184" calcext:value-type="float">
            <text:p>0.011184</text:p>
          </table:table-cell>
          <table:table-cell office:value-type="float" office:value="0.011181" calcext:value-type="float">
            <text:p>0.0111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726" calcext:value-type="float">
            <text:p>0.012726</text:p>
          </table:table-cell>
          <table:table-cell office:value-type="float" office:value="0.012723" calcext:value-type="float">
            <text:p>0.0127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181" calcext:value-type="float">
            <text:p>0.013181</text:p>
          </table:table-cell>
          <table:table-cell office:value-type="float" office:value="0.013178" calcext:value-type="float">
            <text:p>0.0131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33" calcext:value-type="float">
            <text:p>0.01333</text:p>
          </table:table-cell>
          <table:table-cell office:value-type="float" office:value="0.013327" calcext:value-type="float">
            <text:p>0.0133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4313" calcext:value-type="float">
            <text:p>0.014313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1753" calcext:value-type="float">
            <text:p>0.011753</text:p>
          </table:table-cell>
          <table:table-cell office:value-type="float" office:value="0.011749" calcext:value-type="float">
            <text:p>0.0117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12312" calcext:value-type="float">
            <text:p>0.012312</text:p>
          </table:table-cell>
          <table:table-cell office:value-type="float" office:value="0.012309" calcext:value-type="float">
            <text:p>0.0123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4886" calcext:value-type="float">
            <text:p>0.014886</text:p>
          </table:table-cell>
          <table:table-cell office:value-type="float" office:value="0.014883" calcext:value-type="float">
            <text:p>0.0148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916" calcext:value-type="float">
            <text:p>0.013916</text:p>
          </table:table-cell>
          <table:table-cell office:value-type="float" office:value="0.013913" calcext:value-type="float">
            <text:p>0.0139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505" calcext:value-type="float">
            <text:p>0.013505</text:p>
          </table:table-cell>
          <table:table-cell office:value-type="float" office:value="0.013502" calcext:value-type="float">
            <text:p>0.0135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16" calcext:value-type="float">
            <text:p>0.01416</text:p>
          </table:table-cell>
          <table:table-cell office:value-type="float" office:value="0.014157" calcext:value-type="float">
            <text:p>0.0141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0858" calcext:value-type="float">
            <text:p>0.010858</text:p>
          </table:table-cell>
          <table:table-cell office:value-type="float" office:value="0.010855" calcext:value-type="float">
            <text:p>0.0108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0585" calcext:value-type="float">
            <text:p>0.010585</text:p>
          </table:table-cell>
          <table:table-cell office:value-type="float" office:value="0.010582" calcext:value-type="float">
            <text:p>0.0105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092" calcext:value-type="float">
            <text:p>0.01092</text:p>
          </table:table-cell>
          <table:table-cell office:value-type="float" office:value="0.010917" calcext:value-type="float">
            <text:p>0.0109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2573" calcext:value-type="float">
            <text:p>0.012573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544" calcext:value-type="float">
            <text:p>0.012544</text:p>
          </table:table-cell>
          <table:table-cell office:value-type="float" office:value="0.012541" calcext:value-type="float">
            <text:p>0.0125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5267" calcext:value-type="float">
            <text:p>0.015267</text:p>
          </table:table-cell>
          <table:table-cell office:value-type="float" office:value="0.015264" calcext:value-type="float">
            <text:p>0.0152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47" calcext:value-type="float">
            <text:p>0.01147</text:p>
          </table:table-cell>
          <table:table-cell office:value-type="float" office:value="0.011468" calcext:value-type="float">
            <text:p>0.0114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216" calcext:value-type="float">
            <text:p>0.012216</text:p>
          </table:table-cell>
          <table:table-cell office:value-type="float" office:value="0.012213" calcext:value-type="float">
            <text:p>0.0122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613" calcext:value-type="float">
            <text:p>0.013613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407" calcext:value-type="float">
            <text:p>0.014407</text:p>
          </table:table-cell>
          <table:table-cell office:value-type="float" office:value="0.014404" calcext:value-type="float">
            <text:p>0.0144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13971" calcext:value-type="float">
            <text:p>0.013971</text:p>
          </table:table-cell>
          <table:table-cell office:value-type="float" office:value="0.013968" calcext:value-type="float">
            <text:p>0.0139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307" calcext:value-type="float">
            <text:p>0.013307</text:p>
          </table:table-cell>
          <table:table-cell office:value-type="float" office:value="0.013304" calcext:value-type="float">
            <text:p>0.0133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81" calcext:value-type="float">
            <text:p>0.01381</text:p>
          </table:table-cell>
          <table:table-cell office:value-type="float" office:value="0.013807" calcext:value-type="float">
            <text:p>0.0138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5303" calcext:value-type="float">
            <text:p>0.015303</text:p>
          </table:table-cell>
          <table:table-cell office:value-type="float" office:value="0.0153" calcext:value-type="float">
            <text:p>0.01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2565" calcext:value-type="float">
            <text:p>0.012565</text:p>
          </table:table-cell>
          <table:table-cell office:value-type="float" office:value="0.012562" calcext:value-type="float">
            <text:p>0.0125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549" calcext:value-type="float">
            <text:p>0.012549</text:p>
          </table:table-cell>
          <table:table-cell office:value-type="float" office:value="0.012547" calcext:value-type="float">
            <text:p>0.0125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158" calcext:value-type="float">
            <text:p>0.011158</text:p>
          </table:table-cell>
          <table:table-cell office:value-type="float" office:value="0.011155" calcext:value-type="float">
            <text:p>0.011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452" calcext:value-type="float">
            <text:p>0.012452</text:p>
          </table:table-cell>
          <table:table-cell office:value-type="float" office:value="0.012449" calcext:value-type="float">
            <text:p>0.0124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597" calcext:value-type="float">
            <text:p>0.011597</text:p>
          </table:table-cell>
          <table:table-cell office:value-type="float" office:value="0.011594" calcext:value-type="float">
            <text:p>0.0115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108" calcext:value-type="float">
            <text:p>0.011108</text:p>
          </table:table-cell>
          <table:table-cell office:value-type="float" office:value="0.011105" calcext:value-type="float">
            <text:p>0.0111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602" calcext:value-type="float">
            <text:p>0.01602</text:p>
          </table:table-cell>
          <table:table-cell office:value-type="float" office:value="0.016017" calcext:value-type="float">
            <text:p>0.0160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352" calcext:value-type="float">
            <text:p>0.012352</text:p>
          </table:table-cell>
          <table:table-cell office:value-type="float" office:value="0.012349" calcext:value-type="float">
            <text:p>0.0123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846" calcext:value-type="float">
            <text:p>0.012846</text:p>
          </table:table-cell>
          <table:table-cell office:value-type="float" office:value="0.012844" calcext:value-type="float">
            <text:p>0.0128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012" calcext:value-type="float">
            <text:p>0.011012</text:p>
          </table:table-cell>
          <table:table-cell office:value-type="float" office:value="0.011008" calcext:value-type="float">
            <text:p>0.0110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37" calcext:value-type="float">
            <text:p>0.01137</text:p>
          </table:table-cell>
          <table:table-cell office:value-type="float" office:value="0.011367" calcext:value-type="float">
            <text:p>0.0113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42" calcext:value-type="float">
            <text:p>0.0142</text:p>
          </table:table-cell>
          <table:table-cell office:value-type="float" office:value="0.014197" calcext:value-type="float">
            <text:p>0.0141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596" calcext:value-type="float">
            <text:p>0.013596</text:p>
          </table:table-cell>
          <table:table-cell office:value-type="float" office:value="0.013593" calcext:value-type="float">
            <text:p>0.0135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103" calcext:value-type="float">
            <text:p>0.011103</text:p>
          </table:table-cell>
          <table:table-cell office:value-type="float" office:value="0.0111" calcext:value-type="float">
            <text:p>0.01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47" calcext:value-type="float">
            <text:p>0.01247</text:p>
          </table:table-cell>
          <table:table-cell office:value-type="float" office:value="0.012467" calcext:value-type="float">
            <text:p>0.0124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416" calcext:value-type="float">
            <text:p>0.013416</text:p>
          </table:table-cell>
          <table:table-cell office:value-type="float" office:value="0.013413" calcext:value-type="float">
            <text:p>0.0134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32" calcext:value-type="float">
            <text:p>0.01232</text:p>
          </table:table-cell>
          <table:table-cell office:value-type="float" office:value="0.012318" calcext:value-type="float">
            <text:p>0.0123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4284" calcext:value-type="float">
            <text:p>0.014284</text:p>
          </table:table-cell>
          <table:table-cell office:value-type="float" office:value="0.014281" calcext:value-type="float">
            <text:p>0.0142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054" calcext:value-type="float">
            <text:p>0.012054</text:p>
          </table:table-cell>
          <table:table-cell office:value-type="float" office:value="0.012051" calcext:value-type="float">
            <text:p>0.0120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839" calcext:value-type="float">
            <text:p>0.012839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14957" calcext:value-type="float">
            <text:p>0.014957</text:p>
          </table:table-cell>
          <table:table-cell office:value-type="float" office:value="0.014954" calcext:value-type="float">
            <text:p>0.0149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239" calcext:value-type="float">
            <text:p>0.013239</text:p>
          </table:table-cell>
          <table:table-cell office:value-type="float" office:value="0.013235" calcext:value-type="float">
            <text:p>0.0132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733" calcext:value-type="float">
            <text:p>0.012733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704" calcext:value-type="float">
            <text:p>0.012704</text:p>
          </table:table-cell>
          <table:table-cell office:value-type="float" office:value="0.012701" calcext:value-type="float">
            <text:p>0.0127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0868" calcext:value-type="float">
            <text:p>0.010868</text:p>
          </table:table-cell>
          <table:table-cell office:value-type="float" office:value="0.010866" calcext:value-type="float">
            <text:p>0.0108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2716" calcext:value-type="float">
            <text:p>0.012716</text:p>
          </table:table-cell>
          <table:table-cell office:value-type="float" office:value="0.012713" calcext:value-type="float">
            <text:p>0.0127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235" calcext:value-type="float">
            <text:p>0.011235</text:p>
          </table:table-cell>
          <table:table-cell office:value-type="float" office:value="0.011231" calcext:value-type="float">
            <text:p>0.0112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083" calcext:value-type="float">
            <text:p>0.01083</text:p>
          </table:table-cell>
          <table:table-cell office:value-type="float" office:value="0.010827" calcext:value-type="float">
            <text:p>0.0108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514" calcext:value-type="float">
            <text:p>0.012514</text:p>
          </table:table-cell>
          <table:table-cell office:value-type="float" office:value="0.012511" calcext:value-type="float">
            <text:p>0.0125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1147" calcext:value-type="float">
            <text:p>0.011147</text:p>
          </table:table-cell>
          <table:table-cell office:value-type="float" office:value="0.011144" calcext:value-type="float">
            <text:p>0.0111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015" calcext:value-type="float">
            <text:p>0.012015</text:p>
          </table:table-cell>
          <table:table-cell office:value-type="float" office:value="0.012012" calcext:value-type="float">
            <text:p>0.0120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1" calcext:value-type="float">
            <text:p>0.0111</text:p>
          </table:table-cell>
          <table:table-cell office:value-type="float" office:value="0.011097" calcext:value-type="float">
            <text:p>0.0110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347" calcext:value-type="float">
            <text:p>0.013347</text:p>
          </table:table-cell>
          <table:table-cell office:value-type="float" office:value="0.013344" calcext:value-type="float">
            <text:p>0.0133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004" calcext:value-type="float">
            <text:p>0.013004</text:p>
          </table:table-cell>
          <table:table-cell office:value-type="float" office:value="0.013001" calcext:value-type="float">
            <text:p>0.0130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116" calcext:value-type="float">
            <text:p>0.012116</text:p>
          </table:table-cell>
          <table:table-cell office:value-type="float" office:value="0.012112" calcext:value-type="float">
            <text:p>0.0121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782" calcext:value-type="float">
            <text:p>0.011782</text:p>
          </table:table-cell>
          <table:table-cell office:value-type="float" office:value="0.011779" calcext:value-type="float">
            <text:p>0.0117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4152" calcext:value-type="float">
            <text:p>0.014152</text:p>
          </table:table-cell>
          <table:table-cell office:value-type="float" office:value="0.014149" calcext:value-type="float">
            <text:p>0.0141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133" calcext:value-type="float">
            <text:p>0.011133</text:p>
          </table:table-cell>
          <table:table-cell office:value-type="float" office:value="0.01113" calcext:value-type="float">
            <text:p>0.011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098" calcext:value-type="float">
            <text:p>0.011098</text:p>
          </table:table-cell>
          <table:table-cell office:value-type="float" office:value="0.011096" calcext:value-type="float">
            <text:p>0.0110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546" calcext:value-type="float">
            <text:p>0.011546</text:p>
          </table:table-cell>
          <table:table-cell office:value-type="float" office:value="0.011543" calcext:value-type="float">
            <text:p>0.0115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735" calcext:value-type="float">
            <text:p>0.012735</text:p>
          </table:table-cell>
          <table:table-cell office:value-type="float" office:value="0.012732" calcext:value-type="float">
            <text:p>0.0127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321" calcext:value-type="float">
            <text:p>0.012321</text:p>
          </table:table-cell>
          <table:table-cell office:value-type="float" office:value="0.012318" calcext:value-type="float">
            <text:p>0.0123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2539" calcext:value-type="float">
            <text:p>0.012539</text:p>
          </table:table-cell>
          <table:table-cell office:value-type="float" office:value="0.012536" calcext:value-type="float">
            <text:p>0.01253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456" calcext:value-type="float">
            <text:p>0.012456</text:p>
          </table:table-cell>
          <table:table-cell office:value-type="float" office:value="0.012453" calcext:value-type="float">
            <text:p>0.0124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233" calcext:value-type="float">
            <text:p>0.01233</text:p>
          </table:table-cell>
          <table:table-cell office:value-type="float" office:value="0.012327" calcext:value-type="float">
            <text:p>0.0123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787" calcext:value-type="float">
            <text:p>0.012787</text:p>
          </table:table-cell>
          <table:table-cell office:value-type="float" office:value="0.012784" calcext:value-type="float">
            <text:p>0.0127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2357" calcext:value-type="float">
            <text:p>0.012357</text:p>
          </table:table-cell>
          <table:table-cell office:value-type="float" office:value="0.012354" calcext:value-type="float">
            <text:p>0.0123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821" calcext:value-type="float">
            <text:p>0.012821</text:p>
          </table:table-cell>
          <table:table-cell office:value-type="float" office:value="0.012818" calcext:value-type="float">
            <text:p>0.0128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714" calcext:value-type="float">
            <text:p>0.012714</text:p>
          </table:table-cell>
          <table:table-cell office:value-type="float" office:value="0.012711" calcext:value-type="float">
            <text:p>0.0127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446" calcext:value-type="float">
            <text:p>0.012446</text:p>
          </table:table-cell>
          <table:table-cell office:value-type="float" office:value="0.012443" calcext:value-type="float">
            <text:p>0.0124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456" calcext:value-type="float">
            <text:p>0.01456</text:p>
          </table:table-cell>
          <table:table-cell office:value-type="float" office:value="0.014558" calcext:value-type="float">
            <text:p>0.0145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638" calcext:value-type="float">
            <text:p>0.012638</text:p>
          </table:table-cell>
          <table:table-cell office:value-type="float" office:value="0.012635" calcext:value-type="float">
            <text:p>0.0126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77316E-015" calcext:value-type="float">
            <text:p>5.77316E-15</text:p>
          </table:table-cell>
          <table:table-cell table:number-columns-repeated="10"/>
        </table:table-row>
        <table:table-row table:style-name="ro1">
          <table:table-cell office:value-type="float" office:value="0.011895" calcext:value-type="float">
            <text:p>0.011895</text:p>
          </table:table-cell>
          <table:table-cell office:value-type="float" office:value="0.011892" calcext:value-type="float">
            <text:p>0.0118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203" calcext:value-type="float">
            <text:p>0.014203</text:p>
          </table:table-cell>
          <table:table-cell office:value-type="float" office:value="0.0142" calcext:value-type="float">
            <text:p>0.01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141" calcext:value-type="float">
            <text:p>0.013141</text:p>
          </table:table-cell>
          <table:table-cell office:value-type="float" office:value="0.013138" calcext:value-type="float">
            <text:p>0.0131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848" calcext:value-type="float">
            <text:p>0.011848</text:p>
          </table:table-cell>
          <table:table-cell office:value-type="float" office:value="0.011845" calcext:value-type="float">
            <text:p>0.0118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437" calcext:value-type="float">
            <text:p>0.013437</text:p>
          </table:table-cell>
          <table:table-cell office:value-type="float" office:value="0.013434" calcext:value-type="float">
            <text:p>0.0134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029" calcext:value-type="float">
            <text:p>0.011029</text:p>
          </table:table-cell>
          <table:table-cell office:value-type="float" office:value="0.011026" calcext:value-type="float">
            <text:p>0.0110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0799" calcext:value-type="float">
            <text:p>0.010799</text:p>
          </table:table-cell>
          <table:table-cell office:value-type="float" office:value="0.010796" calcext:value-type="float">
            <text:p>0.0107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12766" calcext:value-type="float">
            <text:p>0.012766</text:p>
          </table:table-cell>
          <table:table-cell office:value-type="float" office:value="0.012763" calcext:value-type="float">
            <text:p>0.0127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881" calcext:value-type="float">
            <text:p>0.012881</text:p>
          </table:table-cell>
          <table:table-cell office:value-type="float" office:value="0.012878" calcext:value-type="float">
            <text:p>0.012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517" calcext:value-type="float">
            <text:p>0.012517</text:p>
          </table:table-cell>
          <table:table-cell office:value-type="float" office:value="0.012514" calcext:value-type="float">
            <text:p>0.012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5264" calcext:value-type="float">
            <text:p>0.015264</text:p>
          </table:table-cell>
          <table:table-cell office:value-type="float" office:value="0.015261" calcext:value-type="float">
            <text:p>0.0152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222" calcext:value-type="float">
            <text:p>0.01222</text:p>
          </table:table-cell>
          <table:table-cell office:value-type="float" office:value="0.012217" calcext:value-type="float">
            <text:p>0.0122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5497" calcext:value-type="float">
            <text:p>0.015497</text:p>
          </table:table-cell>
          <table:table-cell office:value-type="float" office:value="0.015494" calcext:value-type="float">
            <text:p>0.0154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41" calcext:value-type="float">
            <text:p>0.01241</text:p>
          </table:table-cell>
          <table:table-cell office:value-type="float" office:value="0.012407" calcext:value-type="float">
            <text:p>0.0124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012" calcext:value-type="float">
            <text:p>0.013012</text:p>
          </table:table-cell>
          <table:table-cell office:value-type="float" office:value="0.013008" calcext:value-type="float">
            <text:p>0.0130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035" calcext:value-type="float">
            <text:p>0.012035</text:p>
          </table:table-cell>
          <table:table-cell office:value-type="float" office:value="0.012032" calcext:value-type="float">
            <text:p>0.0120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6059" calcext:value-type="float">
            <text:p>0.016059</text:p>
          </table:table-cell>
          <table:table-cell office:value-type="float" office:value="0.016056" calcext:value-type="float">
            <text:p>0.0160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204" calcext:value-type="float">
            <text:p>0.014204</text:p>
          </table:table-cell>
          <table:table-cell office:value-type="float" office:value="0.014201" calcext:value-type="float">
            <text:p>0.0142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8297" calcext:value-type="float">
            <text:p>0.028297</text:p>
          </table:table-cell>
          <table:table-cell office:value-type="float" office:value="0.028294" calcext:value-type="float">
            <text:p>0.0282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3927" calcext:value-type="float">
            <text:p>0.023927</text:p>
          </table:table-cell>
          <table:table-cell office:value-type="float" office:value="0.023923" calcext:value-type="float">
            <text:p>0.0239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437" calcext:value-type="float">
            <text:p>0.02437</text:p>
          </table:table-cell>
          <table:table-cell office:value-type="float" office:value="0.024367" calcext:value-type="float">
            <text:p>0.0243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5681" calcext:value-type="float">
            <text:p>0.025681</text:p>
          </table:table-cell>
          <table:table-cell office:value-type="float" office:value="0.025678" calcext:value-type="float">
            <text:p>0.0256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1366" calcext:value-type="float">
            <text:p>0.021366</text:p>
          </table:table-cell>
          <table:table-cell office:value-type="float" office:value="0.021363" calcext:value-type="float">
            <text:p>0.0213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191" calcext:value-type="float">
            <text:p>0.022191</text:p>
          </table:table-cell>
          <table:table-cell office:value-type="float" office:value="0.022188" calcext:value-type="float">
            <text:p>0.0221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30906" calcext:value-type="float">
            <text:p>0.030906</text:p>
          </table:table-cell>
          <table:table-cell office:value-type="float" office:value="0.030903" calcext:value-type="float">
            <text:p>0.0309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3181" calcext:value-type="float">
            <text:p>0.023181</text:p>
          </table:table-cell>
          <table:table-cell office:value-type="float" office:value="0.023179" calcext:value-type="float">
            <text:p>0.0231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838" calcext:value-type="float">
            <text:p>0.022838</text:p>
          </table:table-cell>
          <table:table-cell office:value-type="float" office:value="0.022836" calcext:value-type="float">
            <text:p>0.0228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4264" calcext:value-type="float">
            <text:p>0.024264</text:p>
          </table:table-cell>
          <table:table-cell office:value-type="float" office:value="0.024261" calcext:value-type="float">
            <text:p>0.0242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696" calcext:value-type="float">
            <text:p>0.020696</text:p>
          </table:table-cell>
          <table:table-cell office:value-type="float" office:value="0.020693" calcext:value-type="float">
            <text:p>0.0206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216" calcext:value-type="float">
            <text:p>0.023216</text:p>
          </table:table-cell>
          <table:table-cell office:value-type="float" office:value="0.023213" calcext:value-type="float">
            <text:p>0.0232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2871" calcext:value-type="float">
            <text:p>0.022871</text:p>
          </table:table-cell>
          <table:table-cell office:value-type="float" office:value="0.022869" calcext:value-type="float">
            <text:p>0.0228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324" calcext:value-type="float">
            <text:p>0.020324</text:p>
          </table:table-cell>
          <table:table-cell office:value-type="float" office:value="0.020321" calcext:value-type="float">
            <text:p>0.0203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869" calcext:value-type="float">
            <text:p>0.020869</text:p>
          </table:table-cell>
          <table:table-cell office:value-type="float" office:value="0.020866" calcext:value-type="float">
            <text:p>0.0208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9982" calcext:value-type="float">
            <text:p>0.019982</text:p>
          </table:table-cell>
          <table:table-cell office:value-type="float" office:value="0.019979" calcext:value-type="float">
            <text:p>0.0199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292" calcext:value-type="float">
            <text:p>0.020292</text:p>
          </table:table-cell>
          <table:table-cell office:value-type="float" office:value="0.020289" calcext:value-type="float">
            <text:p>0.0202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664" calcext:value-type="float">
            <text:p>0.022664</text:p>
          </table:table-cell>
          <table:table-cell office:value-type="float" office:value="0.022661" calcext:value-type="float">
            <text:p>0.0226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589" calcext:value-type="float">
            <text:p>0.023589</text:p>
          </table:table-cell>
          <table:table-cell office:value-type="float" office:value="0.023586" calcext:value-type="float">
            <text:p>0.0235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306" calcext:value-type="float">
            <text:p>0.022306</text:p>
          </table:table-cell>
          <table:table-cell office:value-type="float" office:value="0.022303" calcext:value-type="float">
            <text:p>0.0223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108" calcext:value-type="float">
            <text:p>0.02108</text:p>
          </table:table-cell>
          <table:table-cell office:value-type="float" office:value="0.021077" calcext:value-type="float">
            <text:p>0.0210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288" calcext:value-type="float">
            <text:p>0.020288</text:p>
          </table:table-cell>
          <table:table-cell office:value-type="float" office:value="0.020285" calcext:value-type="float">
            <text:p>0.0202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2067" calcext:value-type="float">
            <text:p>0.022067</text:p>
          </table:table-cell>
          <table:table-cell office:value-type="float" office:value="0.022064" calcext:value-type="float">
            <text:p>0.0220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084" calcext:value-type="float">
            <text:p>0.02084</text:p>
          </table:table-cell>
          <table:table-cell office:value-type="float" office:value="0.020837" calcext:value-type="float">
            <text:p>0.0208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54" calcext:value-type="float">
            <text:p>0.02054</text:p>
          </table:table-cell>
          <table:table-cell office:value-type="float" office:value="0.020537" calcext:value-type="float">
            <text:p>0.0205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4673" calcext:value-type="float">
            <text:p>0.024673</text:p>
          </table:table-cell>
          <table:table-cell office:value-type="float" office:value="0.02467" calcext:value-type="float">
            <text:p>0.024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252" calcext:value-type="float">
            <text:p>0.020252</text:p>
          </table:table-cell>
          <table:table-cell office:value-type="float" office:value="0.020249" calcext:value-type="float">
            <text:p>0.020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3967" calcext:value-type="float">
            <text:p>0.023967</text:p>
          </table:table-cell>
          <table:table-cell office:value-type="float" office:value="0.023964" calcext:value-type="float">
            <text:p>0.0239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287" calcext:value-type="float">
            <text:p>0.022287</text:p>
          </table:table-cell>
          <table:table-cell office:value-type="float" office:value="0.022285" calcext:value-type="float">
            <text:p>0.0222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4279" calcext:value-type="float">
            <text:p>0.024279</text:p>
          </table:table-cell>
          <table:table-cell office:value-type="float" office:value="0.024277" calcext:value-type="float">
            <text:p>0.0242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436" calcext:value-type="float">
            <text:p>0.022436</text:p>
          </table:table-cell>
          <table:table-cell office:value-type="float" office:value="0.022433" calcext:value-type="float">
            <text:p>0.022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1877" calcext:value-type="float">
            <text:p>0.021877</text:p>
          </table:table-cell>
          <table:table-cell office:value-type="float" office:value="0.021874" calcext:value-type="float">
            <text:p>0.0218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777" calcext:value-type="float">
            <text:p>0.020777</text:p>
          </table:table-cell>
          <table:table-cell office:value-type="float" office:value="0.020774" calcext:value-type="float">
            <text:p>0.0207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46" calcext:value-type="float">
            <text:p>0.02246</text:p>
          </table:table-cell>
          <table:table-cell office:value-type="float" office:value="0.022457" calcext:value-type="float">
            <text:p>0.0224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808" calcext:value-type="float">
            <text:p>0.022808</text:p>
          </table:table-cell>
          <table:table-cell office:value-type="float" office:value="0.022805" calcext:value-type="float">
            <text:p>0.0228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4811" calcext:value-type="float">
            <text:p>0.024811</text:p>
          </table:table-cell>
          <table:table-cell office:value-type="float" office:value="0.024808" calcext:value-type="float">
            <text:p>0.0248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101" calcext:value-type="float">
            <text:p>0.022101</text:p>
          </table:table-cell>
          <table:table-cell office:value-type="float" office:value="0.022098" calcext:value-type="float">
            <text:p>0.0220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6947" calcext:value-type="float">
            <text:p>0.026947</text:p>
          </table:table-cell>
          <table:table-cell office:value-type="float" office:value="0.026944" calcext:value-type="float">
            <text:p>0.0269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8562" calcext:value-type="float">
            <text:p>0.028562</text:p>
          </table:table-cell>
          <table:table-cell office:value-type="float" office:value="0.028559" calcext:value-type="float">
            <text:p>0.0285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475" calcext:value-type="float">
            <text:p>0.022475</text:p>
          </table:table-cell>
          <table:table-cell office:value-type="float" office:value="0.022472" calcext:value-type="float">
            <text:p>0.0224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1843" calcext:value-type="float">
            <text:p>0.021843</text:p>
          </table:table-cell>
          <table:table-cell office:value-type="float" office:value="0.02184" calcext:value-type="float">
            <text:p>0.021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83" calcext:value-type="float">
            <text:p>0.02283</text:p>
          </table:table-cell>
          <table:table-cell office:value-type="float" office:value="0.022827" calcext:value-type="float">
            <text:p>0.0228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7119" calcext:value-type="float">
            <text:p>0.027119</text:p>
          </table:table-cell>
          <table:table-cell office:value-type="float" office:value="0.027116" calcext:value-type="float">
            <text:p>0.0271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1986" calcext:value-type="float">
            <text:p>0.021986</text:p>
          </table:table-cell>
          <table:table-cell office:value-type="float" office:value="0.021982" calcext:value-type="float">
            <text:p>0.0219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4038" calcext:value-type="float">
            <text:p>0.024038</text:p>
          </table:table-cell>
          <table:table-cell office:value-type="float" office:value="0.024035" calcext:value-type="float">
            <text:p>0.0240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7697" calcext:value-type="float">
            <text:p>0.027697</text:p>
          </table:table-cell>
          <table:table-cell office:value-type="float" office:value="0.027694" calcext:value-type="float">
            <text:p>0.0276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7325" calcext:value-type="float">
            <text:p>0.027325</text:p>
          </table:table-cell>
          <table:table-cell office:value-type="float" office:value="0.027322" calcext:value-type="float">
            <text:p>0.0273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3338" calcext:value-type="float">
            <text:p>0.023338</text:p>
          </table:table-cell>
          <table:table-cell office:value-type="float" office:value="0.023335" calcext:value-type="float">
            <text:p>0.0233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3452" calcext:value-type="float">
            <text:p>0.023452</text:p>
          </table:table-cell>
          <table:table-cell office:value-type="float" office:value="0.023449" calcext:value-type="float">
            <text:p>0.0234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5907" calcext:value-type="float">
            <text:p>0.025907</text:p>
          </table:table-cell>
          <table:table-cell office:value-type="float" office:value="0.025904" calcext:value-type="float">
            <text:p>0.0259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351" calcext:value-type="float">
            <text:p>0.02351</text:p>
          </table:table-cell>
          <table:table-cell office:value-type="float" office:value="0.023508" calcext:value-type="float">
            <text:p>0.0235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32907E-015" calcext:value-type="float">
            <text:p>-5.32907E-15</text:p>
          </table:table-cell>
          <table:table-cell table:number-columns-repeated="10"/>
        </table:table-row>
        <table:table-row table:style-name="ro1">
          <table:table-cell office:value-type="float" office:value="0.024272" calcext:value-type="float">
            <text:p>0.024272</text:p>
          </table:table-cell>
          <table:table-cell office:value-type="float" office:value="0.024269" calcext:value-type="float">
            <text:p>0.0242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863" calcext:value-type="float">
            <text:p>0.022863</text:p>
          </table:table-cell>
          <table:table-cell office:value-type="float" office:value="0.02286" calcext:value-type="float">
            <text:p>0.022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787" calcext:value-type="float">
            <text:p>0.022787</text:p>
          </table:table-cell>
          <table:table-cell office:value-type="float" office:value="0.022784" calcext:value-type="float">
            <text:p>0.0227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348" calcext:value-type="float">
            <text:p>0.020348</text:p>
          </table:table-cell>
          <table:table-cell office:value-type="float" office:value="0.020345" calcext:value-type="float">
            <text:p>0.020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237" calcext:value-type="float">
            <text:p>0.022237</text:p>
          </table:table-cell>
          <table:table-cell office:value-type="float" office:value="0.022234" calcext:value-type="float">
            <text:p>0.0222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1899" calcext:value-type="float">
            <text:p>0.021899</text:p>
          </table:table-cell>
          <table:table-cell office:value-type="float" office:value="0.021896" calcext:value-type="float">
            <text:p>0.0218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6877" calcext:value-type="float">
            <text:p>0.026877</text:p>
          </table:table-cell>
          <table:table-cell office:value-type="float" office:value="0.026874" calcext:value-type="float">
            <text:p>0.0268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2043" calcext:value-type="float">
            <text:p>0.022043</text:p>
          </table:table-cell>
          <table:table-cell office:value-type="float" office:value="0.02204" calcext:value-type="float">
            <text:p>0.022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973" calcext:value-type="float">
            <text:p>0.020973</text:p>
          </table:table-cell>
          <table:table-cell office:value-type="float" office:value="0.02097" calcext:value-type="float">
            <text:p>0.020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17837" calcext:value-type="float">
            <text:p>0.017837</text:p>
          </table:table-cell>
          <table:table-cell office:value-type="float" office:value="0.017834" calcext:value-type="float">
            <text:p>0.0178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1718" calcext:value-type="float">
            <text:p>0.021718</text:p>
          </table:table-cell>
          <table:table-cell office:value-type="float" office:value="0.021715" calcext:value-type="float">
            <text:p>0.0217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0386" calcext:value-type="float">
            <text:p>0.020386</text:p>
          </table:table-cell>
          <table:table-cell office:value-type="float" office:value="0.020383" calcext:value-type="float">
            <text:p>0.0203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32907E-015" calcext:value-type="float">
            <text:p>-5.32907E-15</text:p>
          </table:table-cell>
          <table:table-cell table:number-columns-repeated="10"/>
        </table:table-row>
        <table:table-row table:style-name="ro1">
          <table:table-cell office:value-type="float" office:value="0.025647" calcext:value-type="float">
            <text:p>0.025647</text:p>
          </table:table-cell>
          <table:table-cell office:value-type="float" office:value="0.025644" calcext:value-type="float">
            <text:p>0.0256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2453" calcext:value-type="float">
            <text:p>0.022453</text:p>
          </table:table-cell>
          <table:table-cell office:value-type="float" office:value="0.022451" calcext:value-type="float">
            <text:p>0.0224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24" calcext:value-type="float">
            <text:p>0.02324</text:p>
          </table:table-cell>
          <table:table-cell office:value-type="float" office:value="0.023236" calcext:value-type="float">
            <text:p>0.023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1605" calcext:value-type="float">
            <text:p>0.021605</text:p>
          </table:table-cell>
          <table:table-cell office:value-type="float" office:value="0.021602" calcext:value-type="float">
            <text:p>0.0216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1015" calcext:value-type="float">
            <text:p>0.021015</text:p>
          </table:table-cell>
          <table:table-cell office:value-type="float" office:value="0.021012" calcext:value-type="float">
            <text:p>0.0210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1367" calcext:value-type="float">
            <text:p>0.021367</text:p>
          </table:table-cell>
          <table:table-cell office:value-type="float" office:value="0.021364" calcext:value-type="float">
            <text:p>0.0213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832" calcext:value-type="float">
            <text:p>0.020832</text:p>
          </table:table-cell>
          <table:table-cell office:value-type="float" office:value="0.020814" calcext:value-type="float">
            <text:p>0.0208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382" calcext:value-type="float">
            <text:p>0.023382</text:p>
          </table:table-cell>
          <table:table-cell office:value-type="float" office:value="0.023379" calcext:value-type="float">
            <text:p>0.0233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1444" calcext:value-type="float">
            <text:p>0.021444</text:p>
          </table:table-cell>
          <table:table-cell office:value-type="float" office:value="0.021441" calcext:value-type="float">
            <text:p>0.0214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2765" calcext:value-type="float">
            <text:p>0.022765</text:p>
          </table:table-cell>
          <table:table-cell office:value-type="float" office:value="0.022763" calcext:value-type="float">
            <text:p>0.0227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273" calcext:value-type="float">
            <text:p>0.020273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965" calcext:value-type="float">
            <text:p>0.020965</text:p>
          </table:table-cell>
          <table:table-cell office:value-type="float" office:value="0.020961" calcext:value-type="float">
            <text:p>0.0209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6645" calcext:value-type="float">
            <text:p>0.026645</text:p>
          </table:table-cell>
          <table:table-cell office:value-type="float" office:value="0.026642" calcext:value-type="float">
            <text:p>0.0266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4714" calcext:value-type="float">
            <text:p>0.024714</text:p>
          </table:table-cell>
          <table:table-cell office:value-type="float" office:value="0.024711" calcext:value-type="float">
            <text:p>0.0247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573" calcext:value-type="float">
            <text:p>0.020573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4389" calcext:value-type="float">
            <text:p>0.024389</text:p>
          </table:table-cell>
          <table:table-cell office:value-type="float" office:value="0.024386" calcext:value-type="float">
            <text:p>0.0243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862" calcext:value-type="float">
            <text:p>0.022862</text:p>
          </table:table-cell>
          <table:table-cell office:value-type="float" office:value="0.022858" calcext:value-type="float">
            <text:p>0.0228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8183" calcext:value-type="float">
            <text:p>0.028183</text:p>
          </table:table-cell>
          <table:table-cell office:value-type="float" office:value="0.02818" calcext:value-type="float">
            <text:p>0.028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7753" calcext:value-type="float">
            <text:p>0.027753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4604" calcext:value-type="float">
            <text:p>0.024604</text:p>
          </table:table-cell>
          <table:table-cell office:value-type="float" office:value="0.024601" calcext:value-type="float">
            <text:p>0.0246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2743" calcext:value-type="float">
            <text:p>0.022743</text:p>
          </table:table-cell>
          <table:table-cell office:value-type="float" office:value="0.022741" calcext:value-type="float">
            <text:p>0.0227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887" calcext:value-type="float">
            <text:p>0.020887</text:p>
          </table:table-cell>
          <table:table-cell office:value-type="float" office:value="0.020884" calcext:value-type="float">
            <text:p>0.0208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9689" calcext:value-type="float">
            <text:p>0.019689</text:p>
          </table:table-cell>
          <table:table-cell office:value-type="float" office:value="0.019685" calcext:value-type="float">
            <text:p>0.0196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204" calcext:value-type="float">
            <text:p>0.020204</text:p>
          </table:table-cell>
          <table:table-cell office:value-type="float" office:value="0.020201" calcext:value-type="float">
            <text:p>0.0202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278" calcext:value-type="float">
            <text:p>0.022278</text:p>
          </table:table-cell>
          <table:table-cell office:value-type="float" office:value="0.022275" calcext:value-type="float">
            <text:p>0.0222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3" calcext:value-type="float">
            <text:p>0.0203</text:p>
          </table:table-cell>
          <table:table-cell office:value-type="float" office:value="0.020297" calcext:value-type="float">
            <text:p>0.0202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4726" calcext:value-type="float">
            <text:p>0.024726</text:p>
          </table:table-cell>
          <table:table-cell office:value-type="float" office:value="0.024723" calcext:value-type="float">
            <text:p>0.0247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651" calcext:value-type="float">
            <text:p>0.020651</text:p>
          </table:table-cell>
          <table:table-cell office:value-type="float" office:value="0.020648" calcext:value-type="float">
            <text:p>0.0206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1571" calcext:value-type="float">
            <text:p>0.021571</text:p>
          </table:table-cell>
          <table:table-cell office:value-type="float" office:value="0.021568" calcext:value-type="float">
            <text:p>0.0215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8814" calcext:value-type="float">
            <text:p>0.028814</text:p>
          </table:table-cell>
          <table:table-cell office:value-type="float" office:value="0.028811" calcext:value-type="float">
            <text:p>0.0288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283" calcext:value-type="float">
            <text:p>0.023283</text:p>
          </table:table-cell>
          <table:table-cell office:value-type="float" office:value="0.02328" calcext:value-type="float">
            <text:p>0.023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756" calcext:value-type="float">
            <text:p>0.020756</text:p>
          </table:table-cell>
          <table:table-cell office:value-type="float" office:value="0.020753" calcext:value-type="float">
            <text:p>0.02075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1776" calcext:value-type="float">
            <text:p>0.021776</text:p>
          </table:table-cell>
          <table:table-cell office:value-type="float" office:value="0.021773" calcext:value-type="float">
            <text:p>0.0217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055" calcext:value-type="float">
            <text:p>0.022055</text:p>
          </table:table-cell>
          <table:table-cell office:value-type="float" office:value="0.022052" calcext:value-type="float">
            <text:p>0.0220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8166" calcext:value-type="float">
            <text:p>0.028166</text:p>
          </table:table-cell>
          <table:table-cell office:value-type="float" office:value="0.028163" calcext:value-type="float">
            <text:p>0.0281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234" calcext:value-type="float">
            <text:p>0.020234</text:p>
          </table:table-cell>
          <table:table-cell office:value-type="float" office:value="0.020231" calcext:value-type="float">
            <text:p>0.0202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7372" calcext:value-type="float">
            <text:p>0.027372</text:p>
          </table:table-cell>
          <table:table-cell office:value-type="float" office:value="0.027369" calcext:value-type="float">
            <text:p>0.0273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5T11:54:50.428013021</dc:date>
    <meta:editing-duration>PT7M52S</meta:editing-duration>
    <meta:editing-cycles>3</meta:editing-cycles>
    <meta:generator>LibreOffice/6.4.6.2$Linux_X86_64 LibreOffice_project/40$Build-2</meta:generator>
    <meta:document-statistic meta:table-count="1" meta:cell-count="16424" meta:object-count="0"/>
  </office:meta>
</office:document-meta>
</file>